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9cm"/>
    </style:style>
    <style:style style:name="co3" style:family="table-column">
      <style:table-column-properties fo:break-before="auto" style:column-width="1.806cm"/>
    </style:style>
    <style:style style:name="co4" style:family="table-column">
      <style:table-column-properties fo:break-before="auto" style:column-width="13.998cm"/>
    </style:style>
    <style:style style:name="co6" style:family="table-column">
      <style:table-column-properties fo:break-before="auto" style:column-width="3.612cm"/>
    </style:style>
    <style:style style:name="co5" style:family="table-column">
      <style:table-column-properties fo:break-before="auto" style:column-width="3.161cm"/>
    </style:style>
    <style:style style:name="co8" style:family="table-column">
      <style:table-column-properties fo:break-before="auto" style:column-width="6.461cm"/>
    </style:style>
    <style:style style:name="co9" style:family="table-column">
      <style:table-column-properties fo:break-before="auto" style:column-width="5.87cm"/>
    </style:style>
    <style:style style:name="co10" style:family="table-column">
      <style:table-column-properties fo:break-before="auto" style:column-width="5.419cm"/>
    </style:style>
    <style:style style:name="co11" style:family="table-column">
      <style:table-column-properties fo:break-before="auto" style:column-width="4.516cm"/>
    </style:style>
    <style:style style:name="co12" style:family="table-column">
      <style:table-column-properties fo:break-before="auto" style:column-width="5.773cm"/>
    </style:style>
    <style:style style:name="co13" style:family="table-column">
      <style:table-column-properties fo:break-before="auto" style:column-width="0.903cm"/>
    </style:style>
    <style:style style:name="co14" style:family="table-column">
      <style:table-column-properties fo:break-before="auto" style:column-width="6.773cm"/>
    </style:style>
    <style:style style:name="co15" style:family="table-column">
      <style:table-column-properties fo:break-before="auto" style:column-width="8.128cm"/>
    </style:style>
    <style:style style:name="co16" style:family="table-column">
      <style:table-column-properties fo:break-before="auto" style:column-width="4.064cm"/>
    </style:style>
    <style:style style:name="co17" style:family="table-column">
      <style:table-column-properties fo:break-before="auto" style:column-width="6.322cm"/>
    </style:style>
    <style:style style:name="co18" style:family="table-column">
      <style:table-column-properties fo:break-before="auto" style:column-width="20.3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2d050"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>
      <style:table-cell-properties fo:background-color="#e8a202"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2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74pt solid #000000"/>
    </style:style>
    <style:style style:name="ce27" style:family="table-cell" style:parent-style-name="Default">
      <style:table-cell-properties fo:background-color="#e8a202" fo:border="0.74pt solid #000000"/>
    </style:style>
    <style:style style:name="ce1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fo:color="#c9211e"/>
    </style:style>
    <style:style style:name="ce12" style:family="table-cell" style:parent-style-name="Default">
      <style:table-cell-properties fo:background-color="#81d41a"/>
    </style:style>
    <style:style style:name="ce13" style:family="table-cell" style:parent-style-name="Default">
      <style:table-cell-properties fo:background-color="#acb20c"/>
    </style:style>
    <style:style style:name="ce14" style:family="table-cell" style:parent-style-name="Default">
      <style:table-cell-properties fo:background-color="#ffff00"/>
    </style:style>
    <style:style style:name="ce4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92d050" style:text-align-source="fix" style:repeat-content="false" fo:border="0.74pt solid #000000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4" style:family="table-cell" style:parent-style-name="Default">
      <style:table-cell-properties fo:background-color="#e8a202" style:text-align-source="fix" style:repeat-content="false" fo:border="0.74pt solid #000000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5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="0.74pt solid #000000"/>
    </style:style>
    <style:style style:name="ce59" style:family="table-cell" style:parent-style-name="Default">
      <style:table-cell-properties fo:background-color="#e8a202" fo:border="0.74pt solid #000000"/>
    </style:style>
    <style:style style:name="ce6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ext-properties fo:color="#c9211e"/>
    </style:style>
    <style:style style:name="ce62" style:family="table-cell" style:parent-style-name="Default">
      <style:table-cell-properties fo:background-color="#81d41a"/>
    </style:style>
    <style:style style:name="ce63" style:family="table-cell" style:parent-style-name="Default">
      <style:table-cell-properties fo:background-color="#acb20c"/>
    </style:style>
    <style:style style:name="ce64" style:family="table-cell" style:parent-style-name="Default">
      <style:table-cell-properties fo:background-color="#ffff00"/>
    </style:style>
    <style:style style:name="gr1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PU-MEM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48"/>
        <table:table-column table:style-name="co1" table:default-cell-style-name="ce48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44" office:value-type="string" calcext:value-type="string">
            <text:p>CPU Address Space 65C02 / 65C816 – common first 64kB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4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5" office:value-type="string" calcext:value-type="string">
            <text:p>CPU has 64kB = 8 * 8kB pages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6" office:value-type="string" calcext:value-type="string">
            <text:p>Addr start</text:p>
          </table:table-cell>
          <table:table-cell table:style-name="ce46" office:value-type="string" calcext:value-type="string">
            <text:p>Addr end</text:p>
          </table:table-cell>
          <table:table-cell table:style-name="ce46" office:value-type="string" calcext:value-type="string">
            <text:p>Count [B]</text:p>
          </table:table-cell>
          <table:table-cell table:style-name="ce46" office:value-type="string" calcext:value-type="string">
            <text:p>CPU Page(8k)</text:p>
          </table:table-cell>
          <table:table-cell table:style-name="ce46" office:value-type="string" calcext:value-type="string">
            <text:p>CX16 ?</text:p>
          </table:table-cell>
          <table:table-cell table:style-name="ce46" office:value-type="string" calcext:value-type="string">
            <text:p>OpenX65 ?</text:p>
          </table:table-cell>
          <table:table-cell table:style-name="ce46" office:value-type="string" calcext:value-type="string">
            <text:p>Description</text:p>
          </table:table-cell>
          <table:table-cell table:style-name="ce46" office:value-type="string" calcext:value-type="string">
            <text:p>Allocated to</text:p>
          </table:table-cell>
        </table:table-row>
        <table:table-row table:style-name="ro2">
          <table:table-cell table:number-columns-repeated="2" office:value-type="string" calcext:value-type="string">
            <text:p>0x000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urrent RAM-page (0-255)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table:number-columns-repeated="2" office:value-type="string" calcext:value-type="string">
            <text:p>0x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urrent ROM-page (0-31)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0002</text:p>
          </table:table-cell>
          <table:table-cell office:value-type="string" calcext:value-type="string">
            <text:p>0x002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6 bit ABI registers r0-r15 for KERNAL API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022</text:p>
          </table:table-cell>
          <table:table-cell office:value-type="string" calcext:value-type="string">
            <text:p>0x007F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User zero page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080</text:p>
          </table:table-cell>
          <table:table-cell office:value-type="string" calcext:value-type="string">
            <text:p>0x00FF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KERNAL and BASIC zero page variables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100</text:p>
          </table:table-cell>
          <table:table-cell office:value-type="string" calcext:value-type="string">
            <text:p>0x01FF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ccumulator stack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200</text:p>
          </table:table-cell>
          <table:table-cell office:value-type="string" calcext:value-type="string">
            <text:p>0x03FF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KERNAL and BASIC variables, vectors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400</text:p>
          </table:table-cell>
          <table:table-cell office:value-type="string" calcext:value-type="string">
            <text:p>0x07FF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User space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800</text:p>
          </table:table-cell>
          <table:table-cell office:value-type="string" calcext:value-type="string">
            <text:p>0x1FFF</text:p>
          </table:table-cell>
          <table:table-cell office:value-type="float" office:value="38656" calcext:value-type="float">
            <text:p>386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ASIC program/variable RAM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2000</text:p>
          </table:table-cell>
          <table:table-cell office:value-type="string" calcext:value-type="string">
            <text:p>0x9EFF</text:p>
          </table:table-cell>
          <table:table-cell office:value-type="float" office:value="38656" calcext:value-type="float">
            <text:p>38656</text:p>
          </table:table-cell>
          <table:table-cell table:style-name="ce47" office:value-type="string" calcext:value-type="string">
            <text:p>1-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ASIC program/variable RAM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9F00</text:p>
          </table:table-cell>
          <table:table-cell office:value-type="string" calcext:value-type="string">
            <text:p>0x9F0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VIA I/O controller #1</text:p>
          </table:table-cell>
          <table:table-cell office:value-type="string" calcext:value-type="string">
            <text:p>VIA</text:p>
          </table:table-cell>
        </table:table-row>
        <table:table-row table:style-name="ro2">
          <table:table-cell office:value-type="string" calcext:value-type="string">
            <text:p>0x9F10</text:p>
          </table:table-cell>
          <table:table-cell office:value-type="string" calcext:value-type="string">
            <text:p>0x9F1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A I/O controller #2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0x9F20</text:p>
          </table:table-cell>
          <table:table-cell office:value-type="string" calcext:value-type="string">
            <text:p>0x9F3F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VERA video controller</text:p>
          </table:table-cell>
          <table:table-cell office:value-type="string" calcext:value-type="string">
            <text:p>VERA</text:p>
          </table:table-cell>
        </table:table-row>
        <table:table-row table:style-name="ro2">
          <table:table-cell office:value-type="string" calcext:value-type="string">
            <text:p>0x9F40</text:p>
          </table:table-cell>
          <table:table-cell office:value-type="string" calcext:value-type="string">
            <text:p>0x9F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M2151 audio controller</text:p>
          </table:table-cell>
          <table:table-cell office:value-type="string" calcext:value-type="string">
            <text:p>AURA</text:p>
          </table:table-cell>
        </table:table-row>
        <table:table-row table:style-name="ro2">
          <table:table-cell office:value-type="string" calcext:value-type="string">
            <text:p>0x9F42</text:p>
          </table:table-cell>
          <table:table-cell office:value-type="string" calcext:value-type="string">
            <text:p>0x9F4F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0x9F50</text:p>
          </table:table-cell>
          <table:table-cell office:value-type="string" calcext:value-type="string">
            <text:p>0x9F5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RA SCRB FPGA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office:value-type="string" calcext:value-type="string">
            <text:p>0x9F60</text:p>
          </table:table-cell>
          <table:table-cell office:value-type="string" calcext:value-type="string">
            <text:p>0x9F6F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0x9F80</text:p>
          </table:table-cell>
          <table:table-cell office:value-type="string" calcext:value-type="string">
            <text:p>0x9F8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6100 ethernet</text:p>
          </table:table-cell>
          <table:table-cell office:value-type="string" calcext:value-type="string">
            <text:p>W6100</text:p>
          </table:table-cell>
        </table:table-row>
        <table:table-row table:style-name="ro2">
          <table:table-cell office:value-type="string" calcext:value-type="string">
            <text:p>0x9F90</text:p>
          </table:table-cell>
          <table:table-cell office:value-type="string" calcext:value-type="string">
            <text:p>0x9FFF</text:p>
          </table:table-cell>
          <table:table-cell table:formula="of:=256-96-16"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xternal devices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A000</text:p>
          </table:table-cell>
          <table:table-cell office:value-type="string" calcext:value-type="string">
            <text:p>0xBFFF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AM Bank window (CX16: 512K total, expandable to 2MB; OpenX65: 1496 kB ??)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C000</text:p>
          </table:table-cell>
          <table:table-cell office:value-type="string" calcext:value-type="string">
            <text:p>0xFFFF</text:p>
          </table:table-cell>
          <table:table-cell office:value-type="float" office:value="16384" calcext:value-type="float">
            <text:p>16384</text:p>
          </table:table-cell>
          <table:table-cell table:style-name="ce47" office:value-type="string" calcext:value-type="string">
            <text:p>6-7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OM Bank window (512K total) = 32 rom-banks a 16kB</text:p>
          </table:table-cell>
          <table:table-cell office:value-type="string" calcext:value-type="string">
            <text:p>SRAM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RAM-2MB" table:style-name="ta1"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row table:style-name="ro1">
          <table:table-cell table:style-name="ce44" office:value-type="string" calcext:value-type="string">
            <text:p>SRAM 2MB (21-bits)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SRAM has 2048kB = 256 * 8kB pag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46" office:value-type="string" calcext:value-type="string">
            <text:p>SRAM Page start</text:p>
          </table:table-cell>
          <table:table-cell table:style-name="ce46" office:value-type="string" calcext:value-type="string">
            <text:p>SRAM Page end</text:p>
          </table:table-cell>
          <table:table-cell table:style-name="ce46" office:value-type="string" calcext:value-type="string">
            <text:p>Page count</text:p>
          </table:table-cell>
          <table:table-cell table:style-name="ce46" office:value-type="string" calcext:value-type="string">
            <text:p>SRAM start</text:p>
          </table:table-cell>
          <table:table-cell table:style-name="ce46" office:value-type="string" calcext:value-type="string">
            <text:p>SRAM end</text:p>
          </table:table-cell>
          <table:table-cell table:style-name="ce46" office:value-type="string" calcext:value-type="string">
            <text:p>kBytes</text:p>
          </table:table-cell>
          <table:table-cell table:style-name="ce46" office:value-type="string" calcext:value-type="string">
            <text:p>Descrip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[.B6]-[.A6]+1" office:value-type="float" office:value="64" calcext:value-type="float">
            <text:p>64</text:p>
          </table:table-cell>
          <table:table-cell table:formula="of:=&quot;0x&quot;&amp;DEC2HEX([.A6]*8192)" office:value-type="string" office:string-value="0x0" calcext:value-type="string">
            <text:p>0x0</text:p>
          </table:table-cell>
          <table:table-cell table:formula="of:=&quot;0x&quot;&amp;DEC2HEX(([.B6]+1)*8192-1)" office:value-type="string" office:string-value="0x7FFFF" calcext:value-type="string">
            <text:p>0x7FFFF</text:p>
          </table:table-cell>
          <table:table-cell table:formula="of:=[.C6]*8" office:value-type="float" office:value="512" calcext:value-type="float">
            <text:p>512</text:p>
          </table:table-cell>
          <table:table-cell office:value-type="string" calcext:value-type="string">
            <text:p>Low memory – fix-mapped at 65C02 CPU pages 0-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27" calcext:value-type="float">
            <text:p>127</text:p>
          </table:table-cell>
          <table:table-cell table:formula="of:=[.B7]-[.A7]+1" office:value-type="float" office:value="64" calcext:value-type="float">
            <text:p>64</text:p>
          </table:table-cell>
          <table:table-cell table:formula="of:=&quot;0x&quot;&amp;DEC2HEX([.A7]*8192)" office:value-type="string" office:string-value="0x80000" calcext:value-type="string">
            <text:p>0x80000</text:p>
          </table:table-cell>
          <table:table-cell table:formula="of:=&quot;0x&quot;&amp;DEC2HEX(([.B7]+1)*8192-1)" office:value-type="string" office:string-value="0xFFFFF" calcext:value-type="string">
            <text:p>0xFFFFF</text:p>
          </table:table-cell>
          <table:table-cell table:formula="of:=[.C7]*8" office:value-type="float" office:value="512" calcext:value-type="float">
            <text:p>512</text:p>
          </table:table-cell>
          <table:table-cell office:value-type="string" calcext:value-type="string">
            <text:p>ROM pages: 32x, each 16kB, mapped to CPU pages 6-7 according to REG01 – ROMPAGE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table:formula="of:=[.B8]-[.A8]+1" office:value-type="float" office:value="128" calcext:value-type="float">
            <text:p>128</text:p>
          </table:table-cell>
          <table:table-cell table:formula="of:=&quot;0x&quot;&amp;DEC2HEX([.A8]*8192)" office:value-type="string" office:string-value="0x100000" calcext:value-type="string">
            <text:p>0x100000</text:p>
          </table:table-cell>
          <table:table-cell table:formula="of:=&quot;0x&quot;&amp;DEC2HEX(([.B8]+1)*8192-1)" office:value-type="string" office:string-value="0x1FFFFF" calcext:value-type="string">
            <text:p>0x1FFFFF</text:p>
          </table:table-cell>
          <table:table-cell table:formula="of:=[.C8]*8" office:value-type="float" office:value="1024" calcext:value-type="float">
            <text:p>1024</text:p>
          </table:table-cell>
          <table:table-cell office:value-type="string" calcext:value-type="string">
            <text:p>High memory – mapped to CPU page 5 according to REG00 – RAMPAGE; RAMPAGE &gt; 127 wraps around to the SRAM page 0</text:p>
          </table:table-cell>
        </table:table-row>
      </table:table>
      <table:table table:name="SRAM-MAP" table:style-name="ta1">
        <table:table-column table:style-name="co6" table:default-cell-style-name="ce48"/>
        <table:table-column table:style-name="co5" table:number-columns-repeated="2" table:default-cell-style-name="ce47"/>
        <table:table-column table:style-name="co8" table:default-cell-style-name="ce48"/>
        <table:table-column table:style-name="co9" table:default-cell-style-name="ce48"/>
        <table:table-column table:style-name="co9" table:number-columns-repeated="2" table:default-cell-style-name="Default"/>
        <table:table-row table:style-name="ro1">
          <table:table-cell table:style-name="ce49" office:value-type="string" calcext:value-type="string">
            <text:p>SRAM 2MB to CPU Mapping (Unwrapped)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50" office:value-type="string" calcext:value-type="string">
            <text:p>SRAM has 2048kB = 256 * 8kB pag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51" office:value-type="string" calcext:value-type="string">
            <text:p>SRAM 8kB-Page #</text:p>
          </table:table-cell>
          <table:table-cell table:style-name="ce55" office:value-type="string" calcext:value-type="string">
            <text:p>SRAM start</text:p>
          </table:table-cell>
          <table:table-cell table:style-name="ce55" office:value-type="string" calcext:value-type="string">
            <text:p>SRAM end</text:p>
          </table:table-cell>
          <table:table-cell table:style-name="ce51" office:value-type="string" calcext:value-type="string">
            <text:p><text:span text:style-name="T3">CPU </text:span>65C02 Mapping</text:p>
          </table:table-cell>
          <table:table-cell table:style-name="ce51" office:value-type="string" calcext:value-type="string">
            <text:p>CPU 65C816 Mapping</text:p>
          </table:table-cell>
          <table:table-cell table:style-name="ce57" office:value-type="string" calcext:value-type="string">
            <text:p>RAM-PAGE Index @($A0000)</text:p>
          </table:table-cell>
          <table:table-cell table:style-name="ce57" office:value-type="string" calcext:value-type="string">
            <text:p>ROM-PAGE Index @($C0000)</text:p>
          </table:table-cell>
        </table:table-row>
        <table:table-row table:style-name="ro2">
          <table:table-cell table:style-name="ce52" office:value-type="float" office:value="0" calcext:value-type="float">
            <text:p>0</text:p>
          </table:table-cell>
          <table:table-cell table:style-name="ce56" table:formula="of:=&quot;0x&quot;&amp;DEC2HEX([.A6]*8192;6)" office:value-type="string" office:string-value="0x000000" calcext:value-type="string">
            <text:p>0x000000</text:p>
          </table:table-cell>
          <table:table-cell table:style-name="ce56" table:formula="of:=&quot;0x&quot;&amp;DEC2HEX(([.A6]+1)*8192-1;6)" office:value-type="string" office:string-value="0x001FFF" calcext:value-type="string">
            <text:p>0x001FFF</text:p>
          </table:table-cell>
          <table:table-cell table:style-name="ce52" table:formula="of:=&quot;$&quot;&amp;DEC2HEX([.A6]*8192;4)&amp;&quot; to &quot;&amp;&quot;$&quot;&amp;DEC2HEX(([.A6]+1)*8192-1;4)" office:value-type="string" office:string-value="$0000 to $1FFF" calcext:value-type="string">
            <text:p>$0000 to $1FFF</text:p>
          </table:table-cell>
          <table:table-cell table:style-name="ce52" table:formula="of:=[.B6]&amp;&quot; to &quot;&amp;[.C6]" office:value-type="string" office:string-value="0x000000 to 0x001FFF" calcext:value-type="string">
            <text:p>0x000000 to 0x001FFF</text:p>
          </table:table-cell>
          <table:table-cell table:style-name="ce58" office:value-type="string" calcext:value-type="string">
            <text:p>RAM PAGE 128</text:p>
          </table:table-cell>
          <table:table-cell table:style-name="ce58"/>
        </table:table-row>
        <table:table-row table:style-name="ro2">
          <table:table-cell table:style-name="ce52" office:value-type="float" office:value="1" calcext:value-type="float">
            <text:p>1</text:p>
          </table:table-cell>
          <table:table-cell table:style-name="ce56" table:formula="of:=&quot;0x&quot;&amp;DEC2HEX([.A7]*8192;6)" office:value-type="string" office:string-value="0x002000" calcext:value-type="string">
            <text:p>0x002000</text:p>
          </table:table-cell>
          <table:table-cell table:style-name="ce56" table:formula="of:=&quot;0x&quot;&amp;DEC2HEX(([.A7]+1)*8192-1;6)" office:value-type="string" office:string-value="0x003FFF" calcext:value-type="string">
            <text:p>0x003FFF</text:p>
          </table:table-cell>
          <table:table-cell table:style-name="ce52" table:formula="of:=&quot;$&quot;&amp;DEC2HEX([.A7]*8192;4)&amp;&quot; to &quot;&amp;&quot;$&quot;&amp;DEC2HEX(([.A7]+1)*8192-1;4)" office:value-type="string" office:string-value="$2000 to $3FFF" calcext:value-type="string">
            <text:p>$2000 to $3FFF</text:p>
          </table:table-cell>
          <table:table-cell table:style-name="ce52" table:formula="of:=[.B7]&amp;&quot; to &quot;&amp;[.C7]" office:value-type="string" office:string-value="0x002000 to 0x003FFF" calcext:value-type="string">
            <text:p>0x002000 to 0x003FFF</text:p>
          </table:table-cell>
          <table:table-cell table:style-name="ce58" office:value-type="string" calcext:value-type="string">
            <text:p>RAM PAGE 129</text:p>
          </table:table-cell>
          <table:table-cell table:style-name="ce58"/>
        </table:table-row>
        <table:table-row table:style-name="ro2">
          <table:table-cell table:style-name="ce52" office:value-type="float" office:value="2" calcext:value-type="float">
            <text:p>2</text:p>
          </table:table-cell>
          <table:table-cell table:style-name="ce56" table:formula="of:=&quot;0x&quot;&amp;DEC2HEX([.A8]*8192;6)" office:value-type="string" office:string-value="0x004000" calcext:value-type="string">
            <text:p>0x004000</text:p>
          </table:table-cell>
          <table:table-cell table:style-name="ce56" table:formula="of:=&quot;0x&quot;&amp;DEC2HEX(([.A8]+1)*8192-1;6)" office:value-type="string" office:string-value="0x005FFF" calcext:value-type="string">
            <text:p>0x005FFF</text:p>
          </table:table-cell>
          <table:table-cell table:style-name="ce52" table:formula="of:=&quot;$&quot;&amp;DEC2HEX([.A8]*8192;4)&amp;&quot; to &quot;&amp;&quot;$&quot;&amp;DEC2HEX(([.A8]+1)*8192-1;4)" office:value-type="string" office:string-value="$4000 to $5FFF" calcext:value-type="string">
            <text:p>$4000 to $5FFF</text:p>
          </table:table-cell>
          <table:table-cell table:style-name="ce52" table:formula="of:=[.B8]&amp;&quot; to &quot;&amp;[.C8]" office:value-type="string" office:string-value="0x004000 to 0x005FFF" calcext:value-type="string">
            <text:p>0x004000 to 0x005FFF</text:p>
          </table:table-cell>
          <table:table-cell table:style-name="ce58" office:value-type="string" calcext:value-type="string">
            <text:p>RAM PAGE 130</text:p>
          </table:table-cell>
          <table:table-cell table:style-name="ce58"/>
        </table:table-row>
        <table:table-row table:style-name="ro2">
          <table:table-cell table:style-name="ce52" office:value-type="float" office:value="3" calcext:value-type="float">
            <text:p>3</text:p>
          </table:table-cell>
          <table:table-cell table:style-name="ce56" table:formula="of:=&quot;0x&quot;&amp;DEC2HEX([.A9]*8192;6)" office:value-type="string" office:string-value="0x006000" calcext:value-type="string">
            <text:p>0x006000</text:p>
          </table:table-cell>
          <table:table-cell table:style-name="ce56" table:formula="of:=&quot;0x&quot;&amp;DEC2HEX(([.A9]+1)*8192-1;6)" office:value-type="string" office:string-value="0x007FFF" calcext:value-type="string">
            <text:p>0x007FFF</text:p>
          </table:table-cell>
          <table:table-cell table:style-name="ce52" table:formula="of:=&quot;$&quot;&amp;DEC2HEX([.A9]*8192;4)&amp;&quot; to &quot;&amp;&quot;$&quot;&amp;DEC2HEX(([.A9]+1)*8192-1;4)" office:value-type="string" office:string-value="$6000 to $7FFF" calcext:value-type="string">
            <text:p>$6000 to $7FFF</text:p>
          </table:table-cell>
          <table:table-cell table:style-name="ce52" table:formula="of:=[.B9]&amp;&quot; to &quot;&amp;[.C9]" office:value-type="string" office:string-value="0x006000 to 0x007FFF" calcext:value-type="string">
            <text:p>0x006000 to 0x007FFF</text:p>
          </table:table-cell>
          <table:table-cell table:style-name="ce58" office:value-type="string" calcext:value-type="string">
            <text:p>RAM PAGE 131</text:p>
          </table:table-cell>
          <table:table-cell table:style-name="ce58"/>
        </table:table-row>
        <table:table-row table:style-name="ro2">
          <table:table-cell table:style-name="ce52" office:value-type="float" office:value="4" calcext:value-type="float">
            <text:p>4</text:p>
          </table:table-cell>
          <table:table-cell table:style-name="ce56" table:formula="of:=&quot;0x&quot;&amp;DEC2HEX([.A10]*8192;6)" office:value-type="string" office:string-value="0x008000" calcext:value-type="string">
            <text:p>0x008000</text:p>
          </table:table-cell>
          <table:table-cell table:style-name="ce56" table:formula="of:=&quot;0x&quot;&amp;DEC2HEX(([.A10]+1)*8192-1;6)" office:value-type="string" office:string-value="0x009FFF" calcext:value-type="string">
            <text:p>0x009FFF</text:p>
          </table:table-cell>
          <table:table-cell table:style-name="ce52" table:formula="of:=&quot;$&quot;&amp;DEC2HEX([.A10]*8192;4)&amp;&quot; to &quot;&amp;&quot;$&quot;&amp;DEC2HEX(([.A10]+1)*8192-1;4)" office:value-type="string" office:string-value="$8000 to $9FFF" calcext:value-type="string">
            <text:p>$8000 to $9FFF</text:p>
          </table:table-cell>
          <table:table-cell table:style-name="ce52" table:formula="of:=[.B10]&amp;&quot; to &quot;&amp;[.C10]" office:value-type="string" office:string-value="0x008000 to 0x009FFF" calcext:value-type="string">
            <text:p>0x008000 to 0x009FFF</text:p>
          </table:table-cell>
          <table:table-cell table:style-name="ce58" office:value-type="string" calcext:value-type="string">
            <text:p>RAM PAGE 132</text:p>
          </table:table-cell>
          <table:table-cell table:style-name="ce58"/>
        </table:table-row>
        <table:table-row table:style-name="ro2">
          <table:table-cell table:style-name="ce53" office:value-type="float" office:value="5" calcext:value-type="float">
            <text:p>5</text:p>
          </table:table-cell>
          <table:table-cell table:style-name="ce56" table:formula="of:=&quot;0x&quot;&amp;DEC2HEX([.A11]*8192;6)" office:value-type="string" office:string-value="0x00A000" calcext:value-type="string">
            <text:p>0x00A000</text:p>
          </table:table-cell>
          <table:table-cell table:style-name="ce56" table:formula="of:=&quot;0x&quot;&amp;DEC2HEX(([.A11]+1)*8192-1;6)" office:value-type="string" office:string-value="0x00BFFF" calcext:value-type="string">
            <text:p>0x00BFFF</text:p>
          </table:table-cell>
          <table:table-cell table:style-name="ce53" table:number-columns-repeated="2"/>
          <table:table-cell table:style-name="ce58" office:value-type="string" calcext:value-type="string">
            <text:p>RAM PAGE 133</text:p>
          </table:table-cell>
          <table:table-cell table:style-name="ce58"/>
        </table:table-row>
        <table:table-row table:style-name="ro2">
          <table:table-cell table:style-name="ce53" office:value-type="float" office:value="6" calcext:value-type="float">
            <text:p>6</text:p>
          </table:table-cell>
          <table:table-cell table:style-name="ce56" table:formula="of:=&quot;0x&quot;&amp;DEC2HEX([.A12]*8192;6)" office:value-type="string" office:string-value="0x00C000" calcext:value-type="string">
            <text:p>0x00C000</text:p>
          </table:table-cell>
          <table:table-cell table:style-name="ce56" table:formula="of:=&quot;0x&quot;&amp;DEC2HEX(([.A12]+1)*8192-1;6)" office:value-type="string" office:string-value="0x00DFFF" calcext:value-type="string">
            <text:p>0x00DFFF</text:p>
          </table:table-cell>
          <table:table-cell table:style-name="ce53" table:number-columns-repeated="2"/>
          <table:table-cell table:style-name="ce58" office:value-type="string" calcext:value-type="string">
            <text:p>RAM PAGE 134</text:p>
          </table:table-cell>
          <table:table-cell table:style-name="ce58"/>
        </table:table-row>
        <table:table-row table:style-name="ro2">
          <table:table-cell table:style-name="ce53" office:value-type="float" office:value="7" calcext:value-type="float">
            <text:p>7</text:p>
          </table:table-cell>
          <table:table-cell table:style-name="ce56" table:formula="of:=&quot;0x&quot;&amp;DEC2HEX([.A13]*8192;6)" office:value-type="string" office:string-value="0x00E000" calcext:value-type="string">
            <text:p>0x00E000</text:p>
          </table:table-cell>
          <table:table-cell table:style-name="ce56" table:formula="of:=&quot;0x&quot;&amp;DEC2HEX(([.A13]+1)*8192-1;6)" office:value-type="string" office:string-value="0x00FFFF" calcext:value-type="string">
            <text:p>0x00FFFF</text:p>
          </table:table-cell>
          <table:table-cell table:style-name="ce53" table:number-columns-repeated="2"/>
          <table:table-cell table:style-name="ce58" office:value-type="string" calcext:value-type="string">
            <text:p>RAM PAGE 135</text:p>
          </table:table-cell>
          <table:table-cell table:style-name="ce58"/>
        </table:table-row>
        <table:table-row table:style-name="ro2">
          <table:table-cell table:style-name="ce53" office:value-type="float" office:value="8" calcext:value-type="float">
            <text:p>8</text:p>
          </table:table-cell>
          <table:table-cell table:style-name="ce56" table:formula="of:=&quot;0x&quot;&amp;DEC2HEX([.A14]*8192;6)" office:value-type="string" office:string-value="0x010000" calcext:value-type="string">
            <text:p>0x010000</text:p>
          </table:table-cell>
          <table:table-cell table:style-name="ce56" table:formula="of:=&quot;0x&quot;&amp;DEC2HEX(([.A14]+1)*8192-1;6)" office:value-type="string" office:string-value="0x011FFF" calcext:value-type="string">
            <text:p>0x011FFF</text:p>
          </table:table-cell>
          <table:table-cell table:style-name="ce53"/>
          <table:table-cell table:style-name="ce53" table:formula="of:=[.B14]&amp;&quot; to &quot;&amp;[.C14]" office:value-type="string" office:string-value="0x010000 to 0x011FFF" calcext:value-type="string">
            <text:p>0x010000 to 0x011FFF</text:p>
          </table:table-cell>
          <table:table-cell table:style-name="ce58" office:value-type="string" calcext:value-type="string">
            <text:p>RAM PAGE 136</text:p>
          </table:table-cell>
          <table:table-cell table:style-name="ce58"/>
        </table:table-row>
        <table:table-row table:style-name="ro2">
          <table:table-cell table:style-name="ce53" office:value-type="float" office:value="9" calcext:value-type="float">
            <text:p>9</text:p>
          </table:table-cell>
          <table:table-cell table:style-name="ce56" table:formula="of:=&quot;0x&quot;&amp;DEC2HEX([.A15]*8192;6)" office:value-type="string" office:string-value="0x012000" calcext:value-type="string">
            <text:p>0x012000</text:p>
          </table:table-cell>
          <table:table-cell table:style-name="ce56" table:formula="of:=&quot;0x&quot;&amp;DEC2HEX(([.A15]+1)*8192-1;6)" office:value-type="string" office:string-value="0x013FFF" calcext:value-type="string">
            <text:p>0x013FFF</text:p>
          </table:table-cell>
          <table:table-cell table:style-name="ce53"/>
          <table:table-cell table:style-name="ce53" table:formula="of:=[.B15]&amp;&quot; to &quot;&amp;[.C15]" office:value-type="string" office:string-value="0x012000 to 0x013FFF" calcext:value-type="string">
            <text:p>0x012000 to 0x013FFF</text:p>
          </table:table-cell>
          <table:table-cell table:style-name="ce58" office:value-type="string" calcext:value-type="string">
            <text:p>RAM PAGE 137</text:p>
          </table:table-cell>
          <table:table-cell table:style-name="ce58"/>
        </table:table-row>
        <table:table-row table:style-name="ro2">
          <table:table-cell table:style-name="ce53" office:value-type="float" office:value="10" calcext:value-type="float">
            <text:p>10</text:p>
          </table:table-cell>
          <table:table-cell table:style-name="ce56" table:formula="of:=&quot;0x&quot;&amp;DEC2HEX([.A16]*8192;6)" office:value-type="string" office:string-value="0x014000" calcext:value-type="string">
            <text:p>0x014000</text:p>
          </table:table-cell>
          <table:table-cell table:style-name="ce56" table:formula="of:=&quot;0x&quot;&amp;DEC2HEX(([.A16]+1)*8192-1;6)" office:value-type="string" office:string-value="0x015FFF" calcext:value-type="string">
            <text:p>0x015FFF</text:p>
          </table:table-cell>
          <table:table-cell table:style-name="ce53"/>
          <table:table-cell table:style-name="ce53" table:formula="of:=[.B16]&amp;&quot; to &quot;&amp;[.C16]" office:value-type="string" office:string-value="0x014000 to 0x015FFF" calcext:value-type="string">
            <text:p>0x014000 to 0x015FFF</text:p>
          </table:table-cell>
          <table:table-cell table:style-name="ce58" office:value-type="string" calcext:value-type="string">
            <text:p>RAM PAGE 138</text:p>
          </table:table-cell>
          <table:table-cell table:style-name="ce58"/>
        </table:table-row>
        <table:table-row table:style-name="ro2">
          <table:table-cell table:style-name="ce53" office:value-type="float" office:value="11" calcext:value-type="float">
            <text:p>11</text:p>
          </table:table-cell>
          <table:table-cell table:style-name="ce56" table:formula="of:=&quot;0x&quot;&amp;DEC2HEX([.A17]*8192;6)" office:value-type="string" office:string-value="0x016000" calcext:value-type="string">
            <text:p>0x016000</text:p>
          </table:table-cell>
          <table:table-cell table:style-name="ce56" table:formula="of:=&quot;0x&quot;&amp;DEC2HEX(([.A17]+1)*8192-1;6)" office:value-type="string" office:string-value="0x017FFF" calcext:value-type="string">
            <text:p>0x017FFF</text:p>
          </table:table-cell>
          <table:table-cell table:style-name="ce53"/>
          <table:table-cell table:style-name="ce53" table:formula="of:=[.B17]&amp;&quot; to &quot;&amp;[.C17]" office:value-type="string" office:string-value="0x016000 to 0x017FFF" calcext:value-type="string">
            <text:p>0x016000 to 0x017FFF</text:p>
          </table:table-cell>
          <table:table-cell table:style-name="ce58" office:value-type="string" calcext:value-type="string">
            <text:p>RAM PAGE 139</text:p>
          </table:table-cell>
          <table:table-cell table:style-name="ce58"/>
        </table:table-row>
        <table:table-row table:style-name="ro2">
          <table:table-cell table:style-name="ce53" office:value-type="float" office:value="12" calcext:value-type="float">
            <text:p>12</text:p>
          </table:table-cell>
          <table:table-cell table:style-name="ce56" table:formula="of:=&quot;0x&quot;&amp;DEC2HEX([.A18]*8192;6)" office:value-type="string" office:string-value="0x018000" calcext:value-type="string">
            <text:p>0x018000</text:p>
          </table:table-cell>
          <table:table-cell table:style-name="ce56" table:formula="of:=&quot;0x&quot;&amp;DEC2HEX(([.A18]+1)*8192-1;6)" office:value-type="string" office:string-value="0x019FFF" calcext:value-type="string">
            <text:p>0x019FFF</text:p>
          </table:table-cell>
          <table:table-cell table:style-name="ce53"/>
          <table:table-cell table:style-name="ce53" table:formula="of:=[.B18]&amp;&quot; to &quot;&amp;[.C18]" office:value-type="string" office:string-value="0x018000 to 0x019FFF" calcext:value-type="string">
            <text:p>0x018000 to 0x019FFF</text:p>
          </table:table-cell>
          <table:table-cell table:style-name="ce58" office:value-type="string" calcext:value-type="string">
            <text:p>RAM PAGE 140</text:p>
          </table:table-cell>
          <table:table-cell table:style-name="ce58"/>
        </table:table-row>
        <table:table-row table:style-name="ro2">
          <table:table-cell table:style-name="ce53" office:value-type="float" office:value="13" calcext:value-type="float">
            <text:p>13</text:p>
          </table:table-cell>
          <table:table-cell table:style-name="ce56" table:formula="of:=&quot;0x&quot;&amp;DEC2HEX([.A19]*8192;6)" office:value-type="string" office:string-value="0x01A000" calcext:value-type="string">
            <text:p>0x01A000</text:p>
          </table:table-cell>
          <table:table-cell table:style-name="ce56" table:formula="of:=&quot;0x&quot;&amp;DEC2HEX(([.A19]+1)*8192-1;6)" office:value-type="string" office:string-value="0x01BFFF" calcext:value-type="string">
            <text:p>0x01BFFF</text:p>
          </table:table-cell>
          <table:table-cell table:style-name="ce53"/>
          <table:table-cell table:style-name="ce53" table:formula="of:=[.B19]&amp;&quot; to &quot;&amp;[.C19]" office:value-type="string" office:string-value="0x01A000 to 0x01BFFF" calcext:value-type="string">
            <text:p>0x01A000 to 0x01BFFF</text:p>
          </table:table-cell>
          <table:table-cell table:style-name="ce58" office:value-type="string" calcext:value-type="string">
            <text:p>RAM PAGE 141</text:p>
          </table:table-cell>
          <table:table-cell table:style-name="ce58"/>
        </table:table-row>
        <table:table-row table:style-name="ro2">
          <table:table-cell table:style-name="ce53" office:value-type="float" office:value="14" calcext:value-type="float">
            <text:p>14</text:p>
          </table:table-cell>
          <table:table-cell table:style-name="ce56" table:formula="of:=&quot;0x&quot;&amp;DEC2HEX([.A20]*8192;6)" office:value-type="string" office:string-value="0x01C000" calcext:value-type="string">
            <text:p>0x01C000</text:p>
          </table:table-cell>
          <table:table-cell table:style-name="ce56" table:formula="of:=&quot;0x&quot;&amp;DEC2HEX(([.A20]+1)*8192-1;6)" office:value-type="string" office:string-value="0x01DFFF" calcext:value-type="string">
            <text:p>0x01DFFF</text:p>
          </table:table-cell>
          <table:table-cell table:style-name="ce53"/>
          <table:table-cell table:style-name="ce53" table:formula="of:=[.B20]&amp;&quot; to &quot;&amp;[.C20]" office:value-type="string" office:string-value="0x01C000 to 0x01DFFF" calcext:value-type="string">
            <text:p>0x01C000 to 0x01DFFF</text:p>
          </table:table-cell>
          <table:table-cell table:style-name="ce58" office:value-type="string" calcext:value-type="string">
            <text:p>RAM PAGE 142</text:p>
          </table:table-cell>
          <table:table-cell table:style-name="ce58"/>
        </table:table-row>
        <table:table-row table:style-name="ro2">
          <table:table-cell table:style-name="ce53" office:value-type="float" office:value="15" calcext:value-type="float">
            <text:p>15</text:p>
          </table:table-cell>
          <table:table-cell table:style-name="ce56" table:formula="of:=&quot;0x&quot;&amp;DEC2HEX([.A21]*8192;6)" office:value-type="string" office:string-value="0x01E000" calcext:value-type="string">
            <text:p>0x01E000</text:p>
          </table:table-cell>
          <table:table-cell table:style-name="ce56" table:formula="of:=&quot;0x&quot;&amp;DEC2HEX(([.A21]+1)*8192-1;6)" office:value-type="string" office:string-value="0x01FFFF" calcext:value-type="string">
            <text:p>0x01FFFF</text:p>
          </table:table-cell>
          <table:table-cell table:style-name="ce53"/>
          <table:table-cell table:style-name="ce53" table:formula="of:=[.B21]&amp;&quot; to &quot;&amp;[.C21]" office:value-type="string" office:string-value="0x01E000 to 0x01FFFF" calcext:value-type="string">
            <text:p>0x01E000 to 0x01FFFF</text:p>
          </table:table-cell>
          <table:table-cell table:style-name="ce58" office:value-type="string" calcext:value-type="string">
            <text:p>RAM PAGE 143</text:p>
          </table:table-cell>
          <table:table-cell table:style-name="ce58"/>
        </table:table-row>
        <table:table-row table:style-name="ro2">
          <table:table-cell table:style-name="ce53" office:value-type="float" office:value="16" calcext:value-type="float">
            <text:p>16</text:p>
          </table:table-cell>
          <table:table-cell table:style-name="ce56" table:formula="of:=&quot;0x&quot;&amp;DEC2HEX([.A22]*8192;6)" office:value-type="string" office:string-value="0x020000" calcext:value-type="string">
            <text:p>0x020000</text:p>
          </table:table-cell>
          <table:table-cell table:style-name="ce56" table:formula="of:=&quot;0x&quot;&amp;DEC2HEX(([.A22]+1)*8192-1;6)" office:value-type="string" office:string-value="0x021FFF" calcext:value-type="string">
            <text:p>0x021FFF</text:p>
          </table:table-cell>
          <table:table-cell table:style-name="ce53"/>
          <table:table-cell table:style-name="ce53" table:formula="of:=[.B22]&amp;&quot; to &quot;&amp;[.C22]" office:value-type="string" office:string-value="0x020000 to 0x021FFF" calcext:value-type="string">
            <text:p>0x020000 to 0x021FFF</text:p>
          </table:table-cell>
          <table:table-cell table:style-name="ce58" office:value-type="string" calcext:value-type="string">
            <text:p>RAM PAGE 144</text:p>
          </table:table-cell>
          <table:table-cell table:style-name="ce58"/>
        </table:table-row>
        <table:table-row table:style-name="ro2">
          <table:table-cell table:style-name="ce53" office:value-type="float" office:value="17" calcext:value-type="float">
            <text:p>17</text:p>
          </table:table-cell>
          <table:table-cell table:style-name="ce56" table:formula="of:=&quot;0x&quot;&amp;DEC2HEX([.A23]*8192;6)" office:value-type="string" office:string-value="0x022000" calcext:value-type="string">
            <text:p>0x022000</text:p>
          </table:table-cell>
          <table:table-cell table:style-name="ce56" table:formula="of:=&quot;0x&quot;&amp;DEC2HEX(([.A23]+1)*8192-1;6)" office:value-type="string" office:string-value="0x023FFF" calcext:value-type="string">
            <text:p>0x023FFF</text:p>
          </table:table-cell>
          <table:table-cell table:style-name="ce53"/>
          <table:table-cell table:style-name="ce53" table:formula="of:=[.B23]&amp;&quot; to &quot;&amp;[.C23]" office:value-type="string" office:string-value="0x022000 to 0x023FFF" calcext:value-type="string">
            <text:p>0x022000 to 0x023FFF</text:p>
          </table:table-cell>
          <table:table-cell table:style-name="ce58" office:value-type="string" calcext:value-type="string">
            <text:p>RAM PAGE 145</text:p>
          </table:table-cell>
          <table:table-cell table:style-name="ce58"/>
        </table:table-row>
        <table:table-row table:style-name="ro2">
          <table:table-cell table:style-name="ce53" office:value-type="float" office:value="18" calcext:value-type="float">
            <text:p>18</text:p>
          </table:table-cell>
          <table:table-cell table:style-name="ce56" table:formula="of:=&quot;0x&quot;&amp;DEC2HEX([.A24]*8192;6)" office:value-type="string" office:string-value="0x024000" calcext:value-type="string">
            <text:p>0x024000</text:p>
          </table:table-cell>
          <table:table-cell table:style-name="ce56" table:formula="of:=&quot;0x&quot;&amp;DEC2HEX(([.A24]+1)*8192-1;6)" office:value-type="string" office:string-value="0x025FFF" calcext:value-type="string">
            <text:p>0x025FFF</text:p>
          </table:table-cell>
          <table:table-cell table:style-name="ce53"/>
          <table:table-cell table:style-name="ce53" table:formula="of:=[.B24]&amp;&quot; to &quot;&amp;[.C24]" office:value-type="string" office:string-value="0x024000 to 0x025FFF" calcext:value-type="string">
            <text:p>0x024000 to 0x025FFF</text:p>
          </table:table-cell>
          <table:table-cell table:style-name="ce58" office:value-type="string" calcext:value-type="string">
            <text:p>RAM PAGE 146</text:p>
          </table:table-cell>
          <table:table-cell table:style-name="ce58"/>
        </table:table-row>
        <table:table-row table:style-name="ro2">
          <table:table-cell table:style-name="ce53" office:value-type="float" office:value="19" calcext:value-type="float">
            <text:p>19</text:p>
          </table:table-cell>
          <table:table-cell table:style-name="ce56" table:formula="of:=&quot;0x&quot;&amp;DEC2HEX([.A25]*8192;6)" office:value-type="string" office:string-value="0x026000" calcext:value-type="string">
            <text:p>0x026000</text:p>
          </table:table-cell>
          <table:table-cell table:style-name="ce56" table:formula="of:=&quot;0x&quot;&amp;DEC2HEX(([.A25]+1)*8192-1;6)" office:value-type="string" office:string-value="0x027FFF" calcext:value-type="string">
            <text:p>0x027FFF</text:p>
          </table:table-cell>
          <table:table-cell table:style-name="ce53"/>
          <table:table-cell table:style-name="ce53" table:formula="of:=[.B25]&amp;&quot; to &quot;&amp;[.C25]" office:value-type="string" office:string-value="0x026000 to 0x027FFF" calcext:value-type="string">
            <text:p>0x026000 to 0x027FFF</text:p>
          </table:table-cell>
          <table:table-cell table:style-name="ce58" office:value-type="string" calcext:value-type="string">
            <text:p>RAM PAGE 147</text:p>
          </table:table-cell>
          <table:table-cell table:style-name="ce58"/>
        </table:table-row>
        <table:table-row table:style-name="ro2">
          <table:table-cell table:style-name="ce53" office:value-type="float" office:value="20" calcext:value-type="float">
            <text:p>20</text:p>
          </table:table-cell>
          <table:table-cell table:style-name="ce56" table:formula="of:=&quot;0x&quot;&amp;DEC2HEX([.A26]*8192;6)" office:value-type="string" office:string-value="0x028000" calcext:value-type="string">
            <text:p>0x028000</text:p>
          </table:table-cell>
          <table:table-cell table:style-name="ce56" table:formula="of:=&quot;0x&quot;&amp;DEC2HEX(([.A26]+1)*8192-1;6)" office:value-type="string" office:string-value="0x029FFF" calcext:value-type="string">
            <text:p>0x029FFF</text:p>
          </table:table-cell>
          <table:table-cell table:style-name="ce53"/>
          <table:table-cell table:style-name="ce53" table:formula="of:=[.B26]&amp;&quot; to &quot;&amp;[.C26]" office:value-type="string" office:string-value="0x028000 to 0x029FFF" calcext:value-type="string">
            <text:p>0x028000 to 0x029FFF</text:p>
          </table:table-cell>
          <table:table-cell table:style-name="ce58" office:value-type="string" calcext:value-type="string">
            <text:p>RAM PAGE 148</text:p>
          </table:table-cell>
          <table:table-cell table:style-name="ce58"/>
        </table:table-row>
        <table:table-row table:style-name="ro2">
          <table:table-cell table:style-name="ce53" office:value-type="float" office:value="21" calcext:value-type="float">
            <text:p>21</text:p>
          </table:table-cell>
          <table:table-cell table:style-name="ce56" table:formula="of:=&quot;0x&quot;&amp;DEC2HEX([.A27]*8192;6)" office:value-type="string" office:string-value="0x02A000" calcext:value-type="string">
            <text:p>0x02A000</text:p>
          </table:table-cell>
          <table:table-cell table:style-name="ce56" table:formula="of:=&quot;0x&quot;&amp;DEC2HEX(([.A27]+1)*8192-1;6)" office:value-type="string" office:string-value="0x02BFFF" calcext:value-type="string">
            <text:p>0x02BFFF</text:p>
          </table:table-cell>
          <table:table-cell table:style-name="ce53"/>
          <table:table-cell table:style-name="ce53" table:formula="of:=[.B27]&amp;&quot; to &quot;&amp;[.C27]" office:value-type="string" office:string-value="0x02A000 to 0x02BFFF" calcext:value-type="string">
            <text:p>0x02A000 to 0x02BFFF</text:p>
          </table:table-cell>
          <table:table-cell table:style-name="ce58" office:value-type="string" calcext:value-type="string">
            <text:p>RAM PAGE 149</text:p>
          </table:table-cell>
          <table:table-cell table:style-name="ce58"/>
        </table:table-row>
        <table:table-row table:style-name="ro2">
          <table:table-cell table:style-name="ce53" office:value-type="float" office:value="22" calcext:value-type="float">
            <text:p>22</text:p>
          </table:table-cell>
          <table:table-cell table:style-name="ce56" table:formula="of:=&quot;0x&quot;&amp;DEC2HEX([.A28]*8192;6)" office:value-type="string" office:string-value="0x02C000" calcext:value-type="string">
            <text:p>0x02C000</text:p>
          </table:table-cell>
          <table:table-cell table:style-name="ce56" table:formula="of:=&quot;0x&quot;&amp;DEC2HEX(([.A28]+1)*8192-1;6)" office:value-type="string" office:string-value="0x02DFFF" calcext:value-type="string">
            <text:p>0x02DFFF</text:p>
          </table:table-cell>
          <table:table-cell table:style-name="ce53"/>
          <table:table-cell table:style-name="ce53" table:formula="of:=[.B28]&amp;&quot; to &quot;&amp;[.C28]" office:value-type="string" office:string-value="0x02C000 to 0x02DFFF" calcext:value-type="string">
            <text:p>0x02C000 to 0x02DFFF</text:p>
          </table:table-cell>
          <table:table-cell table:style-name="ce58" office:value-type="string" calcext:value-type="string">
            <text:p>RAM PAGE 150</text:p>
          </table:table-cell>
          <table:table-cell table:style-name="ce58"/>
        </table:table-row>
        <table:table-row table:style-name="ro2">
          <table:table-cell table:style-name="ce53" office:value-type="float" office:value="23" calcext:value-type="float">
            <text:p>23</text:p>
          </table:table-cell>
          <table:table-cell table:style-name="ce56" table:formula="of:=&quot;0x&quot;&amp;DEC2HEX([.A29]*8192;6)" office:value-type="string" office:string-value="0x02E000" calcext:value-type="string">
            <text:p>0x02E000</text:p>
          </table:table-cell>
          <table:table-cell table:style-name="ce56" table:formula="of:=&quot;0x&quot;&amp;DEC2HEX(([.A29]+1)*8192-1;6)" office:value-type="string" office:string-value="0x02FFFF" calcext:value-type="string">
            <text:p>0x02FFFF</text:p>
          </table:table-cell>
          <table:table-cell table:style-name="ce53"/>
          <table:table-cell table:style-name="ce53" table:formula="of:=[.B29]&amp;&quot; to &quot;&amp;[.C29]" office:value-type="string" office:string-value="0x02E000 to 0x02FFFF" calcext:value-type="string">
            <text:p>0x02E000 to 0x02FFFF</text:p>
          </table:table-cell>
          <table:table-cell table:style-name="ce58" office:value-type="string" calcext:value-type="string">
            <text:p>RAM PAGE 151</text:p>
          </table:table-cell>
          <table:table-cell table:style-name="ce58"/>
        </table:table-row>
        <table:table-row table:style-name="ro2">
          <table:table-cell table:style-name="ce53" office:value-type="float" office:value="24" calcext:value-type="float">
            <text:p>24</text:p>
          </table:table-cell>
          <table:table-cell table:style-name="ce56" table:formula="of:=&quot;0x&quot;&amp;DEC2HEX([.A30]*8192;6)" office:value-type="string" office:string-value="0x030000" calcext:value-type="string">
            <text:p>0x030000</text:p>
          </table:table-cell>
          <table:table-cell table:style-name="ce56" table:formula="of:=&quot;0x&quot;&amp;DEC2HEX(([.A30]+1)*8192-1;6)" office:value-type="string" office:string-value="0x031FFF" calcext:value-type="string">
            <text:p>0x031FFF</text:p>
          </table:table-cell>
          <table:table-cell table:style-name="ce53"/>
          <table:table-cell table:style-name="ce53" table:formula="of:=[.B30]&amp;&quot; to &quot;&amp;[.C30]" office:value-type="string" office:string-value="0x030000 to 0x031FFF" calcext:value-type="string">
            <text:p>0x030000 to 0x031FFF</text:p>
          </table:table-cell>
          <table:table-cell table:style-name="ce58" office:value-type="string" calcext:value-type="string">
            <text:p>RAM PAGE 152</text:p>
          </table:table-cell>
          <table:table-cell table:style-name="ce58"/>
        </table:table-row>
        <table:table-row table:style-name="ro2">
          <table:table-cell table:style-name="ce53" office:value-type="float" office:value="25" calcext:value-type="float">
            <text:p>25</text:p>
          </table:table-cell>
          <table:table-cell table:style-name="ce56" table:formula="of:=&quot;0x&quot;&amp;DEC2HEX([.A31]*8192;6)" office:value-type="string" office:string-value="0x032000" calcext:value-type="string">
            <text:p>0x032000</text:p>
          </table:table-cell>
          <table:table-cell table:style-name="ce56" table:formula="of:=&quot;0x&quot;&amp;DEC2HEX(([.A31]+1)*8192-1;6)" office:value-type="string" office:string-value="0x033FFF" calcext:value-type="string">
            <text:p>0x033FFF</text:p>
          </table:table-cell>
          <table:table-cell table:style-name="ce53"/>
          <table:table-cell table:style-name="ce53" table:formula="of:=[.B31]&amp;&quot; to &quot;&amp;[.C31]" office:value-type="string" office:string-value="0x032000 to 0x033FFF" calcext:value-type="string">
            <text:p>0x032000 to 0x033FFF</text:p>
          </table:table-cell>
          <table:table-cell table:style-name="ce58" office:value-type="string" calcext:value-type="string">
            <text:p>RAM PAGE 153</text:p>
          </table:table-cell>
          <table:table-cell table:style-name="ce58"/>
        </table:table-row>
        <table:table-row table:style-name="ro2">
          <table:table-cell table:style-name="ce53" office:value-type="float" office:value="26" calcext:value-type="float">
            <text:p>26</text:p>
          </table:table-cell>
          <table:table-cell table:style-name="ce56" table:formula="of:=&quot;0x&quot;&amp;DEC2HEX([.A32]*8192;6)" office:value-type="string" office:string-value="0x034000" calcext:value-type="string">
            <text:p>0x034000</text:p>
          </table:table-cell>
          <table:table-cell table:style-name="ce56" table:formula="of:=&quot;0x&quot;&amp;DEC2HEX(([.A32]+1)*8192-1;6)" office:value-type="string" office:string-value="0x035FFF" calcext:value-type="string">
            <text:p>0x035FFF</text:p>
          </table:table-cell>
          <table:table-cell table:style-name="ce53"/>
          <table:table-cell table:style-name="ce53" table:formula="of:=[.B32]&amp;&quot; to &quot;&amp;[.C32]" office:value-type="string" office:string-value="0x034000 to 0x035FFF" calcext:value-type="string">
            <text:p>0x034000 to 0x035FFF</text:p>
          </table:table-cell>
          <table:table-cell table:style-name="ce58" office:value-type="string" calcext:value-type="string">
            <text:p>RAM PAGE 154</text:p>
          </table:table-cell>
          <table:table-cell table:style-name="ce58"/>
        </table:table-row>
        <table:table-row table:style-name="ro2">
          <table:table-cell table:style-name="ce53" office:value-type="float" office:value="27" calcext:value-type="float">
            <text:p>27</text:p>
          </table:table-cell>
          <table:table-cell table:style-name="ce56" table:formula="of:=&quot;0x&quot;&amp;DEC2HEX([.A33]*8192;6)" office:value-type="string" office:string-value="0x036000" calcext:value-type="string">
            <text:p>0x036000</text:p>
          </table:table-cell>
          <table:table-cell table:style-name="ce56" table:formula="of:=&quot;0x&quot;&amp;DEC2HEX(([.A33]+1)*8192-1;6)" office:value-type="string" office:string-value="0x037FFF" calcext:value-type="string">
            <text:p>0x037FFF</text:p>
          </table:table-cell>
          <table:table-cell table:style-name="ce53"/>
          <table:table-cell table:style-name="ce53" table:formula="of:=[.B33]&amp;&quot; to &quot;&amp;[.C33]" office:value-type="string" office:string-value="0x036000 to 0x037FFF" calcext:value-type="string">
            <text:p>0x036000 to 0x037FFF</text:p>
          </table:table-cell>
          <table:table-cell table:style-name="ce58" office:value-type="string" calcext:value-type="string">
            <text:p>RAM PAGE 155</text:p>
          </table:table-cell>
          <table:table-cell table:style-name="ce58"/>
        </table:table-row>
        <table:table-row table:style-name="ro2">
          <table:table-cell table:style-name="ce53" office:value-type="float" office:value="28" calcext:value-type="float">
            <text:p>28</text:p>
          </table:table-cell>
          <table:table-cell table:style-name="ce56" table:formula="of:=&quot;0x&quot;&amp;DEC2HEX([.A34]*8192;6)" office:value-type="string" office:string-value="0x038000" calcext:value-type="string">
            <text:p>0x038000</text:p>
          </table:table-cell>
          <table:table-cell table:style-name="ce56" table:formula="of:=&quot;0x&quot;&amp;DEC2HEX(([.A34]+1)*8192-1;6)" office:value-type="string" office:string-value="0x039FFF" calcext:value-type="string">
            <text:p>0x039FFF</text:p>
          </table:table-cell>
          <table:table-cell table:style-name="ce53"/>
          <table:table-cell table:style-name="ce53" table:formula="of:=[.B34]&amp;&quot; to &quot;&amp;[.C34]" office:value-type="string" office:string-value="0x038000 to 0x039FFF" calcext:value-type="string">
            <text:p>0x038000 to 0x039FFF</text:p>
          </table:table-cell>
          <table:table-cell table:style-name="ce58" office:value-type="string" calcext:value-type="string">
            <text:p>RAM PAGE 156</text:p>
          </table:table-cell>
          <table:table-cell table:style-name="ce58"/>
        </table:table-row>
        <table:table-row table:style-name="ro2">
          <table:table-cell table:style-name="ce53" office:value-type="float" office:value="29" calcext:value-type="float">
            <text:p>29</text:p>
          </table:table-cell>
          <table:table-cell table:style-name="ce56" table:formula="of:=&quot;0x&quot;&amp;DEC2HEX([.A35]*8192;6)" office:value-type="string" office:string-value="0x03A000" calcext:value-type="string">
            <text:p>0x03A000</text:p>
          </table:table-cell>
          <table:table-cell table:style-name="ce56" table:formula="of:=&quot;0x&quot;&amp;DEC2HEX(([.A35]+1)*8192-1;6)" office:value-type="string" office:string-value="0x03BFFF" calcext:value-type="string">
            <text:p>0x03BFFF</text:p>
          </table:table-cell>
          <table:table-cell table:style-name="ce53"/>
          <table:table-cell table:style-name="ce53" table:formula="of:=[.B35]&amp;&quot; to &quot;&amp;[.C35]" office:value-type="string" office:string-value="0x03A000 to 0x03BFFF" calcext:value-type="string">
            <text:p>0x03A000 to 0x03BFFF</text:p>
          </table:table-cell>
          <table:table-cell table:style-name="ce58" office:value-type="string" calcext:value-type="string">
            <text:p>RAM PAGE 157</text:p>
          </table:table-cell>
          <table:table-cell table:style-name="ce58"/>
        </table:table-row>
        <table:table-row table:style-name="ro2">
          <table:table-cell table:style-name="ce53" office:value-type="float" office:value="30" calcext:value-type="float">
            <text:p>30</text:p>
          </table:table-cell>
          <table:table-cell table:style-name="ce56" table:formula="of:=&quot;0x&quot;&amp;DEC2HEX([.A36]*8192;6)" office:value-type="string" office:string-value="0x03C000" calcext:value-type="string">
            <text:p>0x03C000</text:p>
          </table:table-cell>
          <table:table-cell table:style-name="ce56" table:formula="of:=&quot;0x&quot;&amp;DEC2HEX(([.A36]+1)*8192-1;6)" office:value-type="string" office:string-value="0x03DFFF" calcext:value-type="string">
            <text:p>0x03DFFF</text:p>
          </table:table-cell>
          <table:table-cell table:style-name="ce53"/>
          <table:table-cell table:style-name="ce53" table:formula="of:=[.B36]&amp;&quot; to &quot;&amp;[.C36]" office:value-type="string" office:string-value="0x03C000 to 0x03DFFF" calcext:value-type="string">
            <text:p>0x03C000 to 0x03DFFF</text:p>
          </table:table-cell>
          <table:table-cell table:style-name="ce58" office:value-type="string" calcext:value-type="string">
            <text:p>RAM PAGE 158</text:p>
          </table:table-cell>
          <table:table-cell table:style-name="ce58"/>
        </table:table-row>
        <table:table-row table:style-name="ro2">
          <table:table-cell table:style-name="ce53" office:value-type="float" office:value="31" calcext:value-type="float">
            <text:p>31</text:p>
          </table:table-cell>
          <table:table-cell table:style-name="ce56" table:formula="of:=&quot;0x&quot;&amp;DEC2HEX([.A37]*8192;6)" office:value-type="string" office:string-value="0x03E000" calcext:value-type="string">
            <text:p>0x03E000</text:p>
          </table:table-cell>
          <table:table-cell table:style-name="ce56" table:formula="of:=&quot;0x&quot;&amp;DEC2HEX(([.A37]+1)*8192-1;6)" office:value-type="string" office:string-value="0x03FFFF" calcext:value-type="string">
            <text:p>0x03FFFF</text:p>
          </table:table-cell>
          <table:table-cell table:style-name="ce53"/>
          <table:table-cell table:style-name="ce53" table:formula="of:=[.B37]&amp;&quot; to &quot;&amp;[.C37]" office:value-type="string" office:string-value="0x03E000 to 0x03FFFF" calcext:value-type="string">
            <text:p>0x03E000 to 0x03FFFF</text:p>
          </table:table-cell>
          <table:table-cell table:style-name="ce58" office:value-type="string" calcext:value-type="string">
            <text:p>RAM PAGE 159</text:p>
          </table:table-cell>
          <table:table-cell table:style-name="ce58"/>
        </table:table-row>
        <table:table-row table:style-name="ro2">
          <table:table-cell table:style-name="ce53" office:value-type="float" office:value="32" calcext:value-type="float">
            <text:p>32</text:p>
          </table:table-cell>
          <table:table-cell table:style-name="ce56" table:formula="of:=&quot;0x&quot;&amp;DEC2HEX([.A38]*8192;6)" office:value-type="string" office:string-value="0x040000" calcext:value-type="string">
            <text:p>0x040000</text:p>
          </table:table-cell>
          <table:table-cell table:style-name="ce56" table:formula="of:=&quot;0x&quot;&amp;DEC2HEX(([.A38]+1)*8192-1;6)" office:value-type="string" office:string-value="0x041FFF" calcext:value-type="string">
            <text:p>0x041FFF</text:p>
          </table:table-cell>
          <table:table-cell table:style-name="ce53"/>
          <table:table-cell table:style-name="ce53" table:formula="of:=[.B38]&amp;&quot; to &quot;&amp;[.C38]" office:value-type="string" office:string-value="0x040000 to 0x041FFF" calcext:value-type="string">
            <text:p>0x040000 to 0x041FFF</text:p>
          </table:table-cell>
          <table:table-cell table:style-name="ce58" office:value-type="string" calcext:value-type="string">
            <text:p>RAM PAGE 160</text:p>
          </table:table-cell>
          <table:table-cell table:style-name="ce58"/>
        </table:table-row>
        <table:table-row table:style-name="ro2">
          <table:table-cell table:style-name="ce53" office:value-type="float" office:value="33" calcext:value-type="float">
            <text:p>33</text:p>
          </table:table-cell>
          <table:table-cell table:style-name="ce56" table:formula="of:=&quot;0x&quot;&amp;DEC2HEX([.A39]*8192;6)" office:value-type="string" office:string-value="0x042000" calcext:value-type="string">
            <text:p>0x042000</text:p>
          </table:table-cell>
          <table:table-cell table:style-name="ce56" table:formula="of:=&quot;0x&quot;&amp;DEC2HEX(([.A39]+1)*8192-1;6)" office:value-type="string" office:string-value="0x043FFF" calcext:value-type="string">
            <text:p>0x043FFF</text:p>
          </table:table-cell>
          <table:table-cell table:style-name="ce53"/>
          <table:table-cell table:style-name="ce53" table:formula="of:=[.B39]&amp;&quot; to &quot;&amp;[.C39]" office:value-type="string" office:string-value="0x042000 to 0x043FFF" calcext:value-type="string">
            <text:p>0x042000 to 0x043FFF</text:p>
          </table:table-cell>
          <table:table-cell table:style-name="ce58" office:value-type="string" calcext:value-type="string">
            <text:p>RAM PAGE 161</text:p>
          </table:table-cell>
          <table:table-cell table:style-name="ce58"/>
        </table:table-row>
        <table:table-row table:style-name="ro2">
          <table:table-cell table:style-name="ce53" office:value-type="float" office:value="34" calcext:value-type="float">
            <text:p>34</text:p>
          </table:table-cell>
          <table:table-cell table:style-name="ce56" table:formula="of:=&quot;0x&quot;&amp;DEC2HEX([.A40]*8192;6)" office:value-type="string" office:string-value="0x044000" calcext:value-type="string">
            <text:p>0x044000</text:p>
          </table:table-cell>
          <table:table-cell table:style-name="ce56" table:formula="of:=&quot;0x&quot;&amp;DEC2HEX(([.A40]+1)*8192-1;6)" office:value-type="string" office:string-value="0x045FFF" calcext:value-type="string">
            <text:p>0x045FFF</text:p>
          </table:table-cell>
          <table:table-cell table:style-name="ce53"/>
          <table:table-cell table:style-name="ce53" table:formula="of:=[.B40]&amp;&quot; to &quot;&amp;[.C40]" office:value-type="string" office:string-value="0x044000 to 0x045FFF" calcext:value-type="string">
            <text:p>0x044000 to 0x045FFF</text:p>
          </table:table-cell>
          <table:table-cell table:style-name="ce58" office:value-type="string" calcext:value-type="string">
            <text:p>RAM PAGE 162</text:p>
          </table:table-cell>
          <table:table-cell table:style-name="ce58"/>
        </table:table-row>
        <table:table-row table:style-name="ro2">
          <table:table-cell table:style-name="ce53" office:value-type="float" office:value="35" calcext:value-type="float">
            <text:p>35</text:p>
          </table:table-cell>
          <table:table-cell table:style-name="ce56" table:formula="of:=&quot;0x&quot;&amp;DEC2HEX([.A41]*8192;6)" office:value-type="string" office:string-value="0x046000" calcext:value-type="string">
            <text:p>0x046000</text:p>
          </table:table-cell>
          <table:table-cell table:style-name="ce56" table:formula="of:=&quot;0x&quot;&amp;DEC2HEX(([.A41]+1)*8192-1;6)" office:value-type="string" office:string-value="0x047FFF" calcext:value-type="string">
            <text:p>0x047FFF</text:p>
          </table:table-cell>
          <table:table-cell table:style-name="ce53"/>
          <table:table-cell table:style-name="ce53" table:formula="of:=[.B41]&amp;&quot; to &quot;&amp;[.C41]" office:value-type="string" office:string-value="0x046000 to 0x047FFF" calcext:value-type="string">
            <text:p>0x046000 to 0x047FFF</text:p>
          </table:table-cell>
          <table:table-cell table:style-name="ce58" office:value-type="string" calcext:value-type="string">
            <text:p>RAM PAGE 163</text:p>
          </table:table-cell>
          <table:table-cell table:style-name="ce58"/>
        </table:table-row>
        <table:table-row table:style-name="ro2">
          <table:table-cell table:style-name="ce53" office:value-type="float" office:value="36" calcext:value-type="float">
            <text:p>36</text:p>
          </table:table-cell>
          <table:table-cell table:style-name="ce56" table:formula="of:=&quot;0x&quot;&amp;DEC2HEX([.A42]*8192;6)" office:value-type="string" office:string-value="0x048000" calcext:value-type="string">
            <text:p>0x048000</text:p>
          </table:table-cell>
          <table:table-cell table:style-name="ce56" table:formula="of:=&quot;0x&quot;&amp;DEC2HEX(([.A42]+1)*8192-1;6)" office:value-type="string" office:string-value="0x049FFF" calcext:value-type="string">
            <text:p>0x049FFF</text:p>
          </table:table-cell>
          <table:table-cell table:style-name="ce53"/>
          <table:table-cell table:style-name="ce53" table:formula="of:=[.B42]&amp;&quot; to &quot;&amp;[.C42]" office:value-type="string" office:string-value="0x048000 to 0x049FFF" calcext:value-type="string">
            <text:p>0x048000 to 0x049FFF</text:p>
          </table:table-cell>
          <table:table-cell table:style-name="ce58" office:value-type="string" calcext:value-type="string">
            <text:p>RAM PAGE 164</text:p>
          </table:table-cell>
          <table:table-cell table:style-name="ce58"/>
        </table:table-row>
        <table:table-row table:style-name="ro2">
          <table:table-cell table:style-name="ce53" office:value-type="float" office:value="37" calcext:value-type="float">
            <text:p>37</text:p>
          </table:table-cell>
          <table:table-cell table:style-name="ce56" table:formula="of:=&quot;0x&quot;&amp;DEC2HEX([.A43]*8192;6)" office:value-type="string" office:string-value="0x04A000" calcext:value-type="string">
            <text:p>0x04A000</text:p>
          </table:table-cell>
          <table:table-cell table:style-name="ce56" table:formula="of:=&quot;0x&quot;&amp;DEC2HEX(([.A43]+1)*8192-1;6)" office:value-type="string" office:string-value="0x04BFFF" calcext:value-type="string">
            <text:p>0x04BFFF</text:p>
          </table:table-cell>
          <table:table-cell table:style-name="ce53"/>
          <table:table-cell table:style-name="ce53" table:formula="of:=[.B43]&amp;&quot; to &quot;&amp;[.C43]" office:value-type="string" office:string-value="0x04A000 to 0x04BFFF" calcext:value-type="string">
            <text:p>0x04A000 to 0x04BFFF</text:p>
          </table:table-cell>
          <table:table-cell table:style-name="ce58" office:value-type="string" calcext:value-type="string">
            <text:p>RAM PAGE 165</text:p>
          </table:table-cell>
          <table:table-cell table:style-name="ce58"/>
        </table:table-row>
        <table:table-row table:style-name="ro2">
          <table:table-cell table:style-name="ce53" office:value-type="float" office:value="38" calcext:value-type="float">
            <text:p>38</text:p>
          </table:table-cell>
          <table:table-cell table:style-name="ce56" table:formula="of:=&quot;0x&quot;&amp;DEC2HEX([.A44]*8192;6)" office:value-type="string" office:string-value="0x04C000" calcext:value-type="string">
            <text:p>0x04C000</text:p>
          </table:table-cell>
          <table:table-cell table:style-name="ce56" table:formula="of:=&quot;0x&quot;&amp;DEC2HEX(([.A44]+1)*8192-1;6)" office:value-type="string" office:string-value="0x04DFFF" calcext:value-type="string">
            <text:p>0x04DFFF</text:p>
          </table:table-cell>
          <table:table-cell table:style-name="ce53"/>
          <table:table-cell table:style-name="ce53" table:formula="of:=[.B44]&amp;&quot; to &quot;&amp;[.C44]" office:value-type="string" office:string-value="0x04C000 to 0x04DFFF" calcext:value-type="string">
            <text:p>0x04C000 to 0x04DFFF</text:p>
          </table:table-cell>
          <table:table-cell table:style-name="ce58" office:value-type="string" calcext:value-type="string">
            <text:p>RAM PAGE 166</text:p>
          </table:table-cell>
          <table:table-cell table:style-name="ce58"/>
        </table:table-row>
        <table:table-row table:style-name="ro2">
          <table:table-cell table:style-name="ce53" office:value-type="float" office:value="39" calcext:value-type="float">
            <text:p>39</text:p>
          </table:table-cell>
          <table:table-cell table:style-name="ce56" table:formula="of:=&quot;0x&quot;&amp;DEC2HEX([.A45]*8192;6)" office:value-type="string" office:string-value="0x04E000" calcext:value-type="string">
            <text:p>0x04E000</text:p>
          </table:table-cell>
          <table:table-cell table:style-name="ce56" table:formula="of:=&quot;0x&quot;&amp;DEC2HEX(([.A45]+1)*8192-1;6)" office:value-type="string" office:string-value="0x04FFFF" calcext:value-type="string">
            <text:p>0x04FFFF</text:p>
          </table:table-cell>
          <table:table-cell table:style-name="ce53"/>
          <table:table-cell table:style-name="ce53" table:formula="of:=[.B45]&amp;&quot; to &quot;&amp;[.C45]" office:value-type="string" office:string-value="0x04E000 to 0x04FFFF" calcext:value-type="string">
            <text:p>0x04E000 to 0x04FFFF</text:p>
          </table:table-cell>
          <table:table-cell table:style-name="ce58" office:value-type="string" calcext:value-type="string">
            <text:p>RAM PAGE 167</text:p>
          </table:table-cell>
          <table:table-cell table:style-name="ce58"/>
        </table:table-row>
        <table:table-row table:style-name="ro2">
          <table:table-cell table:style-name="ce53" office:value-type="float" office:value="40" calcext:value-type="float">
            <text:p>40</text:p>
          </table:table-cell>
          <table:table-cell table:style-name="ce56" table:formula="of:=&quot;0x&quot;&amp;DEC2HEX([.A46]*8192;6)" office:value-type="string" office:string-value="0x050000" calcext:value-type="string">
            <text:p>0x050000</text:p>
          </table:table-cell>
          <table:table-cell table:style-name="ce56" table:formula="of:=&quot;0x&quot;&amp;DEC2HEX(([.A46]+1)*8192-1;6)" office:value-type="string" office:string-value="0x051FFF" calcext:value-type="string">
            <text:p>0x051FFF</text:p>
          </table:table-cell>
          <table:table-cell table:style-name="ce53"/>
          <table:table-cell table:style-name="ce53" table:formula="of:=[.B46]&amp;&quot; to &quot;&amp;[.C46]" office:value-type="string" office:string-value="0x050000 to 0x051FFF" calcext:value-type="string">
            <text:p>0x050000 to 0x051FFF</text:p>
          </table:table-cell>
          <table:table-cell table:style-name="ce58" office:value-type="string" calcext:value-type="string">
            <text:p>RAM PAGE 168</text:p>
          </table:table-cell>
          <table:table-cell table:style-name="ce58"/>
        </table:table-row>
        <table:table-row table:style-name="ro2">
          <table:table-cell table:style-name="ce53" office:value-type="float" office:value="41" calcext:value-type="float">
            <text:p>41</text:p>
          </table:table-cell>
          <table:table-cell table:style-name="ce56" table:formula="of:=&quot;0x&quot;&amp;DEC2HEX([.A47]*8192;6)" office:value-type="string" office:string-value="0x052000" calcext:value-type="string">
            <text:p>0x052000</text:p>
          </table:table-cell>
          <table:table-cell table:style-name="ce56" table:formula="of:=&quot;0x&quot;&amp;DEC2HEX(([.A47]+1)*8192-1;6)" office:value-type="string" office:string-value="0x053FFF" calcext:value-type="string">
            <text:p>0x053FFF</text:p>
          </table:table-cell>
          <table:table-cell table:style-name="ce53"/>
          <table:table-cell table:style-name="ce53" table:formula="of:=[.B47]&amp;&quot; to &quot;&amp;[.C47]" office:value-type="string" office:string-value="0x052000 to 0x053FFF" calcext:value-type="string">
            <text:p>0x052000 to 0x053FFF</text:p>
          </table:table-cell>
          <table:table-cell table:style-name="ce58" office:value-type="string" calcext:value-type="string">
            <text:p>RAM PAGE 169</text:p>
          </table:table-cell>
          <table:table-cell table:style-name="ce58"/>
        </table:table-row>
        <table:table-row table:style-name="ro2">
          <table:table-cell table:style-name="ce53" office:value-type="float" office:value="42" calcext:value-type="float">
            <text:p>42</text:p>
          </table:table-cell>
          <table:table-cell table:style-name="ce56" table:formula="of:=&quot;0x&quot;&amp;DEC2HEX([.A48]*8192;6)" office:value-type="string" office:string-value="0x054000" calcext:value-type="string">
            <text:p>0x054000</text:p>
          </table:table-cell>
          <table:table-cell table:style-name="ce56" table:formula="of:=&quot;0x&quot;&amp;DEC2HEX(([.A48]+1)*8192-1;6)" office:value-type="string" office:string-value="0x055FFF" calcext:value-type="string">
            <text:p>0x055FFF</text:p>
          </table:table-cell>
          <table:table-cell table:style-name="ce53"/>
          <table:table-cell table:style-name="ce53" table:formula="of:=[.B48]&amp;&quot; to &quot;&amp;[.C48]" office:value-type="string" office:string-value="0x054000 to 0x055FFF" calcext:value-type="string">
            <text:p>0x054000 to 0x055FFF</text:p>
          </table:table-cell>
          <table:table-cell table:style-name="ce58" office:value-type="string" calcext:value-type="string">
            <text:p>RAM PAGE 170</text:p>
          </table:table-cell>
          <table:table-cell table:style-name="ce58"/>
        </table:table-row>
        <table:table-row table:style-name="ro2">
          <table:table-cell table:style-name="ce53" office:value-type="float" office:value="43" calcext:value-type="float">
            <text:p>43</text:p>
          </table:table-cell>
          <table:table-cell table:style-name="ce56" table:formula="of:=&quot;0x&quot;&amp;DEC2HEX([.A49]*8192;6)" office:value-type="string" office:string-value="0x056000" calcext:value-type="string">
            <text:p>0x056000</text:p>
          </table:table-cell>
          <table:table-cell table:style-name="ce56" table:formula="of:=&quot;0x&quot;&amp;DEC2HEX(([.A49]+1)*8192-1;6)" office:value-type="string" office:string-value="0x057FFF" calcext:value-type="string">
            <text:p>0x057FFF</text:p>
          </table:table-cell>
          <table:table-cell table:style-name="ce53"/>
          <table:table-cell table:style-name="ce53" table:formula="of:=[.B49]&amp;&quot; to &quot;&amp;[.C49]" office:value-type="string" office:string-value="0x056000 to 0x057FFF" calcext:value-type="string">
            <text:p>0x056000 to 0x057FFF</text:p>
          </table:table-cell>
          <table:table-cell table:style-name="ce58" office:value-type="string" calcext:value-type="string">
            <text:p>RAM PAGE 171</text:p>
          </table:table-cell>
          <table:table-cell table:style-name="ce58"/>
        </table:table-row>
        <table:table-row table:style-name="ro2">
          <table:table-cell table:style-name="ce53" office:value-type="float" office:value="44" calcext:value-type="float">
            <text:p>44</text:p>
          </table:table-cell>
          <table:table-cell table:style-name="ce56" table:formula="of:=&quot;0x&quot;&amp;DEC2HEX([.A50]*8192;6)" office:value-type="string" office:string-value="0x058000" calcext:value-type="string">
            <text:p>0x058000</text:p>
          </table:table-cell>
          <table:table-cell table:style-name="ce56" table:formula="of:=&quot;0x&quot;&amp;DEC2HEX(([.A50]+1)*8192-1;6)" office:value-type="string" office:string-value="0x059FFF" calcext:value-type="string">
            <text:p>0x059FFF</text:p>
          </table:table-cell>
          <table:table-cell table:style-name="ce53"/>
          <table:table-cell table:style-name="ce53" table:formula="of:=[.B50]&amp;&quot; to &quot;&amp;[.C50]" office:value-type="string" office:string-value="0x058000 to 0x059FFF" calcext:value-type="string">
            <text:p>0x058000 to 0x059FFF</text:p>
          </table:table-cell>
          <table:table-cell table:style-name="ce58" office:value-type="string" calcext:value-type="string">
            <text:p>RAM PAGE 172</text:p>
          </table:table-cell>
          <table:table-cell table:style-name="ce58"/>
        </table:table-row>
        <table:table-row table:style-name="ro2">
          <table:table-cell table:style-name="ce53" office:value-type="float" office:value="45" calcext:value-type="float">
            <text:p>45</text:p>
          </table:table-cell>
          <table:table-cell table:style-name="ce56" table:formula="of:=&quot;0x&quot;&amp;DEC2HEX([.A51]*8192;6)" office:value-type="string" office:string-value="0x05A000" calcext:value-type="string">
            <text:p>0x05A000</text:p>
          </table:table-cell>
          <table:table-cell table:style-name="ce56" table:formula="of:=&quot;0x&quot;&amp;DEC2HEX(([.A51]+1)*8192-1;6)" office:value-type="string" office:string-value="0x05BFFF" calcext:value-type="string">
            <text:p>0x05BFFF</text:p>
          </table:table-cell>
          <table:table-cell table:style-name="ce53"/>
          <table:table-cell table:style-name="ce53" table:formula="of:=[.B51]&amp;&quot; to &quot;&amp;[.C51]" office:value-type="string" office:string-value="0x05A000 to 0x05BFFF" calcext:value-type="string">
            <text:p>0x05A000 to 0x05BFFF</text:p>
          </table:table-cell>
          <table:table-cell table:style-name="ce58" office:value-type="string" calcext:value-type="string">
            <text:p>RAM PAGE 173</text:p>
          </table:table-cell>
          <table:table-cell table:style-name="ce58"/>
        </table:table-row>
        <table:table-row table:style-name="ro2">
          <table:table-cell table:style-name="ce53" office:value-type="float" office:value="46" calcext:value-type="float">
            <text:p>46</text:p>
          </table:table-cell>
          <table:table-cell table:style-name="ce56" table:formula="of:=&quot;0x&quot;&amp;DEC2HEX([.A52]*8192;6)" office:value-type="string" office:string-value="0x05C000" calcext:value-type="string">
            <text:p>0x05C000</text:p>
          </table:table-cell>
          <table:table-cell table:style-name="ce56" table:formula="of:=&quot;0x&quot;&amp;DEC2HEX(([.A52]+1)*8192-1;6)" office:value-type="string" office:string-value="0x05DFFF" calcext:value-type="string">
            <text:p>0x05DFFF</text:p>
          </table:table-cell>
          <table:table-cell table:style-name="ce53"/>
          <table:table-cell table:style-name="ce53" table:formula="of:=[.B52]&amp;&quot; to &quot;&amp;[.C52]" office:value-type="string" office:string-value="0x05C000 to 0x05DFFF" calcext:value-type="string">
            <text:p>0x05C000 to 0x05DFFF</text:p>
          </table:table-cell>
          <table:table-cell table:style-name="ce58" office:value-type="string" calcext:value-type="string">
            <text:p>RAM PAGE 174</text:p>
          </table:table-cell>
          <table:table-cell table:style-name="ce58"/>
        </table:table-row>
        <table:table-row table:style-name="ro2">
          <table:table-cell table:style-name="ce53" office:value-type="float" office:value="47" calcext:value-type="float">
            <text:p>47</text:p>
          </table:table-cell>
          <table:table-cell table:style-name="ce56" table:formula="of:=&quot;0x&quot;&amp;DEC2HEX([.A53]*8192;6)" office:value-type="string" office:string-value="0x05E000" calcext:value-type="string">
            <text:p>0x05E000</text:p>
          </table:table-cell>
          <table:table-cell table:style-name="ce56" table:formula="of:=&quot;0x&quot;&amp;DEC2HEX(([.A53]+1)*8192-1;6)" office:value-type="string" office:string-value="0x05FFFF" calcext:value-type="string">
            <text:p>0x05FFFF</text:p>
          </table:table-cell>
          <table:table-cell table:style-name="ce53"/>
          <table:table-cell table:style-name="ce53" table:formula="of:=[.B53]&amp;&quot; to &quot;&amp;[.C53]" office:value-type="string" office:string-value="0x05E000 to 0x05FFFF" calcext:value-type="string">
            <text:p>0x05E000 to 0x05FFFF</text:p>
          </table:table-cell>
          <table:table-cell table:style-name="ce58" office:value-type="string" calcext:value-type="string">
            <text:p>RAM PAGE 175</text:p>
          </table:table-cell>
          <table:table-cell table:style-name="ce58"/>
        </table:table-row>
        <table:table-row table:style-name="ro2">
          <table:table-cell table:style-name="ce53" office:value-type="float" office:value="48" calcext:value-type="float">
            <text:p>48</text:p>
          </table:table-cell>
          <table:table-cell table:style-name="ce56" table:formula="of:=&quot;0x&quot;&amp;DEC2HEX([.A54]*8192;6)" office:value-type="string" office:string-value="0x060000" calcext:value-type="string">
            <text:p>0x060000</text:p>
          </table:table-cell>
          <table:table-cell table:style-name="ce56" table:formula="of:=&quot;0x&quot;&amp;DEC2HEX(([.A54]+1)*8192-1;6)" office:value-type="string" office:string-value="0x061FFF" calcext:value-type="string">
            <text:p>0x061FFF</text:p>
          </table:table-cell>
          <table:table-cell table:style-name="ce53"/>
          <table:table-cell table:style-name="ce53" table:formula="of:=[.B54]&amp;&quot; to &quot;&amp;[.C54]" office:value-type="string" office:string-value="0x060000 to 0x061FFF" calcext:value-type="string">
            <text:p>0x060000 to 0x061FFF</text:p>
          </table:table-cell>
          <table:table-cell table:style-name="ce58" office:value-type="string" calcext:value-type="string">
            <text:p>RAM PAGE 176</text:p>
          </table:table-cell>
          <table:table-cell table:style-name="ce58"/>
        </table:table-row>
        <table:table-row table:style-name="ro2">
          <table:table-cell table:style-name="ce53" office:value-type="float" office:value="49" calcext:value-type="float">
            <text:p>49</text:p>
          </table:table-cell>
          <table:table-cell table:style-name="ce56" table:formula="of:=&quot;0x&quot;&amp;DEC2HEX([.A55]*8192;6)" office:value-type="string" office:string-value="0x062000" calcext:value-type="string">
            <text:p>0x062000</text:p>
          </table:table-cell>
          <table:table-cell table:style-name="ce56" table:formula="of:=&quot;0x&quot;&amp;DEC2HEX(([.A55]+1)*8192-1;6)" office:value-type="string" office:string-value="0x063FFF" calcext:value-type="string">
            <text:p>0x063FFF</text:p>
          </table:table-cell>
          <table:table-cell table:style-name="ce53"/>
          <table:table-cell table:style-name="ce53" table:formula="of:=[.B55]&amp;&quot; to &quot;&amp;[.C55]" office:value-type="string" office:string-value="0x062000 to 0x063FFF" calcext:value-type="string">
            <text:p>0x062000 to 0x063FFF</text:p>
          </table:table-cell>
          <table:table-cell table:style-name="ce58" office:value-type="string" calcext:value-type="string">
            <text:p>RAM PAGE 177</text:p>
          </table:table-cell>
          <table:table-cell table:style-name="ce58"/>
        </table:table-row>
        <table:table-row table:style-name="ro2">
          <table:table-cell table:style-name="ce53" office:value-type="float" office:value="50" calcext:value-type="float">
            <text:p>50</text:p>
          </table:table-cell>
          <table:table-cell table:style-name="ce56" table:formula="of:=&quot;0x&quot;&amp;DEC2HEX([.A56]*8192;6)" office:value-type="string" office:string-value="0x064000" calcext:value-type="string">
            <text:p>0x064000</text:p>
          </table:table-cell>
          <table:table-cell table:style-name="ce56" table:formula="of:=&quot;0x&quot;&amp;DEC2HEX(([.A56]+1)*8192-1;6)" office:value-type="string" office:string-value="0x065FFF" calcext:value-type="string">
            <text:p>0x065FFF</text:p>
          </table:table-cell>
          <table:table-cell table:style-name="ce53"/>
          <table:table-cell table:style-name="ce53" table:formula="of:=[.B56]&amp;&quot; to &quot;&amp;[.C56]" office:value-type="string" office:string-value="0x064000 to 0x065FFF" calcext:value-type="string">
            <text:p>0x064000 to 0x065FFF</text:p>
          </table:table-cell>
          <table:table-cell table:style-name="ce58" office:value-type="string" calcext:value-type="string">
            <text:p>RAM PAGE 178</text:p>
          </table:table-cell>
          <table:table-cell table:style-name="ce58"/>
        </table:table-row>
        <table:table-row table:style-name="ro2">
          <table:table-cell table:style-name="ce53" office:value-type="float" office:value="51" calcext:value-type="float">
            <text:p>51</text:p>
          </table:table-cell>
          <table:table-cell table:style-name="ce56" table:formula="of:=&quot;0x&quot;&amp;DEC2HEX([.A57]*8192;6)" office:value-type="string" office:string-value="0x066000" calcext:value-type="string">
            <text:p>0x066000</text:p>
          </table:table-cell>
          <table:table-cell table:style-name="ce56" table:formula="of:=&quot;0x&quot;&amp;DEC2HEX(([.A57]+1)*8192-1;6)" office:value-type="string" office:string-value="0x067FFF" calcext:value-type="string">
            <text:p>0x067FFF</text:p>
          </table:table-cell>
          <table:table-cell table:style-name="ce53"/>
          <table:table-cell table:style-name="ce53" table:formula="of:=[.B57]&amp;&quot; to &quot;&amp;[.C57]" office:value-type="string" office:string-value="0x066000 to 0x067FFF" calcext:value-type="string">
            <text:p>0x066000 to 0x067FFF</text:p>
          </table:table-cell>
          <table:table-cell table:style-name="ce58" office:value-type="string" calcext:value-type="string">
            <text:p>RAM PAGE 179</text:p>
          </table:table-cell>
          <table:table-cell table:style-name="ce58"/>
        </table:table-row>
        <table:table-row table:style-name="ro2">
          <table:table-cell table:style-name="ce53" office:value-type="float" office:value="52" calcext:value-type="float">
            <text:p>52</text:p>
          </table:table-cell>
          <table:table-cell table:style-name="ce56" table:formula="of:=&quot;0x&quot;&amp;DEC2HEX([.A58]*8192;6)" office:value-type="string" office:string-value="0x068000" calcext:value-type="string">
            <text:p>0x068000</text:p>
          </table:table-cell>
          <table:table-cell table:style-name="ce56" table:formula="of:=&quot;0x&quot;&amp;DEC2HEX(([.A58]+1)*8192-1;6)" office:value-type="string" office:string-value="0x069FFF" calcext:value-type="string">
            <text:p>0x069FFF</text:p>
          </table:table-cell>
          <table:table-cell table:style-name="ce53"/>
          <table:table-cell table:style-name="ce53" table:formula="of:=[.B58]&amp;&quot; to &quot;&amp;[.C58]" office:value-type="string" office:string-value="0x068000 to 0x069FFF" calcext:value-type="string">
            <text:p>0x068000 to 0x069FFF</text:p>
          </table:table-cell>
          <table:table-cell table:style-name="ce58" office:value-type="string" calcext:value-type="string">
            <text:p>RAM PAGE 180</text:p>
          </table:table-cell>
          <table:table-cell table:style-name="ce58"/>
        </table:table-row>
        <table:table-row table:style-name="ro2">
          <table:table-cell table:style-name="ce53" office:value-type="float" office:value="53" calcext:value-type="float">
            <text:p>53</text:p>
          </table:table-cell>
          <table:table-cell table:style-name="ce56" table:formula="of:=&quot;0x&quot;&amp;DEC2HEX([.A59]*8192;6)" office:value-type="string" office:string-value="0x06A000" calcext:value-type="string">
            <text:p>0x06A000</text:p>
          </table:table-cell>
          <table:table-cell table:style-name="ce56" table:formula="of:=&quot;0x&quot;&amp;DEC2HEX(([.A59]+1)*8192-1;6)" office:value-type="string" office:string-value="0x06BFFF" calcext:value-type="string">
            <text:p>0x06BFFF</text:p>
          </table:table-cell>
          <table:table-cell table:style-name="ce53"/>
          <table:table-cell table:style-name="ce53" table:formula="of:=[.B59]&amp;&quot; to &quot;&amp;[.C59]" office:value-type="string" office:string-value="0x06A000 to 0x06BFFF" calcext:value-type="string">
            <text:p>0x06A000 to 0x06BFFF</text:p>
          </table:table-cell>
          <table:table-cell table:style-name="ce58" office:value-type="string" calcext:value-type="string">
            <text:p>RAM PAGE 181</text:p>
          </table:table-cell>
          <table:table-cell table:style-name="ce58"/>
        </table:table-row>
        <table:table-row table:style-name="ro2">
          <table:table-cell table:style-name="ce53" office:value-type="float" office:value="54" calcext:value-type="float">
            <text:p>54</text:p>
          </table:table-cell>
          <table:table-cell table:style-name="ce56" table:formula="of:=&quot;0x&quot;&amp;DEC2HEX([.A60]*8192;6)" office:value-type="string" office:string-value="0x06C000" calcext:value-type="string">
            <text:p>0x06C000</text:p>
          </table:table-cell>
          <table:table-cell table:style-name="ce56" table:formula="of:=&quot;0x&quot;&amp;DEC2HEX(([.A60]+1)*8192-1;6)" office:value-type="string" office:string-value="0x06DFFF" calcext:value-type="string">
            <text:p>0x06DFFF</text:p>
          </table:table-cell>
          <table:table-cell table:style-name="ce53"/>
          <table:table-cell table:style-name="ce53" table:formula="of:=[.B60]&amp;&quot; to &quot;&amp;[.C60]" office:value-type="string" office:string-value="0x06C000 to 0x06DFFF" calcext:value-type="string">
            <text:p>0x06C000 to 0x06DFFF</text:p>
          </table:table-cell>
          <table:table-cell table:style-name="ce58" office:value-type="string" calcext:value-type="string">
            <text:p>RAM PAGE 182</text:p>
          </table:table-cell>
          <table:table-cell table:style-name="ce58"/>
        </table:table-row>
        <table:table-row table:style-name="ro2">
          <table:table-cell table:style-name="ce53" office:value-type="float" office:value="55" calcext:value-type="float">
            <text:p>55</text:p>
          </table:table-cell>
          <table:table-cell table:style-name="ce56" table:formula="of:=&quot;0x&quot;&amp;DEC2HEX([.A61]*8192;6)" office:value-type="string" office:string-value="0x06E000" calcext:value-type="string">
            <text:p>0x06E000</text:p>
          </table:table-cell>
          <table:table-cell table:style-name="ce56" table:formula="of:=&quot;0x&quot;&amp;DEC2HEX(([.A61]+1)*8192-1;6)" office:value-type="string" office:string-value="0x06FFFF" calcext:value-type="string">
            <text:p>0x06FFFF</text:p>
          </table:table-cell>
          <table:table-cell table:style-name="ce53"/>
          <table:table-cell table:style-name="ce53" table:formula="of:=[.B61]&amp;&quot; to &quot;&amp;[.C61]" office:value-type="string" office:string-value="0x06E000 to 0x06FFFF" calcext:value-type="string">
            <text:p>0x06E000 to 0x06FFFF</text:p>
          </table:table-cell>
          <table:table-cell table:style-name="ce58" office:value-type="string" calcext:value-type="string">
            <text:p>RAM PAGE 183</text:p>
          </table:table-cell>
          <table:table-cell table:style-name="ce58"/>
        </table:table-row>
        <table:table-row table:style-name="ro2">
          <table:table-cell table:style-name="ce53" office:value-type="float" office:value="56" calcext:value-type="float">
            <text:p>56</text:p>
          </table:table-cell>
          <table:table-cell table:style-name="ce56" table:formula="of:=&quot;0x&quot;&amp;DEC2HEX([.A62]*8192;6)" office:value-type="string" office:string-value="0x070000" calcext:value-type="string">
            <text:p>0x070000</text:p>
          </table:table-cell>
          <table:table-cell table:style-name="ce56" table:formula="of:=&quot;0x&quot;&amp;DEC2HEX(([.A62]+1)*8192-1;6)" office:value-type="string" office:string-value="0x071FFF" calcext:value-type="string">
            <text:p>0x071FFF</text:p>
          </table:table-cell>
          <table:table-cell table:style-name="ce53"/>
          <table:table-cell table:style-name="ce53" table:formula="of:=[.B62]&amp;&quot; to &quot;&amp;[.C62]" office:value-type="string" office:string-value="0x070000 to 0x071FFF" calcext:value-type="string">
            <text:p>0x070000 to 0x071FFF</text:p>
          </table:table-cell>
          <table:table-cell table:style-name="ce58" office:value-type="string" calcext:value-type="string">
            <text:p>RAM PAGE 184</text:p>
          </table:table-cell>
          <table:table-cell table:style-name="ce58"/>
        </table:table-row>
        <table:table-row table:style-name="ro2">
          <table:table-cell table:style-name="ce53" office:value-type="float" office:value="57" calcext:value-type="float">
            <text:p>57</text:p>
          </table:table-cell>
          <table:table-cell table:style-name="ce56" table:formula="of:=&quot;0x&quot;&amp;DEC2HEX([.A63]*8192;6)" office:value-type="string" office:string-value="0x072000" calcext:value-type="string">
            <text:p>0x072000</text:p>
          </table:table-cell>
          <table:table-cell table:style-name="ce56" table:formula="of:=&quot;0x&quot;&amp;DEC2HEX(([.A63]+1)*8192-1;6)" office:value-type="string" office:string-value="0x073FFF" calcext:value-type="string">
            <text:p>0x073FFF</text:p>
          </table:table-cell>
          <table:table-cell table:style-name="ce53"/>
          <table:table-cell table:style-name="ce53" table:formula="of:=[.B63]&amp;&quot; to &quot;&amp;[.C63]" office:value-type="string" office:string-value="0x072000 to 0x073FFF" calcext:value-type="string">
            <text:p>0x072000 to 0x073FFF</text:p>
          </table:table-cell>
          <table:table-cell table:style-name="ce58" office:value-type="string" calcext:value-type="string">
            <text:p>RAM PAGE 185</text:p>
          </table:table-cell>
          <table:table-cell table:style-name="ce58"/>
        </table:table-row>
        <table:table-row table:style-name="ro2">
          <table:table-cell table:style-name="ce53" office:value-type="float" office:value="58" calcext:value-type="float">
            <text:p>58</text:p>
          </table:table-cell>
          <table:table-cell table:style-name="ce56" table:formula="of:=&quot;0x&quot;&amp;DEC2HEX([.A64]*8192;6)" office:value-type="string" office:string-value="0x074000" calcext:value-type="string">
            <text:p>0x074000</text:p>
          </table:table-cell>
          <table:table-cell table:style-name="ce56" table:formula="of:=&quot;0x&quot;&amp;DEC2HEX(([.A64]+1)*8192-1;6)" office:value-type="string" office:string-value="0x075FFF" calcext:value-type="string">
            <text:p>0x075FFF</text:p>
          </table:table-cell>
          <table:table-cell table:style-name="ce53"/>
          <table:table-cell table:style-name="ce53" table:formula="of:=[.B64]&amp;&quot; to &quot;&amp;[.C64]" office:value-type="string" office:string-value="0x074000 to 0x075FFF" calcext:value-type="string">
            <text:p>0x074000 to 0x075FFF</text:p>
          </table:table-cell>
          <table:table-cell table:style-name="ce58" office:value-type="string" calcext:value-type="string">
            <text:p>RAM PAGE 186</text:p>
          </table:table-cell>
          <table:table-cell table:style-name="ce58"/>
        </table:table-row>
        <table:table-row table:style-name="ro2">
          <table:table-cell table:style-name="ce53" office:value-type="float" office:value="59" calcext:value-type="float">
            <text:p>59</text:p>
          </table:table-cell>
          <table:table-cell table:style-name="ce56" table:formula="of:=&quot;0x&quot;&amp;DEC2HEX([.A65]*8192;6)" office:value-type="string" office:string-value="0x076000" calcext:value-type="string">
            <text:p>0x076000</text:p>
          </table:table-cell>
          <table:table-cell table:style-name="ce56" table:formula="of:=&quot;0x&quot;&amp;DEC2HEX(([.A65]+1)*8192-1;6)" office:value-type="string" office:string-value="0x077FFF" calcext:value-type="string">
            <text:p>0x077FFF</text:p>
          </table:table-cell>
          <table:table-cell table:style-name="ce53"/>
          <table:table-cell table:style-name="ce53" table:formula="of:=[.B65]&amp;&quot; to &quot;&amp;[.C65]" office:value-type="string" office:string-value="0x076000 to 0x077FFF" calcext:value-type="string">
            <text:p>0x076000 to 0x077FFF</text:p>
          </table:table-cell>
          <table:table-cell table:style-name="ce58" office:value-type="string" calcext:value-type="string">
            <text:p>RAM PAGE 187</text:p>
          </table:table-cell>
          <table:table-cell table:style-name="ce58"/>
        </table:table-row>
        <table:table-row table:style-name="ro2">
          <table:table-cell table:style-name="ce53" office:value-type="float" office:value="60" calcext:value-type="float">
            <text:p>60</text:p>
          </table:table-cell>
          <table:table-cell table:style-name="ce56" table:formula="of:=&quot;0x&quot;&amp;DEC2HEX([.A66]*8192;6)" office:value-type="string" office:string-value="0x078000" calcext:value-type="string">
            <text:p>0x078000</text:p>
          </table:table-cell>
          <table:table-cell table:style-name="ce56" table:formula="of:=&quot;0x&quot;&amp;DEC2HEX(([.A66]+1)*8192-1;6)" office:value-type="string" office:string-value="0x079FFF" calcext:value-type="string">
            <text:p>0x079FFF</text:p>
          </table:table-cell>
          <table:table-cell table:style-name="ce53"/>
          <table:table-cell table:style-name="ce53" table:formula="of:=[.B66]&amp;&quot; to &quot;&amp;[.C66]" office:value-type="string" office:string-value="0x078000 to 0x079FFF" calcext:value-type="string">
            <text:p>0x078000 to 0x079FFF</text:p>
          </table:table-cell>
          <table:table-cell table:style-name="ce58" office:value-type="string" calcext:value-type="string">
            <text:p>RAM PAGE 188</text:p>
          </table:table-cell>
          <table:table-cell table:style-name="ce58"/>
        </table:table-row>
        <table:table-row table:style-name="ro2">
          <table:table-cell table:style-name="ce53" office:value-type="float" office:value="61" calcext:value-type="float">
            <text:p>61</text:p>
          </table:table-cell>
          <table:table-cell table:style-name="ce56" table:formula="of:=&quot;0x&quot;&amp;DEC2HEX([.A67]*8192;6)" office:value-type="string" office:string-value="0x07A000" calcext:value-type="string">
            <text:p>0x07A000</text:p>
          </table:table-cell>
          <table:table-cell table:style-name="ce56" table:formula="of:=&quot;0x&quot;&amp;DEC2HEX(([.A67]+1)*8192-1;6)" office:value-type="string" office:string-value="0x07BFFF" calcext:value-type="string">
            <text:p>0x07BFFF</text:p>
          </table:table-cell>
          <table:table-cell table:style-name="ce53"/>
          <table:table-cell table:style-name="ce53" table:formula="of:=[.B67]&amp;&quot; to &quot;&amp;[.C67]" office:value-type="string" office:string-value="0x07A000 to 0x07BFFF" calcext:value-type="string">
            <text:p>0x07A000 to 0x07BFFF</text:p>
          </table:table-cell>
          <table:table-cell table:style-name="ce58" office:value-type="string" calcext:value-type="string">
            <text:p>RAM PAGE 189</text:p>
          </table:table-cell>
          <table:table-cell table:style-name="ce58"/>
        </table:table-row>
        <table:table-row table:style-name="ro2">
          <table:table-cell table:style-name="ce53" office:value-type="float" office:value="62" calcext:value-type="float">
            <text:p>62</text:p>
          </table:table-cell>
          <table:table-cell table:style-name="ce56" table:formula="of:=&quot;0x&quot;&amp;DEC2HEX([.A68]*8192;6)" office:value-type="string" office:string-value="0x07C000" calcext:value-type="string">
            <text:p>0x07C000</text:p>
          </table:table-cell>
          <table:table-cell table:style-name="ce56" table:formula="of:=&quot;0x&quot;&amp;DEC2HEX(([.A68]+1)*8192-1;6)" office:value-type="string" office:string-value="0x07DFFF" calcext:value-type="string">
            <text:p>0x07DFFF</text:p>
          </table:table-cell>
          <table:table-cell table:style-name="ce53"/>
          <table:table-cell table:style-name="ce53" table:formula="of:=[.B68]&amp;&quot; to &quot;&amp;[.C68]" office:value-type="string" office:string-value="0x07C000 to 0x07DFFF" calcext:value-type="string">
            <text:p>0x07C000 to 0x07DFFF</text:p>
          </table:table-cell>
          <table:table-cell table:style-name="ce58" office:value-type="string" calcext:value-type="string">
            <text:p>RAM PAGE 190</text:p>
          </table:table-cell>
          <table:table-cell table:style-name="ce58"/>
        </table:table-row>
        <table:table-row table:style-name="ro2">
          <table:table-cell table:style-name="ce53" office:value-type="float" office:value="63" calcext:value-type="float">
            <text:p>63</text:p>
          </table:table-cell>
          <table:table-cell table:style-name="ce56" table:formula="of:=&quot;0x&quot;&amp;DEC2HEX([.A69]*8192;6)" office:value-type="string" office:string-value="0x07E000" calcext:value-type="string">
            <text:p>0x07E000</text:p>
          </table:table-cell>
          <table:table-cell table:style-name="ce56" table:formula="of:=&quot;0x&quot;&amp;DEC2HEX(([.A69]+1)*8192-1;6)" office:value-type="string" office:string-value="0x07FFFF" calcext:value-type="string">
            <text:p>0x07FFFF</text:p>
          </table:table-cell>
          <table:table-cell table:style-name="ce53"/>
          <table:table-cell table:style-name="ce53" table:formula="of:=[.B69]&amp;&quot; to &quot;&amp;[.C69]" office:value-type="string" office:string-value="0x07E000 to 0x07FFFF" calcext:value-type="string">
            <text:p>0x07E000 to 0x07FFFF</text:p>
          </table:table-cell>
          <table:table-cell table:style-name="ce58" office:value-type="string" calcext:value-type="string">
            <text:p>RAM PAGE 191</text:p>
          </table:table-cell>
          <table:table-cell table:style-name="ce58"/>
        </table:table-row>
        <table:table-row table:style-name="ro2">
          <table:table-cell table:style-name="ce54" office:value-type="float" office:value="64" calcext:value-type="float">
            <text:p>64</text:p>
          </table:table-cell>
          <table:table-cell table:style-name="ce56" table:formula="of:=&quot;0x&quot;&amp;DEC2HEX([.A70]*8192;6)" office:value-type="string" office:string-value="0x080000" calcext:value-type="string">
            <text:p>0x080000</text:p>
          </table:table-cell>
          <table:table-cell table:style-name="ce56" table:formula="of:=&quot;0x&quot;&amp;DEC2HEX(([.A70]+1)*8192-1;6)" office:value-type="string" office:string-value="0x081FFF" calcext:value-type="string">
            <text:p>0x081FFF</text:p>
          </table:table-cell>
          <table:table-cell table:style-name="ce53"/>
          <table:table-cell table:style-name="ce53" table:formula="of:=[.B70]&amp;&quot; to &quot;&amp;[.C70]" office:value-type="string" office:string-value="0x080000 to 0x081FFF" calcext:value-type="string">
            <text:p>0x080000 to 0x081FFF</text:p>
          </table:table-cell>
          <table:table-cell table:style-name="ce58" office:value-type="string" calcext:value-type="string">
            <text:p>RAM PAGE 192</text:p>
          </table:table-cell>
          <table:table-cell table:style-name="ce59" office:value-type="string" calcext:value-type="string">
            <text:p>ROM PAGE 0_LO ($C000 to $DFFF)</text:p>
          </table:table-cell>
        </table:table-row>
        <table:table-row table:style-name="ro2">
          <table:table-cell table:style-name="ce54" office:value-type="float" office:value="65" calcext:value-type="float">
            <text:p>65</text:p>
          </table:table-cell>
          <table:table-cell table:style-name="ce56" table:formula="of:=&quot;0x&quot;&amp;DEC2HEX([.A71]*8192;6)" office:value-type="string" office:string-value="0x082000" calcext:value-type="string">
            <text:p>0x082000</text:p>
          </table:table-cell>
          <table:table-cell table:style-name="ce56" table:formula="of:=&quot;0x&quot;&amp;DEC2HEX(([.A71]+1)*8192-1;6)" office:value-type="string" office:string-value="0x083FFF" calcext:value-type="string">
            <text:p>0x083FFF</text:p>
          </table:table-cell>
          <table:table-cell table:style-name="ce53"/>
          <table:table-cell table:style-name="ce53" table:formula="of:=[.B71]&amp;&quot; to &quot;&amp;[.C71]" office:value-type="string" office:string-value="0x082000 to 0x083FFF" calcext:value-type="string">
            <text:p>0x082000 to 0x083FFF</text:p>
          </table:table-cell>
          <table:table-cell table:style-name="ce58" office:value-type="string" calcext:value-type="string">
            <text:p>RAM PAGE 193</text:p>
          </table:table-cell>
          <table:table-cell table:style-name="ce59" office:value-type="string" calcext:value-type="string">
            <text:p>ROM PAGE 0_HI ($E000 to $FFFF)</text:p>
          </table:table-cell>
        </table:table-row>
        <table:table-row table:style-name="ro2">
          <table:table-cell table:style-name="ce54" office:value-type="float" office:value="66" calcext:value-type="float">
            <text:p>66</text:p>
          </table:table-cell>
          <table:table-cell table:style-name="ce56" table:formula="of:=&quot;0x&quot;&amp;DEC2HEX([.A72]*8192;6)" office:value-type="string" office:string-value="0x084000" calcext:value-type="string">
            <text:p>0x084000</text:p>
          </table:table-cell>
          <table:table-cell table:style-name="ce56" table:formula="of:=&quot;0x&quot;&amp;DEC2HEX(([.A72]+1)*8192-1;6)" office:value-type="string" office:string-value="0x085FFF" calcext:value-type="string">
            <text:p>0x085FFF</text:p>
          </table:table-cell>
          <table:table-cell table:style-name="ce53"/>
          <table:table-cell table:style-name="ce53" table:formula="of:=[.B72]&amp;&quot; to &quot;&amp;[.C72]" office:value-type="string" office:string-value="0x084000 to 0x085FFF" calcext:value-type="string">
            <text:p>0x084000 to 0x085FFF</text:p>
          </table:table-cell>
          <table:table-cell table:style-name="ce58" office:value-type="string" calcext:value-type="string">
            <text:p>RAM PAGE 194</text:p>
          </table:table-cell>
          <table:table-cell table:style-name="ce59" office:value-type="string" calcext:value-type="string">
            <text:p>ROM PAGE 1_LO</text:p>
          </table:table-cell>
        </table:table-row>
        <table:table-row table:style-name="ro2">
          <table:table-cell table:style-name="ce54" office:value-type="float" office:value="67" calcext:value-type="float">
            <text:p>67</text:p>
          </table:table-cell>
          <table:table-cell table:style-name="ce56" table:formula="of:=&quot;0x&quot;&amp;DEC2HEX([.A73]*8192;6)" office:value-type="string" office:string-value="0x086000" calcext:value-type="string">
            <text:p>0x086000</text:p>
          </table:table-cell>
          <table:table-cell table:style-name="ce56" table:formula="of:=&quot;0x&quot;&amp;DEC2HEX(([.A73]+1)*8192-1;6)" office:value-type="string" office:string-value="0x087FFF" calcext:value-type="string">
            <text:p>0x087FFF</text:p>
          </table:table-cell>
          <table:table-cell table:style-name="ce53"/>
          <table:table-cell table:style-name="ce53" table:formula="of:=[.B73]&amp;&quot; to &quot;&amp;[.C73]" office:value-type="string" office:string-value="0x086000 to 0x087FFF" calcext:value-type="string">
            <text:p>0x086000 to 0x087FFF</text:p>
          </table:table-cell>
          <table:table-cell table:style-name="ce58" office:value-type="string" calcext:value-type="string">
            <text:p>RAM PAGE 195</text:p>
          </table:table-cell>
          <table:table-cell table:style-name="ce59" office:value-type="string" calcext:value-type="string">
            <text:p>ROM PAGE 1_HI</text:p>
          </table:table-cell>
        </table:table-row>
        <table:table-row table:style-name="ro2">
          <table:table-cell table:style-name="ce54" office:value-type="float" office:value="68" calcext:value-type="float">
            <text:p>68</text:p>
          </table:table-cell>
          <table:table-cell table:style-name="ce56" table:formula="of:=&quot;0x&quot;&amp;DEC2HEX([.A74]*8192;6)" office:value-type="string" office:string-value="0x088000" calcext:value-type="string">
            <text:p>0x088000</text:p>
          </table:table-cell>
          <table:table-cell table:style-name="ce56" table:formula="of:=&quot;0x&quot;&amp;DEC2HEX(([.A74]+1)*8192-1;6)" office:value-type="string" office:string-value="0x089FFF" calcext:value-type="string">
            <text:p>0x089FFF</text:p>
          </table:table-cell>
          <table:table-cell table:style-name="ce53"/>
          <table:table-cell table:style-name="ce53" table:formula="of:=[.B74]&amp;&quot; to &quot;&amp;[.C74]" office:value-type="string" office:string-value="0x088000 to 0x089FFF" calcext:value-type="string">
            <text:p>0x088000 to 0x089FFF</text:p>
          </table:table-cell>
          <table:table-cell table:style-name="ce58" office:value-type="string" calcext:value-type="string">
            <text:p>RAM PAGE 196</text:p>
          </table:table-cell>
          <table:table-cell table:style-name="ce59" office:value-type="string" calcext:value-type="string">
            <text:p>ROM PAGE 2_LO</text:p>
          </table:table-cell>
        </table:table-row>
        <table:table-row table:style-name="ro2">
          <table:table-cell table:style-name="ce54" office:value-type="float" office:value="69" calcext:value-type="float">
            <text:p>69</text:p>
          </table:table-cell>
          <table:table-cell table:style-name="ce56" table:formula="of:=&quot;0x&quot;&amp;DEC2HEX([.A75]*8192;6)" office:value-type="string" office:string-value="0x08A000" calcext:value-type="string">
            <text:p>0x08A000</text:p>
          </table:table-cell>
          <table:table-cell table:style-name="ce56" table:formula="of:=&quot;0x&quot;&amp;DEC2HEX(([.A75]+1)*8192-1;6)" office:value-type="string" office:string-value="0x08BFFF" calcext:value-type="string">
            <text:p>0x08BFFF</text:p>
          </table:table-cell>
          <table:table-cell table:style-name="ce53"/>
          <table:table-cell table:style-name="ce53" table:formula="of:=[.B75]&amp;&quot; to &quot;&amp;[.C75]" office:value-type="string" office:string-value="0x08A000 to 0x08BFFF" calcext:value-type="string">
            <text:p>0x08A000 to 0x08BFFF</text:p>
          </table:table-cell>
          <table:table-cell table:style-name="ce58" office:value-type="string" calcext:value-type="string">
            <text:p>RAM PAGE 197</text:p>
          </table:table-cell>
          <table:table-cell table:style-name="ce59" office:value-type="string" calcext:value-type="string">
            <text:p>ROM PAGE 2_HI</text:p>
          </table:table-cell>
        </table:table-row>
        <table:table-row table:style-name="ro2">
          <table:table-cell table:style-name="ce54" office:value-type="float" office:value="70" calcext:value-type="float">
            <text:p>70</text:p>
          </table:table-cell>
          <table:table-cell table:style-name="ce56" table:formula="of:=&quot;0x&quot;&amp;DEC2HEX([.A76]*8192;6)" office:value-type="string" office:string-value="0x08C000" calcext:value-type="string">
            <text:p>0x08C000</text:p>
          </table:table-cell>
          <table:table-cell table:style-name="ce56" table:formula="of:=&quot;0x&quot;&amp;DEC2HEX(([.A76]+1)*8192-1;6)" office:value-type="string" office:string-value="0x08DFFF" calcext:value-type="string">
            <text:p>0x08DFFF</text:p>
          </table:table-cell>
          <table:table-cell table:style-name="ce53"/>
          <table:table-cell table:style-name="ce53" table:formula="of:=[.B76]&amp;&quot; to &quot;&amp;[.C76]" office:value-type="string" office:string-value="0x08C000 to 0x08DFFF" calcext:value-type="string">
            <text:p>0x08C000 to 0x08DFFF</text:p>
          </table:table-cell>
          <table:table-cell table:style-name="ce58" office:value-type="string" calcext:value-type="string">
            <text:p>RAM PAGE 198</text:p>
          </table:table-cell>
          <table:table-cell table:style-name="ce59" office:value-type="string" calcext:value-type="string">
            <text:p>ROM PAGE 3_LO</text:p>
          </table:table-cell>
        </table:table-row>
        <table:table-row table:style-name="ro2">
          <table:table-cell table:style-name="ce54" office:value-type="float" office:value="71" calcext:value-type="float">
            <text:p>71</text:p>
          </table:table-cell>
          <table:table-cell table:style-name="ce56" table:formula="of:=&quot;0x&quot;&amp;DEC2HEX([.A77]*8192;6)" office:value-type="string" office:string-value="0x08E000" calcext:value-type="string">
            <text:p>0x08E000</text:p>
          </table:table-cell>
          <table:table-cell table:style-name="ce56" table:formula="of:=&quot;0x&quot;&amp;DEC2HEX(([.A77]+1)*8192-1;6)" office:value-type="string" office:string-value="0x08FFFF" calcext:value-type="string">
            <text:p>0x08FFFF</text:p>
          </table:table-cell>
          <table:table-cell table:style-name="ce53"/>
          <table:table-cell table:style-name="ce53" table:formula="of:=[.B77]&amp;&quot; to &quot;&amp;[.C77]" office:value-type="string" office:string-value="0x08E000 to 0x08FFFF" calcext:value-type="string">
            <text:p>0x08E000 to 0x08FFFF</text:p>
          </table:table-cell>
          <table:table-cell table:style-name="ce58" office:value-type="string" calcext:value-type="string">
            <text:p>RAM PAGE 199</text:p>
          </table:table-cell>
          <table:table-cell table:style-name="ce59" office:value-type="string" calcext:value-type="string">
            <text:p>ROM PAGE 3_HI</text:p>
          </table:table-cell>
        </table:table-row>
        <table:table-row table:style-name="ro2">
          <table:table-cell table:style-name="ce54" office:value-type="float" office:value="72" calcext:value-type="float">
            <text:p>72</text:p>
          </table:table-cell>
          <table:table-cell table:style-name="ce56" table:formula="of:=&quot;0x&quot;&amp;DEC2HEX([.A78]*8192;6)" office:value-type="string" office:string-value="0x090000" calcext:value-type="string">
            <text:p>0x090000</text:p>
          </table:table-cell>
          <table:table-cell table:style-name="ce56" table:formula="of:=&quot;0x&quot;&amp;DEC2HEX(([.A78]+1)*8192-1;6)" office:value-type="string" office:string-value="0x091FFF" calcext:value-type="string">
            <text:p>0x091FFF</text:p>
          </table:table-cell>
          <table:table-cell table:style-name="ce53"/>
          <table:table-cell table:style-name="ce53" table:formula="of:=[.B78]&amp;&quot; to &quot;&amp;[.C78]" office:value-type="string" office:string-value="0x090000 to 0x091FFF" calcext:value-type="string">
            <text:p>0x090000 to 0x091FFF</text:p>
          </table:table-cell>
          <table:table-cell table:style-name="ce58" office:value-type="string" calcext:value-type="string">
            <text:p>RAM PAGE 200</text:p>
          </table:table-cell>
          <table:table-cell table:style-name="ce59" office:value-type="string" calcext:value-type="string">
            <text:p>ROM PAGE 4_LO</text:p>
          </table:table-cell>
        </table:table-row>
        <table:table-row table:style-name="ro2">
          <table:table-cell table:style-name="ce54" office:value-type="float" office:value="73" calcext:value-type="float">
            <text:p>73</text:p>
          </table:table-cell>
          <table:table-cell table:style-name="ce56" table:formula="of:=&quot;0x&quot;&amp;DEC2HEX([.A79]*8192;6)" office:value-type="string" office:string-value="0x092000" calcext:value-type="string">
            <text:p>0x092000</text:p>
          </table:table-cell>
          <table:table-cell table:style-name="ce56" table:formula="of:=&quot;0x&quot;&amp;DEC2HEX(([.A79]+1)*8192-1;6)" office:value-type="string" office:string-value="0x093FFF" calcext:value-type="string">
            <text:p>0x093FFF</text:p>
          </table:table-cell>
          <table:table-cell table:style-name="ce53"/>
          <table:table-cell table:style-name="ce53" table:formula="of:=[.B79]&amp;&quot; to &quot;&amp;[.C79]" office:value-type="string" office:string-value="0x092000 to 0x093FFF" calcext:value-type="string">
            <text:p>0x092000 to 0x093FFF</text:p>
          </table:table-cell>
          <table:table-cell table:style-name="ce58" office:value-type="string" calcext:value-type="string">
            <text:p>RAM PAGE 201</text:p>
          </table:table-cell>
          <table:table-cell table:style-name="ce59" office:value-type="string" calcext:value-type="string">
            <text:p>ROM PAGE 4_HI</text:p>
          </table:table-cell>
        </table:table-row>
        <table:table-row table:style-name="ro2">
          <table:table-cell table:style-name="ce54" office:value-type="float" office:value="74" calcext:value-type="float">
            <text:p>74</text:p>
          </table:table-cell>
          <table:table-cell table:style-name="ce56" table:formula="of:=&quot;0x&quot;&amp;DEC2HEX([.A80]*8192;6)" office:value-type="string" office:string-value="0x094000" calcext:value-type="string">
            <text:p>0x094000</text:p>
          </table:table-cell>
          <table:table-cell table:style-name="ce56" table:formula="of:=&quot;0x&quot;&amp;DEC2HEX(([.A80]+1)*8192-1;6)" office:value-type="string" office:string-value="0x095FFF" calcext:value-type="string">
            <text:p>0x095FFF</text:p>
          </table:table-cell>
          <table:table-cell table:style-name="ce53"/>
          <table:table-cell table:style-name="ce53" table:formula="of:=[.B80]&amp;&quot; to &quot;&amp;[.C80]" office:value-type="string" office:string-value="0x094000 to 0x095FFF" calcext:value-type="string">
            <text:p>0x094000 to 0x095FFF</text:p>
          </table:table-cell>
          <table:table-cell table:style-name="ce58" office:value-type="string" calcext:value-type="string">
            <text:p>RAM PAGE 202</text:p>
          </table:table-cell>
          <table:table-cell table:style-name="ce59" office:value-type="string" calcext:value-type="string">
            <text:p>ROM PAGE 5_LO</text:p>
          </table:table-cell>
        </table:table-row>
        <table:table-row table:style-name="ro2">
          <table:table-cell table:style-name="ce54" office:value-type="float" office:value="75" calcext:value-type="float">
            <text:p>75</text:p>
          </table:table-cell>
          <table:table-cell table:style-name="ce56" table:formula="of:=&quot;0x&quot;&amp;DEC2HEX([.A81]*8192;6)" office:value-type="string" office:string-value="0x096000" calcext:value-type="string">
            <text:p>0x096000</text:p>
          </table:table-cell>
          <table:table-cell table:style-name="ce56" table:formula="of:=&quot;0x&quot;&amp;DEC2HEX(([.A81]+1)*8192-1;6)" office:value-type="string" office:string-value="0x097FFF" calcext:value-type="string">
            <text:p>0x097FFF</text:p>
          </table:table-cell>
          <table:table-cell table:style-name="ce53"/>
          <table:table-cell table:style-name="ce53" table:formula="of:=[.B81]&amp;&quot; to &quot;&amp;[.C81]" office:value-type="string" office:string-value="0x096000 to 0x097FFF" calcext:value-type="string">
            <text:p>0x096000 to 0x097FFF</text:p>
          </table:table-cell>
          <table:table-cell table:style-name="ce58" office:value-type="string" calcext:value-type="string">
            <text:p>RAM PAGE 203</text:p>
          </table:table-cell>
          <table:table-cell table:style-name="ce59" office:value-type="string" calcext:value-type="string">
            <text:p>ROM PAGE 5_HI</text:p>
          </table:table-cell>
        </table:table-row>
        <table:table-row table:style-name="ro2">
          <table:table-cell table:style-name="ce54" office:value-type="float" office:value="76" calcext:value-type="float">
            <text:p>76</text:p>
          </table:table-cell>
          <table:table-cell table:style-name="ce56" table:formula="of:=&quot;0x&quot;&amp;DEC2HEX([.A82]*8192;6)" office:value-type="string" office:string-value="0x098000" calcext:value-type="string">
            <text:p>0x098000</text:p>
          </table:table-cell>
          <table:table-cell table:style-name="ce56" table:formula="of:=&quot;0x&quot;&amp;DEC2HEX(([.A82]+1)*8192-1;6)" office:value-type="string" office:string-value="0x099FFF" calcext:value-type="string">
            <text:p>0x099FFF</text:p>
          </table:table-cell>
          <table:table-cell table:style-name="ce53"/>
          <table:table-cell table:style-name="ce53" table:formula="of:=[.B82]&amp;&quot; to &quot;&amp;[.C82]" office:value-type="string" office:string-value="0x098000 to 0x099FFF" calcext:value-type="string">
            <text:p>0x098000 to 0x099FFF</text:p>
          </table:table-cell>
          <table:table-cell table:style-name="ce58" office:value-type="string" calcext:value-type="string">
            <text:p>RAM PAGE 204</text:p>
          </table:table-cell>
          <table:table-cell table:style-name="ce59" office:value-type="string" calcext:value-type="string">
            <text:p>ROM PAGE 6_LO</text:p>
          </table:table-cell>
        </table:table-row>
        <table:table-row table:style-name="ro2">
          <table:table-cell table:style-name="ce54" office:value-type="float" office:value="77" calcext:value-type="float">
            <text:p>77</text:p>
          </table:table-cell>
          <table:table-cell table:style-name="ce56" table:formula="of:=&quot;0x&quot;&amp;DEC2HEX([.A83]*8192;6)" office:value-type="string" office:string-value="0x09A000" calcext:value-type="string">
            <text:p>0x09A000</text:p>
          </table:table-cell>
          <table:table-cell table:style-name="ce56" table:formula="of:=&quot;0x&quot;&amp;DEC2HEX(([.A83]+1)*8192-1;6)" office:value-type="string" office:string-value="0x09BFFF" calcext:value-type="string">
            <text:p>0x09BFFF</text:p>
          </table:table-cell>
          <table:table-cell table:style-name="ce53"/>
          <table:table-cell table:style-name="ce53" table:formula="of:=[.B83]&amp;&quot; to &quot;&amp;[.C83]" office:value-type="string" office:string-value="0x09A000 to 0x09BFFF" calcext:value-type="string">
            <text:p>0x09A000 to 0x09BFFF</text:p>
          </table:table-cell>
          <table:table-cell table:style-name="ce58" office:value-type="string" calcext:value-type="string">
            <text:p>RAM PAGE 205</text:p>
          </table:table-cell>
          <table:table-cell table:style-name="ce59" office:value-type="string" calcext:value-type="string">
            <text:p>ROM PAGE 6_HI</text:p>
          </table:table-cell>
        </table:table-row>
        <table:table-row table:style-name="ro2">
          <table:table-cell table:style-name="ce54" office:value-type="float" office:value="78" calcext:value-type="float">
            <text:p>78</text:p>
          </table:table-cell>
          <table:table-cell table:style-name="ce56" table:formula="of:=&quot;0x&quot;&amp;DEC2HEX([.A84]*8192;6)" office:value-type="string" office:string-value="0x09C000" calcext:value-type="string">
            <text:p>0x09C000</text:p>
          </table:table-cell>
          <table:table-cell table:style-name="ce56" table:formula="of:=&quot;0x&quot;&amp;DEC2HEX(([.A84]+1)*8192-1;6)" office:value-type="string" office:string-value="0x09DFFF" calcext:value-type="string">
            <text:p>0x09DFFF</text:p>
          </table:table-cell>
          <table:table-cell table:style-name="ce53"/>
          <table:table-cell table:style-name="ce53" table:formula="of:=[.B84]&amp;&quot; to &quot;&amp;[.C84]" office:value-type="string" office:string-value="0x09C000 to 0x09DFFF" calcext:value-type="string">
            <text:p>0x09C000 to 0x09DFFF</text:p>
          </table:table-cell>
          <table:table-cell table:style-name="ce58" office:value-type="string" calcext:value-type="string">
            <text:p>RAM PAGE 206</text:p>
          </table:table-cell>
          <table:table-cell table:style-name="ce59" office:value-type="string" calcext:value-type="string">
            <text:p>ROM PAGE 7_LO</text:p>
          </table:table-cell>
        </table:table-row>
        <table:table-row table:style-name="ro2">
          <table:table-cell table:style-name="ce54" office:value-type="float" office:value="79" calcext:value-type="float">
            <text:p>79</text:p>
          </table:table-cell>
          <table:table-cell table:style-name="ce56" table:formula="of:=&quot;0x&quot;&amp;DEC2HEX([.A85]*8192;6)" office:value-type="string" office:string-value="0x09E000" calcext:value-type="string">
            <text:p>0x09E000</text:p>
          </table:table-cell>
          <table:table-cell table:style-name="ce56" table:formula="of:=&quot;0x&quot;&amp;DEC2HEX(([.A85]+1)*8192-1;6)" office:value-type="string" office:string-value="0x09FFFF" calcext:value-type="string">
            <text:p>0x09FFFF</text:p>
          </table:table-cell>
          <table:table-cell table:style-name="ce53"/>
          <table:table-cell table:style-name="ce53" table:formula="of:=[.B85]&amp;&quot; to &quot;&amp;[.C85]" office:value-type="string" office:string-value="0x09E000 to 0x09FFFF" calcext:value-type="string">
            <text:p>0x09E000 to 0x09FFFF</text:p>
          </table:table-cell>
          <table:table-cell table:style-name="ce58" office:value-type="string" calcext:value-type="string">
            <text:p>RAM PAGE 207</text:p>
          </table:table-cell>
          <table:table-cell table:style-name="ce59" office:value-type="string" calcext:value-type="string">
            <text:p>ROM PAGE 7_HI</text:p>
          </table:table-cell>
        </table:table-row>
        <table:table-row table:style-name="ro2">
          <table:table-cell table:style-name="ce54" office:value-type="float" office:value="80" calcext:value-type="float">
            <text:p>80</text:p>
          </table:table-cell>
          <table:table-cell table:style-name="ce56" table:formula="of:=&quot;0x&quot;&amp;DEC2HEX([.A86]*8192;6)" office:value-type="string" office:string-value="0x0A0000" calcext:value-type="string">
            <text:p>0x0A0000</text:p>
          </table:table-cell>
          <table:table-cell table:style-name="ce56" table:formula="of:=&quot;0x&quot;&amp;DEC2HEX(([.A86]+1)*8192-1;6)" office:value-type="string" office:string-value="0x0A1FFF" calcext:value-type="string">
            <text:p>0x0A1FFF</text:p>
          </table:table-cell>
          <table:table-cell table:style-name="ce53"/>
          <table:table-cell table:style-name="ce53" table:formula="of:=[.B86]&amp;&quot; to &quot;&amp;[.C86]" office:value-type="string" office:string-value="0x0A0000 to 0x0A1FFF" calcext:value-type="string">
            <text:p>0x0A0000 to 0x0A1FFF</text:p>
          </table:table-cell>
          <table:table-cell table:style-name="ce58" office:value-type="string" calcext:value-type="string">
            <text:p>RAM PAGE 208</text:p>
          </table:table-cell>
          <table:table-cell table:style-name="ce59" office:value-type="string" calcext:value-type="string">
            <text:p>ROM PAGE 8_LO</text:p>
          </table:table-cell>
        </table:table-row>
        <table:table-row table:style-name="ro2">
          <table:table-cell table:style-name="ce54" office:value-type="float" office:value="81" calcext:value-type="float">
            <text:p>81</text:p>
          </table:table-cell>
          <table:table-cell table:style-name="ce56" table:formula="of:=&quot;0x&quot;&amp;DEC2HEX([.A87]*8192;6)" office:value-type="string" office:string-value="0x0A2000" calcext:value-type="string">
            <text:p>0x0A2000</text:p>
          </table:table-cell>
          <table:table-cell table:style-name="ce56" table:formula="of:=&quot;0x&quot;&amp;DEC2HEX(([.A87]+1)*8192-1;6)" office:value-type="string" office:string-value="0x0A3FFF" calcext:value-type="string">
            <text:p>0x0A3FFF</text:p>
          </table:table-cell>
          <table:table-cell table:style-name="ce53"/>
          <table:table-cell table:style-name="ce53" table:formula="of:=[.B87]&amp;&quot; to &quot;&amp;[.C87]" office:value-type="string" office:string-value="0x0A2000 to 0x0A3FFF" calcext:value-type="string">
            <text:p>0x0A2000 to 0x0A3FFF</text:p>
          </table:table-cell>
          <table:table-cell table:style-name="ce58" office:value-type="string" calcext:value-type="string">
            <text:p>RAM PAGE 209</text:p>
          </table:table-cell>
          <table:table-cell table:style-name="ce59" office:value-type="string" calcext:value-type="string">
            <text:p>ROM PAGE 8_HI</text:p>
          </table:table-cell>
        </table:table-row>
        <table:table-row table:style-name="ro2">
          <table:table-cell table:style-name="ce54" office:value-type="float" office:value="82" calcext:value-type="float">
            <text:p>82</text:p>
          </table:table-cell>
          <table:table-cell table:style-name="ce56" table:formula="of:=&quot;0x&quot;&amp;DEC2HEX([.A88]*8192;6)" office:value-type="string" office:string-value="0x0A4000" calcext:value-type="string">
            <text:p>0x0A4000</text:p>
          </table:table-cell>
          <table:table-cell table:style-name="ce56" table:formula="of:=&quot;0x&quot;&amp;DEC2HEX(([.A88]+1)*8192-1;6)" office:value-type="string" office:string-value="0x0A5FFF" calcext:value-type="string">
            <text:p>0x0A5FFF</text:p>
          </table:table-cell>
          <table:table-cell table:style-name="ce53"/>
          <table:table-cell table:style-name="ce53" table:formula="of:=[.B88]&amp;&quot; to &quot;&amp;[.C88]" office:value-type="string" office:string-value="0x0A4000 to 0x0A5FFF" calcext:value-type="string">
            <text:p>0x0A4000 to 0x0A5FFF</text:p>
          </table:table-cell>
          <table:table-cell table:style-name="ce58" office:value-type="string" calcext:value-type="string">
            <text:p>RAM PAGE 210</text:p>
          </table:table-cell>
          <table:table-cell table:style-name="ce59" office:value-type="string" calcext:value-type="string">
            <text:p>ROM PAGE 9_LO</text:p>
          </table:table-cell>
        </table:table-row>
        <table:table-row table:style-name="ro2">
          <table:table-cell table:style-name="ce54" office:value-type="float" office:value="83" calcext:value-type="float">
            <text:p>83</text:p>
          </table:table-cell>
          <table:table-cell table:style-name="ce56" table:formula="of:=&quot;0x&quot;&amp;DEC2HEX([.A89]*8192;6)" office:value-type="string" office:string-value="0x0A6000" calcext:value-type="string">
            <text:p>0x0A6000</text:p>
          </table:table-cell>
          <table:table-cell table:style-name="ce56" table:formula="of:=&quot;0x&quot;&amp;DEC2HEX(([.A89]+1)*8192-1;6)" office:value-type="string" office:string-value="0x0A7FFF" calcext:value-type="string">
            <text:p>0x0A7FFF</text:p>
          </table:table-cell>
          <table:table-cell table:style-name="ce53"/>
          <table:table-cell table:style-name="ce53" table:formula="of:=[.B89]&amp;&quot; to &quot;&amp;[.C89]" office:value-type="string" office:string-value="0x0A6000 to 0x0A7FFF" calcext:value-type="string">
            <text:p>0x0A6000 to 0x0A7FFF</text:p>
          </table:table-cell>
          <table:table-cell table:style-name="ce58" office:value-type="string" calcext:value-type="string">
            <text:p>RAM PAGE 211</text:p>
          </table:table-cell>
          <table:table-cell table:style-name="ce59" office:value-type="string" calcext:value-type="string">
            <text:p>ROM PAGE 9_HI</text:p>
          </table:table-cell>
        </table:table-row>
        <table:table-row table:style-name="ro2">
          <table:table-cell table:style-name="ce54" office:value-type="float" office:value="84" calcext:value-type="float">
            <text:p>84</text:p>
          </table:table-cell>
          <table:table-cell table:style-name="ce56" table:formula="of:=&quot;0x&quot;&amp;DEC2HEX([.A90]*8192;6)" office:value-type="string" office:string-value="0x0A8000" calcext:value-type="string">
            <text:p>0x0A8000</text:p>
          </table:table-cell>
          <table:table-cell table:style-name="ce56" table:formula="of:=&quot;0x&quot;&amp;DEC2HEX(([.A90]+1)*8192-1;6)" office:value-type="string" office:string-value="0x0A9FFF" calcext:value-type="string">
            <text:p>0x0A9FFF</text:p>
          </table:table-cell>
          <table:table-cell table:style-name="ce53"/>
          <table:table-cell table:style-name="ce53" table:formula="of:=[.B90]&amp;&quot; to &quot;&amp;[.C90]" office:value-type="string" office:string-value="0x0A8000 to 0x0A9FFF" calcext:value-type="string">
            <text:p>0x0A8000 to 0x0A9FFF</text:p>
          </table:table-cell>
          <table:table-cell table:style-name="ce58" office:value-type="string" calcext:value-type="string">
            <text:p>RAM PAGE 212</text:p>
          </table:table-cell>
          <table:table-cell table:style-name="ce59" office:value-type="string" calcext:value-type="string">
            <text:p>ROM PAGE 10_LO</text:p>
          </table:table-cell>
        </table:table-row>
        <table:table-row table:style-name="ro2">
          <table:table-cell table:style-name="ce54" office:value-type="float" office:value="85" calcext:value-type="float">
            <text:p>85</text:p>
          </table:table-cell>
          <table:table-cell table:style-name="ce56" table:formula="of:=&quot;0x&quot;&amp;DEC2HEX([.A91]*8192;6)" office:value-type="string" office:string-value="0x0AA000" calcext:value-type="string">
            <text:p>0x0AA000</text:p>
          </table:table-cell>
          <table:table-cell table:style-name="ce56" table:formula="of:=&quot;0x&quot;&amp;DEC2HEX(([.A91]+1)*8192-1;6)" office:value-type="string" office:string-value="0x0ABFFF" calcext:value-type="string">
            <text:p>0x0ABFFF</text:p>
          </table:table-cell>
          <table:table-cell table:style-name="ce53"/>
          <table:table-cell table:style-name="ce53" table:formula="of:=[.B91]&amp;&quot; to &quot;&amp;[.C91]" office:value-type="string" office:string-value="0x0AA000 to 0x0ABFFF" calcext:value-type="string">
            <text:p>0x0AA000 to 0x0ABFFF</text:p>
          </table:table-cell>
          <table:table-cell table:style-name="ce58" office:value-type="string" calcext:value-type="string">
            <text:p>RAM PAGE 213</text:p>
          </table:table-cell>
          <table:table-cell table:style-name="ce59" office:value-type="string" calcext:value-type="string">
            <text:p>ROM PAGE 10_HI</text:p>
          </table:table-cell>
        </table:table-row>
        <table:table-row table:style-name="ro2">
          <table:table-cell table:style-name="ce54" office:value-type="float" office:value="86" calcext:value-type="float">
            <text:p>86</text:p>
          </table:table-cell>
          <table:table-cell table:style-name="ce56" table:formula="of:=&quot;0x&quot;&amp;DEC2HEX([.A92]*8192;6)" office:value-type="string" office:string-value="0x0AC000" calcext:value-type="string">
            <text:p>0x0AC000</text:p>
          </table:table-cell>
          <table:table-cell table:style-name="ce56" table:formula="of:=&quot;0x&quot;&amp;DEC2HEX(([.A92]+1)*8192-1;6)" office:value-type="string" office:string-value="0x0ADFFF" calcext:value-type="string">
            <text:p>0x0ADFFF</text:p>
          </table:table-cell>
          <table:table-cell table:style-name="ce53"/>
          <table:table-cell table:style-name="ce53" table:formula="of:=[.B92]&amp;&quot; to &quot;&amp;[.C92]" office:value-type="string" office:string-value="0x0AC000 to 0x0ADFFF" calcext:value-type="string">
            <text:p>0x0AC000 to 0x0ADFFF</text:p>
          </table:table-cell>
          <table:table-cell table:style-name="ce58" office:value-type="string" calcext:value-type="string">
            <text:p>RAM PAGE 214</text:p>
          </table:table-cell>
          <table:table-cell table:style-name="ce59" office:value-type="string" calcext:value-type="string">
            <text:p>ROM PAGE 11_LO</text:p>
          </table:table-cell>
        </table:table-row>
        <table:table-row table:style-name="ro2">
          <table:table-cell table:style-name="ce54" office:value-type="float" office:value="87" calcext:value-type="float">
            <text:p>87</text:p>
          </table:table-cell>
          <table:table-cell table:style-name="ce56" table:formula="of:=&quot;0x&quot;&amp;DEC2HEX([.A93]*8192;6)" office:value-type="string" office:string-value="0x0AE000" calcext:value-type="string">
            <text:p>0x0AE000</text:p>
          </table:table-cell>
          <table:table-cell table:style-name="ce56" table:formula="of:=&quot;0x&quot;&amp;DEC2HEX(([.A93]+1)*8192-1;6)" office:value-type="string" office:string-value="0x0AFFFF" calcext:value-type="string">
            <text:p>0x0AFFFF</text:p>
          </table:table-cell>
          <table:table-cell table:style-name="ce53"/>
          <table:table-cell table:style-name="ce53" table:formula="of:=[.B93]&amp;&quot; to &quot;&amp;[.C93]" office:value-type="string" office:string-value="0x0AE000 to 0x0AFFFF" calcext:value-type="string">
            <text:p>0x0AE000 to 0x0AFFFF</text:p>
          </table:table-cell>
          <table:table-cell table:style-name="ce58" office:value-type="string" calcext:value-type="string">
            <text:p>RAM PAGE 215</text:p>
          </table:table-cell>
          <table:table-cell table:style-name="ce59" office:value-type="string" calcext:value-type="string">
            <text:p>ROM PAGE 11_HI</text:p>
          </table:table-cell>
        </table:table-row>
        <table:table-row table:style-name="ro2">
          <table:table-cell table:style-name="ce54" office:value-type="float" office:value="88" calcext:value-type="float">
            <text:p>88</text:p>
          </table:table-cell>
          <table:table-cell table:style-name="ce56" table:formula="of:=&quot;0x&quot;&amp;DEC2HEX([.A94]*8192;6)" office:value-type="string" office:string-value="0x0B0000" calcext:value-type="string">
            <text:p>0x0B0000</text:p>
          </table:table-cell>
          <table:table-cell table:style-name="ce56" table:formula="of:=&quot;0x&quot;&amp;DEC2HEX(([.A94]+1)*8192-1;6)" office:value-type="string" office:string-value="0x0B1FFF" calcext:value-type="string">
            <text:p>0x0B1FFF</text:p>
          </table:table-cell>
          <table:table-cell table:style-name="ce53"/>
          <table:table-cell table:style-name="ce53" table:formula="of:=[.B94]&amp;&quot; to &quot;&amp;[.C94]" office:value-type="string" office:string-value="0x0B0000 to 0x0B1FFF" calcext:value-type="string">
            <text:p>0x0B0000 to 0x0B1FFF</text:p>
          </table:table-cell>
          <table:table-cell table:style-name="ce58" office:value-type="string" calcext:value-type="string">
            <text:p>RAM PAGE 216</text:p>
          </table:table-cell>
          <table:table-cell table:style-name="ce59" office:value-type="string" calcext:value-type="string">
            <text:p>ROM PAGE 12_LO</text:p>
          </table:table-cell>
        </table:table-row>
        <table:table-row table:style-name="ro2">
          <table:table-cell table:style-name="ce54" office:value-type="float" office:value="89" calcext:value-type="float">
            <text:p>89</text:p>
          </table:table-cell>
          <table:table-cell table:style-name="ce56" table:formula="of:=&quot;0x&quot;&amp;DEC2HEX([.A95]*8192;6)" office:value-type="string" office:string-value="0x0B2000" calcext:value-type="string">
            <text:p>0x0B2000</text:p>
          </table:table-cell>
          <table:table-cell table:style-name="ce56" table:formula="of:=&quot;0x&quot;&amp;DEC2HEX(([.A95]+1)*8192-1;6)" office:value-type="string" office:string-value="0x0B3FFF" calcext:value-type="string">
            <text:p>0x0B3FFF</text:p>
          </table:table-cell>
          <table:table-cell table:style-name="ce53"/>
          <table:table-cell table:style-name="ce53" table:formula="of:=[.B95]&amp;&quot; to &quot;&amp;[.C95]" office:value-type="string" office:string-value="0x0B2000 to 0x0B3FFF" calcext:value-type="string">
            <text:p>0x0B2000 to 0x0B3FFF</text:p>
          </table:table-cell>
          <table:table-cell table:style-name="ce58" office:value-type="string" calcext:value-type="string">
            <text:p>RAM PAGE 217</text:p>
          </table:table-cell>
          <table:table-cell table:style-name="ce59" office:value-type="string" calcext:value-type="string">
            <text:p>ROM PAGE 12_HI</text:p>
          </table:table-cell>
        </table:table-row>
        <table:table-row table:style-name="ro2">
          <table:table-cell table:style-name="ce54" office:value-type="float" office:value="90" calcext:value-type="float">
            <text:p>90</text:p>
          </table:table-cell>
          <table:table-cell table:style-name="ce56" table:formula="of:=&quot;0x&quot;&amp;DEC2HEX([.A96]*8192;6)" office:value-type="string" office:string-value="0x0B4000" calcext:value-type="string">
            <text:p>0x0B4000</text:p>
          </table:table-cell>
          <table:table-cell table:style-name="ce56" table:formula="of:=&quot;0x&quot;&amp;DEC2HEX(([.A96]+1)*8192-1;6)" office:value-type="string" office:string-value="0x0B5FFF" calcext:value-type="string">
            <text:p>0x0B5FFF</text:p>
          </table:table-cell>
          <table:table-cell table:style-name="ce53"/>
          <table:table-cell table:style-name="ce53" table:formula="of:=[.B96]&amp;&quot; to &quot;&amp;[.C96]" office:value-type="string" office:string-value="0x0B4000 to 0x0B5FFF" calcext:value-type="string">
            <text:p>0x0B4000 to 0x0B5FFF</text:p>
          </table:table-cell>
          <table:table-cell table:style-name="ce58" office:value-type="string" calcext:value-type="string">
            <text:p>RAM PAGE 218</text:p>
          </table:table-cell>
          <table:table-cell table:style-name="ce59" office:value-type="string" calcext:value-type="string">
            <text:p>ROM PAGE 13_LO</text:p>
          </table:table-cell>
        </table:table-row>
        <table:table-row table:style-name="ro2">
          <table:table-cell table:style-name="ce54" office:value-type="float" office:value="91" calcext:value-type="float">
            <text:p>91</text:p>
          </table:table-cell>
          <table:table-cell table:style-name="ce56" table:formula="of:=&quot;0x&quot;&amp;DEC2HEX([.A97]*8192;6)" office:value-type="string" office:string-value="0x0B6000" calcext:value-type="string">
            <text:p>0x0B6000</text:p>
          </table:table-cell>
          <table:table-cell table:style-name="ce56" table:formula="of:=&quot;0x&quot;&amp;DEC2HEX(([.A97]+1)*8192-1;6)" office:value-type="string" office:string-value="0x0B7FFF" calcext:value-type="string">
            <text:p>0x0B7FFF</text:p>
          </table:table-cell>
          <table:table-cell table:style-name="ce53"/>
          <table:table-cell table:style-name="ce53" table:formula="of:=[.B97]&amp;&quot; to &quot;&amp;[.C97]" office:value-type="string" office:string-value="0x0B6000 to 0x0B7FFF" calcext:value-type="string">
            <text:p>0x0B6000 to 0x0B7FFF</text:p>
          </table:table-cell>
          <table:table-cell table:style-name="ce58" office:value-type="string" calcext:value-type="string">
            <text:p>RAM PAGE 219</text:p>
          </table:table-cell>
          <table:table-cell table:style-name="ce59" office:value-type="string" calcext:value-type="string">
            <text:p>ROM PAGE 13_HI</text:p>
          </table:table-cell>
        </table:table-row>
        <table:table-row table:style-name="ro2">
          <table:table-cell table:style-name="ce54" office:value-type="float" office:value="92" calcext:value-type="float">
            <text:p>92</text:p>
          </table:table-cell>
          <table:table-cell table:style-name="ce56" table:formula="of:=&quot;0x&quot;&amp;DEC2HEX([.A98]*8192;6)" office:value-type="string" office:string-value="0x0B8000" calcext:value-type="string">
            <text:p>0x0B8000</text:p>
          </table:table-cell>
          <table:table-cell table:style-name="ce56" table:formula="of:=&quot;0x&quot;&amp;DEC2HEX(([.A98]+1)*8192-1;6)" office:value-type="string" office:string-value="0x0B9FFF" calcext:value-type="string">
            <text:p>0x0B9FFF</text:p>
          </table:table-cell>
          <table:table-cell table:style-name="ce53"/>
          <table:table-cell table:style-name="ce53" table:formula="of:=[.B98]&amp;&quot; to &quot;&amp;[.C98]" office:value-type="string" office:string-value="0x0B8000 to 0x0B9FFF" calcext:value-type="string">
            <text:p>0x0B8000 to 0x0B9FFF</text:p>
          </table:table-cell>
          <table:table-cell table:style-name="ce58" office:value-type="string" calcext:value-type="string">
            <text:p>RAM PAGE 220</text:p>
          </table:table-cell>
          <table:table-cell table:style-name="ce59" office:value-type="string" calcext:value-type="string">
            <text:p>ROM PAGE 14_LO</text:p>
          </table:table-cell>
        </table:table-row>
        <table:table-row table:style-name="ro2">
          <table:table-cell table:style-name="ce54" office:value-type="float" office:value="93" calcext:value-type="float">
            <text:p>93</text:p>
          </table:table-cell>
          <table:table-cell table:style-name="ce56" table:formula="of:=&quot;0x&quot;&amp;DEC2HEX([.A99]*8192;6)" office:value-type="string" office:string-value="0x0BA000" calcext:value-type="string">
            <text:p>0x0BA000</text:p>
          </table:table-cell>
          <table:table-cell table:style-name="ce56" table:formula="of:=&quot;0x&quot;&amp;DEC2HEX(([.A99]+1)*8192-1;6)" office:value-type="string" office:string-value="0x0BBFFF" calcext:value-type="string">
            <text:p>0x0BBFFF</text:p>
          </table:table-cell>
          <table:table-cell table:style-name="ce53"/>
          <table:table-cell table:style-name="ce53" table:formula="of:=[.B99]&amp;&quot; to &quot;&amp;[.C99]" office:value-type="string" office:string-value="0x0BA000 to 0x0BBFFF" calcext:value-type="string">
            <text:p>0x0BA000 to 0x0BBFFF</text:p>
          </table:table-cell>
          <table:table-cell table:style-name="ce58" office:value-type="string" calcext:value-type="string">
            <text:p>RAM PAGE 221</text:p>
          </table:table-cell>
          <table:table-cell table:style-name="ce59" office:value-type="string" calcext:value-type="string">
            <text:p>ROM PAGE 14_HI</text:p>
          </table:table-cell>
        </table:table-row>
        <table:table-row table:style-name="ro2">
          <table:table-cell table:style-name="ce54" office:value-type="float" office:value="94" calcext:value-type="float">
            <text:p>94</text:p>
          </table:table-cell>
          <table:table-cell table:style-name="ce56" table:formula="of:=&quot;0x&quot;&amp;DEC2HEX([.A100]*8192;6)" office:value-type="string" office:string-value="0x0BC000" calcext:value-type="string">
            <text:p>0x0BC000</text:p>
          </table:table-cell>
          <table:table-cell table:style-name="ce56" table:formula="of:=&quot;0x&quot;&amp;DEC2HEX(([.A100]+1)*8192-1;6)" office:value-type="string" office:string-value="0x0BDFFF" calcext:value-type="string">
            <text:p>0x0BDFFF</text:p>
          </table:table-cell>
          <table:table-cell table:style-name="ce53"/>
          <table:table-cell table:style-name="ce53" table:formula="of:=[.B100]&amp;&quot; to &quot;&amp;[.C100]" office:value-type="string" office:string-value="0x0BC000 to 0x0BDFFF" calcext:value-type="string">
            <text:p>0x0BC000 to 0x0BDFFF</text:p>
          </table:table-cell>
          <table:table-cell table:style-name="ce58" office:value-type="string" calcext:value-type="string">
            <text:p>RAM PAGE 222</text:p>
          </table:table-cell>
          <table:table-cell table:style-name="ce59" office:value-type="string" calcext:value-type="string">
            <text:p>ROM PAGE 15_LO</text:p>
          </table:table-cell>
        </table:table-row>
        <table:table-row table:style-name="ro2">
          <table:table-cell table:style-name="ce54" office:value-type="float" office:value="95" calcext:value-type="float">
            <text:p>95</text:p>
          </table:table-cell>
          <table:table-cell table:style-name="ce56" table:formula="of:=&quot;0x&quot;&amp;DEC2HEX([.A101]*8192;6)" office:value-type="string" office:string-value="0x0BE000" calcext:value-type="string">
            <text:p>0x0BE000</text:p>
          </table:table-cell>
          <table:table-cell table:style-name="ce56" table:formula="of:=&quot;0x&quot;&amp;DEC2HEX(([.A101]+1)*8192-1;6)" office:value-type="string" office:string-value="0x0BFFFF" calcext:value-type="string">
            <text:p>0x0BFFFF</text:p>
          </table:table-cell>
          <table:table-cell table:style-name="ce53"/>
          <table:table-cell table:style-name="ce53" table:formula="of:=[.B101]&amp;&quot; to &quot;&amp;[.C101]" office:value-type="string" office:string-value="0x0BE000 to 0x0BFFFF" calcext:value-type="string">
            <text:p>0x0BE000 to 0x0BFFFF</text:p>
          </table:table-cell>
          <table:table-cell table:style-name="ce58" office:value-type="string" calcext:value-type="string">
            <text:p>RAM PAGE 223</text:p>
          </table:table-cell>
          <table:table-cell table:style-name="ce59" office:value-type="string" calcext:value-type="string">
            <text:p>ROM PAGE 15_HI</text:p>
          </table:table-cell>
        </table:table-row>
        <table:table-row table:style-name="ro2">
          <table:table-cell table:style-name="ce54" office:value-type="float" office:value="96" calcext:value-type="float">
            <text:p>96</text:p>
          </table:table-cell>
          <table:table-cell table:style-name="ce56" table:formula="of:=&quot;0x&quot;&amp;DEC2HEX([.A102]*8192;6)" office:value-type="string" office:string-value="0x0C0000" calcext:value-type="string">
            <text:p>0x0C0000</text:p>
          </table:table-cell>
          <table:table-cell table:style-name="ce56" table:formula="of:=&quot;0x&quot;&amp;DEC2HEX(([.A102]+1)*8192-1;6)" office:value-type="string" office:string-value="0x0C1FFF" calcext:value-type="string">
            <text:p>0x0C1FFF</text:p>
          </table:table-cell>
          <table:table-cell table:style-name="ce53"/>
          <table:table-cell table:style-name="ce53" table:formula="of:=[.B102]&amp;&quot; to &quot;&amp;[.C102]" office:value-type="string" office:string-value="0x0C0000 to 0x0C1FFF" calcext:value-type="string">
            <text:p>0x0C0000 to 0x0C1FFF</text:p>
          </table:table-cell>
          <table:table-cell table:style-name="ce58" office:value-type="string" calcext:value-type="string">
            <text:p>RAM PAGE 224</text:p>
          </table:table-cell>
          <table:table-cell table:style-name="ce59" office:value-type="string" calcext:value-type="string">
            <text:p>ROM PAGE 16_LO</text:p>
          </table:table-cell>
        </table:table-row>
        <table:table-row table:style-name="ro2">
          <table:table-cell table:style-name="ce54" office:value-type="float" office:value="97" calcext:value-type="float">
            <text:p>97</text:p>
          </table:table-cell>
          <table:table-cell table:style-name="ce56" table:formula="of:=&quot;0x&quot;&amp;DEC2HEX([.A103]*8192;6)" office:value-type="string" office:string-value="0x0C2000" calcext:value-type="string">
            <text:p>0x0C2000</text:p>
          </table:table-cell>
          <table:table-cell table:style-name="ce56" table:formula="of:=&quot;0x&quot;&amp;DEC2HEX(([.A103]+1)*8192-1;6)" office:value-type="string" office:string-value="0x0C3FFF" calcext:value-type="string">
            <text:p>0x0C3FFF</text:p>
          </table:table-cell>
          <table:table-cell table:style-name="ce53"/>
          <table:table-cell table:style-name="ce53" table:formula="of:=[.B103]&amp;&quot; to &quot;&amp;[.C103]" office:value-type="string" office:string-value="0x0C2000 to 0x0C3FFF" calcext:value-type="string">
            <text:p>0x0C2000 to 0x0C3FFF</text:p>
          </table:table-cell>
          <table:table-cell table:style-name="ce58" office:value-type="string" calcext:value-type="string">
            <text:p>RAM PAGE 225</text:p>
          </table:table-cell>
          <table:table-cell table:style-name="ce59" office:value-type="string" calcext:value-type="string">
            <text:p>ROM PAGE 16_HI</text:p>
          </table:table-cell>
        </table:table-row>
        <table:table-row table:style-name="ro2">
          <table:table-cell table:style-name="ce54" office:value-type="float" office:value="98" calcext:value-type="float">
            <text:p>98</text:p>
          </table:table-cell>
          <table:table-cell table:style-name="ce56" table:formula="of:=&quot;0x&quot;&amp;DEC2HEX([.A104]*8192;6)" office:value-type="string" office:string-value="0x0C4000" calcext:value-type="string">
            <text:p>0x0C4000</text:p>
          </table:table-cell>
          <table:table-cell table:style-name="ce56" table:formula="of:=&quot;0x&quot;&amp;DEC2HEX(([.A104]+1)*8192-1;6)" office:value-type="string" office:string-value="0x0C5FFF" calcext:value-type="string">
            <text:p>0x0C5FFF</text:p>
          </table:table-cell>
          <table:table-cell table:style-name="ce53"/>
          <table:table-cell table:style-name="ce53" table:formula="of:=[.B104]&amp;&quot; to &quot;&amp;[.C104]" office:value-type="string" office:string-value="0x0C4000 to 0x0C5FFF" calcext:value-type="string">
            <text:p>0x0C4000 to 0x0C5FFF</text:p>
          </table:table-cell>
          <table:table-cell table:style-name="ce58" office:value-type="string" calcext:value-type="string">
            <text:p>RAM PAGE 226</text:p>
          </table:table-cell>
          <table:table-cell table:style-name="ce59" office:value-type="string" calcext:value-type="string">
            <text:p>ROM PAGE 17_LO</text:p>
          </table:table-cell>
        </table:table-row>
        <table:table-row table:style-name="ro2">
          <table:table-cell table:style-name="ce54" office:value-type="float" office:value="99" calcext:value-type="float">
            <text:p>99</text:p>
          </table:table-cell>
          <table:table-cell table:style-name="ce56" table:formula="of:=&quot;0x&quot;&amp;DEC2HEX([.A105]*8192;6)" office:value-type="string" office:string-value="0x0C6000" calcext:value-type="string">
            <text:p>0x0C6000</text:p>
          </table:table-cell>
          <table:table-cell table:style-name="ce56" table:formula="of:=&quot;0x&quot;&amp;DEC2HEX(([.A105]+1)*8192-1;6)" office:value-type="string" office:string-value="0x0C7FFF" calcext:value-type="string">
            <text:p>0x0C7FFF</text:p>
          </table:table-cell>
          <table:table-cell table:style-name="ce53"/>
          <table:table-cell table:style-name="ce53" table:formula="of:=[.B105]&amp;&quot; to &quot;&amp;[.C105]" office:value-type="string" office:string-value="0x0C6000 to 0x0C7FFF" calcext:value-type="string">
            <text:p>0x0C6000 to 0x0C7FFF</text:p>
          </table:table-cell>
          <table:table-cell table:style-name="ce58" office:value-type="string" calcext:value-type="string">
            <text:p>RAM PAGE 227</text:p>
          </table:table-cell>
          <table:table-cell table:style-name="ce59" office:value-type="string" calcext:value-type="string">
            <text:p>ROM PAGE 17_HI</text:p>
          </table:table-cell>
        </table:table-row>
        <table:table-row table:style-name="ro2">
          <table:table-cell table:style-name="ce54" office:value-type="float" office:value="100" calcext:value-type="float">
            <text:p>100</text:p>
          </table:table-cell>
          <table:table-cell table:style-name="ce56" table:formula="of:=&quot;0x&quot;&amp;DEC2HEX([.A106]*8192;6)" office:value-type="string" office:string-value="0x0C8000" calcext:value-type="string">
            <text:p>0x0C8000</text:p>
          </table:table-cell>
          <table:table-cell table:style-name="ce56" table:formula="of:=&quot;0x&quot;&amp;DEC2HEX(([.A106]+1)*8192-1;6)" office:value-type="string" office:string-value="0x0C9FFF" calcext:value-type="string">
            <text:p>0x0C9FFF</text:p>
          </table:table-cell>
          <table:table-cell table:style-name="ce53"/>
          <table:table-cell table:style-name="ce53" table:formula="of:=[.B106]&amp;&quot; to &quot;&amp;[.C106]" office:value-type="string" office:string-value="0x0C8000 to 0x0C9FFF" calcext:value-type="string">
            <text:p>0x0C8000 to 0x0C9FFF</text:p>
          </table:table-cell>
          <table:table-cell table:style-name="ce58" office:value-type="string" calcext:value-type="string">
            <text:p>RAM PAGE 228</text:p>
          </table:table-cell>
          <table:table-cell table:style-name="ce59" office:value-type="string" calcext:value-type="string">
            <text:p>ROM PAGE 18_LO</text:p>
          </table:table-cell>
        </table:table-row>
        <table:table-row table:style-name="ro2">
          <table:table-cell table:style-name="ce54" office:value-type="float" office:value="101" calcext:value-type="float">
            <text:p>101</text:p>
          </table:table-cell>
          <table:table-cell table:style-name="ce56" table:formula="of:=&quot;0x&quot;&amp;DEC2HEX([.A107]*8192;6)" office:value-type="string" office:string-value="0x0CA000" calcext:value-type="string">
            <text:p>0x0CA000</text:p>
          </table:table-cell>
          <table:table-cell table:style-name="ce56" table:formula="of:=&quot;0x&quot;&amp;DEC2HEX(([.A107]+1)*8192-1;6)" office:value-type="string" office:string-value="0x0CBFFF" calcext:value-type="string">
            <text:p>0x0CBFFF</text:p>
          </table:table-cell>
          <table:table-cell table:style-name="ce53"/>
          <table:table-cell table:style-name="ce53" table:formula="of:=[.B107]&amp;&quot; to &quot;&amp;[.C107]" office:value-type="string" office:string-value="0x0CA000 to 0x0CBFFF" calcext:value-type="string">
            <text:p>0x0CA000 to 0x0CBFFF</text:p>
          </table:table-cell>
          <table:table-cell table:style-name="ce58" office:value-type="string" calcext:value-type="string">
            <text:p>RAM PAGE 229</text:p>
          </table:table-cell>
          <table:table-cell table:style-name="ce59" office:value-type="string" calcext:value-type="string">
            <text:p>ROM PAGE 18_HI</text:p>
          </table:table-cell>
        </table:table-row>
        <table:table-row table:style-name="ro2">
          <table:table-cell table:style-name="ce54" office:value-type="float" office:value="102" calcext:value-type="float">
            <text:p>102</text:p>
          </table:table-cell>
          <table:table-cell table:style-name="ce56" table:formula="of:=&quot;0x&quot;&amp;DEC2HEX([.A108]*8192;6)" office:value-type="string" office:string-value="0x0CC000" calcext:value-type="string">
            <text:p>0x0CC000</text:p>
          </table:table-cell>
          <table:table-cell table:style-name="ce56" table:formula="of:=&quot;0x&quot;&amp;DEC2HEX(([.A108]+1)*8192-1;6)" office:value-type="string" office:string-value="0x0CDFFF" calcext:value-type="string">
            <text:p>0x0CDFFF</text:p>
          </table:table-cell>
          <table:table-cell table:style-name="ce53"/>
          <table:table-cell table:style-name="ce53" table:formula="of:=[.B108]&amp;&quot; to &quot;&amp;[.C108]" office:value-type="string" office:string-value="0x0CC000 to 0x0CDFFF" calcext:value-type="string">
            <text:p>0x0CC000 to 0x0CDFFF</text:p>
          </table:table-cell>
          <table:table-cell table:style-name="ce58" office:value-type="string" calcext:value-type="string">
            <text:p>RAM PAGE 230</text:p>
          </table:table-cell>
          <table:table-cell table:style-name="ce59" office:value-type="string" calcext:value-type="string">
            <text:p>ROM PAGE 19_LO</text:p>
          </table:table-cell>
        </table:table-row>
        <table:table-row table:style-name="ro2">
          <table:table-cell table:style-name="ce54" office:value-type="float" office:value="103" calcext:value-type="float">
            <text:p>103</text:p>
          </table:table-cell>
          <table:table-cell table:style-name="ce56" table:formula="of:=&quot;0x&quot;&amp;DEC2HEX([.A109]*8192;6)" office:value-type="string" office:string-value="0x0CE000" calcext:value-type="string">
            <text:p>0x0CE000</text:p>
          </table:table-cell>
          <table:table-cell table:style-name="ce56" table:formula="of:=&quot;0x&quot;&amp;DEC2HEX(([.A109]+1)*8192-1;6)" office:value-type="string" office:string-value="0x0CFFFF" calcext:value-type="string">
            <text:p>0x0CFFFF</text:p>
          </table:table-cell>
          <table:table-cell table:style-name="ce53"/>
          <table:table-cell table:style-name="ce53" table:formula="of:=[.B109]&amp;&quot; to &quot;&amp;[.C109]" office:value-type="string" office:string-value="0x0CE000 to 0x0CFFFF" calcext:value-type="string">
            <text:p>0x0CE000 to 0x0CFFFF</text:p>
          </table:table-cell>
          <table:table-cell table:style-name="ce58" office:value-type="string" calcext:value-type="string">
            <text:p>RAM PAGE 231</text:p>
          </table:table-cell>
          <table:table-cell table:style-name="ce59" office:value-type="string" calcext:value-type="string">
            <text:p>ROM PAGE 19_HI</text:p>
          </table:table-cell>
        </table:table-row>
        <table:table-row table:style-name="ro2">
          <table:table-cell table:style-name="ce54" office:value-type="float" office:value="104" calcext:value-type="float">
            <text:p>104</text:p>
          </table:table-cell>
          <table:table-cell table:style-name="ce56" table:formula="of:=&quot;0x&quot;&amp;DEC2HEX([.A110]*8192;6)" office:value-type="string" office:string-value="0x0D0000" calcext:value-type="string">
            <text:p>0x0D0000</text:p>
          </table:table-cell>
          <table:table-cell table:style-name="ce56" table:formula="of:=&quot;0x&quot;&amp;DEC2HEX(([.A110]+1)*8192-1;6)" office:value-type="string" office:string-value="0x0D1FFF" calcext:value-type="string">
            <text:p>0x0D1FFF</text:p>
          </table:table-cell>
          <table:table-cell table:style-name="ce53"/>
          <table:table-cell table:style-name="ce53" table:formula="of:=[.B110]&amp;&quot; to &quot;&amp;[.C110]" office:value-type="string" office:string-value="0x0D0000 to 0x0D1FFF" calcext:value-type="string">
            <text:p>0x0D0000 to 0x0D1FFF</text:p>
          </table:table-cell>
          <table:table-cell table:style-name="ce58" office:value-type="string" calcext:value-type="string">
            <text:p>RAM PAGE 232</text:p>
          </table:table-cell>
          <table:table-cell table:style-name="ce59" office:value-type="string" calcext:value-type="string">
            <text:p>ROM PAGE 20_LO</text:p>
          </table:table-cell>
        </table:table-row>
        <table:table-row table:style-name="ro2">
          <table:table-cell table:style-name="ce54" office:value-type="float" office:value="105" calcext:value-type="float">
            <text:p>105</text:p>
          </table:table-cell>
          <table:table-cell table:style-name="ce56" table:formula="of:=&quot;0x&quot;&amp;DEC2HEX([.A111]*8192;6)" office:value-type="string" office:string-value="0x0D2000" calcext:value-type="string">
            <text:p>0x0D2000</text:p>
          </table:table-cell>
          <table:table-cell table:style-name="ce56" table:formula="of:=&quot;0x&quot;&amp;DEC2HEX(([.A111]+1)*8192-1;6)" office:value-type="string" office:string-value="0x0D3FFF" calcext:value-type="string">
            <text:p>0x0D3FFF</text:p>
          </table:table-cell>
          <table:table-cell table:style-name="ce53"/>
          <table:table-cell table:style-name="ce53" table:formula="of:=[.B111]&amp;&quot; to &quot;&amp;[.C111]" office:value-type="string" office:string-value="0x0D2000 to 0x0D3FFF" calcext:value-type="string">
            <text:p>0x0D2000 to 0x0D3FFF</text:p>
          </table:table-cell>
          <table:table-cell table:style-name="ce58" office:value-type="string" calcext:value-type="string">
            <text:p>RAM PAGE 233</text:p>
          </table:table-cell>
          <table:table-cell table:style-name="ce59" office:value-type="string" calcext:value-type="string">
            <text:p>ROM PAGE 20_HI</text:p>
          </table:table-cell>
        </table:table-row>
        <table:table-row table:style-name="ro2">
          <table:table-cell table:style-name="ce54" office:value-type="float" office:value="106" calcext:value-type="float">
            <text:p>106</text:p>
          </table:table-cell>
          <table:table-cell table:style-name="ce56" table:formula="of:=&quot;0x&quot;&amp;DEC2HEX([.A112]*8192;6)" office:value-type="string" office:string-value="0x0D4000" calcext:value-type="string">
            <text:p>0x0D4000</text:p>
          </table:table-cell>
          <table:table-cell table:style-name="ce56" table:formula="of:=&quot;0x&quot;&amp;DEC2HEX(([.A112]+1)*8192-1;6)" office:value-type="string" office:string-value="0x0D5FFF" calcext:value-type="string">
            <text:p>0x0D5FFF</text:p>
          </table:table-cell>
          <table:table-cell table:style-name="ce53"/>
          <table:table-cell table:style-name="ce53" table:formula="of:=[.B112]&amp;&quot; to &quot;&amp;[.C112]" office:value-type="string" office:string-value="0x0D4000 to 0x0D5FFF" calcext:value-type="string">
            <text:p>0x0D4000 to 0x0D5FFF</text:p>
          </table:table-cell>
          <table:table-cell table:style-name="ce58" office:value-type="string" calcext:value-type="string">
            <text:p>RAM PAGE 234</text:p>
          </table:table-cell>
          <table:table-cell table:style-name="ce59" office:value-type="string" calcext:value-type="string">
            <text:p>ROM PAGE 21_LO</text:p>
          </table:table-cell>
        </table:table-row>
        <table:table-row table:style-name="ro2">
          <table:table-cell table:style-name="ce54" office:value-type="float" office:value="107" calcext:value-type="float">
            <text:p>107</text:p>
          </table:table-cell>
          <table:table-cell table:style-name="ce56" table:formula="of:=&quot;0x&quot;&amp;DEC2HEX([.A113]*8192;6)" office:value-type="string" office:string-value="0x0D6000" calcext:value-type="string">
            <text:p>0x0D6000</text:p>
          </table:table-cell>
          <table:table-cell table:style-name="ce56" table:formula="of:=&quot;0x&quot;&amp;DEC2HEX(([.A113]+1)*8192-1;6)" office:value-type="string" office:string-value="0x0D7FFF" calcext:value-type="string">
            <text:p>0x0D7FFF</text:p>
          </table:table-cell>
          <table:table-cell table:style-name="ce53"/>
          <table:table-cell table:style-name="ce53" table:formula="of:=[.B113]&amp;&quot; to &quot;&amp;[.C113]" office:value-type="string" office:string-value="0x0D6000 to 0x0D7FFF" calcext:value-type="string">
            <text:p>0x0D6000 to 0x0D7FFF</text:p>
          </table:table-cell>
          <table:table-cell table:style-name="ce58" office:value-type="string" calcext:value-type="string">
            <text:p>RAM PAGE 235</text:p>
          </table:table-cell>
          <table:table-cell table:style-name="ce59" office:value-type="string" calcext:value-type="string">
            <text:p>ROM PAGE 21_HI</text:p>
          </table:table-cell>
        </table:table-row>
        <table:table-row table:style-name="ro2">
          <table:table-cell table:style-name="ce54" office:value-type="float" office:value="108" calcext:value-type="float">
            <text:p>108</text:p>
          </table:table-cell>
          <table:table-cell table:style-name="ce56" table:formula="of:=&quot;0x&quot;&amp;DEC2HEX([.A114]*8192;6)" office:value-type="string" office:string-value="0x0D8000" calcext:value-type="string">
            <text:p>0x0D8000</text:p>
          </table:table-cell>
          <table:table-cell table:style-name="ce56" table:formula="of:=&quot;0x&quot;&amp;DEC2HEX(([.A114]+1)*8192-1;6)" office:value-type="string" office:string-value="0x0D9FFF" calcext:value-type="string">
            <text:p>0x0D9FFF</text:p>
          </table:table-cell>
          <table:table-cell table:style-name="ce53"/>
          <table:table-cell table:style-name="ce53" table:formula="of:=[.B114]&amp;&quot; to &quot;&amp;[.C114]" office:value-type="string" office:string-value="0x0D8000 to 0x0D9FFF" calcext:value-type="string">
            <text:p>0x0D8000 to 0x0D9FFF</text:p>
          </table:table-cell>
          <table:table-cell table:style-name="ce58" office:value-type="string" calcext:value-type="string">
            <text:p>RAM PAGE 236</text:p>
          </table:table-cell>
          <table:table-cell table:style-name="ce59" office:value-type="string" calcext:value-type="string">
            <text:p>ROM PAGE 22_LO</text:p>
          </table:table-cell>
        </table:table-row>
        <table:table-row table:style-name="ro2">
          <table:table-cell table:style-name="ce54" office:value-type="float" office:value="109" calcext:value-type="float">
            <text:p>109</text:p>
          </table:table-cell>
          <table:table-cell table:style-name="ce56" table:formula="of:=&quot;0x&quot;&amp;DEC2HEX([.A115]*8192;6)" office:value-type="string" office:string-value="0x0DA000" calcext:value-type="string">
            <text:p>0x0DA000</text:p>
          </table:table-cell>
          <table:table-cell table:style-name="ce56" table:formula="of:=&quot;0x&quot;&amp;DEC2HEX(([.A115]+1)*8192-1;6)" office:value-type="string" office:string-value="0x0DBFFF" calcext:value-type="string">
            <text:p>0x0DBFFF</text:p>
          </table:table-cell>
          <table:table-cell table:style-name="ce53"/>
          <table:table-cell table:style-name="ce53" table:formula="of:=[.B115]&amp;&quot; to &quot;&amp;[.C115]" office:value-type="string" office:string-value="0x0DA000 to 0x0DBFFF" calcext:value-type="string">
            <text:p>0x0DA000 to 0x0DBFFF</text:p>
          </table:table-cell>
          <table:table-cell table:style-name="ce58" office:value-type="string" calcext:value-type="string">
            <text:p>RAM PAGE 237</text:p>
          </table:table-cell>
          <table:table-cell table:style-name="ce59" office:value-type="string" calcext:value-type="string">
            <text:p>ROM PAGE 22_HI</text:p>
          </table:table-cell>
        </table:table-row>
        <table:table-row table:style-name="ro2">
          <table:table-cell table:style-name="ce54" office:value-type="float" office:value="110" calcext:value-type="float">
            <text:p>110</text:p>
          </table:table-cell>
          <table:table-cell table:style-name="ce56" table:formula="of:=&quot;0x&quot;&amp;DEC2HEX([.A116]*8192;6)" office:value-type="string" office:string-value="0x0DC000" calcext:value-type="string">
            <text:p>0x0DC000</text:p>
          </table:table-cell>
          <table:table-cell table:style-name="ce56" table:formula="of:=&quot;0x&quot;&amp;DEC2HEX(([.A116]+1)*8192-1;6)" office:value-type="string" office:string-value="0x0DDFFF" calcext:value-type="string">
            <text:p>0x0DDFFF</text:p>
          </table:table-cell>
          <table:table-cell table:style-name="ce53"/>
          <table:table-cell table:style-name="ce53" table:formula="of:=[.B116]&amp;&quot; to &quot;&amp;[.C116]" office:value-type="string" office:string-value="0x0DC000 to 0x0DDFFF" calcext:value-type="string">
            <text:p>0x0DC000 to 0x0DDFFF</text:p>
          </table:table-cell>
          <table:table-cell table:style-name="ce58" office:value-type="string" calcext:value-type="string">
            <text:p>RAM PAGE 238</text:p>
          </table:table-cell>
          <table:table-cell table:style-name="ce59" office:value-type="string" calcext:value-type="string">
            <text:p>ROM PAGE 23_LO</text:p>
          </table:table-cell>
        </table:table-row>
        <table:table-row table:style-name="ro2">
          <table:table-cell table:style-name="ce54" office:value-type="float" office:value="111" calcext:value-type="float">
            <text:p>111</text:p>
          </table:table-cell>
          <table:table-cell table:style-name="ce56" table:formula="of:=&quot;0x&quot;&amp;DEC2HEX([.A117]*8192;6)" office:value-type="string" office:string-value="0x0DE000" calcext:value-type="string">
            <text:p>0x0DE000</text:p>
          </table:table-cell>
          <table:table-cell table:style-name="ce56" table:formula="of:=&quot;0x&quot;&amp;DEC2HEX(([.A117]+1)*8192-1;6)" office:value-type="string" office:string-value="0x0DFFFF" calcext:value-type="string">
            <text:p>0x0DFFFF</text:p>
          </table:table-cell>
          <table:table-cell table:style-name="ce53"/>
          <table:table-cell table:style-name="ce53" table:formula="of:=[.B117]&amp;&quot; to &quot;&amp;[.C117]" office:value-type="string" office:string-value="0x0DE000 to 0x0DFFFF" calcext:value-type="string">
            <text:p>0x0DE000 to 0x0DFFFF</text:p>
          </table:table-cell>
          <table:table-cell table:style-name="ce58" office:value-type="string" calcext:value-type="string">
            <text:p>RAM PAGE 239</text:p>
          </table:table-cell>
          <table:table-cell table:style-name="ce59" office:value-type="string" calcext:value-type="string">
            <text:p>ROM PAGE 23_HI</text:p>
          </table:table-cell>
        </table:table-row>
        <table:table-row table:style-name="ro2">
          <table:table-cell table:style-name="ce54" office:value-type="float" office:value="112" calcext:value-type="float">
            <text:p>112</text:p>
          </table:table-cell>
          <table:table-cell table:style-name="ce56" table:formula="of:=&quot;0x&quot;&amp;DEC2HEX([.A118]*8192;6)" office:value-type="string" office:string-value="0x0E0000" calcext:value-type="string">
            <text:p>0x0E0000</text:p>
          </table:table-cell>
          <table:table-cell table:style-name="ce56" table:formula="of:=&quot;0x&quot;&amp;DEC2HEX(([.A118]+1)*8192-1;6)" office:value-type="string" office:string-value="0x0E1FFF" calcext:value-type="string">
            <text:p>0x0E1FFF</text:p>
          </table:table-cell>
          <table:table-cell table:style-name="ce53"/>
          <table:table-cell table:style-name="ce53" table:formula="of:=[.B118]&amp;&quot; to &quot;&amp;[.C118]" office:value-type="string" office:string-value="0x0E0000 to 0x0E1FFF" calcext:value-type="string">
            <text:p>0x0E0000 to 0x0E1FFF</text:p>
          </table:table-cell>
          <table:table-cell table:style-name="ce58" office:value-type="string" calcext:value-type="string">
            <text:p>RAM PAGE 240</text:p>
          </table:table-cell>
          <table:table-cell table:style-name="ce59" office:value-type="string" calcext:value-type="string">
            <text:p>ROM PAGE 24_LO</text:p>
          </table:table-cell>
        </table:table-row>
        <table:table-row table:style-name="ro2">
          <table:table-cell table:style-name="ce54" office:value-type="float" office:value="113" calcext:value-type="float">
            <text:p>113</text:p>
          </table:table-cell>
          <table:table-cell table:style-name="ce56" table:formula="of:=&quot;0x&quot;&amp;DEC2HEX([.A119]*8192;6)" office:value-type="string" office:string-value="0x0E2000" calcext:value-type="string">
            <text:p>0x0E2000</text:p>
          </table:table-cell>
          <table:table-cell table:style-name="ce56" table:formula="of:=&quot;0x&quot;&amp;DEC2HEX(([.A119]+1)*8192-1;6)" office:value-type="string" office:string-value="0x0E3FFF" calcext:value-type="string">
            <text:p>0x0E3FFF</text:p>
          </table:table-cell>
          <table:table-cell table:style-name="ce53"/>
          <table:table-cell table:style-name="ce53" table:formula="of:=[.B119]&amp;&quot; to &quot;&amp;[.C119]" office:value-type="string" office:string-value="0x0E2000 to 0x0E3FFF" calcext:value-type="string">
            <text:p>0x0E2000 to 0x0E3FFF</text:p>
          </table:table-cell>
          <table:table-cell table:style-name="ce58" office:value-type="string" calcext:value-type="string">
            <text:p>RAM PAGE 241</text:p>
          </table:table-cell>
          <table:table-cell table:style-name="ce59" office:value-type="string" calcext:value-type="string">
            <text:p>ROM PAGE 24_HI</text:p>
          </table:table-cell>
        </table:table-row>
        <table:table-row table:style-name="ro2">
          <table:table-cell table:style-name="ce54" office:value-type="float" office:value="114" calcext:value-type="float">
            <text:p>114</text:p>
          </table:table-cell>
          <table:table-cell table:style-name="ce56" table:formula="of:=&quot;0x&quot;&amp;DEC2HEX([.A120]*8192;6)" office:value-type="string" office:string-value="0x0E4000" calcext:value-type="string">
            <text:p>0x0E4000</text:p>
          </table:table-cell>
          <table:table-cell table:style-name="ce56" table:formula="of:=&quot;0x&quot;&amp;DEC2HEX(([.A120]+1)*8192-1;6)" office:value-type="string" office:string-value="0x0E5FFF" calcext:value-type="string">
            <text:p>0x0E5FFF</text:p>
          </table:table-cell>
          <table:table-cell table:style-name="ce53"/>
          <table:table-cell table:style-name="ce53" table:formula="of:=[.B120]&amp;&quot; to &quot;&amp;[.C120]" office:value-type="string" office:string-value="0x0E4000 to 0x0E5FFF" calcext:value-type="string">
            <text:p>0x0E4000 to 0x0E5FFF</text:p>
          </table:table-cell>
          <table:table-cell table:style-name="ce58" office:value-type="string" calcext:value-type="string">
            <text:p>RAM PAGE 242</text:p>
          </table:table-cell>
          <table:table-cell table:style-name="ce59" office:value-type="string" calcext:value-type="string">
            <text:p>ROM PAGE 25_LO</text:p>
          </table:table-cell>
        </table:table-row>
        <table:table-row table:style-name="ro2">
          <table:table-cell table:style-name="ce54" office:value-type="float" office:value="115" calcext:value-type="float">
            <text:p>115</text:p>
          </table:table-cell>
          <table:table-cell table:style-name="ce56" table:formula="of:=&quot;0x&quot;&amp;DEC2HEX([.A121]*8192;6)" office:value-type="string" office:string-value="0x0E6000" calcext:value-type="string">
            <text:p>0x0E6000</text:p>
          </table:table-cell>
          <table:table-cell table:style-name="ce56" table:formula="of:=&quot;0x&quot;&amp;DEC2HEX(([.A121]+1)*8192-1;6)" office:value-type="string" office:string-value="0x0E7FFF" calcext:value-type="string">
            <text:p>0x0E7FFF</text:p>
          </table:table-cell>
          <table:table-cell table:style-name="ce53"/>
          <table:table-cell table:style-name="ce53" table:formula="of:=[.B121]&amp;&quot; to &quot;&amp;[.C121]" office:value-type="string" office:string-value="0x0E6000 to 0x0E7FFF" calcext:value-type="string">
            <text:p>0x0E6000 to 0x0E7FFF</text:p>
          </table:table-cell>
          <table:table-cell table:style-name="ce58" office:value-type="string" calcext:value-type="string">
            <text:p>RAM PAGE 243</text:p>
          </table:table-cell>
          <table:table-cell table:style-name="ce59" office:value-type="string" calcext:value-type="string">
            <text:p>ROM PAGE 25_HI</text:p>
          </table:table-cell>
        </table:table-row>
        <table:table-row table:style-name="ro2">
          <table:table-cell table:style-name="ce54" office:value-type="float" office:value="116" calcext:value-type="float">
            <text:p>116</text:p>
          </table:table-cell>
          <table:table-cell table:style-name="ce56" table:formula="of:=&quot;0x&quot;&amp;DEC2HEX([.A122]*8192;6)" office:value-type="string" office:string-value="0x0E8000" calcext:value-type="string">
            <text:p>0x0E8000</text:p>
          </table:table-cell>
          <table:table-cell table:style-name="ce56" table:formula="of:=&quot;0x&quot;&amp;DEC2HEX(([.A122]+1)*8192-1;6)" office:value-type="string" office:string-value="0x0E9FFF" calcext:value-type="string">
            <text:p>0x0E9FFF</text:p>
          </table:table-cell>
          <table:table-cell table:style-name="ce53"/>
          <table:table-cell table:style-name="ce53" table:formula="of:=[.B122]&amp;&quot; to &quot;&amp;[.C122]" office:value-type="string" office:string-value="0x0E8000 to 0x0E9FFF" calcext:value-type="string">
            <text:p>0x0E8000 to 0x0E9FFF</text:p>
          </table:table-cell>
          <table:table-cell table:style-name="ce58" office:value-type="string" calcext:value-type="string">
            <text:p>RAM PAGE 244</text:p>
          </table:table-cell>
          <table:table-cell table:style-name="ce59" office:value-type="string" calcext:value-type="string">
            <text:p>ROM PAGE 26_LO</text:p>
          </table:table-cell>
        </table:table-row>
        <table:table-row table:style-name="ro2">
          <table:table-cell table:style-name="ce54" office:value-type="float" office:value="117" calcext:value-type="float">
            <text:p>117</text:p>
          </table:table-cell>
          <table:table-cell table:style-name="ce56" table:formula="of:=&quot;0x&quot;&amp;DEC2HEX([.A123]*8192;6)" office:value-type="string" office:string-value="0x0EA000" calcext:value-type="string">
            <text:p>0x0EA000</text:p>
          </table:table-cell>
          <table:table-cell table:style-name="ce56" table:formula="of:=&quot;0x&quot;&amp;DEC2HEX(([.A123]+1)*8192-1;6)" office:value-type="string" office:string-value="0x0EBFFF" calcext:value-type="string">
            <text:p>0x0EBFFF</text:p>
          </table:table-cell>
          <table:table-cell table:style-name="ce53"/>
          <table:table-cell table:style-name="ce53" table:formula="of:=[.B123]&amp;&quot; to &quot;&amp;[.C123]" office:value-type="string" office:string-value="0x0EA000 to 0x0EBFFF" calcext:value-type="string">
            <text:p>0x0EA000 to 0x0EBFFF</text:p>
          </table:table-cell>
          <table:table-cell table:style-name="ce58" office:value-type="string" calcext:value-type="string">
            <text:p>RAM PAGE 245</text:p>
          </table:table-cell>
          <table:table-cell table:style-name="ce59" office:value-type="string" calcext:value-type="string">
            <text:p>ROM PAGE 26_HI</text:p>
          </table:table-cell>
        </table:table-row>
        <table:table-row table:style-name="ro2">
          <table:table-cell table:style-name="ce54" office:value-type="float" office:value="118" calcext:value-type="float">
            <text:p>118</text:p>
          </table:table-cell>
          <table:table-cell table:style-name="ce56" table:formula="of:=&quot;0x&quot;&amp;DEC2HEX([.A124]*8192;6)" office:value-type="string" office:string-value="0x0EC000" calcext:value-type="string">
            <text:p>0x0EC000</text:p>
          </table:table-cell>
          <table:table-cell table:style-name="ce56" table:formula="of:=&quot;0x&quot;&amp;DEC2HEX(([.A124]+1)*8192-1;6)" office:value-type="string" office:string-value="0x0EDFFF" calcext:value-type="string">
            <text:p>0x0EDFFF</text:p>
          </table:table-cell>
          <table:table-cell table:style-name="ce53"/>
          <table:table-cell table:style-name="ce53" table:formula="of:=[.B124]&amp;&quot; to &quot;&amp;[.C124]" office:value-type="string" office:string-value="0x0EC000 to 0x0EDFFF" calcext:value-type="string">
            <text:p>0x0EC000 to 0x0EDFFF</text:p>
          </table:table-cell>
          <table:table-cell table:style-name="ce58" office:value-type="string" calcext:value-type="string">
            <text:p>RAM PAGE 246</text:p>
          </table:table-cell>
          <table:table-cell table:style-name="ce59" office:value-type="string" calcext:value-type="string">
            <text:p>ROM PAGE 27_LO</text:p>
          </table:table-cell>
        </table:table-row>
        <table:table-row table:style-name="ro2">
          <table:table-cell table:style-name="ce54" office:value-type="float" office:value="119" calcext:value-type="float">
            <text:p>119</text:p>
          </table:table-cell>
          <table:table-cell table:style-name="ce56" table:formula="of:=&quot;0x&quot;&amp;DEC2HEX([.A125]*8192;6)" office:value-type="string" office:string-value="0x0EE000" calcext:value-type="string">
            <text:p>0x0EE000</text:p>
          </table:table-cell>
          <table:table-cell table:style-name="ce56" table:formula="of:=&quot;0x&quot;&amp;DEC2HEX(([.A125]+1)*8192-1;6)" office:value-type="string" office:string-value="0x0EFFFF" calcext:value-type="string">
            <text:p>0x0EFFFF</text:p>
          </table:table-cell>
          <table:table-cell table:style-name="ce53"/>
          <table:table-cell table:style-name="ce53" table:formula="of:=[.B125]&amp;&quot; to &quot;&amp;[.C125]" office:value-type="string" office:string-value="0x0EE000 to 0x0EFFFF" calcext:value-type="string">
            <text:p>0x0EE000 to 0x0EFFFF</text:p>
          </table:table-cell>
          <table:table-cell table:style-name="ce58" office:value-type="string" calcext:value-type="string">
            <text:p>RAM PAGE 247</text:p>
          </table:table-cell>
          <table:table-cell table:style-name="ce59" office:value-type="string" calcext:value-type="string">
            <text:p>ROM PAGE 27_HI</text:p>
          </table:table-cell>
        </table:table-row>
        <table:table-row table:style-name="ro2">
          <table:table-cell table:style-name="ce54" office:value-type="float" office:value="120" calcext:value-type="float">
            <text:p>120</text:p>
          </table:table-cell>
          <table:table-cell table:style-name="ce56" table:formula="of:=&quot;0x&quot;&amp;DEC2HEX([.A126]*8192;6)" office:value-type="string" office:string-value="0x0F0000" calcext:value-type="string">
            <text:p>0x0F0000</text:p>
          </table:table-cell>
          <table:table-cell table:style-name="ce56" table:formula="of:=&quot;0x&quot;&amp;DEC2HEX(([.A126]+1)*8192-1;6)" office:value-type="string" office:string-value="0x0F1FFF" calcext:value-type="string">
            <text:p>0x0F1FFF</text:p>
          </table:table-cell>
          <table:table-cell table:style-name="ce53"/>
          <table:table-cell table:style-name="ce53" table:formula="of:=[.B126]&amp;&quot; to &quot;&amp;[.C126]" office:value-type="string" office:string-value="0x0F0000 to 0x0F1FFF" calcext:value-type="string">
            <text:p>0x0F0000 to 0x0F1FFF</text:p>
          </table:table-cell>
          <table:table-cell table:style-name="ce58" office:value-type="string" calcext:value-type="string">
            <text:p>RAM PAGE 248</text:p>
          </table:table-cell>
          <table:table-cell table:style-name="ce59" office:value-type="string" calcext:value-type="string">
            <text:p>ROM PAGE 28_LO</text:p>
          </table:table-cell>
        </table:table-row>
        <table:table-row table:style-name="ro2">
          <table:table-cell table:style-name="ce54" office:value-type="float" office:value="121" calcext:value-type="float">
            <text:p>121</text:p>
          </table:table-cell>
          <table:table-cell table:style-name="ce56" table:formula="of:=&quot;0x&quot;&amp;DEC2HEX([.A127]*8192;6)" office:value-type="string" office:string-value="0x0F2000" calcext:value-type="string">
            <text:p>0x0F2000</text:p>
          </table:table-cell>
          <table:table-cell table:style-name="ce56" table:formula="of:=&quot;0x&quot;&amp;DEC2HEX(([.A127]+1)*8192-1;6)" office:value-type="string" office:string-value="0x0F3FFF" calcext:value-type="string">
            <text:p>0x0F3FFF</text:p>
          </table:table-cell>
          <table:table-cell table:style-name="ce53"/>
          <table:table-cell table:style-name="ce53" table:formula="of:=[.B127]&amp;&quot; to &quot;&amp;[.C127]" office:value-type="string" office:string-value="0x0F2000 to 0x0F3FFF" calcext:value-type="string">
            <text:p>0x0F2000 to 0x0F3FFF</text:p>
          </table:table-cell>
          <table:table-cell table:style-name="ce58" office:value-type="string" calcext:value-type="string">
            <text:p>RAM PAGE 249</text:p>
          </table:table-cell>
          <table:table-cell table:style-name="ce59" office:value-type="string" calcext:value-type="string">
            <text:p>ROM PAGE 28_HI</text:p>
          </table:table-cell>
        </table:table-row>
        <table:table-row table:style-name="ro2">
          <table:table-cell table:style-name="ce54" office:value-type="float" office:value="122" calcext:value-type="float">
            <text:p>122</text:p>
          </table:table-cell>
          <table:table-cell table:style-name="ce56" table:formula="of:=&quot;0x&quot;&amp;DEC2HEX([.A128]*8192;6)" office:value-type="string" office:string-value="0x0F4000" calcext:value-type="string">
            <text:p>0x0F4000</text:p>
          </table:table-cell>
          <table:table-cell table:style-name="ce56" table:formula="of:=&quot;0x&quot;&amp;DEC2HEX(([.A128]+1)*8192-1;6)" office:value-type="string" office:string-value="0x0F5FFF" calcext:value-type="string">
            <text:p>0x0F5FFF</text:p>
          </table:table-cell>
          <table:table-cell table:style-name="ce53"/>
          <table:table-cell table:style-name="ce53" table:formula="of:=[.B128]&amp;&quot; to &quot;&amp;[.C128]" office:value-type="string" office:string-value="0x0F4000 to 0x0F5FFF" calcext:value-type="string">
            <text:p>0x0F4000 to 0x0F5FFF</text:p>
          </table:table-cell>
          <table:table-cell table:style-name="ce58" office:value-type="string" calcext:value-type="string">
            <text:p>RAM PAGE 250</text:p>
          </table:table-cell>
          <table:table-cell table:style-name="ce59" office:value-type="string" calcext:value-type="string">
            <text:p>ROM PAGE 29_LO</text:p>
          </table:table-cell>
        </table:table-row>
        <table:table-row table:style-name="ro2">
          <table:table-cell table:style-name="ce54" office:value-type="float" office:value="123" calcext:value-type="float">
            <text:p>123</text:p>
          </table:table-cell>
          <table:table-cell table:style-name="ce56" table:formula="of:=&quot;0x&quot;&amp;DEC2HEX([.A129]*8192;6)" office:value-type="string" office:string-value="0x0F6000" calcext:value-type="string">
            <text:p>0x0F6000</text:p>
          </table:table-cell>
          <table:table-cell table:style-name="ce56" table:formula="of:=&quot;0x&quot;&amp;DEC2HEX(([.A129]+1)*8192-1;6)" office:value-type="string" office:string-value="0x0F7FFF" calcext:value-type="string">
            <text:p>0x0F7FFF</text:p>
          </table:table-cell>
          <table:table-cell table:style-name="ce53"/>
          <table:table-cell table:style-name="ce53" table:formula="of:=[.B129]&amp;&quot; to &quot;&amp;[.C129]" office:value-type="string" office:string-value="0x0F6000 to 0x0F7FFF" calcext:value-type="string">
            <text:p>0x0F6000 to 0x0F7FFF</text:p>
          </table:table-cell>
          <table:table-cell table:style-name="ce58" office:value-type="string" calcext:value-type="string">
            <text:p>RAM PAGE 251</text:p>
          </table:table-cell>
          <table:table-cell table:style-name="ce59" office:value-type="string" calcext:value-type="string">
            <text:p>ROM PAGE 29_HI</text:p>
          </table:table-cell>
        </table:table-row>
        <table:table-row table:style-name="ro2">
          <table:table-cell table:style-name="ce54" office:value-type="float" office:value="124" calcext:value-type="float">
            <text:p>124</text:p>
          </table:table-cell>
          <table:table-cell table:style-name="ce56" table:formula="of:=&quot;0x&quot;&amp;DEC2HEX([.A130]*8192;6)" office:value-type="string" office:string-value="0x0F8000" calcext:value-type="string">
            <text:p>0x0F8000</text:p>
          </table:table-cell>
          <table:table-cell table:style-name="ce56" table:formula="of:=&quot;0x&quot;&amp;DEC2HEX(([.A130]+1)*8192-1;6)" office:value-type="string" office:string-value="0x0F9FFF" calcext:value-type="string">
            <text:p>0x0F9FFF</text:p>
          </table:table-cell>
          <table:table-cell table:style-name="ce53"/>
          <table:table-cell table:style-name="ce53" table:formula="of:=[.B130]&amp;&quot; to &quot;&amp;[.C130]" office:value-type="string" office:string-value="0x0F8000 to 0x0F9FFF" calcext:value-type="string">
            <text:p>0x0F8000 to 0x0F9FFF</text:p>
          </table:table-cell>
          <table:table-cell table:style-name="ce58" office:value-type="string" calcext:value-type="string">
            <text:p>RAM PAGE 252</text:p>
          </table:table-cell>
          <table:table-cell table:style-name="ce59" office:value-type="string" calcext:value-type="string">
            <text:p>ROM PAGE 30_LO</text:p>
          </table:table-cell>
        </table:table-row>
        <table:table-row table:style-name="ro2">
          <table:table-cell table:style-name="ce54" office:value-type="float" office:value="125" calcext:value-type="float">
            <text:p>125</text:p>
          </table:table-cell>
          <table:table-cell table:style-name="ce56" table:formula="of:=&quot;0x&quot;&amp;DEC2HEX([.A131]*8192;6)" office:value-type="string" office:string-value="0x0FA000" calcext:value-type="string">
            <text:p>0x0FA000</text:p>
          </table:table-cell>
          <table:table-cell table:style-name="ce56" table:formula="of:=&quot;0x&quot;&amp;DEC2HEX(([.A131]+1)*8192-1;6)" office:value-type="string" office:string-value="0x0FBFFF" calcext:value-type="string">
            <text:p>0x0FBFFF</text:p>
          </table:table-cell>
          <table:table-cell table:style-name="ce53"/>
          <table:table-cell table:style-name="ce53" table:formula="of:=[.B131]&amp;&quot; to &quot;&amp;[.C131]" office:value-type="string" office:string-value="0x0FA000 to 0x0FBFFF" calcext:value-type="string">
            <text:p>0x0FA000 to 0x0FBFFF</text:p>
          </table:table-cell>
          <table:table-cell table:style-name="ce58" office:value-type="string" calcext:value-type="string">
            <text:p>RAM PAGE 253</text:p>
          </table:table-cell>
          <table:table-cell table:style-name="ce59" office:value-type="string" calcext:value-type="string">
            <text:p>ROM PAGE 30_HI</text:p>
          </table:table-cell>
        </table:table-row>
        <table:table-row table:style-name="ro2">
          <table:table-cell table:style-name="ce54" office:value-type="float" office:value="126" calcext:value-type="float">
            <text:p>126</text:p>
          </table:table-cell>
          <table:table-cell table:style-name="ce56" table:formula="of:=&quot;0x&quot;&amp;DEC2HEX([.A132]*8192;6)" office:value-type="string" office:string-value="0x0FC000" calcext:value-type="string">
            <text:p>0x0FC000</text:p>
          </table:table-cell>
          <table:table-cell table:style-name="ce56" table:formula="of:=&quot;0x&quot;&amp;DEC2HEX(([.A132]+1)*8192-1;6)" office:value-type="string" office:string-value="0x0FDFFF" calcext:value-type="string">
            <text:p>0x0FDFFF</text:p>
          </table:table-cell>
          <table:table-cell table:style-name="ce53"/>
          <table:table-cell table:style-name="ce53" table:formula="of:=[.B132]&amp;&quot; to &quot;&amp;[.C132]" office:value-type="string" office:string-value="0x0FC000 to 0x0FDFFF" calcext:value-type="string">
            <text:p>0x0FC000 to 0x0FDFFF</text:p>
          </table:table-cell>
          <table:table-cell table:style-name="ce58" office:value-type="string" calcext:value-type="string">
            <text:p>RAM PAGE 254</text:p>
          </table:table-cell>
          <table:table-cell table:style-name="ce59" office:value-type="string" calcext:value-type="string">
            <text:p>ROM PAGE 31_LO</text:p>
          </table:table-cell>
        </table:table-row>
        <table:table-row table:style-name="ro2">
          <table:table-cell table:style-name="ce54" office:value-type="float" office:value="127" calcext:value-type="float">
            <text:p>127</text:p>
          </table:table-cell>
          <table:table-cell table:style-name="ce56" table:formula="of:=&quot;0x&quot;&amp;DEC2HEX([.A133]*8192;6)" office:value-type="string" office:string-value="0x0FE000" calcext:value-type="string">
            <text:p>0x0FE000</text:p>
          </table:table-cell>
          <table:table-cell table:style-name="ce56" table:formula="of:=&quot;0x&quot;&amp;DEC2HEX(([.A133]+1)*8192-1;6)" office:value-type="string" office:string-value="0x0FFFFF" calcext:value-type="string">
            <text:p>0x0FFFFF</text:p>
          </table:table-cell>
          <table:table-cell table:style-name="ce53"/>
          <table:table-cell table:style-name="ce53" table:formula="of:=[.B133]&amp;&quot; to &quot;&amp;[.C133]" office:value-type="string" office:string-value="0x0FE000 to 0x0FFFFF" calcext:value-type="string">
            <text:p>0x0FE000 to 0x0FFFFF</text:p>
          </table:table-cell>
          <table:table-cell table:style-name="ce58" office:value-type="string" calcext:value-type="string">
            <text:p>RAM PAGE 255</text:p>
          </table:table-cell>
          <table:table-cell table:style-name="ce59" office:value-type="string" calcext:value-type="string">
            <text:p>ROM PAGE 31_HI</text:p>
          </table:table-cell>
        </table:table-row>
        <table:table-row table:style-name="ro2">
          <table:table-cell table:style-name="ce53" office:value-type="float" office:value="128" calcext:value-type="float">
            <text:p>128</text:p>
          </table:table-cell>
          <table:table-cell table:style-name="ce56" table:formula="of:=&quot;0x&quot;&amp;DEC2HEX([.A134]*8192;6)" office:value-type="string" office:string-value="0x100000" calcext:value-type="string">
            <text:p>0x100000</text:p>
          </table:table-cell>
          <table:table-cell table:style-name="ce56" table:formula="of:=&quot;0x&quot;&amp;DEC2HEX(([.A134]+1)*8192-1;6)" office:value-type="string" office:string-value="0x101FFF" calcext:value-type="string">
            <text:p>0x101FFF</text:p>
          </table:table-cell>
          <table:table-cell table:style-name="ce53"/>
          <table:table-cell table:style-name="ce53" table:formula="of:=[.B134]&amp;&quot; to &quot;&amp;[.C134]" office:value-type="string" office:string-value="0x100000 to 0x101FFF" calcext:value-type="string">
            <text:p>0x100000 to 0x101FFF</text:p>
          </table:table-cell>
          <table:table-cell table:style-name="ce58" office:value-type="string" calcext:value-type="string">
            <text:p>RAM PAGE 0</text:p>
          </table:table-cell>
          <table:table-cell table:style-name="ce58"/>
        </table:table-row>
        <table:table-row table:style-name="ro2">
          <table:table-cell table:style-name="ce53" office:value-type="float" office:value="129" calcext:value-type="float">
            <text:p>129</text:p>
          </table:table-cell>
          <table:table-cell table:style-name="ce56" table:formula="of:=&quot;0x&quot;&amp;DEC2HEX([.A135]*8192;6)" office:value-type="string" office:string-value="0x102000" calcext:value-type="string">
            <text:p>0x102000</text:p>
          </table:table-cell>
          <table:table-cell table:style-name="ce56" table:formula="of:=&quot;0x&quot;&amp;DEC2HEX(([.A135]+1)*8192-1;6)" office:value-type="string" office:string-value="0x103FFF" calcext:value-type="string">
            <text:p>0x103FFF</text:p>
          </table:table-cell>
          <table:table-cell table:style-name="ce53"/>
          <table:table-cell table:style-name="ce53" table:formula="of:=[.B135]&amp;&quot; to &quot;&amp;[.C135]" office:value-type="string" office:string-value="0x102000 to 0x103FFF" calcext:value-type="string">
            <text:p>0x102000 to 0x103FFF</text:p>
          </table:table-cell>
          <table:table-cell table:style-name="ce58" office:value-type="string" calcext:value-type="string">
            <text:p>RAM PAGE 1</text:p>
          </table:table-cell>
          <table:table-cell table:style-name="ce58"/>
        </table:table-row>
        <table:table-row table:style-name="ro2">
          <table:table-cell table:style-name="ce53" office:value-type="float" office:value="130" calcext:value-type="float">
            <text:p>130</text:p>
          </table:table-cell>
          <table:table-cell table:style-name="ce56" table:formula="of:=&quot;0x&quot;&amp;DEC2HEX([.A136]*8192;6)" office:value-type="string" office:string-value="0x104000" calcext:value-type="string">
            <text:p>0x104000</text:p>
          </table:table-cell>
          <table:table-cell table:style-name="ce56" table:formula="of:=&quot;0x&quot;&amp;DEC2HEX(([.A136]+1)*8192-1;6)" office:value-type="string" office:string-value="0x105FFF" calcext:value-type="string">
            <text:p>0x105FFF</text:p>
          </table:table-cell>
          <table:table-cell table:style-name="ce53"/>
          <table:table-cell table:style-name="ce53" table:formula="of:=[.B136]&amp;&quot; to &quot;&amp;[.C136]" office:value-type="string" office:string-value="0x104000 to 0x105FFF" calcext:value-type="string">
            <text:p>0x104000 to 0x105FFF</text:p>
          </table:table-cell>
          <table:table-cell table:style-name="ce58" office:value-type="string" calcext:value-type="string">
            <text:p>RAM PAGE 2</text:p>
          </table:table-cell>
          <table:table-cell table:style-name="ce58"/>
        </table:table-row>
        <table:table-row table:style-name="ro2">
          <table:table-cell table:style-name="ce53" office:value-type="float" office:value="131" calcext:value-type="float">
            <text:p>131</text:p>
          </table:table-cell>
          <table:table-cell table:style-name="ce56" table:formula="of:=&quot;0x&quot;&amp;DEC2HEX([.A137]*8192;6)" office:value-type="string" office:string-value="0x106000" calcext:value-type="string">
            <text:p>0x106000</text:p>
          </table:table-cell>
          <table:table-cell table:style-name="ce56" table:formula="of:=&quot;0x&quot;&amp;DEC2HEX(([.A137]+1)*8192-1;6)" office:value-type="string" office:string-value="0x107FFF" calcext:value-type="string">
            <text:p>0x107FFF</text:p>
          </table:table-cell>
          <table:table-cell table:style-name="ce53"/>
          <table:table-cell table:style-name="ce53" table:formula="of:=[.B137]&amp;&quot; to &quot;&amp;[.C137]" office:value-type="string" office:string-value="0x106000 to 0x107FFF" calcext:value-type="string">
            <text:p>0x106000 to 0x107FFF</text:p>
          </table:table-cell>
          <table:table-cell table:style-name="ce58" office:value-type="string" calcext:value-type="string">
            <text:p>RAM PAGE 3</text:p>
          </table:table-cell>
          <table:table-cell table:style-name="ce58"/>
        </table:table-row>
        <table:table-row table:style-name="ro2">
          <table:table-cell table:style-name="ce53" office:value-type="float" office:value="132" calcext:value-type="float">
            <text:p>132</text:p>
          </table:table-cell>
          <table:table-cell table:style-name="ce56" table:formula="of:=&quot;0x&quot;&amp;DEC2HEX([.A138]*8192;6)" office:value-type="string" office:string-value="0x108000" calcext:value-type="string">
            <text:p>0x108000</text:p>
          </table:table-cell>
          <table:table-cell table:style-name="ce56" table:formula="of:=&quot;0x&quot;&amp;DEC2HEX(([.A138]+1)*8192-1;6)" office:value-type="string" office:string-value="0x109FFF" calcext:value-type="string">
            <text:p>0x109FFF</text:p>
          </table:table-cell>
          <table:table-cell table:style-name="ce53"/>
          <table:table-cell table:style-name="ce53" table:formula="of:=[.B138]&amp;&quot; to &quot;&amp;[.C138]" office:value-type="string" office:string-value="0x108000 to 0x109FFF" calcext:value-type="string">
            <text:p>0x108000 to 0x109FFF</text:p>
          </table:table-cell>
          <table:table-cell table:style-name="ce58" office:value-type="string" calcext:value-type="string">
            <text:p>RAM PAGE 4</text:p>
          </table:table-cell>
          <table:table-cell table:style-name="ce58"/>
        </table:table-row>
        <table:table-row table:style-name="ro2">
          <table:table-cell table:style-name="ce53" office:value-type="float" office:value="133" calcext:value-type="float">
            <text:p>133</text:p>
          </table:table-cell>
          <table:table-cell table:style-name="ce56" table:formula="of:=&quot;0x&quot;&amp;DEC2HEX([.A139]*8192;6)" office:value-type="string" office:string-value="0x10A000" calcext:value-type="string">
            <text:p>0x10A000</text:p>
          </table:table-cell>
          <table:table-cell table:style-name="ce56" table:formula="of:=&quot;0x&quot;&amp;DEC2HEX(([.A139]+1)*8192-1;6)" office:value-type="string" office:string-value="0x10BFFF" calcext:value-type="string">
            <text:p>0x10BFFF</text:p>
          </table:table-cell>
          <table:table-cell table:style-name="ce53"/>
          <table:table-cell table:style-name="ce53" table:formula="of:=[.B139]&amp;&quot; to &quot;&amp;[.C139]" office:value-type="string" office:string-value="0x10A000 to 0x10BFFF" calcext:value-type="string">
            <text:p>0x10A000 to 0x10BFFF</text:p>
          </table:table-cell>
          <table:table-cell table:style-name="ce58" office:value-type="string" calcext:value-type="string">
            <text:p>RAM PAGE 5</text:p>
          </table:table-cell>
          <table:table-cell table:style-name="ce58"/>
        </table:table-row>
        <table:table-row table:style-name="ro2">
          <table:table-cell table:style-name="ce53" office:value-type="float" office:value="134" calcext:value-type="float">
            <text:p>134</text:p>
          </table:table-cell>
          <table:table-cell table:style-name="ce56" table:formula="of:=&quot;0x&quot;&amp;DEC2HEX([.A140]*8192;6)" office:value-type="string" office:string-value="0x10C000" calcext:value-type="string">
            <text:p>0x10C000</text:p>
          </table:table-cell>
          <table:table-cell table:style-name="ce56" table:formula="of:=&quot;0x&quot;&amp;DEC2HEX(([.A140]+1)*8192-1;6)" office:value-type="string" office:string-value="0x10DFFF" calcext:value-type="string">
            <text:p>0x10DFFF</text:p>
          </table:table-cell>
          <table:table-cell table:style-name="ce53"/>
          <table:table-cell table:style-name="ce53" table:formula="of:=[.B140]&amp;&quot; to &quot;&amp;[.C140]" office:value-type="string" office:string-value="0x10C000 to 0x10DFFF" calcext:value-type="string">
            <text:p>0x10C000 to 0x10DFFF</text:p>
          </table:table-cell>
          <table:table-cell table:style-name="ce58" office:value-type="string" calcext:value-type="string">
            <text:p>RAM PAGE 6</text:p>
          </table:table-cell>
          <table:table-cell table:style-name="ce58"/>
        </table:table-row>
        <table:table-row table:style-name="ro2">
          <table:table-cell table:style-name="ce53" office:value-type="float" office:value="135" calcext:value-type="float">
            <text:p>135</text:p>
          </table:table-cell>
          <table:table-cell table:style-name="ce56" table:formula="of:=&quot;0x&quot;&amp;DEC2HEX([.A141]*8192;6)" office:value-type="string" office:string-value="0x10E000" calcext:value-type="string">
            <text:p>0x10E000</text:p>
          </table:table-cell>
          <table:table-cell table:style-name="ce56" table:formula="of:=&quot;0x&quot;&amp;DEC2HEX(([.A141]+1)*8192-1;6)" office:value-type="string" office:string-value="0x10FFFF" calcext:value-type="string">
            <text:p>0x10FFFF</text:p>
          </table:table-cell>
          <table:table-cell table:style-name="ce53"/>
          <table:table-cell table:style-name="ce53" table:formula="of:=[.B141]&amp;&quot; to &quot;&amp;[.C141]" office:value-type="string" office:string-value="0x10E000 to 0x10FFFF" calcext:value-type="string">
            <text:p>0x10E000 to 0x10FFFF</text:p>
          </table:table-cell>
          <table:table-cell table:style-name="ce58" office:value-type="string" calcext:value-type="string">
            <text:p>RAM PAGE 7</text:p>
          </table:table-cell>
          <table:table-cell table:style-name="ce58"/>
        </table:table-row>
        <table:table-row table:style-name="ro2">
          <table:table-cell table:style-name="ce53" office:value-type="float" office:value="136" calcext:value-type="float">
            <text:p>136</text:p>
          </table:table-cell>
          <table:table-cell table:style-name="ce56" table:formula="of:=&quot;0x&quot;&amp;DEC2HEX([.A142]*8192;6)" office:value-type="string" office:string-value="0x110000" calcext:value-type="string">
            <text:p>0x110000</text:p>
          </table:table-cell>
          <table:table-cell table:style-name="ce56" table:formula="of:=&quot;0x&quot;&amp;DEC2HEX(([.A142]+1)*8192-1;6)" office:value-type="string" office:string-value="0x111FFF" calcext:value-type="string">
            <text:p>0x111FFF</text:p>
          </table:table-cell>
          <table:table-cell table:style-name="ce53"/>
          <table:table-cell table:style-name="ce53" table:formula="of:=[.B142]&amp;&quot; to &quot;&amp;[.C142]" office:value-type="string" office:string-value="0x110000 to 0x111FFF" calcext:value-type="string">
            <text:p>0x110000 to 0x111FFF</text:p>
          </table:table-cell>
          <table:table-cell table:style-name="ce58" office:value-type="string" calcext:value-type="string">
            <text:p>RAM PAGE 8</text:p>
          </table:table-cell>
          <table:table-cell table:style-name="ce58"/>
        </table:table-row>
        <table:table-row table:style-name="ro2">
          <table:table-cell table:style-name="ce53" office:value-type="float" office:value="137" calcext:value-type="float">
            <text:p>137</text:p>
          </table:table-cell>
          <table:table-cell table:style-name="ce56" table:formula="of:=&quot;0x&quot;&amp;DEC2HEX([.A143]*8192;6)" office:value-type="string" office:string-value="0x112000" calcext:value-type="string">
            <text:p>0x112000</text:p>
          </table:table-cell>
          <table:table-cell table:style-name="ce56" table:formula="of:=&quot;0x&quot;&amp;DEC2HEX(([.A143]+1)*8192-1;6)" office:value-type="string" office:string-value="0x113FFF" calcext:value-type="string">
            <text:p>0x113FFF</text:p>
          </table:table-cell>
          <table:table-cell table:style-name="ce53"/>
          <table:table-cell table:style-name="ce53" table:formula="of:=[.B143]&amp;&quot; to &quot;&amp;[.C143]" office:value-type="string" office:string-value="0x112000 to 0x113FFF" calcext:value-type="string">
            <text:p>0x112000 to 0x113FFF</text:p>
          </table:table-cell>
          <table:table-cell table:style-name="ce58" office:value-type="string" calcext:value-type="string">
            <text:p>RAM PAGE 9</text:p>
          </table:table-cell>
          <table:table-cell table:style-name="ce58"/>
        </table:table-row>
        <table:table-row table:style-name="ro2">
          <table:table-cell table:style-name="ce53" office:value-type="float" office:value="138" calcext:value-type="float">
            <text:p>138</text:p>
          </table:table-cell>
          <table:table-cell table:style-name="ce56" table:formula="of:=&quot;0x&quot;&amp;DEC2HEX([.A144]*8192;6)" office:value-type="string" office:string-value="0x114000" calcext:value-type="string">
            <text:p>0x114000</text:p>
          </table:table-cell>
          <table:table-cell table:style-name="ce56" table:formula="of:=&quot;0x&quot;&amp;DEC2HEX(([.A144]+1)*8192-1;6)" office:value-type="string" office:string-value="0x115FFF" calcext:value-type="string">
            <text:p>0x115FFF</text:p>
          </table:table-cell>
          <table:table-cell table:style-name="ce53"/>
          <table:table-cell table:style-name="ce53" table:formula="of:=[.B144]&amp;&quot; to &quot;&amp;[.C144]" office:value-type="string" office:string-value="0x114000 to 0x115FFF" calcext:value-type="string">
            <text:p>0x114000 to 0x115FFF</text:p>
          </table:table-cell>
          <table:table-cell table:style-name="ce58" office:value-type="string" calcext:value-type="string">
            <text:p>RAM PAGE 10</text:p>
          </table:table-cell>
          <table:table-cell table:style-name="ce58"/>
        </table:table-row>
        <table:table-row table:style-name="ro2">
          <table:table-cell table:style-name="ce53" office:value-type="float" office:value="139" calcext:value-type="float">
            <text:p>139</text:p>
          </table:table-cell>
          <table:table-cell table:style-name="ce56" table:formula="of:=&quot;0x&quot;&amp;DEC2HEX([.A145]*8192;6)" office:value-type="string" office:string-value="0x116000" calcext:value-type="string">
            <text:p>0x116000</text:p>
          </table:table-cell>
          <table:table-cell table:style-name="ce56" table:formula="of:=&quot;0x&quot;&amp;DEC2HEX(([.A145]+1)*8192-1;6)" office:value-type="string" office:string-value="0x117FFF" calcext:value-type="string">
            <text:p>0x117FFF</text:p>
          </table:table-cell>
          <table:table-cell table:style-name="ce53"/>
          <table:table-cell table:style-name="ce53" table:formula="of:=[.B145]&amp;&quot; to &quot;&amp;[.C145]" office:value-type="string" office:string-value="0x116000 to 0x117FFF" calcext:value-type="string">
            <text:p>0x116000 to 0x117FFF</text:p>
          </table:table-cell>
          <table:table-cell table:style-name="ce58" office:value-type="string" calcext:value-type="string">
            <text:p>RAM PAGE 11</text:p>
          </table:table-cell>
          <table:table-cell table:style-name="ce58"/>
        </table:table-row>
        <table:table-row table:style-name="ro2">
          <table:table-cell table:style-name="ce53" office:value-type="float" office:value="140" calcext:value-type="float">
            <text:p>140</text:p>
          </table:table-cell>
          <table:table-cell table:style-name="ce56" table:formula="of:=&quot;0x&quot;&amp;DEC2HEX([.A146]*8192;6)" office:value-type="string" office:string-value="0x118000" calcext:value-type="string">
            <text:p>0x118000</text:p>
          </table:table-cell>
          <table:table-cell table:style-name="ce56" table:formula="of:=&quot;0x&quot;&amp;DEC2HEX(([.A146]+1)*8192-1;6)" office:value-type="string" office:string-value="0x119FFF" calcext:value-type="string">
            <text:p>0x119FFF</text:p>
          </table:table-cell>
          <table:table-cell table:style-name="ce53"/>
          <table:table-cell table:style-name="ce53" table:formula="of:=[.B146]&amp;&quot; to &quot;&amp;[.C146]" office:value-type="string" office:string-value="0x118000 to 0x119FFF" calcext:value-type="string">
            <text:p>0x118000 to 0x119FFF</text:p>
          </table:table-cell>
          <table:table-cell table:style-name="ce58" office:value-type="string" calcext:value-type="string">
            <text:p>RAM PAGE 12</text:p>
          </table:table-cell>
          <table:table-cell table:style-name="ce58"/>
        </table:table-row>
        <table:table-row table:style-name="ro2">
          <table:table-cell table:style-name="ce53" office:value-type="float" office:value="141" calcext:value-type="float">
            <text:p>141</text:p>
          </table:table-cell>
          <table:table-cell table:style-name="ce56" table:formula="of:=&quot;0x&quot;&amp;DEC2HEX([.A147]*8192;6)" office:value-type="string" office:string-value="0x11A000" calcext:value-type="string">
            <text:p>0x11A000</text:p>
          </table:table-cell>
          <table:table-cell table:style-name="ce56" table:formula="of:=&quot;0x&quot;&amp;DEC2HEX(([.A147]+1)*8192-1;6)" office:value-type="string" office:string-value="0x11BFFF" calcext:value-type="string">
            <text:p>0x11BFFF</text:p>
          </table:table-cell>
          <table:table-cell table:style-name="ce53"/>
          <table:table-cell table:style-name="ce53" table:formula="of:=[.B147]&amp;&quot; to &quot;&amp;[.C147]" office:value-type="string" office:string-value="0x11A000 to 0x11BFFF" calcext:value-type="string">
            <text:p>0x11A000 to 0x11BFFF</text:p>
          </table:table-cell>
          <table:table-cell table:style-name="ce58" office:value-type="string" calcext:value-type="string">
            <text:p>RAM PAGE 13</text:p>
          </table:table-cell>
          <table:table-cell table:style-name="ce58"/>
        </table:table-row>
        <table:table-row table:style-name="ro2">
          <table:table-cell table:style-name="ce53" office:value-type="float" office:value="142" calcext:value-type="float">
            <text:p>142</text:p>
          </table:table-cell>
          <table:table-cell table:style-name="ce56" table:formula="of:=&quot;0x&quot;&amp;DEC2HEX([.A148]*8192;6)" office:value-type="string" office:string-value="0x11C000" calcext:value-type="string">
            <text:p>0x11C000</text:p>
          </table:table-cell>
          <table:table-cell table:style-name="ce56" table:formula="of:=&quot;0x&quot;&amp;DEC2HEX(([.A148]+1)*8192-1;6)" office:value-type="string" office:string-value="0x11DFFF" calcext:value-type="string">
            <text:p>0x11DFFF</text:p>
          </table:table-cell>
          <table:table-cell table:style-name="ce53"/>
          <table:table-cell table:style-name="ce53" table:formula="of:=[.B148]&amp;&quot; to &quot;&amp;[.C148]" office:value-type="string" office:string-value="0x11C000 to 0x11DFFF" calcext:value-type="string">
            <text:p>0x11C000 to 0x11DFFF</text:p>
          </table:table-cell>
          <table:table-cell table:style-name="ce58" office:value-type="string" calcext:value-type="string">
            <text:p>RAM PAGE 14</text:p>
          </table:table-cell>
          <table:table-cell table:style-name="ce58"/>
        </table:table-row>
        <table:table-row table:style-name="ro2">
          <table:table-cell table:style-name="ce53" office:value-type="float" office:value="143" calcext:value-type="float">
            <text:p>143</text:p>
          </table:table-cell>
          <table:table-cell table:style-name="ce56" table:formula="of:=&quot;0x&quot;&amp;DEC2HEX([.A149]*8192;6)" office:value-type="string" office:string-value="0x11E000" calcext:value-type="string">
            <text:p>0x11E000</text:p>
          </table:table-cell>
          <table:table-cell table:style-name="ce56" table:formula="of:=&quot;0x&quot;&amp;DEC2HEX(([.A149]+1)*8192-1;6)" office:value-type="string" office:string-value="0x11FFFF" calcext:value-type="string">
            <text:p>0x11FFFF</text:p>
          </table:table-cell>
          <table:table-cell table:style-name="ce53"/>
          <table:table-cell table:style-name="ce53" table:formula="of:=[.B149]&amp;&quot; to &quot;&amp;[.C149]" office:value-type="string" office:string-value="0x11E000 to 0x11FFFF" calcext:value-type="string">
            <text:p>0x11E000 to 0x11FFFF</text:p>
          </table:table-cell>
          <table:table-cell table:style-name="ce58" office:value-type="string" calcext:value-type="string">
            <text:p>RAM PAGE 15</text:p>
          </table:table-cell>
          <table:table-cell table:style-name="ce58"/>
        </table:table-row>
        <table:table-row table:style-name="ro2">
          <table:table-cell table:style-name="ce53" office:value-type="float" office:value="144" calcext:value-type="float">
            <text:p>144</text:p>
          </table:table-cell>
          <table:table-cell table:style-name="ce56" table:formula="of:=&quot;0x&quot;&amp;DEC2HEX([.A150]*8192;6)" office:value-type="string" office:string-value="0x120000" calcext:value-type="string">
            <text:p>0x120000</text:p>
          </table:table-cell>
          <table:table-cell table:style-name="ce56" table:formula="of:=&quot;0x&quot;&amp;DEC2HEX(([.A150]+1)*8192-1;6)" office:value-type="string" office:string-value="0x121FFF" calcext:value-type="string">
            <text:p>0x121FFF</text:p>
          </table:table-cell>
          <table:table-cell table:style-name="ce53"/>
          <table:table-cell table:style-name="ce53" table:formula="of:=[.B150]&amp;&quot; to &quot;&amp;[.C150]" office:value-type="string" office:string-value="0x120000 to 0x121FFF" calcext:value-type="string">
            <text:p>0x120000 to 0x121FFF</text:p>
          </table:table-cell>
          <table:table-cell table:style-name="ce58" office:value-type="string" calcext:value-type="string">
            <text:p>RAM PAGE 16</text:p>
          </table:table-cell>
          <table:table-cell table:style-name="ce58"/>
        </table:table-row>
        <table:table-row table:style-name="ro2">
          <table:table-cell table:style-name="ce53" office:value-type="float" office:value="145" calcext:value-type="float">
            <text:p>145</text:p>
          </table:table-cell>
          <table:table-cell table:style-name="ce56" table:formula="of:=&quot;0x&quot;&amp;DEC2HEX([.A151]*8192;6)" office:value-type="string" office:string-value="0x122000" calcext:value-type="string">
            <text:p>0x122000</text:p>
          </table:table-cell>
          <table:table-cell table:style-name="ce56" table:formula="of:=&quot;0x&quot;&amp;DEC2HEX(([.A151]+1)*8192-1;6)" office:value-type="string" office:string-value="0x123FFF" calcext:value-type="string">
            <text:p>0x123FFF</text:p>
          </table:table-cell>
          <table:table-cell table:style-name="ce53"/>
          <table:table-cell table:style-name="ce53" table:formula="of:=[.B151]&amp;&quot; to &quot;&amp;[.C151]" office:value-type="string" office:string-value="0x122000 to 0x123FFF" calcext:value-type="string">
            <text:p>0x122000 to 0x123FFF</text:p>
          </table:table-cell>
          <table:table-cell table:style-name="ce58" office:value-type="string" calcext:value-type="string">
            <text:p>RAM PAGE 17</text:p>
          </table:table-cell>
          <table:table-cell table:style-name="ce58"/>
        </table:table-row>
        <table:table-row table:style-name="ro2">
          <table:table-cell table:style-name="ce53" office:value-type="float" office:value="146" calcext:value-type="float">
            <text:p>146</text:p>
          </table:table-cell>
          <table:table-cell table:style-name="ce56" table:formula="of:=&quot;0x&quot;&amp;DEC2HEX([.A152]*8192;6)" office:value-type="string" office:string-value="0x124000" calcext:value-type="string">
            <text:p>0x124000</text:p>
          </table:table-cell>
          <table:table-cell table:style-name="ce56" table:formula="of:=&quot;0x&quot;&amp;DEC2HEX(([.A152]+1)*8192-1;6)" office:value-type="string" office:string-value="0x125FFF" calcext:value-type="string">
            <text:p>0x125FFF</text:p>
          </table:table-cell>
          <table:table-cell table:style-name="ce53"/>
          <table:table-cell table:style-name="ce53" table:formula="of:=[.B152]&amp;&quot; to &quot;&amp;[.C152]" office:value-type="string" office:string-value="0x124000 to 0x125FFF" calcext:value-type="string">
            <text:p>0x124000 to 0x125FFF</text:p>
          </table:table-cell>
          <table:table-cell table:style-name="ce58" office:value-type="string" calcext:value-type="string">
            <text:p>RAM PAGE 18</text:p>
          </table:table-cell>
          <table:table-cell table:style-name="ce58"/>
        </table:table-row>
        <table:table-row table:style-name="ro2">
          <table:table-cell table:style-name="ce53" office:value-type="float" office:value="147" calcext:value-type="float">
            <text:p>147</text:p>
          </table:table-cell>
          <table:table-cell table:style-name="ce56" table:formula="of:=&quot;0x&quot;&amp;DEC2HEX([.A153]*8192;6)" office:value-type="string" office:string-value="0x126000" calcext:value-type="string">
            <text:p>0x126000</text:p>
          </table:table-cell>
          <table:table-cell table:style-name="ce56" table:formula="of:=&quot;0x&quot;&amp;DEC2HEX(([.A153]+1)*8192-1;6)" office:value-type="string" office:string-value="0x127FFF" calcext:value-type="string">
            <text:p>0x127FFF</text:p>
          </table:table-cell>
          <table:table-cell table:style-name="ce53"/>
          <table:table-cell table:style-name="ce53" table:formula="of:=[.B153]&amp;&quot; to &quot;&amp;[.C153]" office:value-type="string" office:string-value="0x126000 to 0x127FFF" calcext:value-type="string">
            <text:p>0x126000 to 0x127FFF</text:p>
          </table:table-cell>
          <table:table-cell table:style-name="ce58" office:value-type="string" calcext:value-type="string">
            <text:p>RAM PAGE 19</text:p>
          </table:table-cell>
          <table:table-cell table:style-name="ce58"/>
        </table:table-row>
        <table:table-row table:style-name="ro2">
          <table:table-cell table:style-name="ce53" office:value-type="float" office:value="148" calcext:value-type="float">
            <text:p>148</text:p>
          </table:table-cell>
          <table:table-cell table:style-name="ce56" table:formula="of:=&quot;0x&quot;&amp;DEC2HEX([.A154]*8192;6)" office:value-type="string" office:string-value="0x128000" calcext:value-type="string">
            <text:p>0x128000</text:p>
          </table:table-cell>
          <table:table-cell table:style-name="ce56" table:formula="of:=&quot;0x&quot;&amp;DEC2HEX(([.A154]+1)*8192-1;6)" office:value-type="string" office:string-value="0x129FFF" calcext:value-type="string">
            <text:p>0x129FFF</text:p>
          </table:table-cell>
          <table:table-cell table:style-name="ce53"/>
          <table:table-cell table:style-name="ce53" table:formula="of:=[.B154]&amp;&quot; to &quot;&amp;[.C154]" office:value-type="string" office:string-value="0x128000 to 0x129FFF" calcext:value-type="string">
            <text:p>0x128000 to 0x129FFF</text:p>
          </table:table-cell>
          <table:table-cell table:style-name="ce58" office:value-type="string" calcext:value-type="string">
            <text:p>RAM PAGE 20</text:p>
          </table:table-cell>
          <table:table-cell table:style-name="ce58"/>
        </table:table-row>
        <table:table-row table:style-name="ro2">
          <table:table-cell table:style-name="ce53" office:value-type="float" office:value="149" calcext:value-type="float">
            <text:p>149</text:p>
          </table:table-cell>
          <table:table-cell table:style-name="ce56" table:formula="of:=&quot;0x&quot;&amp;DEC2HEX([.A155]*8192;6)" office:value-type="string" office:string-value="0x12A000" calcext:value-type="string">
            <text:p>0x12A000</text:p>
          </table:table-cell>
          <table:table-cell table:style-name="ce56" table:formula="of:=&quot;0x&quot;&amp;DEC2HEX(([.A155]+1)*8192-1;6)" office:value-type="string" office:string-value="0x12BFFF" calcext:value-type="string">
            <text:p>0x12BFFF</text:p>
          </table:table-cell>
          <table:table-cell table:style-name="ce53"/>
          <table:table-cell table:style-name="ce53" table:formula="of:=[.B155]&amp;&quot; to &quot;&amp;[.C155]" office:value-type="string" office:string-value="0x12A000 to 0x12BFFF" calcext:value-type="string">
            <text:p>0x12A000 to 0x12BFFF</text:p>
          </table:table-cell>
          <table:table-cell table:style-name="ce58" office:value-type="string" calcext:value-type="string">
            <text:p>RAM PAGE 21</text:p>
          </table:table-cell>
          <table:table-cell table:style-name="ce58"/>
        </table:table-row>
        <table:table-row table:style-name="ro2">
          <table:table-cell table:style-name="ce53" office:value-type="float" office:value="150" calcext:value-type="float">
            <text:p>150</text:p>
          </table:table-cell>
          <table:table-cell table:style-name="ce56" table:formula="of:=&quot;0x&quot;&amp;DEC2HEX([.A156]*8192;6)" office:value-type="string" office:string-value="0x12C000" calcext:value-type="string">
            <text:p>0x12C000</text:p>
          </table:table-cell>
          <table:table-cell table:style-name="ce56" table:formula="of:=&quot;0x&quot;&amp;DEC2HEX(([.A156]+1)*8192-1;6)" office:value-type="string" office:string-value="0x12DFFF" calcext:value-type="string">
            <text:p>0x12DFFF</text:p>
          </table:table-cell>
          <table:table-cell table:style-name="ce53"/>
          <table:table-cell table:style-name="ce53" table:formula="of:=[.B156]&amp;&quot; to &quot;&amp;[.C156]" office:value-type="string" office:string-value="0x12C000 to 0x12DFFF" calcext:value-type="string">
            <text:p>0x12C000 to 0x12DFFF</text:p>
          </table:table-cell>
          <table:table-cell table:style-name="ce58" office:value-type="string" calcext:value-type="string">
            <text:p>RAM PAGE 22</text:p>
          </table:table-cell>
          <table:table-cell table:style-name="ce58"/>
        </table:table-row>
        <table:table-row table:style-name="ro2">
          <table:table-cell table:style-name="ce53" office:value-type="float" office:value="151" calcext:value-type="float">
            <text:p>151</text:p>
          </table:table-cell>
          <table:table-cell table:style-name="ce56" table:formula="of:=&quot;0x&quot;&amp;DEC2HEX([.A157]*8192;6)" office:value-type="string" office:string-value="0x12E000" calcext:value-type="string">
            <text:p>0x12E000</text:p>
          </table:table-cell>
          <table:table-cell table:style-name="ce56" table:formula="of:=&quot;0x&quot;&amp;DEC2HEX(([.A157]+1)*8192-1;6)" office:value-type="string" office:string-value="0x12FFFF" calcext:value-type="string">
            <text:p>0x12FFFF</text:p>
          </table:table-cell>
          <table:table-cell table:style-name="ce53"/>
          <table:table-cell table:style-name="ce53" table:formula="of:=[.B157]&amp;&quot; to &quot;&amp;[.C157]" office:value-type="string" office:string-value="0x12E000 to 0x12FFFF" calcext:value-type="string">
            <text:p>0x12E000 to 0x12FFFF</text:p>
          </table:table-cell>
          <table:table-cell table:style-name="ce58" office:value-type="string" calcext:value-type="string">
            <text:p>RAM PAGE 23</text:p>
          </table:table-cell>
          <table:table-cell table:style-name="ce58"/>
        </table:table-row>
        <table:table-row table:style-name="ro2">
          <table:table-cell table:style-name="ce53" office:value-type="float" office:value="152" calcext:value-type="float">
            <text:p>152</text:p>
          </table:table-cell>
          <table:table-cell table:style-name="ce56" table:formula="of:=&quot;0x&quot;&amp;DEC2HEX([.A158]*8192;6)" office:value-type="string" office:string-value="0x130000" calcext:value-type="string">
            <text:p>0x130000</text:p>
          </table:table-cell>
          <table:table-cell table:style-name="ce56" table:formula="of:=&quot;0x&quot;&amp;DEC2HEX(([.A158]+1)*8192-1;6)" office:value-type="string" office:string-value="0x131FFF" calcext:value-type="string">
            <text:p>0x131FFF</text:p>
          </table:table-cell>
          <table:table-cell table:style-name="ce53"/>
          <table:table-cell table:style-name="ce53" table:formula="of:=[.B158]&amp;&quot; to &quot;&amp;[.C158]" office:value-type="string" office:string-value="0x130000 to 0x131FFF" calcext:value-type="string">
            <text:p>0x130000 to 0x131FFF</text:p>
          </table:table-cell>
          <table:table-cell table:style-name="ce58" office:value-type="string" calcext:value-type="string">
            <text:p>RAM PAGE 24</text:p>
          </table:table-cell>
          <table:table-cell table:style-name="ce58"/>
        </table:table-row>
        <table:table-row table:style-name="ro2">
          <table:table-cell table:style-name="ce53" office:value-type="float" office:value="153" calcext:value-type="float">
            <text:p>153</text:p>
          </table:table-cell>
          <table:table-cell table:style-name="ce56" table:formula="of:=&quot;0x&quot;&amp;DEC2HEX([.A159]*8192;6)" office:value-type="string" office:string-value="0x132000" calcext:value-type="string">
            <text:p>0x132000</text:p>
          </table:table-cell>
          <table:table-cell table:style-name="ce56" table:formula="of:=&quot;0x&quot;&amp;DEC2HEX(([.A159]+1)*8192-1;6)" office:value-type="string" office:string-value="0x133FFF" calcext:value-type="string">
            <text:p>0x133FFF</text:p>
          </table:table-cell>
          <table:table-cell table:style-name="ce53"/>
          <table:table-cell table:style-name="ce53" table:formula="of:=[.B159]&amp;&quot; to &quot;&amp;[.C159]" office:value-type="string" office:string-value="0x132000 to 0x133FFF" calcext:value-type="string">
            <text:p>0x132000 to 0x133FFF</text:p>
          </table:table-cell>
          <table:table-cell table:style-name="ce58" office:value-type="string" calcext:value-type="string">
            <text:p>RAM PAGE 25</text:p>
          </table:table-cell>
          <table:table-cell table:style-name="ce58"/>
        </table:table-row>
        <table:table-row table:style-name="ro2">
          <table:table-cell table:style-name="ce53" office:value-type="float" office:value="154" calcext:value-type="float">
            <text:p>154</text:p>
          </table:table-cell>
          <table:table-cell table:style-name="ce56" table:formula="of:=&quot;0x&quot;&amp;DEC2HEX([.A160]*8192;6)" office:value-type="string" office:string-value="0x134000" calcext:value-type="string">
            <text:p>0x134000</text:p>
          </table:table-cell>
          <table:table-cell table:style-name="ce56" table:formula="of:=&quot;0x&quot;&amp;DEC2HEX(([.A160]+1)*8192-1;6)" office:value-type="string" office:string-value="0x135FFF" calcext:value-type="string">
            <text:p>0x135FFF</text:p>
          </table:table-cell>
          <table:table-cell table:style-name="ce53"/>
          <table:table-cell table:style-name="ce53" table:formula="of:=[.B160]&amp;&quot; to &quot;&amp;[.C160]" office:value-type="string" office:string-value="0x134000 to 0x135FFF" calcext:value-type="string">
            <text:p>0x134000 to 0x135FFF</text:p>
          </table:table-cell>
          <table:table-cell table:style-name="ce58" office:value-type="string" calcext:value-type="string">
            <text:p>RAM PAGE 26</text:p>
          </table:table-cell>
          <table:table-cell table:style-name="ce58"/>
        </table:table-row>
        <table:table-row table:style-name="ro2">
          <table:table-cell table:style-name="ce53" office:value-type="float" office:value="155" calcext:value-type="float">
            <text:p>155</text:p>
          </table:table-cell>
          <table:table-cell table:style-name="ce56" table:formula="of:=&quot;0x&quot;&amp;DEC2HEX([.A161]*8192;6)" office:value-type="string" office:string-value="0x136000" calcext:value-type="string">
            <text:p>0x136000</text:p>
          </table:table-cell>
          <table:table-cell table:style-name="ce56" table:formula="of:=&quot;0x&quot;&amp;DEC2HEX(([.A161]+1)*8192-1;6)" office:value-type="string" office:string-value="0x137FFF" calcext:value-type="string">
            <text:p>0x137FFF</text:p>
          </table:table-cell>
          <table:table-cell table:style-name="ce53"/>
          <table:table-cell table:style-name="ce53" table:formula="of:=[.B161]&amp;&quot; to &quot;&amp;[.C161]" office:value-type="string" office:string-value="0x136000 to 0x137FFF" calcext:value-type="string">
            <text:p>0x136000 to 0x137FFF</text:p>
          </table:table-cell>
          <table:table-cell table:style-name="ce58" office:value-type="string" calcext:value-type="string">
            <text:p>RAM PAGE 27</text:p>
          </table:table-cell>
          <table:table-cell table:style-name="ce58"/>
        </table:table-row>
        <table:table-row table:style-name="ro2">
          <table:table-cell table:style-name="ce53" office:value-type="float" office:value="156" calcext:value-type="float">
            <text:p>156</text:p>
          </table:table-cell>
          <table:table-cell table:style-name="ce56" table:formula="of:=&quot;0x&quot;&amp;DEC2HEX([.A162]*8192;6)" office:value-type="string" office:string-value="0x138000" calcext:value-type="string">
            <text:p>0x138000</text:p>
          </table:table-cell>
          <table:table-cell table:style-name="ce56" table:formula="of:=&quot;0x&quot;&amp;DEC2HEX(([.A162]+1)*8192-1;6)" office:value-type="string" office:string-value="0x139FFF" calcext:value-type="string">
            <text:p>0x139FFF</text:p>
          </table:table-cell>
          <table:table-cell table:style-name="ce53"/>
          <table:table-cell table:style-name="ce53" table:formula="of:=[.B162]&amp;&quot; to &quot;&amp;[.C162]" office:value-type="string" office:string-value="0x138000 to 0x139FFF" calcext:value-type="string">
            <text:p>0x138000 to 0x139FFF</text:p>
          </table:table-cell>
          <table:table-cell table:style-name="ce58" office:value-type="string" calcext:value-type="string">
            <text:p>RAM PAGE 28</text:p>
          </table:table-cell>
          <table:table-cell table:style-name="ce58"/>
        </table:table-row>
        <table:table-row table:style-name="ro2">
          <table:table-cell table:style-name="ce53" office:value-type="float" office:value="157" calcext:value-type="float">
            <text:p>157</text:p>
          </table:table-cell>
          <table:table-cell table:style-name="ce56" table:formula="of:=&quot;0x&quot;&amp;DEC2HEX([.A163]*8192;6)" office:value-type="string" office:string-value="0x13A000" calcext:value-type="string">
            <text:p>0x13A000</text:p>
          </table:table-cell>
          <table:table-cell table:style-name="ce56" table:formula="of:=&quot;0x&quot;&amp;DEC2HEX(([.A163]+1)*8192-1;6)" office:value-type="string" office:string-value="0x13BFFF" calcext:value-type="string">
            <text:p>0x13BFFF</text:p>
          </table:table-cell>
          <table:table-cell table:style-name="ce53"/>
          <table:table-cell table:style-name="ce53" table:formula="of:=[.B163]&amp;&quot; to &quot;&amp;[.C163]" office:value-type="string" office:string-value="0x13A000 to 0x13BFFF" calcext:value-type="string">
            <text:p>0x13A000 to 0x13BFFF</text:p>
          </table:table-cell>
          <table:table-cell table:style-name="ce58" office:value-type="string" calcext:value-type="string">
            <text:p>RAM PAGE 29</text:p>
          </table:table-cell>
          <table:table-cell table:style-name="ce58"/>
        </table:table-row>
        <table:table-row table:style-name="ro2">
          <table:table-cell table:style-name="ce53" office:value-type="float" office:value="158" calcext:value-type="float">
            <text:p>158</text:p>
          </table:table-cell>
          <table:table-cell table:style-name="ce56" table:formula="of:=&quot;0x&quot;&amp;DEC2HEX([.A164]*8192;6)" office:value-type="string" office:string-value="0x13C000" calcext:value-type="string">
            <text:p>0x13C000</text:p>
          </table:table-cell>
          <table:table-cell table:style-name="ce56" table:formula="of:=&quot;0x&quot;&amp;DEC2HEX(([.A164]+1)*8192-1;6)" office:value-type="string" office:string-value="0x13DFFF" calcext:value-type="string">
            <text:p>0x13DFFF</text:p>
          </table:table-cell>
          <table:table-cell table:style-name="ce53"/>
          <table:table-cell table:style-name="ce53" table:formula="of:=[.B164]&amp;&quot; to &quot;&amp;[.C164]" office:value-type="string" office:string-value="0x13C000 to 0x13DFFF" calcext:value-type="string">
            <text:p>0x13C000 to 0x13DFFF</text:p>
          </table:table-cell>
          <table:table-cell table:style-name="ce58" office:value-type="string" calcext:value-type="string">
            <text:p>RAM PAGE 30</text:p>
          </table:table-cell>
          <table:table-cell table:style-name="ce58"/>
        </table:table-row>
        <table:table-row table:style-name="ro2">
          <table:table-cell table:style-name="ce53" office:value-type="float" office:value="159" calcext:value-type="float">
            <text:p>159</text:p>
          </table:table-cell>
          <table:table-cell table:style-name="ce56" table:formula="of:=&quot;0x&quot;&amp;DEC2HEX([.A165]*8192;6)" office:value-type="string" office:string-value="0x13E000" calcext:value-type="string">
            <text:p>0x13E000</text:p>
          </table:table-cell>
          <table:table-cell table:style-name="ce56" table:formula="of:=&quot;0x&quot;&amp;DEC2HEX(([.A165]+1)*8192-1;6)" office:value-type="string" office:string-value="0x13FFFF" calcext:value-type="string">
            <text:p>0x13FFFF</text:p>
          </table:table-cell>
          <table:table-cell table:style-name="ce53"/>
          <table:table-cell table:style-name="ce53" table:formula="of:=[.B165]&amp;&quot; to &quot;&amp;[.C165]" office:value-type="string" office:string-value="0x13E000 to 0x13FFFF" calcext:value-type="string">
            <text:p>0x13E000 to 0x13FFFF</text:p>
          </table:table-cell>
          <table:table-cell table:style-name="ce58" office:value-type="string" calcext:value-type="string">
            <text:p>RAM PAGE 31</text:p>
          </table:table-cell>
          <table:table-cell table:style-name="ce58"/>
        </table:table-row>
        <table:table-row table:style-name="ro2">
          <table:table-cell table:style-name="ce53" office:value-type="float" office:value="160" calcext:value-type="float">
            <text:p>160</text:p>
          </table:table-cell>
          <table:table-cell table:style-name="ce56" table:formula="of:=&quot;0x&quot;&amp;DEC2HEX([.A166]*8192;6)" office:value-type="string" office:string-value="0x140000" calcext:value-type="string">
            <text:p>0x140000</text:p>
          </table:table-cell>
          <table:table-cell table:style-name="ce56" table:formula="of:=&quot;0x&quot;&amp;DEC2HEX(([.A166]+1)*8192-1;6)" office:value-type="string" office:string-value="0x141FFF" calcext:value-type="string">
            <text:p>0x141FFF</text:p>
          </table:table-cell>
          <table:table-cell table:style-name="ce53"/>
          <table:table-cell table:style-name="ce53" table:formula="of:=[.B166]&amp;&quot; to &quot;&amp;[.C166]" office:value-type="string" office:string-value="0x140000 to 0x141FFF" calcext:value-type="string">
            <text:p>0x140000 to 0x141FFF</text:p>
          </table:table-cell>
          <table:table-cell table:style-name="ce58" office:value-type="string" calcext:value-type="string">
            <text:p>RAM PAGE 32</text:p>
          </table:table-cell>
          <table:table-cell table:style-name="ce58"/>
        </table:table-row>
        <table:table-row table:style-name="ro2">
          <table:table-cell table:style-name="ce53" office:value-type="float" office:value="161" calcext:value-type="float">
            <text:p>161</text:p>
          </table:table-cell>
          <table:table-cell table:style-name="ce56" table:formula="of:=&quot;0x&quot;&amp;DEC2HEX([.A167]*8192;6)" office:value-type="string" office:string-value="0x142000" calcext:value-type="string">
            <text:p>0x142000</text:p>
          </table:table-cell>
          <table:table-cell table:style-name="ce56" table:formula="of:=&quot;0x&quot;&amp;DEC2HEX(([.A167]+1)*8192-1;6)" office:value-type="string" office:string-value="0x143FFF" calcext:value-type="string">
            <text:p>0x143FFF</text:p>
          </table:table-cell>
          <table:table-cell table:style-name="ce53"/>
          <table:table-cell table:style-name="ce53" table:formula="of:=[.B167]&amp;&quot; to &quot;&amp;[.C167]" office:value-type="string" office:string-value="0x142000 to 0x143FFF" calcext:value-type="string">
            <text:p>0x142000 to 0x143FFF</text:p>
          </table:table-cell>
          <table:table-cell table:style-name="ce58" office:value-type="string" calcext:value-type="string">
            <text:p>RAM PAGE 33</text:p>
          </table:table-cell>
          <table:table-cell table:style-name="ce58"/>
        </table:table-row>
        <table:table-row table:style-name="ro2">
          <table:table-cell table:style-name="ce53" office:value-type="float" office:value="162" calcext:value-type="float">
            <text:p>162</text:p>
          </table:table-cell>
          <table:table-cell table:style-name="ce56" table:formula="of:=&quot;0x&quot;&amp;DEC2HEX([.A168]*8192;6)" office:value-type="string" office:string-value="0x144000" calcext:value-type="string">
            <text:p>0x144000</text:p>
          </table:table-cell>
          <table:table-cell table:style-name="ce56" table:formula="of:=&quot;0x&quot;&amp;DEC2HEX(([.A168]+1)*8192-1;6)" office:value-type="string" office:string-value="0x145FFF" calcext:value-type="string">
            <text:p>0x145FFF</text:p>
          </table:table-cell>
          <table:table-cell table:style-name="ce53"/>
          <table:table-cell table:style-name="ce53" table:formula="of:=[.B168]&amp;&quot; to &quot;&amp;[.C168]" office:value-type="string" office:string-value="0x144000 to 0x145FFF" calcext:value-type="string">
            <text:p>0x144000 to 0x145FFF</text:p>
          </table:table-cell>
          <table:table-cell table:style-name="ce58" office:value-type="string" calcext:value-type="string">
            <text:p>RAM PAGE 34</text:p>
          </table:table-cell>
          <table:table-cell table:style-name="ce58"/>
        </table:table-row>
        <table:table-row table:style-name="ro2">
          <table:table-cell table:style-name="ce53" office:value-type="float" office:value="163" calcext:value-type="float">
            <text:p>163</text:p>
          </table:table-cell>
          <table:table-cell table:style-name="ce56" table:formula="of:=&quot;0x&quot;&amp;DEC2HEX([.A169]*8192;6)" office:value-type="string" office:string-value="0x146000" calcext:value-type="string">
            <text:p>0x146000</text:p>
          </table:table-cell>
          <table:table-cell table:style-name="ce56" table:formula="of:=&quot;0x&quot;&amp;DEC2HEX(([.A169]+1)*8192-1;6)" office:value-type="string" office:string-value="0x147FFF" calcext:value-type="string">
            <text:p>0x147FFF</text:p>
          </table:table-cell>
          <table:table-cell table:style-name="ce53"/>
          <table:table-cell table:style-name="ce53" table:formula="of:=[.B169]&amp;&quot; to &quot;&amp;[.C169]" office:value-type="string" office:string-value="0x146000 to 0x147FFF" calcext:value-type="string">
            <text:p>0x146000 to 0x147FFF</text:p>
          </table:table-cell>
          <table:table-cell table:style-name="ce58" office:value-type="string" calcext:value-type="string">
            <text:p>RAM PAGE 35</text:p>
          </table:table-cell>
          <table:table-cell table:style-name="ce58"/>
        </table:table-row>
        <table:table-row table:style-name="ro2">
          <table:table-cell table:style-name="ce53" office:value-type="float" office:value="164" calcext:value-type="float">
            <text:p>164</text:p>
          </table:table-cell>
          <table:table-cell table:style-name="ce56" table:formula="of:=&quot;0x&quot;&amp;DEC2HEX([.A170]*8192;6)" office:value-type="string" office:string-value="0x148000" calcext:value-type="string">
            <text:p>0x148000</text:p>
          </table:table-cell>
          <table:table-cell table:style-name="ce56" table:formula="of:=&quot;0x&quot;&amp;DEC2HEX(([.A170]+1)*8192-1;6)" office:value-type="string" office:string-value="0x149FFF" calcext:value-type="string">
            <text:p>0x149FFF</text:p>
          </table:table-cell>
          <table:table-cell table:style-name="ce53"/>
          <table:table-cell table:style-name="ce53" table:formula="of:=[.B170]&amp;&quot; to &quot;&amp;[.C170]" office:value-type="string" office:string-value="0x148000 to 0x149FFF" calcext:value-type="string">
            <text:p>0x148000 to 0x149FFF</text:p>
          </table:table-cell>
          <table:table-cell table:style-name="ce58" office:value-type="string" calcext:value-type="string">
            <text:p>RAM PAGE 36</text:p>
          </table:table-cell>
          <table:table-cell table:style-name="ce58"/>
        </table:table-row>
        <table:table-row table:style-name="ro2">
          <table:table-cell table:style-name="ce53" office:value-type="float" office:value="165" calcext:value-type="float">
            <text:p>165</text:p>
          </table:table-cell>
          <table:table-cell table:style-name="ce56" table:formula="of:=&quot;0x&quot;&amp;DEC2HEX([.A171]*8192;6)" office:value-type="string" office:string-value="0x14A000" calcext:value-type="string">
            <text:p>0x14A000</text:p>
          </table:table-cell>
          <table:table-cell table:style-name="ce56" table:formula="of:=&quot;0x&quot;&amp;DEC2HEX(([.A171]+1)*8192-1;6)" office:value-type="string" office:string-value="0x14BFFF" calcext:value-type="string">
            <text:p>0x14BFFF</text:p>
          </table:table-cell>
          <table:table-cell table:style-name="ce53"/>
          <table:table-cell table:style-name="ce53" table:formula="of:=[.B171]&amp;&quot; to &quot;&amp;[.C171]" office:value-type="string" office:string-value="0x14A000 to 0x14BFFF" calcext:value-type="string">
            <text:p>0x14A000 to 0x14BFFF</text:p>
          </table:table-cell>
          <table:table-cell table:style-name="ce58" office:value-type="string" calcext:value-type="string">
            <text:p>RAM PAGE 37</text:p>
          </table:table-cell>
          <table:table-cell table:style-name="ce58"/>
        </table:table-row>
        <table:table-row table:style-name="ro2">
          <table:table-cell table:style-name="ce53" office:value-type="float" office:value="166" calcext:value-type="float">
            <text:p>166</text:p>
          </table:table-cell>
          <table:table-cell table:style-name="ce56" table:formula="of:=&quot;0x&quot;&amp;DEC2HEX([.A172]*8192;6)" office:value-type="string" office:string-value="0x14C000" calcext:value-type="string">
            <text:p>0x14C000</text:p>
          </table:table-cell>
          <table:table-cell table:style-name="ce56" table:formula="of:=&quot;0x&quot;&amp;DEC2HEX(([.A172]+1)*8192-1;6)" office:value-type="string" office:string-value="0x14DFFF" calcext:value-type="string">
            <text:p>0x14DFFF</text:p>
          </table:table-cell>
          <table:table-cell table:style-name="ce53"/>
          <table:table-cell table:style-name="ce53" table:formula="of:=[.B172]&amp;&quot; to &quot;&amp;[.C172]" office:value-type="string" office:string-value="0x14C000 to 0x14DFFF" calcext:value-type="string">
            <text:p>0x14C000 to 0x14DFFF</text:p>
          </table:table-cell>
          <table:table-cell table:style-name="ce58" office:value-type="string" calcext:value-type="string">
            <text:p>RAM PAGE 38</text:p>
          </table:table-cell>
          <table:table-cell table:style-name="ce58"/>
        </table:table-row>
        <table:table-row table:style-name="ro2">
          <table:table-cell table:style-name="ce53" office:value-type="float" office:value="167" calcext:value-type="float">
            <text:p>167</text:p>
          </table:table-cell>
          <table:table-cell table:style-name="ce56" table:formula="of:=&quot;0x&quot;&amp;DEC2HEX([.A173]*8192;6)" office:value-type="string" office:string-value="0x14E000" calcext:value-type="string">
            <text:p>0x14E000</text:p>
          </table:table-cell>
          <table:table-cell table:style-name="ce56" table:formula="of:=&quot;0x&quot;&amp;DEC2HEX(([.A173]+1)*8192-1;6)" office:value-type="string" office:string-value="0x14FFFF" calcext:value-type="string">
            <text:p>0x14FFFF</text:p>
          </table:table-cell>
          <table:table-cell table:style-name="ce53"/>
          <table:table-cell table:style-name="ce53" table:formula="of:=[.B173]&amp;&quot; to &quot;&amp;[.C173]" office:value-type="string" office:string-value="0x14E000 to 0x14FFFF" calcext:value-type="string">
            <text:p>0x14E000 to 0x14FFFF</text:p>
          </table:table-cell>
          <table:table-cell table:style-name="ce58" office:value-type="string" calcext:value-type="string">
            <text:p>RAM PAGE 39</text:p>
          </table:table-cell>
          <table:table-cell table:style-name="ce58"/>
        </table:table-row>
        <table:table-row table:style-name="ro2">
          <table:table-cell table:style-name="ce53" office:value-type="float" office:value="168" calcext:value-type="float">
            <text:p>168</text:p>
          </table:table-cell>
          <table:table-cell table:style-name="ce56" table:formula="of:=&quot;0x&quot;&amp;DEC2HEX([.A174]*8192;6)" office:value-type="string" office:string-value="0x150000" calcext:value-type="string">
            <text:p>0x150000</text:p>
          </table:table-cell>
          <table:table-cell table:style-name="ce56" table:formula="of:=&quot;0x&quot;&amp;DEC2HEX(([.A174]+1)*8192-1;6)" office:value-type="string" office:string-value="0x151FFF" calcext:value-type="string">
            <text:p>0x151FFF</text:p>
          </table:table-cell>
          <table:table-cell table:style-name="ce53"/>
          <table:table-cell table:style-name="ce53" table:formula="of:=[.B174]&amp;&quot; to &quot;&amp;[.C174]" office:value-type="string" office:string-value="0x150000 to 0x151FFF" calcext:value-type="string">
            <text:p>0x150000 to 0x151FFF</text:p>
          </table:table-cell>
          <table:table-cell table:style-name="ce58" office:value-type="string" calcext:value-type="string">
            <text:p>RAM PAGE 40</text:p>
          </table:table-cell>
          <table:table-cell table:style-name="ce58"/>
        </table:table-row>
        <table:table-row table:style-name="ro2">
          <table:table-cell table:style-name="ce53" office:value-type="float" office:value="169" calcext:value-type="float">
            <text:p>169</text:p>
          </table:table-cell>
          <table:table-cell table:style-name="ce56" table:formula="of:=&quot;0x&quot;&amp;DEC2HEX([.A175]*8192;6)" office:value-type="string" office:string-value="0x152000" calcext:value-type="string">
            <text:p>0x152000</text:p>
          </table:table-cell>
          <table:table-cell table:style-name="ce56" table:formula="of:=&quot;0x&quot;&amp;DEC2HEX(([.A175]+1)*8192-1;6)" office:value-type="string" office:string-value="0x153FFF" calcext:value-type="string">
            <text:p>0x153FFF</text:p>
          </table:table-cell>
          <table:table-cell table:style-name="ce53"/>
          <table:table-cell table:style-name="ce53" table:formula="of:=[.B175]&amp;&quot; to &quot;&amp;[.C175]" office:value-type="string" office:string-value="0x152000 to 0x153FFF" calcext:value-type="string">
            <text:p>0x152000 to 0x153FFF</text:p>
          </table:table-cell>
          <table:table-cell table:style-name="ce58" office:value-type="string" calcext:value-type="string">
            <text:p>RAM PAGE 41</text:p>
          </table:table-cell>
          <table:table-cell table:style-name="ce58"/>
        </table:table-row>
        <table:table-row table:style-name="ro2">
          <table:table-cell table:style-name="ce53" office:value-type="float" office:value="170" calcext:value-type="float">
            <text:p>170</text:p>
          </table:table-cell>
          <table:table-cell table:style-name="ce56" table:formula="of:=&quot;0x&quot;&amp;DEC2HEX([.A176]*8192;6)" office:value-type="string" office:string-value="0x154000" calcext:value-type="string">
            <text:p>0x154000</text:p>
          </table:table-cell>
          <table:table-cell table:style-name="ce56" table:formula="of:=&quot;0x&quot;&amp;DEC2HEX(([.A176]+1)*8192-1;6)" office:value-type="string" office:string-value="0x155FFF" calcext:value-type="string">
            <text:p>0x155FFF</text:p>
          </table:table-cell>
          <table:table-cell table:style-name="ce53"/>
          <table:table-cell table:style-name="ce53" table:formula="of:=[.B176]&amp;&quot; to &quot;&amp;[.C176]" office:value-type="string" office:string-value="0x154000 to 0x155FFF" calcext:value-type="string">
            <text:p>0x154000 to 0x155FFF</text:p>
          </table:table-cell>
          <table:table-cell table:style-name="ce58" office:value-type="string" calcext:value-type="string">
            <text:p>RAM PAGE 42</text:p>
          </table:table-cell>
          <table:table-cell table:style-name="ce58"/>
        </table:table-row>
        <table:table-row table:style-name="ro2">
          <table:table-cell table:style-name="ce53" office:value-type="float" office:value="171" calcext:value-type="float">
            <text:p>171</text:p>
          </table:table-cell>
          <table:table-cell table:style-name="ce56" table:formula="of:=&quot;0x&quot;&amp;DEC2HEX([.A177]*8192;6)" office:value-type="string" office:string-value="0x156000" calcext:value-type="string">
            <text:p>0x156000</text:p>
          </table:table-cell>
          <table:table-cell table:style-name="ce56" table:formula="of:=&quot;0x&quot;&amp;DEC2HEX(([.A177]+1)*8192-1;6)" office:value-type="string" office:string-value="0x157FFF" calcext:value-type="string">
            <text:p>0x157FFF</text:p>
          </table:table-cell>
          <table:table-cell table:style-name="ce53"/>
          <table:table-cell table:style-name="ce53" table:formula="of:=[.B177]&amp;&quot; to &quot;&amp;[.C177]" office:value-type="string" office:string-value="0x156000 to 0x157FFF" calcext:value-type="string">
            <text:p>0x156000 to 0x157FFF</text:p>
          </table:table-cell>
          <table:table-cell table:style-name="ce58" office:value-type="string" calcext:value-type="string">
            <text:p>RAM PAGE 43</text:p>
          </table:table-cell>
          <table:table-cell table:style-name="ce58"/>
        </table:table-row>
        <table:table-row table:style-name="ro2">
          <table:table-cell table:style-name="ce53" office:value-type="float" office:value="172" calcext:value-type="float">
            <text:p>172</text:p>
          </table:table-cell>
          <table:table-cell table:style-name="ce56" table:formula="of:=&quot;0x&quot;&amp;DEC2HEX([.A178]*8192;6)" office:value-type="string" office:string-value="0x158000" calcext:value-type="string">
            <text:p>0x158000</text:p>
          </table:table-cell>
          <table:table-cell table:style-name="ce56" table:formula="of:=&quot;0x&quot;&amp;DEC2HEX(([.A178]+1)*8192-1;6)" office:value-type="string" office:string-value="0x159FFF" calcext:value-type="string">
            <text:p>0x159FFF</text:p>
          </table:table-cell>
          <table:table-cell table:style-name="ce53"/>
          <table:table-cell table:style-name="ce53" table:formula="of:=[.B178]&amp;&quot; to &quot;&amp;[.C178]" office:value-type="string" office:string-value="0x158000 to 0x159FFF" calcext:value-type="string">
            <text:p>0x158000 to 0x159FFF</text:p>
          </table:table-cell>
          <table:table-cell table:style-name="ce58" office:value-type="string" calcext:value-type="string">
            <text:p>RAM PAGE 44</text:p>
          </table:table-cell>
          <table:table-cell table:style-name="ce58"/>
        </table:table-row>
        <table:table-row table:style-name="ro2">
          <table:table-cell table:style-name="ce53" office:value-type="float" office:value="173" calcext:value-type="float">
            <text:p>173</text:p>
          </table:table-cell>
          <table:table-cell table:style-name="ce56" table:formula="of:=&quot;0x&quot;&amp;DEC2HEX([.A179]*8192;6)" office:value-type="string" office:string-value="0x15A000" calcext:value-type="string">
            <text:p>0x15A000</text:p>
          </table:table-cell>
          <table:table-cell table:style-name="ce56" table:formula="of:=&quot;0x&quot;&amp;DEC2HEX(([.A179]+1)*8192-1;6)" office:value-type="string" office:string-value="0x15BFFF" calcext:value-type="string">
            <text:p>0x15BFFF</text:p>
          </table:table-cell>
          <table:table-cell table:style-name="ce53"/>
          <table:table-cell table:style-name="ce53" table:formula="of:=[.B179]&amp;&quot; to &quot;&amp;[.C179]" office:value-type="string" office:string-value="0x15A000 to 0x15BFFF" calcext:value-type="string">
            <text:p>0x15A000 to 0x15BFFF</text:p>
          </table:table-cell>
          <table:table-cell table:style-name="ce58" office:value-type="string" calcext:value-type="string">
            <text:p>RAM PAGE 45</text:p>
          </table:table-cell>
          <table:table-cell table:style-name="ce58"/>
        </table:table-row>
        <table:table-row table:style-name="ro2">
          <table:table-cell table:style-name="ce53" office:value-type="float" office:value="174" calcext:value-type="float">
            <text:p>174</text:p>
          </table:table-cell>
          <table:table-cell table:style-name="ce56" table:formula="of:=&quot;0x&quot;&amp;DEC2HEX([.A180]*8192;6)" office:value-type="string" office:string-value="0x15C000" calcext:value-type="string">
            <text:p>0x15C000</text:p>
          </table:table-cell>
          <table:table-cell table:style-name="ce56" table:formula="of:=&quot;0x&quot;&amp;DEC2HEX(([.A180]+1)*8192-1;6)" office:value-type="string" office:string-value="0x15DFFF" calcext:value-type="string">
            <text:p>0x15DFFF</text:p>
          </table:table-cell>
          <table:table-cell table:style-name="ce53"/>
          <table:table-cell table:style-name="ce53" table:formula="of:=[.B180]&amp;&quot; to &quot;&amp;[.C180]" office:value-type="string" office:string-value="0x15C000 to 0x15DFFF" calcext:value-type="string">
            <text:p>0x15C000 to 0x15DFFF</text:p>
          </table:table-cell>
          <table:table-cell table:style-name="ce58" office:value-type="string" calcext:value-type="string">
            <text:p>RAM PAGE 46</text:p>
          </table:table-cell>
          <table:table-cell table:style-name="ce58"/>
        </table:table-row>
        <table:table-row table:style-name="ro2">
          <table:table-cell table:style-name="ce53" office:value-type="float" office:value="175" calcext:value-type="float">
            <text:p>175</text:p>
          </table:table-cell>
          <table:table-cell table:style-name="ce56" table:formula="of:=&quot;0x&quot;&amp;DEC2HEX([.A181]*8192;6)" office:value-type="string" office:string-value="0x15E000" calcext:value-type="string">
            <text:p>0x15E000</text:p>
          </table:table-cell>
          <table:table-cell table:style-name="ce56" table:formula="of:=&quot;0x&quot;&amp;DEC2HEX(([.A181]+1)*8192-1;6)" office:value-type="string" office:string-value="0x15FFFF" calcext:value-type="string">
            <text:p>0x15FFFF</text:p>
          </table:table-cell>
          <table:table-cell table:style-name="ce53"/>
          <table:table-cell table:style-name="ce53" table:formula="of:=[.B181]&amp;&quot; to &quot;&amp;[.C181]" office:value-type="string" office:string-value="0x15E000 to 0x15FFFF" calcext:value-type="string">
            <text:p>0x15E000 to 0x15FFFF</text:p>
          </table:table-cell>
          <table:table-cell table:style-name="ce58" office:value-type="string" calcext:value-type="string">
            <text:p>RAM PAGE 47</text:p>
          </table:table-cell>
          <table:table-cell table:style-name="ce58"/>
        </table:table-row>
        <table:table-row table:style-name="ro2">
          <table:table-cell table:style-name="ce53" office:value-type="float" office:value="176" calcext:value-type="float">
            <text:p>176</text:p>
          </table:table-cell>
          <table:table-cell table:style-name="ce56" table:formula="of:=&quot;0x&quot;&amp;DEC2HEX([.A182]*8192;6)" office:value-type="string" office:string-value="0x160000" calcext:value-type="string">
            <text:p>0x160000</text:p>
          </table:table-cell>
          <table:table-cell table:style-name="ce56" table:formula="of:=&quot;0x&quot;&amp;DEC2HEX(([.A182]+1)*8192-1;6)" office:value-type="string" office:string-value="0x161FFF" calcext:value-type="string">
            <text:p>0x161FFF</text:p>
          </table:table-cell>
          <table:table-cell table:style-name="ce53"/>
          <table:table-cell table:style-name="ce53" table:formula="of:=[.B182]&amp;&quot; to &quot;&amp;[.C182]" office:value-type="string" office:string-value="0x160000 to 0x161FFF" calcext:value-type="string">
            <text:p>0x160000 to 0x161FFF</text:p>
          </table:table-cell>
          <table:table-cell table:style-name="ce58" office:value-type="string" calcext:value-type="string">
            <text:p>RAM PAGE 48</text:p>
          </table:table-cell>
          <table:table-cell table:style-name="ce58"/>
        </table:table-row>
        <table:table-row table:style-name="ro2">
          <table:table-cell table:style-name="ce53" office:value-type="float" office:value="177" calcext:value-type="float">
            <text:p>177</text:p>
          </table:table-cell>
          <table:table-cell table:style-name="ce56" table:formula="of:=&quot;0x&quot;&amp;DEC2HEX([.A183]*8192;6)" office:value-type="string" office:string-value="0x162000" calcext:value-type="string">
            <text:p>0x162000</text:p>
          </table:table-cell>
          <table:table-cell table:style-name="ce56" table:formula="of:=&quot;0x&quot;&amp;DEC2HEX(([.A183]+1)*8192-1;6)" office:value-type="string" office:string-value="0x163FFF" calcext:value-type="string">
            <text:p>0x163FFF</text:p>
          </table:table-cell>
          <table:table-cell table:style-name="ce53"/>
          <table:table-cell table:style-name="ce53" table:formula="of:=[.B183]&amp;&quot; to &quot;&amp;[.C183]" office:value-type="string" office:string-value="0x162000 to 0x163FFF" calcext:value-type="string">
            <text:p>0x162000 to 0x163FFF</text:p>
          </table:table-cell>
          <table:table-cell table:style-name="ce58" office:value-type="string" calcext:value-type="string">
            <text:p>RAM PAGE 49</text:p>
          </table:table-cell>
          <table:table-cell table:style-name="ce58"/>
        </table:table-row>
        <table:table-row table:style-name="ro2">
          <table:table-cell table:style-name="ce53" office:value-type="float" office:value="178" calcext:value-type="float">
            <text:p>178</text:p>
          </table:table-cell>
          <table:table-cell table:style-name="ce56" table:formula="of:=&quot;0x&quot;&amp;DEC2HEX([.A184]*8192;6)" office:value-type="string" office:string-value="0x164000" calcext:value-type="string">
            <text:p>0x164000</text:p>
          </table:table-cell>
          <table:table-cell table:style-name="ce56" table:formula="of:=&quot;0x&quot;&amp;DEC2HEX(([.A184]+1)*8192-1;6)" office:value-type="string" office:string-value="0x165FFF" calcext:value-type="string">
            <text:p>0x165FFF</text:p>
          </table:table-cell>
          <table:table-cell table:style-name="ce53"/>
          <table:table-cell table:style-name="ce53" table:formula="of:=[.B184]&amp;&quot; to &quot;&amp;[.C184]" office:value-type="string" office:string-value="0x164000 to 0x165FFF" calcext:value-type="string">
            <text:p>0x164000 to 0x165FFF</text:p>
          </table:table-cell>
          <table:table-cell table:style-name="ce58" office:value-type="string" calcext:value-type="string">
            <text:p>RAM PAGE 50</text:p>
          </table:table-cell>
          <table:table-cell table:style-name="ce58"/>
        </table:table-row>
        <table:table-row table:style-name="ro2">
          <table:table-cell table:style-name="ce53" office:value-type="float" office:value="179" calcext:value-type="float">
            <text:p>179</text:p>
          </table:table-cell>
          <table:table-cell table:style-name="ce56" table:formula="of:=&quot;0x&quot;&amp;DEC2HEX([.A185]*8192;6)" office:value-type="string" office:string-value="0x166000" calcext:value-type="string">
            <text:p>0x166000</text:p>
          </table:table-cell>
          <table:table-cell table:style-name="ce56" table:formula="of:=&quot;0x&quot;&amp;DEC2HEX(([.A185]+1)*8192-1;6)" office:value-type="string" office:string-value="0x167FFF" calcext:value-type="string">
            <text:p>0x167FFF</text:p>
          </table:table-cell>
          <table:table-cell table:style-name="ce53"/>
          <table:table-cell table:style-name="ce53" table:formula="of:=[.B185]&amp;&quot; to &quot;&amp;[.C185]" office:value-type="string" office:string-value="0x166000 to 0x167FFF" calcext:value-type="string">
            <text:p>0x166000 to 0x167FFF</text:p>
          </table:table-cell>
          <table:table-cell table:style-name="ce58" office:value-type="string" calcext:value-type="string">
            <text:p>RAM PAGE 51</text:p>
          </table:table-cell>
          <table:table-cell table:style-name="ce58"/>
        </table:table-row>
        <table:table-row table:style-name="ro2">
          <table:table-cell table:style-name="ce53" office:value-type="float" office:value="180" calcext:value-type="float">
            <text:p>180</text:p>
          </table:table-cell>
          <table:table-cell table:style-name="ce56" table:formula="of:=&quot;0x&quot;&amp;DEC2HEX([.A186]*8192;6)" office:value-type="string" office:string-value="0x168000" calcext:value-type="string">
            <text:p>0x168000</text:p>
          </table:table-cell>
          <table:table-cell table:style-name="ce56" table:formula="of:=&quot;0x&quot;&amp;DEC2HEX(([.A186]+1)*8192-1;6)" office:value-type="string" office:string-value="0x169FFF" calcext:value-type="string">
            <text:p>0x169FFF</text:p>
          </table:table-cell>
          <table:table-cell table:style-name="ce53"/>
          <table:table-cell table:style-name="ce53" table:formula="of:=[.B186]&amp;&quot; to &quot;&amp;[.C186]" office:value-type="string" office:string-value="0x168000 to 0x169FFF" calcext:value-type="string">
            <text:p>0x168000 to 0x169FFF</text:p>
          </table:table-cell>
          <table:table-cell table:style-name="ce58" office:value-type="string" calcext:value-type="string">
            <text:p>RAM PAGE 52</text:p>
          </table:table-cell>
          <table:table-cell table:style-name="ce58"/>
        </table:table-row>
        <table:table-row table:style-name="ro2">
          <table:table-cell table:style-name="ce53" office:value-type="float" office:value="181" calcext:value-type="float">
            <text:p>181</text:p>
          </table:table-cell>
          <table:table-cell table:style-name="ce56" table:formula="of:=&quot;0x&quot;&amp;DEC2HEX([.A187]*8192;6)" office:value-type="string" office:string-value="0x16A000" calcext:value-type="string">
            <text:p>0x16A000</text:p>
          </table:table-cell>
          <table:table-cell table:style-name="ce56" table:formula="of:=&quot;0x&quot;&amp;DEC2HEX(([.A187]+1)*8192-1;6)" office:value-type="string" office:string-value="0x16BFFF" calcext:value-type="string">
            <text:p>0x16BFFF</text:p>
          </table:table-cell>
          <table:table-cell table:style-name="ce53"/>
          <table:table-cell table:style-name="ce53" table:formula="of:=[.B187]&amp;&quot; to &quot;&amp;[.C187]" office:value-type="string" office:string-value="0x16A000 to 0x16BFFF" calcext:value-type="string">
            <text:p>0x16A000 to 0x16BFFF</text:p>
          </table:table-cell>
          <table:table-cell table:style-name="ce58" office:value-type="string" calcext:value-type="string">
            <text:p>RAM PAGE 53</text:p>
          </table:table-cell>
          <table:table-cell table:style-name="ce58"/>
        </table:table-row>
        <table:table-row table:style-name="ro2">
          <table:table-cell table:style-name="ce53" office:value-type="float" office:value="182" calcext:value-type="float">
            <text:p>182</text:p>
          </table:table-cell>
          <table:table-cell table:style-name="ce56" table:formula="of:=&quot;0x&quot;&amp;DEC2HEX([.A188]*8192;6)" office:value-type="string" office:string-value="0x16C000" calcext:value-type="string">
            <text:p>0x16C000</text:p>
          </table:table-cell>
          <table:table-cell table:style-name="ce56" table:formula="of:=&quot;0x&quot;&amp;DEC2HEX(([.A188]+1)*8192-1;6)" office:value-type="string" office:string-value="0x16DFFF" calcext:value-type="string">
            <text:p>0x16DFFF</text:p>
          </table:table-cell>
          <table:table-cell table:style-name="ce53"/>
          <table:table-cell table:style-name="ce53" table:formula="of:=[.B188]&amp;&quot; to &quot;&amp;[.C188]" office:value-type="string" office:string-value="0x16C000 to 0x16DFFF" calcext:value-type="string">
            <text:p>0x16C000 to 0x16DFFF</text:p>
          </table:table-cell>
          <table:table-cell table:style-name="ce58" office:value-type="string" calcext:value-type="string">
            <text:p>RAM PAGE 54</text:p>
          </table:table-cell>
          <table:table-cell table:style-name="ce58"/>
        </table:table-row>
        <table:table-row table:style-name="ro2">
          <table:table-cell table:style-name="ce53" office:value-type="float" office:value="183" calcext:value-type="float">
            <text:p>183</text:p>
          </table:table-cell>
          <table:table-cell table:style-name="ce56" table:formula="of:=&quot;0x&quot;&amp;DEC2HEX([.A189]*8192;6)" office:value-type="string" office:string-value="0x16E000" calcext:value-type="string">
            <text:p>0x16E000</text:p>
          </table:table-cell>
          <table:table-cell table:style-name="ce56" table:formula="of:=&quot;0x&quot;&amp;DEC2HEX(([.A189]+1)*8192-1;6)" office:value-type="string" office:string-value="0x16FFFF" calcext:value-type="string">
            <text:p>0x16FFFF</text:p>
          </table:table-cell>
          <table:table-cell table:style-name="ce53"/>
          <table:table-cell table:style-name="ce53" table:formula="of:=[.B189]&amp;&quot; to &quot;&amp;[.C189]" office:value-type="string" office:string-value="0x16E000 to 0x16FFFF" calcext:value-type="string">
            <text:p>0x16E000 to 0x16FFFF</text:p>
          </table:table-cell>
          <table:table-cell table:style-name="ce58" office:value-type="string" calcext:value-type="string">
            <text:p>RAM PAGE 55</text:p>
          </table:table-cell>
          <table:table-cell table:style-name="ce58"/>
        </table:table-row>
        <table:table-row table:style-name="ro2">
          <table:table-cell table:style-name="ce53" office:value-type="float" office:value="184" calcext:value-type="float">
            <text:p>184</text:p>
          </table:table-cell>
          <table:table-cell table:style-name="ce56" table:formula="of:=&quot;0x&quot;&amp;DEC2HEX([.A190]*8192;6)" office:value-type="string" office:string-value="0x170000" calcext:value-type="string">
            <text:p>0x170000</text:p>
          </table:table-cell>
          <table:table-cell table:style-name="ce56" table:formula="of:=&quot;0x&quot;&amp;DEC2HEX(([.A190]+1)*8192-1;6)" office:value-type="string" office:string-value="0x171FFF" calcext:value-type="string">
            <text:p>0x171FFF</text:p>
          </table:table-cell>
          <table:table-cell table:style-name="ce53"/>
          <table:table-cell table:style-name="ce53" table:formula="of:=[.B190]&amp;&quot; to &quot;&amp;[.C190]" office:value-type="string" office:string-value="0x170000 to 0x171FFF" calcext:value-type="string">
            <text:p>0x170000 to 0x171FFF</text:p>
          </table:table-cell>
          <table:table-cell table:style-name="ce58" office:value-type="string" calcext:value-type="string">
            <text:p>RAM PAGE 56</text:p>
          </table:table-cell>
          <table:table-cell table:style-name="ce58"/>
        </table:table-row>
        <table:table-row table:style-name="ro2">
          <table:table-cell table:style-name="ce53" office:value-type="float" office:value="185" calcext:value-type="float">
            <text:p>185</text:p>
          </table:table-cell>
          <table:table-cell table:style-name="ce56" table:formula="of:=&quot;0x&quot;&amp;DEC2HEX([.A191]*8192;6)" office:value-type="string" office:string-value="0x172000" calcext:value-type="string">
            <text:p>0x172000</text:p>
          </table:table-cell>
          <table:table-cell table:style-name="ce56" table:formula="of:=&quot;0x&quot;&amp;DEC2HEX(([.A191]+1)*8192-1;6)" office:value-type="string" office:string-value="0x173FFF" calcext:value-type="string">
            <text:p>0x173FFF</text:p>
          </table:table-cell>
          <table:table-cell table:style-name="ce53"/>
          <table:table-cell table:style-name="ce53" table:formula="of:=[.B191]&amp;&quot; to &quot;&amp;[.C191]" office:value-type="string" office:string-value="0x172000 to 0x173FFF" calcext:value-type="string">
            <text:p>0x172000 to 0x173FFF</text:p>
          </table:table-cell>
          <table:table-cell table:style-name="ce58" office:value-type="string" calcext:value-type="string">
            <text:p>RAM PAGE 57</text:p>
          </table:table-cell>
          <table:table-cell table:style-name="ce58"/>
        </table:table-row>
        <table:table-row table:style-name="ro2">
          <table:table-cell table:style-name="ce53" office:value-type="float" office:value="186" calcext:value-type="float">
            <text:p>186</text:p>
          </table:table-cell>
          <table:table-cell table:style-name="ce56" table:formula="of:=&quot;0x&quot;&amp;DEC2HEX([.A192]*8192;6)" office:value-type="string" office:string-value="0x174000" calcext:value-type="string">
            <text:p>0x174000</text:p>
          </table:table-cell>
          <table:table-cell table:style-name="ce56" table:formula="of:=&quot;0x&quot;&amp;DEC2HEX(([.A192]+1)*8192-1;6)" office:value-type="string" office:string-value="0x175FFF" calcext:value-type="string">
            <text:p>0x175FFF</text:p>
          </table:table-cell>
          <table:table-cell table:style-name="ce53"/>
          <table:table-cell table:style-name="ce53" table:formula="of:=[.B192]&amp;&quot; to &quot;&amp;[.C192]" office:value-type="string" office:string-value="0x174000 to 0x175FFF" calcext:value-type="string">
            <text:p>0x174000 to 0x175FFF</text:p>
          </table:table-cell>
          <table:table-cell table:style-name="ce58" office:value-type="string" calcext:value-type="string">
            <text:p>RAM PAGE 58</text:p>
          </table:table-cell>
          <table:table-cell table:style-name="ce58"/>
        </table:table-row>
        <table:table-row table:style-name="ro2">
          <table:table-cell table:style-name="ce53" office:value-type="float" office:value="187" calcext:value-type="float">
            <text:p>187</text:p>
          </table:table-cell>
          <table:table-cell table:style-name="ce56" table:formula="of:=&quot;0x&quot;&amp;DEC2HEX([.A193]*8192;6)" office:value-type="string" office:string-value="0x176000" calcext:value-type="string">
            <text:p>0x176000</text:p>
          </table:table-cell>
          <table:table-cell table:style-name="ce56" table:formula="of:=&quot;0x&quot;&amp;DEC2HEX(([.A193]+1)*8192-1;6)" office:value-type="string" office:string-value="0x177FFF" calcext:value-type="string">
            <text:p>0x177FFF</text:p>
          </table:table-cell>
          <table:table-cell table:style-name="ce53"/>
          <table:table-cell table:style-name="ce53" table:formula="of:=[.B193]&amp;&quot; to &quot;&amp;[.C193]" office:value-type="string" office:string-value="0x176000 to 0x177FFF" calcext:value-type="string">
            <text:p>0x176000 to 0x177FFF</text:p>
          </table:table-cell>
          <table:table-cell table:style-name="ce58" office:value-type="string" calcext:value-type="string">
            <text:p>RAM PAGE 59</text:p>
          </table:table-cell>
          <table:table-cell table:style-name="ce58"/>
        </table:table-row>
        <table:table-row table:style-name="ro2">
          <table:table-cell table:style-name="ce53" office:value-type="float" office:value="188" calcext:value-type="float">
            <text:p>188</text:p>
          </table:table-cell>
          <table:table-cell table:style-name="ce56" table:formula="of:=&quot;0x&quot;&amp;DEC2HEX([.A194]*8192;6)" office:value-type="string" office:string-value="0x178000" calcext:value-type="string">
            <text:p>0x178000</text:p>
          </table:table-cell>
          <table:table-cell table:style-name="ce56" table:formula="of:=&quot;0x&quot;&amp;DEC2HEX(([.A194]+1)*8192-1;6)" office:value-type="string" office:string-value="0x179FFF" calcext:value-type="string">
            <text:p>0x179FFF</text:p>
          </table:table-cell>
          <table:table-cell table:style-name="ce53"/>
          <table:table-cell table:style-name="ce53" table:formula="of:=[.B194]&amp;&quot; to &quot;&amp;[.C194]" office:value-type="string" office:string-value="0x178000 to 0x179FFF" calcext:value-type="string">
            <text:p>0x178000 to 0x179FFF</text:p>
          </table:table-cell>
          <table:table-cell table:style-name="ce58" office:value-type="string" calcext:value-type="string">
            <text:p>RAM PAGE 60</text:p>
          </table:table-cell>
          <table:table-cell table:style-name="ce58"/>
        </table:table-row>
        <table:table-row table:style-name="ro2">
          <table:table-cell table:style-name="ce53" office:value-type="float" office:value="189" calcext:value-type="float">
            <text:p>189</text:p>
          </table:table-cell>
          <table:table-cell table:style-name="ce56" table:formula="of:=&quot;0x&quot;&amp;DEC2HEX([.A195]*8192;6)" office:value-type="string" office:string-value="0x17A000" calcext:value-type="string">
            <text:p>0x17A000</text:p>
          </table:table-cell>
          <table:table-cell table:style-name="ce56" table:formula="of:=&quot;0x&quot;&amp;DEC2HEX(([.A195]+1)*8192-1;6)" office:value-type="string" office:string-value="0x17BFFF" calcext:value-type="string">
            <text:p>0x17BFFF</text:p>
          </table:table-cell>
          <table:table-cell table:style-name="ce53"/>
          <table:table-cell table:style-name="ce53" table:formula="of:=[.B195]&amp;&quot; to &quot;&amp;[.C195]" office:value-type="string" office:string-value="0x17A000 to 0x17BFFF" calcext:value-type="string">
            <text:p>0x17A000 to 0x17BFFF</text:p>
          </table:table-cell>
          <table:table-cell table:style-name="ce58" office:value-type="string" calcext:value-type="string">
            <text:p>RAM PAGE 61</text:p>
          </table:table-cell>
          <table:table-cell table:style-name="ce58"/>
        </table:table-row>
        <table:table-row table:style-name="ro2">
          <table:table-cell table:style-name="ce53" office:value-type="float" office:value="190" calcext:value-type="float">
            <text:p>190</text:p>
          </table:table-cell>
          <table:table-cell table:style-name="ce56" table:formula="of:=&quot;0x&quot;&amp;DEC2HEX([.A196]*8192;6)" office:value-type="string" office:string-value="0x17C000" calcext:value-type="string">
            <text:p>0x17C000</text:p>
          </table:table-cell>
          <table:table-cell table:style-name="ce56" table:formula="of:=&quot;0x&quot;&amp;DEC2HEX(([.A196]+1)*8192-1;6)" office:value-type="string" office:string-value="0x17DFFF" calcext:value-type="string">
            <text:p>0x17DFFF</text:p>
          </table:table-cell>
          <table:table-cell table:style-name="ce53"/>
          <table:table-cell table:style-name="ce53" table:formula="of:=[.B196]&amp;&quot; to &quot;&amp;[.C196]" office:value-type="string" office:string-value="0x17C000 to 0x17DFFF" calcext:value-type="string">
            <text:p>0x17C000 to 0x17DFFF</text:p>
          </table:table-cell>
          <table:table-cell table:style-name="ce58" office:value-type="string" calcext:value-type="string">
            <text:p>RAM PAGE 62</text:p>
          </table:table-cell>
          <table:table-cell table:style-name="ce58"/>
        </table:table-row>
        <table:table-row table:style-name="ro2">
          <table:table-cell table:style-name="ce53" office:value-type="float" office:value="191" calcext:value-type="float">
            <text:p>191</text:p>
          </table:table-cell>
          <table:table-cell table:style-name="ce56" table:formula="of:=&quot;0x&quot;&amp;DEC2HEX([.A197]*8192;6)" office:value-type="string" office:string-value="0x17E000" calcext:value-type="string">
            <text:p>0x17E000</text:p>
          </table:table-cell>
          <table:table-cell table:style-name="ce56" table:formula="of:=&quot;0x&quot;&amp;DEC2HEX(([.A197]+1)*8192-1;6)" office:value-type="string" office:string-value="0x17FFFF" calcext:value-type="string">
            <text:p>0x17FFFF</text:p>
          </table:table-cell>
          <table:table-cell table:style-name="ce53"/>
          <table:table-cell table:style-name="ce53" table:formula="of:=[.B197]&amp;&quot; to &quot;&amp;[.C197]" office:value-type="string" office:string-value="0x17E000 to 0x17FFFF" calcext:value-type="string">
            <text:p>0x17E000 to 0x17FFFF</text:p>
          </table:table-cell>
          <table:table-cell table:style-name="ce58" office:value-type="string" calcext:value-type="string">
            <text:p>RAM PAGE 63</text:p>
          </table:table-cell>
          <table:table-cell table:style-name="ce58"/>
        </table:table-row>
        <table:table-row table:style-name="ro2">
          <table:table-cell table:style-name="ce53" office:value-type="float" office:value="192" calcext:value-type="float">
            <text:p>192</text:p>
          </table:table-cell>
          <table:table-cell table:style-name="ce56" table:formula="of:=&quot;0x&quot;&amp;DEC2HEX([.A198]*8192;6)" office:value-type="string" office:string-value="0x180000" calcext:value-type="string">
            <text:p>0x180000</text:p>
          </table:table-cell>
          <table:table-cell table:style-name="ce56" table:formula="of:=&quot;0x&quot;&amp;DEC2HEX(([.A198]+1)*8192-1;6)" office:value-type="string" office:string-value="0x181FFF" calcext:value-type="string">
            <text:p>0x181FFF</text:p>
          </table:table-cell>
          <table:table-cell table:style-name="ce53"/>
          <table:table-cell table:style-name="ce53" table:formula="of:=[.B198]&amp;&quot; to &quot;&amp;[.C198]" office:value-type="string" office:string-value="0x180000 to 0x181FFF" calcext:value-type="string">
            <text:p>0x180000 to 0x181FFF</text:p>
          </table:table-cell>
          <table:table-cell table:style-name="ce58" office:value-type="string" calcext:value-type="string">
            <text:p>RAM PAGE 64</text:p>
          </table:table-cell>
          <table:table-cell table:style-name="ce58"/>
        </table:table-row>
        <table:table-row table:style-name="ro2">
          <table:table-cell table:style-name="ce53" office:value-type="float" office:value="193" calcext:value-type="float">
            <text:p>193</text:p>
          </table:table-cell>
          <table:table-cell table:style-name="ce56" table:formula="of:=&quot;0x&quot;&amp;DEC2HEX([.A199]*8192;6)" office:value-type="string" office:string-value="0x182000" calcext:value-type="string">
            <text:p>0x182000</text:p>
          </table:table-cell>
          <table:table-cell table:style-name="ce56" table:formula="of:=&quot;0x&quot;&amp;DEC2HEX(([.A199]+1)*8192-1;6)" office:value-type="string" office:string-value="0x183FFF" calcext:value-type="string">
            <text:p>0x183FFF</text:p>
          </table:table-cell>
          <table:table-cell table:style-name="ce53"/>
          <table:table-cell table:style-name="ce53" table:formula="of:=[.B199]&amp;&quot; to &quot;&amp;[.C199]" office:value-type="string" office:string-value="0x182000 to 0x183FFF" calcext:value-type="string">
            <text:p>0x182000 to 0x183FFF</text:p>
          </table:table-cell>
          <table:table-cell table:style-name="ce58" office:value-type="string" calcext:value-type="string">
            <text:p>RAM PAGE 65</text:p>
          </table:table-cell>
          <table:table-cell table:style-name="ce58"/>
        </table:table-row>
        <table:table-row table:style-name="ro2">
          <table:table-cell table:style-name="ce53" office:value-type="float" office:value="194" calcext:value-type="float">
            <text:p>194</text:p>
          </table:table-cell>
          <table:table-cell table:style-name="ce56" table:formula="of:=&quot;0x&quot;&amp;DEC2HEX([.A200]*8192;6)" office:value-type="string" office:string-value="0x184000" calcext:value-type="string">
            <text:p>0x184000</text:p>
          </table:table-cell>
          <table:table-cell table:style-name="ce56" table:formula="of:=&quot;0x&quot;&amp;DEC2HEX(([.A200]+1)*8192-1;6)" office:value-type="string" office:string-value="0x185FFF" calcext:value-type="string">
            <text:p>0x185FFF</text:p>
          </table:table-cell>
          <table:table-cell table:style-name="ce53"/>
          <table:table-cell table:style-name="ce53" table:formula="of:=[.B200]&amp;&quot; to &quot;&amp;[.C200]" office:value-type="string" office:string-value="0x184000 to 0x185FFF" calcext:value-type="string">
            <text:p>0x184000 to 0x185FFF</text:p>
          </table:table-cell>
          <table:table-cell table:style-name="ce58" office:value-type="string" calcext:value-type="string">
            <text:p>RAM PAGE 66</text:p>
          </table:table-cell>
          <table:table-cell table:style-name="ce58"/>
        </table:table-row>
        <table:table-row table:style-name="ro2">
          <table:table-cell table:style-name="ce53" office:value-type="float" office:value="195" calcext:value-type="float">
            <text:p>195</text:p>
          </table:table-cell>
          <table:table-cell table:style-name="ce56" table:formula="of:=&quot;0x&quot;&amp;DEC2HEX([.A201]*8192;6)" office:value-type="string" office:string-value="0x186000" calcext:value-type="string">
            <text:p>0x186000</text:p>
          </table:table-cell>
          <table:table-cell table:style-name="ce56" table:formula="of:=&quot;0x&quot;&amp;DEC2HEX(([.A201]+1)*8192-1;6)" office:value-type="string" office:string-value="0x187FFF" calcext:value-type="string">
            <text:p>0x187FFF</text:p>
          </table:table-cell>
          <table:table-cell table:style-name="ce53"/>
          <table:table-cell table:style-name="ce53" table:formula="of:=[.B201]&amp;&quot; to &quot;&amp;[.C201]" office:value-type="string" office:string-value="0x186000 to 0x187FFF" calcext:value-type="string">
            <text:p>0x186000 to 0x187FFF</text:p>
          </table:table-cell>
          <table:table-cell table:style-name="ce58" office:value-type="string" calcext:value-type="string">
            <text:p>RAM PAGE 67</text:p>
          </table:table-cell>
          <table:table-cell table:style-name="ce58"/>
        </table:table-row>
        <table:table-row table:style-name="ro2">
          <table:table-cell table:style-name="ce53" office:value-type="float" office:value="196" calcext:value-type="float">
            <text:p>196</text:p>
          </table:table-cell>
          <table:table-cell table:style-name="ce56" table:formula="of:=&quot;0x&quot;&amp;DEC2HEX([.A202]*8192;6)" office:value-type="string" office:string-value="0x188000" calcext:value-type="string">
            <text:p>0x188000</text:p>
          </table:table-cell>
          <table:table-cell table:style-name="ce56" table:formula="of:=&quot;0x&quot;&amp;DEC2HEX(([.A202]+1)*8192-1;6)" office:value-type="string" office:string-value="0x189FFF" calcext:value-type="string">
            <text:p>0x189FFF</text:p>
          </table:table-cell>
          <table:table-cell table:style-name="ce53"/>
          <table:table-cell table:style-name="ce53" table:formula="of:=[.B202]&amp;&quot; to &quot;&amp;[.C202]" office:value-type="string" office:string-value="0x188000 to 0x189FFF" calcext:value-type="string">
            <text:p>0x188000 to 0x189FFF</text:p>
          </table:table-cell>
          <table:table-cell table:style-name="ce58" office:value-type="string" calcext:value-type="string">
            <text:p>RAM PAGE 68</text:p>
          </table:table-cell>
          <table:table-cell table:style-name="ce58"/>
        </table:table-row>
        <table:table-row table:style-name="ro2">
          <table:table-cell table:style-name="ce53" office:value-type="float" office:value="197" calcext:value-type="float">
            <text:p>197</text:p>
          </table:table-cell>
          <table:table-cell table:style-name="ce56" table:formula="of:=&quot;0x&quot;&amp;DEC2HEX([.A203]*8192;6)" office:value-type="string" office:string-value="0x18A000" calcext:value-type="string">
            <text:p>0x18A000</text:p>
          </table:table-cell>
          <table:table-cell table:style-name="ce56" table:formula="of:=&quot;0x&quot;&amp;DEC2HEX(([.A203]+1)*8192-1;6)" office:value-type="string" office:string-value="0x18BFFF" calcext:value-type="string">
            <text:p>0x18BFFF</text:p>
          </table:table-cell>
          <table:table-cell table:style-name="ce53"/>
          <table:table-cell table:style-name="ce53" table:formula="of:=[.B203]&amp;&quot; to &quot;&amp;[.C203]" office:value-type="string" office:string-value="0x18A000 to 0x18BFFF" calcext:value-type="string">
            <text:p>0x18A000 to 0x18BFFF</text:p>
          </table:table-cell>
          <table:table-cell table:style-name="ce58" office:value-type="string" calcext:value-type="string">
            <text:p>RAM PAGE 69</text:p>
          </table:table-cell>
          <table:table-cell table:style-name="ce58"/>
        </table:table-row>
        <table:table-row table:style-name="ro2">
          <table:table-cell table:style-name="ce53" office:value-type="float" office:value="198" calcext:value-type="float">
            <text:p>198</text:p>
          </table:table-cell>
          <table:table-cell table:style-name="ce56" table:formula="of:=&quot;0x&quot;&amp;DEC2HEX([.A204]*8192;6)" office:value-type="string" office:string-value="0x18C000" calcext:value-type="string">
            <text:p>0x18C000</text:p>
          </table:table-cell>
          <table:table-cell table:style-name="ce56" table:formula="of:=&quot;0x&quot;&amp;DEC2HEX(([.A204]+1)*8192-1;6)" office:value-type="string" office:string-value="0x18DFFF" calcext:value-type="string">
            <text:p>0x18DFFF</text:p>
          </table:table-cell>
          <table:table-cell table:style-name="ce53"/>
          <table:table-cell table:style-name="ce53" table:formula="of:=[.B204]&amp;&quot; to &quot;&amp;[.C204]" office:value-type="string" office:string-value="0x18C000 to 0x18DFFF" calcext:value-type="string">
            <text:p>0x18C000 to 0x18DFFF</text:p>
          </table:table-cell>
          <table:table-cell table:style-name="ce58" office:value-type="string" calcext:value-type="string">
            <text:p>RAM PAGE 70</text:p>
          </table:table-cell>
          <table:table-cell table:style-name="ce58"/>
        </table:table-row>
        <table:table-row table:style-name="ro2">
          <table:table-cell table:style-name="ce53" office:value-type="float" office:value="199" calcext:value-type="float">
            <text:p>199</text:p>
          </table:table-cell>
          <table:table-cell table:style-name="ce56" table:formula="of:=&quot;0x&quot;&amp;DEC2HEX([.A205]*8192;6)" office:value-type="string" office:string-value="0x18E000" calcext:value-type="string">
            <text:p>0x18E000</text:p>
          </table:table-cell>
          <table:table-cell table:style-name="ce56" table:formula="of:=&quot;0x&quot;&amp;DEC2HEX(([.A205]+1)*8192-1;6)" office:value-type="string" office:string-value="0x18FFFF" calcext:value-type="string">
            <text:p>0x18FFFF</text:p>
          </table:table-cell>
          <table:table-cell table:style-name="ce53"/>
          <table:table-cell table:style-name="ce53" table:formula="of:=[.B205]&amp;&quot; to &quot;&amp;[.C205]" office:value-type="string" office:string-value="0x18E000 to 0x18FFFF" calcext:value-type="string">
            <text:p>0x18E000 to 0x18FFFF</text:p>
          </table:table-cell>
          <table:table-cell table:style-name="ce58" office:value-type="string" calcext:value-type="string">
            <text:p>RAM PAGE 71</text:p>
          </table:table-cell>
          <table:table-cell table:style-name="ce58"/>
        </table:table-row>
        <table:table-row table:style-name="ro2">
          <table:table-cell table:style-name="ce53" office:value-type="float" office:value="200" calcext:value-type="float">
            <text:p>200</text:p>
          </table:table-cell>
          <table:table-cell table:style-name="ce56" table:formula="of:=&quot;0x&quot;&amp;DEC2HEX([.A206]*8192;6)" office:value-type="string" office:string-value="0x190000" calcext:value-type="string">
            <text:p>0x190000</text:p>
          </table:table-cell>
          <table:table-cell table:style-name="ce56" table:formula="of:=&quot;0x&quot;&amp;DEC2HEX(([.A206]+1)*8192-1;6)" office:value-type="string" office:string-value="0x191FFF" calcext:value-type="string">
            <text:p>0x191FFF</text:p>
          </table:table-cell>
          <table:table-cell table:style-name="ce53"/>
          <table:table-cell table:style-name="ce53" table:formula="of:=[.B206]&amp;&quot; to &quot;&amp;[.C206]" office:value-type="string" office:string-value="0x190000 to 0x191FFF" calcext:value-type="string">
            <text:p>0x190000 to 0x191FFF</text:p>
          </table:table-cell>
          <table:table-cell table:style-name="ce58" office:value-type="string" calcext:value-type="string">
            <text:p>RAM PAGE 72</text:p>
          </table:table-cell>
          <table:table-cell table:style-name="ce58"/>
        </table:table-row>
        <table:table-row table:style-name="ro2">
          <table:table-cell table:style-name="ce53" office:value-type="float" office:value="201" calcext:value-type="float">
            <text:p>201</text:p>
          </table:table-cell>
          <table:table-cell table:style-name="ce56" table:formula="of:=&quot;0x&quot;&amp;DEC2HEX([.A207]*8192;6)" office:value-type="string" office:string-value="0x192000" calcext:value-type="string">
            <text:p>0x192000</text:p>
          </table:table-cell>
          <table:table-cell table:style-name="ce56" table:formula="of:=&quot;0x&quot;&amp;DEC2HEX(([.A207]+1)*8192-1;6)" office:value-type="string" office:string-value="0x193FFF" calcext:value-type="string">
            <text:p>0x193FFF</text:p>
          </table:table-cell>
          <table:table-cell table:style-name="ce53"/>
          <table:table-cell table:style-name="ce53" table:formula="of:=[.B207]&amp;&quot; to &quot;&amp;[.C207]" office:value-type="string" office:string-value="0x192000 to 0x193FFF" calcext:value-type="string">
            <text:p>0x192000 to 0x193FFF</text:p>
          </table:table-cell>
          <table:table-cell table:style-name="ce58" office:value-type="string" calcext:value-type="string">
            <text:p>RAM PAGE 73</text:p>
          </table:table-cell>
          <table:table-cell table:style-name="ce58"/>
        </table:table-row>
        <table:table-row table:style-name="ro2">
          <table:table-cell table:style-name="ce53" office:value-type="float" office:value="202" calcext:value-type="float">
            <text:p>202</text:p>
          </table:table-cell>
          <table:table-cell table:style-name="ce56" table:formula="of:=&quot;0x&quot;&amp;DEC2HEX([.A208]*8192;6)" office:value-type="string" office:string-value="0x194000" calcext:value-type="string">
            <text:p>0x194000</text:p>
          </table:table-cell>
          <table:table-cell table:style-name="ce56" table:formula="of:=&quot;0x&quot;&amp;DEC2HEX(([.A208]+1)*8192-1;6)" office:value-type="string" office:string-value="0x195FFF" calcext:value-type="string">
            <text:p>0x195FFF</text:p>
          </table:table-cell>
          <table:table-cell table:style-name="ce53"/>
          <table:table-cell table:style-name="ce53" table:formula="of:=[.B208]&amp;&quot; to &quot;&amp;[.C208]" office:value-type="string" office:string-value="0x194000 to 0x195FFF" calcext:value-type="string">
            <text:p>0x194000 to 0x195FFF</text:p>
          </table:table-cell>
          <table:table-cell table:style-name="ce58" office:value-type="string" calcext:value-type="string">
            <text:p>RAM PAGE 74</text:p>
          </table:table-cell>
          <table:table-cell table:style-name="ce58"/>
        </table:table-row>
        <table:table-row table:style-name="ro2">
          <table:table-cell table:style-name="ce53" office:value-type="float" office:value="203" calcext:value-type="float">
            <text:p>203</text:p>
          </table:table-cell>
          <table:table-cell table:style-name="ce56" table:formula="of:=&quot;0x&quot;&amp;DEC2HEX([.A209]*8192;6)" office:value-type="string" office:string-value="0x196000" calcext:value-type="string">
            <text:p>0x196000</text:p>
          </table:table-cell>
          <table:table-cell table:style-name="ce56" table:formula="of:=&quot;0x&quot;&amp;DEC2HEX(([.A209]+1)*8192-1;6)" office:value-type="string" office:string-value="0x197FFF" calcext:value-type="string">
            <text:p>0x197FFF</text:p>
          </table:table-cell>
          <table:table-cell table:style-name="ce53"/>
          <table:table-cell table:style-name="ce53" table:formula="of:=[.B209]&amp;&quot; to &quot;&amp;[.C209]" office:value-type="string" office:string-value="0x196000 to 0x197FFF" calcext:value-type="string">
            <text:p>0x196000 to 0x197FFF</text:p>
          </table:table-cell>
          <table:table-cell table:style-name="ce58" office:value-type="string" calcext:value-type="string">
            <text:p>RAM PAGE 75</text:p>
          </table:table-cell>
          <table:table-cell table:style-name="ce58"/>
        </table:table-row>
        <table:table-row table:style-name="ro2">
          <table:table-cell table:style-name="ce53" office:value-type="float" office:value="204" calcext:value-type="float">
            <text:p>204</text:p>
          </table:table-cell>
          <table:table-cell table:style-name="ce56" table:formula="of:=&quot;0x&quot;&amp;DEC2HEX([.A210]*8192;6)" office:value-type="string" office:string-value="0x198000" calcext:value-type="string">
            <text:p>0x198000</text:p>
          </table:table-cell>
          <table:table-cell table:style-name="ce56" table:formula="of:=&quot;0x&quot;&amp;DEC2HEX(([.A210]+1)*8192-1;6)" office:value-type="string" office:string-value="0x199FFF" calcext:value-type="string">
            <text:p>0x199FFF</text:p>
          </table:table-cell>
          <table:table-cell table:style-name="ce53"/>
          <table:table-cell table:style-name="ce53" table:formula="of:=[.B210]&amp;&quot; to &quot;&amp;[.C210]" office:value-type="string" office:string-value="0x198000 to 0x199FFF" calcext:value-type="string">
            <text:p>0x198000 to 0x199FFF</text:p>
          </table:table-cell>
          <table:table-cell table:style-name="ce58" office:value-type="string" calcext:value-type="string">
            <text:p>RAM PAGE 76</text:p>
          </table:table-cell>
          <table:table-cell table:style-name="ce58"/>
        </table:table-row>
        <table:table-row table:style-name="ro2">
          <table:table-cell table:style-name="ce53" office:value-type="float" office:value="205" calcext:value-type="float">
            <text:p>205</text:p>
          </table:table-cell>
          <table:table-cell table:style-name="ce56" table:formula="of:=&quot;0x&quot;&amp;DEC2HEX([.A211]*8192;6)" office:value-type="string" office:string-value="0x19A000" calcext:value-type="string">
            <text:p>0x19A000</text:p>
          </table:table-cell>
          <table:table-cell table:style-name="ce56" table:formula="of:=&quot;0x&quot;&amp;DEC2HEX(([.A211]+1)*8192-1;6)" office:value-type="string" office:string-value="0x19BFFF" calcext:value-type="string">
            <text:p>0x19BFFF</text:p>
          </table:table-cell>
          <table:table-cell table:style-name="ce53"/>
          <table:table-cell table:style-name="ce53" table:formula="of:=[.B211]&amp;&quot; to &quot;&amp;[.C211]" office:value-type="string" office:string-value="0x19A000 to 0x19BFFF" calcext:value-type="string">
            <text:p>0x19A000 to 0x19BFFF</text:p>
          </table:table-cell>
          <table:table-cell table:style-name="ce58" office:value-type="string" calcext:value-type="string">
            <text:p>RAM PAGE 77</text:p>
          </table:table-cell>
          <table:table-cell table:style-name="ce58"/>
        </table:table-row>
        <table:table-row table:style-name="ro2">
          <table:table-cell table:style-name="ce53" office:value-type="float" office:value="206" calcext:value-type="float">
            <text:p>206</text:p>
          </table:table-cell>
          <table:table-cell table:style-name="ce56" table:formula="of:=&quot;0x&quot;&amp;DEC2HEX([.A212]*8192;6)" office:value-type="string" office:string-value="0x19C000" calcext:value-type="string">
            <text:p>0x19C000</text:p>
          </table:table-cell>
          <table:table-cell table:style-name="ce56" table:formula="of:=&quot;0x&quot;&amp;DEC2HEX(([.A212]+1)*8192-1;6)" office:value-type="string" office:string-value="0x19DFFF" calcext:value-type="string">
            <text:p>0x19DFFF</text:p>
          </table:table-cell>
          <table:table-cell table:style-name="ce53"/>
          <table:table-cell table:style-name="ce53" table:formula="of:=[.B212]&amp;&quot; to &quot;&amp;[.C212]" office:value-type="string" office:string-value="0x19C000 to 0x19DFFF" calcext:value-type="string">
            <text:p>0x19C000 to 0x19DFFF</text:p>
          </table:table-cell>
          <table:table-cell table:style-name="ce58" office:value-type="string" calcext:value-type="string">
            <text:p>RAM PAGE 78</text:p>
          </table:table-cell>
          <table:table-cell table:style-name="ce58"/>
        </table:table-row>
        <table:table-row table:style-name="ro2">
          <table:table-cell table:style-name="ce53" office:value-type="float" office:value="207" calcext:value-type="float">
            <text:p>207</text:p>
          </table:table-cell>
          <table:table-cell table:style-name="ce56" table:formula="of:=&quot;0x&quot;&amp;DEC2HEX([.A213]*8192;6)" office:value-type="string" office:string-value="0x19E000" calcext:value-type="string">
            <text:p>0x19E000</text:p>
          </table:table-cell>
          <table:table-cell table:style-name="ce56" table:formula="of:=&quot;0x&quot;&amp;DEC2HEX(([.A213]+1)*8192-1;6)" office:value-type="string" office:string-value="0x19FFFF" calcext:value-type="string">
            <text:p>0x19FFFF</text:p>
          </table:table-cell>
          <table:table-cell table:style-name="ce53"/>
          <table:table-cell table:style-name="ce53" table:formula="of:=[.B213]&amp;&quot; to &quot;&amp;[.C213]" office:value-type="string" office:string-value="0x19E000 to 0x19FFFF" calcext:value-type="string">
            <text:p>0x19E000 to 0x19FFFF</text:p>
          </table:table-cell>
          <table:table-cell table:style-name="ce58" office:value-type="string" calcext:value-type="string">
            <text:p>RAM PAGE 79</text:p>
          </table:table-cell>
          <table:table-cell table:style-name="ce58"/>
        </table:table-row>
        <table:table-row table:style-name="ro2">
          <table:table-cell table:style-name="ce53" office:value-type="float" office:value="208" calcext:value-type="float">
            <text:p>208</text:p>
          </table:table-cell>
          <table:table-cell table:style-name="ce56" table:formula="of:=&quot;0x&quot;&amp;DEC2HEX([.A214]*8192;6)" office:value-type="string" office:string-value="0x1A0000" calcext:value-type="string">
            <text:p>0x1A0000</text:p>
          </table:table-cell>
          <table:table-cell table:style-name="ce56" table:formula="of:=&quot;0x&quot;&amp;DEC2HEX(([.A214]+1)*8192-1;6)" office:value-type="string" office:string-value="0x1A1FFF" calcext:value-type="string">
            <text:p>0x1A1FFF</text:p>
          </table:table-cell>
          <table:table-cell table:style-name="ce53"/>
          <table:table-cell table:style-name="ce53" table:formula="of:=[.B214]&amp;&quot; to &quot;&amp;[.C214]" office:value-type="string" office:string-value="0x1A0000 to 0x1A1FFF" calcext:value-type="string">
            <text:p>0x1A0000 to 0x1A1FFF</text:p>
          </table:table-cell>
          <table:table-cell table:style-name="ce58" office:value-type="string" calcext:value-type="string">
            <text:p>RAM PAGE 80</text:p>
          </table:table-cell>
          <table:table-cell table:style-name="ce58"/>
        </table:table-row>
        <table:table-row table:style-name="ro2">
          <table:table-cell table:style-name="ce53" office:value-type="float" office:value="209" calcext:value-type="float">
            <text:p>209</text:p>
          </table:table-cell>
          <table:table-cell table:style-name="ce56" table:formula="of:=&quot;0x&quot;&amp;DEC2HEX([.A215]*8192;6)" office:value-type="string" office:string-value="0x1A2000" calcext:value-type="string">
            <text:p>0x1A2000</text:p>
          </table:table-cell>
          <table:table-cell table:style-name="ce56" table:formula="of:=&quot;0x&quot;&amp;DEC2HEX(([.A215]+1)*8192-1;6)" office:value-type="string" office:string-value="0x1A3FFF" calcext:value-type="string">
            <text:p>0x1A3FFF</text:p>
          </table:table-cell>
          <table:table-cell table:style-name="ce53"/>
          <table:table-cell table:style-name="ce53" table:formula="of:=[.B215]&amp;&quot; to &quot;&amp;[.C215]" office:value-type="string" office:string-value="0x1A2000 to 0x1A3FFF" calcext:value-type="string">
            <text:p>0x1A2000 to 0x1A3FFF</text:p>
          </table:table-cell>
          <table:table-cell table:style-name="ce58" office:value-type="string" calcext:value-type="string">
            <text:p>RAM PAGE 81</text:p>
          </table:table-cell>
          <table:table-cell table:style-name="ce58"/>
        </table:table-row>
        <table:table-row table:style-name="ro2">
          <table:table-cell table:style-name="ce53" office:value-type="float" office:value="210" calcext:value-type="float">
            <text:p>210</text:p>
          </table:table-cell>
          <table:table-cell table:style-name="ce56" table:formula="of:=&quot;0x&quot;&amp;DEC2HEX([.A216]*8192;6)" office:value-type="string" office:string-value="0x1A4000" calcext:value-type="string">
            <text:p>0x1A4000</text:p>
          </table:table-cell>
          <table:table-cell table:style-name="ce56" table:formula="of:=&quot;0x&quot;&amp;DEC2HEX(([.A216]+1)*8192-1;6)" office:value-type="string" office:string-value="0x1A5FFF" calcext:value-type="string">
            <text:p>0x1A5FFF</text:p>
          </table:table-cell>
          <table:table-cell table:style-name="ce53"/>
          <table:table-cell table:style-name="ce53" table:formula="of:=[.B216]&amp;&quot; to &quot;&amp;[.C216]" office:value-type="string" office:string-value="0x1A4000 to 0x1A5FFF" calcext:value-type="string">
            <text:p>0x1A4000 to 0x1A5FFF</text:p>
          </table:table-cell>
          <table:table-cell table:style-name="ce58" office:value-type="string" calcext:value-type="string">
            <text:p>RAM PAGE 82</text:p>
          </table:table-cell>
          <table:table-cell table:style-name="ce58"/>
        </table:table-row>
        <table:table-row table:style-name="ro2">
          <table:table-cell table:style-name="ce53" office:value-type="float" office:value="211" calcext:value-type="float">
            <text:p>211</text:p>
          </table:table-cell>
          <table:table-cell table:style-name="ce56" table:formula="of:=&quot;0x&quot;&amp;DEC2HEX([.A217]*8192;6)" office:value-type="string" office:string-value="0x1A6000" calcext:value-type="string">
            <text:p>0x1A6000</text:p>
          </table:table-cell>
          <table:table-cell table:style-name="ce56" table:formula="of:=&quot;0x&quot;&amp;DEC2HEX(([.A217]+1)*8192-1;6)" office:value-type="string" office:string-value="0x1A7FFF" calcext:value-type="string">
            <text:p>0x1A7FFF</text:p>
          </table:table-cell>
          <table:table-cell table:style-name="ce53"/>
          <table:table-cell table:style-name="ce53" table:formula="of:=[.B217]&amp;&quot; to &quot;&amp;[.C217]" office:value-type="string" office:string-value="0x1A6000 to 0x1A7FFF" calcext:value-type="string">
            <text:p>0x1A6000 to 0x1A7FFF</text:p>
          </table:table-cell>
          <table:table-cell table:style-name="ce58" office:value-type="string" calcext:value-type="string">
            <text:p>RAM PAGE 83</text:p>
          </table:table-cell>
          <table:table-cell table:style-name="ce58"/>
        </table:table-row>
        <table:table-row table:style-name="ro2">
          <table:table-cell table:style-name="ce53" office:value-type="float" office:value="212" calcext:value-type="float">
            <text:p>212</text:p>
          </table:table-cell>
          <table:table-cell table:style-name="ce56" table:formula="of:=&quot;0x&quot;&amp;DEC2HEX([.A218]*8192;6)" office:value-type="string" office:string-value="0x1A8000" calcext:value-type="string">
            <text:p>0x1A8000</text:p>
          </table:table-cell>
          <table:table-cell table:style-name="ce56" table:formula="of:=&quot;0x&quot;&amp;DEC2HEX(([.A218]+1)*8192-1;6)" office:value-type="string" office:string-value="0x1A9FFF" calcext:value-type="string">
            <text:p>0x1A9FFF</text:p>
          </table:table-cell>
          <table:table-cell table:style-name="ce53"/>
          <table:table-cell table:style-name="ce53" table:formula="of:=[.B218]&amp;&quot; to &quot;&amp;[.C218]" office:value-type="string" office:string-value="0x1A8000 to 0x1A9FFF" calcext:value-type="string">
            <text:p>0x1A8000 to 0x1A9FFF</text:p>
          </table:table-cell>
          <table:table-cell table:style-name="ce58" office:value-type="string" calcext:value-type="string">
            <text:p>RAM PAGE 84</text:p>
          </table:table-cell>
          <table:table-cell table:style-name="ce58"/>
        </table:table-row>
        <table:table-row table:style-name="ro2">
          <table:table-cell table:style-name="ce53" office:value-type="float" office:value="213" calcext:value-type="float">
            <text:p>213</text:p>
          </table:table-cell>
          <table:table-cell table:style-name="ce56" table:formula="of:=&quot;0x&quot;&amp;DEC2HEX([.A219]*8192;6)" office:value-type="string" office:string-value="0x1AA000" calcext:value-type="string">
            <text:p>0x1AA000</text:p>
          </table:table-cell>
          <table:table-cell table:style-name="ce56" table:formula="of:=&quot;0x&quot;&amp;DEC2HEX(([.A219]+1)*8192-1;6)" office:value-type="string" office:string-value="0x1ABFFF" calcext:value-type="string">
            <text:p>0x1ABFFF</text:p>
          </table:table-cell>
          <table:table-cell table:style-name="ce53"/>
          <table:table-cell table:style-name="ce53" table:formula="of:=[.B219]&amp;&quot; to &quot;&amp;[.C219]" office:value-type="string" office:string-value="0x1AA000 to 0x1ABFFF" calcext:value-type="string">
            <text:p>0x1AA000 to 0x1ABFFF</text:p>
          </table:table-cell>
          <table:table-cell table:style-name="ce58" office:value-type="string" calcext:value-type="string">
            <text:p>RAM PAGE 85</text:p>
          </table:table-cell>
          <table:table-cell table:style-name="ce58"/>
        </table:table-row>
        <table:table-row table:style-name="ro2">
          <table:table-cell table:style-name="ce53" office:value-type="float" office:value="214" calcext:value-type="float">
            <text:p>214</text:p>
          </table:table-cell>
          <table:table-cell table:style-name="ce56" table:formula="of:=&quot;0x&quot;&amp;DEC2HEX([.A220]*8192;6)" office:value-type="string" office:string-value="0x1AC000" calcext:value-type="string">
            <text:p>0x1AC000</text:p>
          </table:table-cell>
          <table:table-cell table:style-name="ce56" table:formula="of:=&quot;0x&quot;&amp;DEC2HEX(([.A220]+1)*8192-1;6)" office:value-type="string" office:string-value="0x1ADFFF" calcext:value-type="string">
            <text:p>0x1ADFFF</text:p>
          </table:table-cell>
          <table:table-cell table:style-name="ce53"/>
          <table:table-cell table:style-name="ce53" table:formula="of:=[.B220]&amp;&quot; to &quot;&amp;[.C220]" office:value-type="string" office:string-value="0x1AC000 to 0x1ADFFF" calcext:value-type="string">
            <text:p>0x1AC000 to 0x1ADFFF</text:p>
          </table:table-cell>
          <table:table-cell table:style-name="ce58" office:value-type="string" calcext:value-type="string">
            <text:p>RAM PAGE 86</text:p>
          </table:table-cell>
          <table:table-cell table:style-name="ce58"/>
        </table:table-row>
        <table:table-row table:style-name="ro2">
          <table:table-cell table:style-name="ce53" office:value-type="float" office:value="215" calcext:value-type="float">
            <text:p>215</text:p>
          </table:table-cell>
          <table:table-cell table:style-name="ce56" table:formula="of:=&quot;0x&quot;&amp;DEC2HEX([.A221]*8192;6)" office:value-type="string" office:string-value="0x1AE000" calcext:value-type="string">
            <text:p>0x1AE000</text:p>
          </table:table-cell>
          <table:table-cell table:style-name="ce56" table:formula="of:=&quot;0x&quot;&amp;DEC2HEX(([.A221]+1)*8192-1;6)" office:value-type="string" office:string-value="0x1AFFFF" calcext:value-type="string">
            <text:p>0x1AFFFF</text:p>
          </table:table-cell>
          <table:table-cell table:style-name="ce53"/>
          <table:table-cell table:style-name="ce53" table:formula="of:=[.B221]&amp;&quot; to &quot;&amp;[.C221]" office:value-type="string" office:string-value="0x1AE000 to 0x1AFFFF" calcext:value-type="string">
            <text:p>0x1AE000 to 0x1AFFFF</text:p>
          </table:table-cell>
          <table:table-cell table:style-name="ce58" office:value-type="string" calcext:value-type="string">
            <text:p>RAM PAGE 87</text:p>
          </table:table-cell>
          <table:table-cell table:style-name="ce58"/>
        </table:table-row>
        <table:table-row table:style-name="ro2">
          <table:table-cell table:style-name="ce53" office:value-type="float" office:value="216" calcext:value-type="float">
            <text:p>216</text:p>
          </table:table-cell>
          <table:table-cell table:style-name="ce56" table:formula="of:=&quot;0x&quot;&amp;DEC2HEX([.A222]*8192;6)" office:value-type="string" office:string-value="0x1B0000" calcext:value-type="string">
            <text:p>0x1B0000</text:p>
          </table:table-cell>
          <table:table-cell table:style-name="ce56" table:formula="of:=&quot;0x&quot;&amp;DEC2HEX(([.A222]+1)*8192-1;6)" office:value-type="string" office:string-value="0x1B1FFF" calcext:value-type="string">
            <text:p>0x1B1FFF</text:p>
          </table:table-cell>
          <table:table-cell table:style-name="ce53"/>
          <table:table-cell table:style-name="ce53" table:formula="of:=[.B222]&amp;&quot; to &quot;&amp;[.C222]" office:value-type="string" office:string-value="0x1B0000 to 0x1B1FFF" calcext:value-type="string">
            <text:p>0x1B0000 to 0x1B1FFF</text:p>
          </table:table-cell>
          <table:table-cell table:style-name="ce58" office:value-type="string" calcext:value-type="string">
            <text:p>RAM PAGE 88</text:p>
          </table:table-cell>
          <table:table-cell table:style-name="ce58"/>
        </table:table-row>
        <table:table-row table:style-name="ro2">
          <table:table-cell table:style-name="ce53" office:value-type="float" office:value="217" calcext:value-type="float">
            <text:p>217</text:p>
          </table:table-cell>
          <table:table-cell table:style-name="ce56" table:formula="of:=&quot;0x&quot;&amp;DEC2HEX([.A223]*8192;6)" office:value-type="string" office:string-value="0x1B2000" calcext:value-type="string">
            <text:p>0x1B2000</text:p>
          </table:table-cell>
          <table:table-cell table:style-name="ce56" table:formula="of:=&quot;0x&quot;&amp;DEC2HEX(([.A223]+1)*8192-1;6)" office:value-type="string" office:string-value="0x1B3FFF" calcext:value-type="string">
            <text:p>0x1B3FFF</text:p>
          </table:table-cell>
          <table:table-cell table:style-name="ce53"/>
          <table:table-cell table:style-name="ce53" table:formula="of:=[.B223]&amp;&quot; to &quot;&amp;[.C223]" office:value-type="string" office:string-value="0x1B2000 to 0x1B3FFF" calcext:value-type="string">
            <text:p>0x1B2000 to 0x1B3FFF</text:p>
          </table:table-cell>
          <table:table-cell table:style-name="ce58" office:value-type="string" calcext:value-type="string">
            <text:p>RAM PAGE 89</text:p>
          </table:table-cell>
          <table:table-cell table:style-name="ce58"/>
        </table:table-row>
        <table:table-row table:style-name="ro2">
          <table:table-cell table:style-name="ce53" office:value-type="float" office:value="218" calcext:value-type="float">
            <text:p>218</text:p>
          </table:table-cell>
          <table:table-cell table:style-name="ce56" table:formula="of:=&quot;0x&quot;&amp;DEC2HEX([.A224]*8192;6)" office:value-type="string" office:string-value="0x1B4000" calcext:value-type="string">
            <text:p>0x1B4000</text:p>
          </table:table-cell>
          <table:table-cell table:style-name="ce56" table:formula="of:=&quot;0x&quot;&amp;DEC2HEX(([.A224]+1)*8192-1;6)" office:value-type="string" office:string-value="0x1B5FFF" calcext:value-type="string">
            <text:p>0x1B5FFF</text:p>
          </table:table-cell>
          <table:table-cell table:style-name="ce53"/>
          <table:table-cell table:style-name="ce53" table:formula="of:=[.B224]&amp;&quot; to &quot;&amp;[.C224]" office:value-type="string" office:string-value="0x1B4000 to 0x1B5FFF" calcext:value-type="string">
            <text:p>0x1B4000 to 0x1B5FFF</text:p>
          </table:table-cell>
          <table:table-cell table:style-name="ce58" office:value-type="string" calcext:value-type="string">
            <text:p>RAM PAGE 90</text:p>
          </table:table-cell>
          <table:table-cell table:style-name="ce58"/>
        </table:table-row>
        <table:table-row table:style-name="ro2">
          <table:table-cell table:style-name="ce53" office:value-type="float" office:value="219" calcext:value-type="float">
            <text:p>219</text:p>
          </table:table-cell>
          <table:table-cell table:style-name="ce56" table:formula="of:=&quot;0x&quot;&amp;DEC2HEX([.A225]*8192;6)" office:value-type="string" office:string-value="0x1B6000" calcext:value-type="string">
            <text:p>0x1B6000</text:p>
          </table:table-cell>
          <table:table-cell table:style-name="ce56" table:formula="of:=&quot;0x&quot;&amp;DEC2HEX(([.A225]+1)*8192-1;6)" office:value-type="string" office:string-value="0x1B7FFF" calcext:value-type="string">
            <text:p>0x1B7FFF</text:p>
          </table:table-cell>
          <table:table-cell table:style-name="ce53"/>
          <table:table-cell table:style-name="ce53" table:formula="of:=[.B225]&amp;&quot; to &quot;&amp;[.C225]" office:value-type="string" office:string-value="0x1B6000 to 0x1B7FFF" calcext:value-type="string">
            <text:p>0x1B6000 to 0x1B7FFF</text:p>
          </table:table-cell>
          <table:table-cell table:style-name="ce58" office:value-type="string" calcext:value-type="string">
            <text:p>RAM PAGE 91</text:p>
          </table:table-cell>
          <table:table-cell table:style-name="ce58"/>
        </table:table-row>
        <table:table-row table:style-name="ro2">
          <table:table-cell table:style-name="ce53" office:value-type="float" office:value="220" calcext:value-type="float">
            <text:p>220</text:p>
          </table:table-cell>
          <table:table-cell table:style-name="ce56" table:formula="of:=&quot;0x&quot;&amp;DEC2HEX([.A226]*8192;6)" office:value-type="string" office:string-value="0x1B8000" calcext:value-type="string">
            <text:p>0x1B8000</text:p>
          </table:table-cell>
          <table:table-cell table:style-name="ce56" table:formula="of:=&quot;0x&quot;&amp;DEC2HEX(([.A226]+1)*8192-1;6)" office:value-type="string" office:string-value="0x1B9FFF" calcext:value-type="string">
            <text:p>0x1B9FFF</text:p>
          </table:table-cell>
          <table:table-cell table:style-name="ce53"/>
          <table:table-cell table:style-name="ce53" table:formula="of:=[.B226]&amp;&quot; to &quot;&amp;[.C226]" office:value-type="string" office:string-value="0x1B8000 to 0x1B9FFF" calcext:value-type="string">
            <text:p>0x1B8000 to 0x1B9FFF</text:p>
          </table:table-cell>
          <table:table-cell table:style-name="ce58" office:value-type="string" calcext:value-type="string">
            <text:p>RAM PAGE 92</text:p>
          </table:table-cell>
          <table:table-cell table:style-name="ce58"/>
        </table:table-row>
        <table:table-row table:style-name="ro2">
          <table:table-cell table:style-name="ce53" office:value-type="float" office:value="221" calcext:value-type="float">
            <text:p>221</text:p>
          </table:table-cell>
          <table:table-cell table:style-name="ce56" table:formula="of:=&quot;0x&quot;&amp;DEC2HEX([.A227]*8192;6)" office:value-type="string" office:string-value="0x1BA000" calcext:value-type="string">
            <text:p>0x1BA000</text:p>
          </table:table-cell>
          <table:table-cell table:style-name="ce56" table:formula="of:=&quot;0x&quot;&amp;DEC2HEX(([.A227]+1)*8192-1;6)" office:value-type="string" office:string-value="0x1BBFFF" calcext:value-type="string">
            <text:p>0x1BBFFF</text:p>
          </table:table-cell>
          <table:table-cell table:style-name="ce53"/>
          <table:table-cell table:style-name="ce53" table:formula="of:=[.B227]&amp;&quot; to &quot;&amp;[.C227]" office:value-type="string" office:string-value="0x1BA000 to 0x1BBFFF" calcext:value-type="string">
            <text:p>0x1BA000 to 0x1BBFFF</text:p>
          </table:table-cell>
          <table:table-cell table:style-name="ce58" office:value-type="string" calcext:value-type="string">
            <text:p>RAM PAGE 93</text:p>
          </table:table-cell>
          <table:table-cell table:style-name="ce58"/>
        </table:table-row>
        <table:table-row table:style-name="ro2">
          <table:table-cell table:style-name="ce53" office:value-type="float" office:value="222" calcext:value-type="float">
            <text:p>222</text:p>
          </table:table-cell>
          <table:table-cell table:style-name="ce56" table:formula="of:=&quot;0x&quot;&amp;DEC2HEX([.A228]*8192;6)" office:value-type="string" office:string-value="0x1BC000" calcext:value-type="string">
            <text:p>0x1BC000</text:p>
          </table:table-cell>
          <table:table-cell table:style-name="ce56" table:formula="of:=&quot;0x&quot;&amp;DEC2HEX(([.A228]+1)*8192-1;6)" office:value-type="string" office:string-value="0x1BDFFF" calcext:value-type="string">
            <text:p>0x1BDFFF</text:p>
          </table:table-cell>
          <table:table-cell table:style-name="ce53"/>
          <table:table-cell table:style-name="ce53" table:formula="of:=[.B228]&amp;&quot; to &quot;&amp;[.C228]" office:value-type="string" office:string-value="0x1BC000 to 0x1BDFFF" calcext:value-type="string">
            <text:p>0x1BC000 to 0x1BDFFF</text:p>
          </table:table-cell>
          <table:table-cell table:style-name="ce58" office:value-type="string" calcext:value-type="string">
            <text:p>RAM PAGE 94</text:p>
          </table:table-cell>
          <table:table-cell table:style-name="ce58"/>
        </table:table-row>
        <table:table-row table:style-name="ro2">
          <table:table-cell table:style-name="ce53" office:value-type="float" office:value="223" calcext:value-type="float">
            <text:p>223</text:p>
          </table:table-cell>
          <table:table-cell table:style-name="ce56" table:formula="of:=&quot;0x&quot;&amp;DEC2HEX([.A229]*8192;6)" office:value-type="string" office:string-value="0x1BE000" calcext:value-type="string">
            <text:p>0x1BE000</text:p>
          </table:table-cell>
          <table:table-cell table:style-name="ce56" table:formula="of:=&quot;0x&quot;&amp;DEC2HEX(([.A229]+1)*8192-1;6)" office:value-type="string" office:string-value="0x1BFFFF" calcext:value-type="string">
            <text:p>0x1BFFFF</text:p>
          </table:table-cell>
          <table:table-cell table:style-name="ce53"/>
          <table:table-cell table:style-name="ce53" table:formula="of:=[.B229]&amp;&quot; to &quot;&amp;[.C229]" office:value-type="string" office:string-value="0x1BE000 to 0x1BFFFF" calcext:value-type="string">
            <text:p>0x1BE000 to 0x1BFFFF</text:p>
          </table:table-cell>
          <table:table-cell table:style-name="ce58" office:value-type="string" calcext:value-type="string">
            <text:p>RAM PAGE 95</text:p>
          </table:table-cell>
          <table:table-cell table:style-name="ce58"/>
        </table:table-row>
        <table:table-row table:style-name="ro2">
          <table:table-cell table:style-name="ce53" office:value-type="float" office:value="224" calcext:value-type="float">
            <text:p>224</text:p>
          </table:table-cell>
          <table:table-cell table:style-name="ce56" table:formula="of:=&quot;0x&quot;&amp;DEC2HEX([.A230]*8192;6)" office:value-type="string" office:string-value="0x1C0000" calcext:value-type="string">
            <text:p>0x1C0000</text:p>
          </table:table-cell>
          <table:table-cell table:style-name="ce56" table:formula="of:=&quot;0x&quot;&amp;DEC2HEX(([.A230]+1)*8192-1;6)" office:value-type="string" office:string-value="0x1C1FFF" calcext:value-type="string">
            <text:p>0x1C1FFF</text:p>
          </table:table-cell>
          <table:table-cell table:style-name="ce53"/>
          <table:table-cell table:style-name="ce53" table:formula="of:=[.B230]&amp;&quot; to &quot;&amp;[.C230]" office:value-type="string" office:string-value="0x1C0000 to 0x1C1FFF" calcext:value-type="string">
            <text:p>0x1C0000 to 0x1C1FFF</text:p>
          </table:table-cell>
          <table:table-cell table:style-name="ce58" office:value-type="string" calcext:value-type="string">
            <text:p>RAM PAGE 96</text:p>
          </table:table-cell>
          <table:table-cell table:style-name="ce58"/>
        </table:table-row>
        <table:table-row table:style-name="ro2">
          <table:table-cell table:style-name="ce53" office:value-type="float" office:value="225" calcext:value-type="float">
            <text:p>225</text:p>
          </table:table-cell>
          <table:table-cell table:style-name="ce56" table:formula="of:=&quot;0x&quot;&amp;DEC2HEX([.A231]*8192;6)" office:value-type="string" office:string-value="0x1C2000" calcext:value-type="string">
            <text:p>0x1C2000</text:p>
          </table:table-cell>
          <table:table-cell table:style-name="ce56" table:formula="of:=&quot;0x&quot;&amp;DEC2HEX(([.A231]+1)*8192-1;6)" office:value-type="string" office:string-value="0x1C3FFF" calcext:value-type="string">
            <text:p>0x1C3FFF</text:p>
          </table:table-cell>
          <table:table-cell table:style-name="ce53"/>
          <table:table-cell table:style-name="ce53" table:formula="of:=[.B231]&amp;&quot; to &quot;&amp;[.C231]" office:value-type="string" office:string-value="0x1C2000 to 0x1C3FFF" calcext:value-type="string">
            <text:p>0x1C2000 to 0x1C3FFF</text:p>
          </table:table-cell>
          <table:table-cell table:style-name="ce58" office:value-type="string" calcext:value-type="string">
            <text:p>RAM PAGE 97</text:p>
          </table:table-cell>
          <table:table-cell table:style-name="ce58"/>
        </table:table-row>
        <table:table-row table:style-name="ro2">
          <table:table-cell table:style-name="ce53" office:value-type="float" office:value="226" calcext:value-type="float">
            <text:p>226</text:p>
          </table:table-cell>
          <table:table-cell table:style-name="ce56" table:formula="of:=&quot;0x&quot;&amp;DEC2HEX([.A232]*8192;6)" office:value-type="string" office:string-value="0x1C4000" calcext:value-type="string">
            <text:p>0x1C4000</text:p>
          </table:table-cell>
          <table:table-cell table:style-name="ce56" table:formula="of:=&quot;0x&quot;&amp;DEC2HEX(([.A232]+1)*8192-1;6)" office:value-type="string" office:string-value="0x1C5FFF" calcext:value-type="string">
            <text:p>0x1C5FFF</text:p>
          </table:table-cell>
          <table:table-cell table:style-name="ce53"/>
          <table:table-cell table:style-name="ce53" table:formula="of:=[.B232]&amp;&quot; to &quot;&amp;[.C232]" office:value-type="string" office:string-value="0x1C4000 to 0x1C5FFF" calcext:value-type="string">
            <text:p>0x1C4000 to 0x1C5FFF</text:p>
          </table:table-cell>
          <table:table-cell table:style-name="ce58" office:value-type="string" calcext:value-type="string">
            <text:p>RAM PAGE 98</text:p>
          </table:table-cell>
          <table:table-cell table:style-name="ce58"/>
        </table:table-row>
        <table:table-row table:style-name="ro2">
          <table:table-cell table:style-name="ce53" office:value-type="float" office:value="227" calcext:value-type="float">
            <text:p>227</text:p>
          </table:table-cell>
          <table:table-cell table:style-name="ce56" table:formula="of:=&quot;0x&quot;&amp;DEC2HEX([.A233]*8192;6)" office:value-type="string" office:string-value="0x1C6000" calcext:value-type="string">
            <text:p>0x1C6000</text:p>
          </table:table-cell>
          <table:table-cell table:style-name="ce56" table:formula="of:=&quot;0x&quot;&amp;DEC2HEX(([.A233]+1)*8192-1;6)" office:value-type="string" office:string-value="0x1C7FFF" calcext:value-type="string">
            <text:p>0x1C7FFF</text:p>
          </table:table-cell>
          <table:table-cell table:style-name="ce53"/>
          <table:table-cell table:style-name="ce53" table:formula="of:=[.B233]&amp;&quot; to &quot;&amp;[.C233]" office:value-type="string" office:string-value="0x1C6000 to 0x1C7FFF" calcext:value-type="string">
            <text:p>0x1C6000 to 0x1C7FFF</text:p>
          </table:table-cell>
          <table:table-cell table:style-name="ce58" office:value-type="string" calcext:value-type="string">
            <text:p>RAM PAGE 99</text:p>
          </table:table-cell>
          <table:table-cell table:style-name="ce58"/>
        </table:table-row>
        <table:table-row table:style-name="ro2">
          <table:table-cell table:style-name="ce53" office:value-type="float" office:value="228" calcext:value-type="float">
            <text:p>228</text:p>
          </table:table-cell>
          <table:table-cell table:style-name="ce56" table:formula="of:=&quot;0x&quot;&amp;DEC2HEX([.A234]*8192;6)" office:value-type="string" office:string-value="0x1C8000" calcext:value-type="string">
            <text:p>0x1C8000</text:p>
          </table:table-cell>
          <table:table-cell table:style-name="ce56" table:formula="of:=&quot;0x&quot;&amp;DEC2HEX(([.A234]+1)*8192-1;6)" office:value-type="string" office:string-value="0x1C9FFF" calcext:value-type="string">
            <text:p>0x1C9FFF</text:p>
          </table:table-cell>
          <table:table-cell table:style-name="ce53"/>
          <table:table-cell table:style-name="ce53" table:formula="of:=[.B234]&amp;&quot; to &quot;&amp;[.C234]" office:value-type="string" office:string-value="0x1C8000 to 0x1C9FFF" calcext:value-type="string">
            <text:p>0x1C8000 to 0x1C9FFF</text:p>
          </table:table-cell>
          <table:table-cell table:style-name="ce58" office:value-type="string" calcext:value-type="string">
            <text:p>RAM PAGE 100</text:p>
          </table:table-cell>
          <table:table-cell table:style-name="ce58"/>
        </table:table-row>
        <table:table-row table:style-name="ro2">
          <table:table-cell table:style-name="ce53" office:value-type="float" office:value="229" calcext:value-type="float">
            <text:p>229</text:p>
          </table:table-cell>
          <table:table-cell table:style-name="ce56" table:formula="of:=&quot;0x&quot;&amp;DEC2HEX([.A235]*8192;6)" office:value-type="string" office:string-value="0x1CA000" calcext:value-type="string">
            <text:p>0x1CA000</text:p>
          </table:table-cell>
          <table:table-cell table:style-name="ce56" table:formula="of:=&quot;0x&quot;&amp;DEC2HEX(([.A235]+1)*8192-1;6)" office:value-type="string" office:string-value="0x1CBFFF" calcext:value-type="string">
            <text:p>0x1CBFFF</text:p>
          </table:table-cell>
          <table:table-cell table:style-name="ce53"/>
          <table:table-cell table:style-name="ce53" table:formula="of:=[.B235]&amp;&quot; to &quot;&amp;[.C235]" office:value-type="string" office:string-value="0x1CA000 to 0x1CBFFF" calcext:value-type="string">
            <text:p>0x1CA000 to 0x1CBFFF</text:p>
          </table:table-cell>
          <table:table-cell table:style-name="ce58" office:value-type="string" calcext:value-type="string">
            <text:p>RAM PAGE 101</text:p>
          </table:table-cell>
          <table:table-cell table:style-name="ce58"/>
        </table:table-row>
        <table:table-row table:style-name="ro2">
          <table:table-cell table:style-name="ce53" office:value-type="float" office:value="230" calcext:value-type="float">
            <text:p>230</text:p>
          </table:table-cell>
          <table:table-cell table:style-name="ce56" table:formula="of:=&quot;0x&quot;&amp;DEC2HEX([.A236]*8192;6)" office:value-type="string" office:string-value="0x1CC000" calcext:value-type="string">
            <text:p>0x1CC000</text:p>
          </table:table-cell>
          <table:table-cell table:style-name="ce56" table:formula="of:=&quot;0x&quot;&amp;DEC2HEX(([.A236]+1)*8192-1;6)" office:value-type="string" office:string-value="0x1CDFFF" calcext:value-type="string">
            <text:p>0x1CDFFF</text:p>
          </table:table-cell>
          <table:table-cell table:style-name="ce53"/>
          <table:table-cell table:style-name="ce53" table:formula="of:=[.B236]&amp;&quot; to &quot;&amp;[.C236]" office:value-type="string" office:string-value="0x1CC000 to 0x1CDFFF" calcext:value-type="string">
            <text:p>0x1CC000 to 0x1CDFFF</text:p>
          </table:table-cell>
          <table:table-cell table:style-name="ce58" office:value-type="string" calcext:value-type="string">
            <text:p>RAM PAGE 102</text:p>
          </table:table-cell>
          <table:table-cell table:style-name="ce58"/>
        </table:table-row>
        <table:table-row table:style-name="ro2">
          <table:table-cell table:style-name="ce53" office:value-type="float" office:value="231" calcext:value-type="float">
            <text:p>231</text:p>
          </table:table-cell>
          <table:table-cell table:style-name="ce56" table:formula="of:=&quot;0x&quot;&amp;DEC2HEX([.A237]*8192;6)" office:value-type="string" office:string-value="0x1CE000" calcext:value-type="string">
            <text:p>0x1CE000</text:p>
          </table:table-cell>
          <table:table-cell table:style-name="ce56" table:formula="of:=&quot;0x&quot;&amp;DEC2HEX(([.A237]+1)*8192-1;6)" office:value-type="string" office:string-value="0x1CFFFF" calcext:value-type="string">
            <text:p>0x1CFFFF</text:p>
          </table:table-cell>
          <table:table-cell table:style-name="ce53"/>
          <table:table-cell table:style-name="ce53" table:formula="of:=[.B237]&amp;&quot; to &quot;&amp;[.C237]" office:value-type="string" office:string-value="0x1CE000 to 0x1CFFFF" calcext:value-type="string">
            <text:p>0x1CE000 to 0x1CFFFF</text:p>
          </table:table-cell>
          <table:table-cell table:style-name="ce58" office:value-type="string" calcext:value-type="string">
            <text:p>RAM PAGE 103</text:p>
          </table:table-cell>
          <table:table-cell table:style-name="ce58"/>
        </table:table-row>
        <table:table-row table:style-name="ro2">
          <table:table-cell table:style-name="ce53" office:value-type="float" office:value="232" calcext:value-type="float">
            <text:p>232</text:p>
          </table:table-cell>
          <table:table-cell table:style-name="ce56" table:formula="of:=&quot;0x&quot;&amp;DEC2HEX([.A238]*8192;6)" office:value-type="string" office:string-value="0x1D0000" calcext:value-type="string">
            <text:p>0x1D0000</text:p>
          </table:table-cell>
          <table:table-cell table:style-name="ce56" table:formula="of:=&quot;0x&quot;&amp;DEC2HEX(([.A238]+1)*8192-1;6)" office:value-type="string" office:string-value="0x1D1FFF" calcext:value-type="string">
            <text:p>0x1D1FFF</text:p>
          </table:table-cell>
          <table:table-cell table:style-name="ce53"/>
          <table:table-cell table:style-name="ce53" table:formula="of:=[.B238]&amp;&quot; to &quot;&amp;[.C238]" office:value-type="string" office:string-value="0x1D0000 to 0x1D1FFF" calcext:value-type="string">
            <text:p>0x1D0000 to 0x1D1FFF</text:p>
          </table:table-cell>
          <table:table-cell table:style-name="ce58" office:value-type="string" calcext:value-type="string">
            <text:p>RAM PAGE 104</text:p>
          </table:table-cell>
          <table:table-cell table:style-name="ce58"/>
        </table:table-row>
        <table:table-row table:style-name="ro2">
          <table:table-cell table:style-name="ce53" office:value-type="float" office:value="233" calcext:value-type="float">
            <text:p>233</text:p>
          </table:table-cell>
          <table:table-cell table:style-name="ce56" table:formula="of:=&quot;0x&quot;&amp;DEC2HEX([.A239]*8192;6)" office:value-type="string" office:string-value="0x1D2000" calcext:value-type="string">
            <text:p>0x1D2000</text:p>
          </table:table-cell>
          <table:table-cell table:style-name="ce56" table:formula="of:=&quot;0x&quot;&amp;DEC2HEX(([.A239]+1)*8192-1;6)" office:value-type="string" office:string-value="0x1D3FFF" calcext:value-type="string">
            <text:p>0x1D3FFF</text:p>
          </table:table-cell>
          <table:table-cell table:style-name="ce53"/>
          <table:table-cell table:style-name="ce53" table:formula="of:=[.B239]&amp;&quot; to &quot;&amp;[.C239]" office:value-type="string" office:string-value="0x1D2000 to 0x1D3FFF" calcext:value-type="string">
            <text:p>0x1D2000 to 0x1D3FFF</text:p>
          </table:table-cell>
          <table:table-cell table:style-name="ce58" office:value-type="string" calcext:value-type="string">
            <text:p>RAM PAGE 105</text:p>
          </table:table-cell>
          <table:table-cell table:style-name="ce58"/>
        </table:table-row>
        <table:table-row table:style-name="ro2">
          <table:table-cell table:style-name="ce53" office:value-type="float" office:value="234" calcext:value-type="float">
            <text:p>234</text:p>
          </table:table-cell>
          <table:table-cell table:style-name="ce56" table:formula="of:=&quot;0x&quot;&amp;DEC2HEX([.A240]*8192;6)" office:value-type="string" office:string-value="0x1D4000" calcext:value-type="string">
            <text:p>0x1D4000</text:p>
          </table:table-cell>
          <table:table-cell table:style-name="ce56" table:formula="of:=&quot;0x&quot;&amp;DEC2HEX(([.A240]+1)*8192-1;6)" office:value-type="string" office:string-value="0x1D5FFF" calcext:value-type="string">
            <text:p>0x1D5FFF</text:p>
          </table:table-cell>
          <table:table-cell table:style-name="ce53"/>
          <table:table-cell table:style-name="ce53" table:formula="of:=[.B240]&amp;&quot; to &quot;&amp;[.C240]" office:value-type="string" office:string-value="0x1D4000 to 0x1D5FFF" calcext:value-type="string">
            <text:p>0x1D4000 to 0x1D5FFF</text:p>
          </table:table-cell>
          <table:table-cell table:style-name="ce58" office:value-type="string" calcext:value-type="string">
            <text:p>RAM PAGE 106</text:p>
          </table:table-cell>
          <table:table-cell table:style-name="ce58"/>
        </table:table-row>
        <table:table-row table:style-name="ro2">
          <table:table-cell table:style-name="ce53" office:value-type="float" office:value="235" calcext:value-type="float">
            <text:p>235</text:p>
          </table:table-cell>
          <table:table-cell table:style-name="ce56" table:formula="of:=&quot;0x&quot;&amp;DEC2HEX([.A241]*8192;6)" office:value-type="string" office:string-value="0x1D6000" calcext:value-type="string">
            <text:p>0x1D6000</text:p>
          </table:table-cell>
          <table:table-cell table:style-name="ce56" table:formula="of:=&quot;0x&quot;&amp;DEC2HEX(([.A241]+1)*8192-1;6)" office:value-type="string" office:string-value="0x1D7FFF" calcext:value-type="string">
            <text:p>0x1D7FFF</text:p>
          </table:table-cell>
          <table:table-cell table:style-name="ce53"/>
          <table:table-cell table:style-name="ce53" table:formula="of:=[.B241]&amp;&quot; to &quot;&amp;[.C241]" office:value-type="string" office:string-value="0x1D6000 to 0x1D7FFF" calcext:value-type="string">
            <text:p>0x1D6000 to 0x1D7FFF</text:p>
          </table:table-cell>
          <table:table-cell table:style-name="ce58" office:value-type="string" calcext:value-type="string">
            <text:p>RAM PAGE 107</text:p>
          </table:table-cell>
          <table:table-cell table:style-name="ce58"/>
        </table:table-row>
        <table:table-row table:style-name="ro2">
          <table:table-cell table:style-name="ce53" office:value-type="float" office:value="236" calcext:value-type="float">
            <text:p>236</text:p>
          </table:table-cell>
          <table:table-cell table:style-name="ce56" table:formula="of:=&quot;0x&quot;&amp;DEC2HEX([.A242]*8192;6)" office:value-type="string" office:string-value="0x1D8000" calcext:value-type="string">
            <text:p>0x1D8000</text:p>
          </table:table-cell>
          <table:table-cell table:style-name="ce56" table:formula="of:=&quot;0x&quot;&amp;DEC2HEX(([.A242]+1)*8192-1;6)" office:value-type="string" office:string-value="0x1D9FFF" calcext:value-type="string">
            <text:p>0x1D9FFF</text:p>
          </table:table-cell>
          <table:table-cell table:style-name="ce53"/>
          <table:table-cell table:style-name="ce53" table:formula="of:=[.B242]&amp;&quot; to &quot;&amp;[.C242]" office:value-type="string" office:string-value="0x1D8000 to 0x1D9FFF" calcext:value-type="string">
            <text:p>0x1D8000 to 0x1D9FFF</text:p>
          </table:table-cell>
          <table:table-cell table:style-name="ce58" office:value-type="string" calcext:value-type="string">
            <text:p>RAM PAGE 108</text:p>
          </table:table-cell>
          <table:table-cell table:style-name="ce58"/>
        </table:table-row>
        <table:table-row table:style-name="ro2">
          <table:table-cell table:style-name="ce53" office:value-type="float" office:value="237" calcext:value-type="float">
            <text:p>237</text:p>
          </table:table-cell>
          <table:table-cell table:style-name="ce56" table:formula="of:=&quot;0x&quot;&amp;DEC2HEX([.A243]*8192;6)" office:value-type="string" office:string-value="0x1DA000" calcext:value-type="string">
            <text:p>0x1DA000</text:p>
          </table:table-cell>
          <table:table-cell table:style-name="ce56" table:formula="of:=&quot;0x&quot;&amp;DEC2HEX(([.A243]+1)*8192-1;6)" office:value-type="string" office:string-value="0x1DBFFF" calcext:value-type="string">
            <text:p>0x1DBFFF</text:p>
          </table:table-cell>
          <table:table-cell table:style-name="ce53"/>
          <table:table-cell table:style-name="ce53" table:formula="of:=[.B243]&amp;&quot; to &quot;&amp;[.C243]" office:value-type="string" office:string-value="0x1DA000 to 0x1DBFFF" calcext:value-type="string">
            <text:p>0x1DA000 to 0x1DBFFF</text:p>
          </table:table-cell>
          <table:table-cell table:style-name="ce58" office:value-type="string" calcext:value-type="string">
            <text:p>RAM PAGE 109</text:p>
          </table:table-cell>
          <table:table-cell table:style-name="ce58"/>
        </table:table-row>
        <table:table-row table:style-name="ro2">
          <table:table-cell table:style-name="ce53" office:value-type="float" office:value="238" calcext:value-type="float">
            <text:p>238</text:p>
          </table:table-cell>
          <table:table-cell table:style-name="ce56" table:formula="of:=&quot;0x&quot;&amp;DEC2HEX([.A244]*8192;6)" office:value-type="string" office:string-value="0x1DC000" calcext:value-type="string">
            <text:p>0x1DC000</text:p>
          </table:table-cell>
          <table:table-cell table:style-name="ce56" table:formula="of:=&quot;0x&quot;&amp;DEC2HEX(([.A244]+1)*8192-1;6)" office:value-type="string" office:string-value="0x1DDFFF" calcext:value-type="string">
            <text:p>0x1DDFFF</text:p>
          </table:table-cell>
          <table:table-cell table:style-name="ce53"/>
          <table:table-cell table:style-name="ce53" table:formula="of:=[.B244]&amp;&quot; to &quot;&amp;[.C244]" office:value-type="string" office:string-value="0x1DC000 to 0x1DDFFF" calcext:value-type="string">
            <text:p>0x1DC000 to 0x1DDFFF</text:p>
          </table:table-cell>
          <table:table-cell table:style-name="ce58" office:value-type="string" calcext:value-type="string">
            <text:p>RAM PAGE 110</text:p>
          </table:table-cell>
          <table:table-cell table:style-name="ce58"/>
        </table:table-row>
        <table:table-row table:style-name="ro2">
          <table:table-cell table:style-name="ce53" office:value-type="float" office:value="239" calcext:value-type="float">
            <text:p>239</text:p>
          </table:table-cell>
          <table:table-cell table:style-name="ce56" table:formula="of:=&quot;0x&quot;&amp;DEC2HEX([.A245]*8192;6)" office:value-type="string" office:string-value="0x1DE000" calcext:value-type="string">
            <text:p>0x1DE000</text:p>
          </table:table-cell>
          <table:table-cell table:style-name="ce56" table:formula="of:=&quot;0x&quot;&amp;DEC2HEX(([.A245]+1)*8192-1;6)" office:value-type="string" office:string-value="0x1DFFFF" calcext:value-type="string">
            <text:p>0x1DFFFF</text:p>
          </table:table-cell>
          <table:table-cell table:style-name="ce53"/>
          <table:table-cell table:style-name="ce53" table:formula="of:=[.B245]&amp;&quot; to &quot;&amp;[.C245]" office:value-type="string" office:string-value="0x1DE000 to 0x1DFFFF" calcext:value-type="string">
            <text:p>0x1DE000 to 0x1DFFFF</text:p>
          </table:table-cell>
          <table:table-cell table:style-name="ce58" office:value-type="string" calcext:value-type="string">
            <text:p>RAM PAGE 111</text:p>
          </table:table-cell>
          <table:table-cell table:style-name="ce58"/>
        </table:table-row>
        <table:table-row table:style-name="ro2">
          <table:table-cell table:style-name="ce53" office:value-type="float" office:value="240" calcext:value-type="float">
            <text:p>240</text:p>
          </table:table-cell>
          <table:table-cell table:style-name="ce56" table:formula="of:=&quot;0x&quot;&amp;DEC2HEX([.A246]*8192;6)" office:value-type="string" office:string-value="0x1E0000" calcext:value-type="string">
            <text:p>0x1E0000</text:p>
          </table:table-cell>
          <table:table-cell table:style-name="ce56" table:formula="of:=&quot;0x&quot;&amp;DEC2HEX(([.A246]+1)*8192-1;6)" office:value-type="string" office:string-value="0x1E1FFF" calcext:value-type="string">
            <text:p>0x1E1FFF</text:p>
          </table:table-cell>
          <table:table-cell table:style-name="ce53"/>
          <table:table-cell table:style-name="ce53" table:formula="of:=[.B246]&amp;&quot; to &quot;&amp;[.C246]" office:value-type="string" office:string-value="0x1E0000 to 0x1E1FFF" calcext:value-type="string">
            <text:p>0x1E0000 to 0x1E1FFF</text:p>
          </table:table-cell>
          <table:table-cell table:style-name="ce58" office:value-type="string" calcext:value-type="string">
            <text:p>RAM PAGE 112</text:p>
          </table:table-cell>
          <table:table-cell table:style-name="ce58"/>
        </table:table-row>
        <table:table-row table:style-name="ro2">
          <table:table-cell table:style-name="ce53" office:value-type="float" office:value="241" calcext:value-type="float">
            <text:p>241</text:p>
          </table:table-cell>
          <table:table-cell table:style-name="ce56" table:formula="of:=&quot;0x&quot;&amp;DEC2HEX([.A247]*8192;6)" office:value-type="string" office:string-value="0x1E2000" calcext:value-type="string">
            <text:p>0x1E2000</text:p>
          </table:table-cell>
          <table:table-cell table:style-name="ce56" table:formula="of:=&quot;0x&quot;&amp;DEC2HEX(([.A247]+1)*8192-1;6)" office:value-type="string" office:string-value="0x1E3FFF" calcext:value-type="string">
            <text:p>0x1E3FFF</text:p>
          </table:table-cell>
          <table:table-cell table:style-name="ce53"/>
          <table:table-cell table:style-name="ce53" table:formula="of:=[.B247]&amp;&quot; to &quot;&amp;[.C247]" office:value-type="string" office:string-value="0x1E2000 to 0x1E3FFF" calcext:value-type="string">
            <text:p>0x1E2000 to 0x1E3FFF</text:p>
          </table:table-cell>
          <table:table-cell table:style-name="ce58" office:value-type="string" calcext:value-type="string">
            <text:p>RAM PAGE 113</text:p>
          </table:table-cell>
          <table:table-cell table:style-name="ce58"/>
        </table:table-row>
        <table:table-row table:style-name="ro2">
          <table:table-cell table:style-name="ce53" office:value-type="float" office:value="242" calcext:value-type="float">
            <text:p>242</text:p>
          </table:table-cell>
          <table:table-cell table:style-name="ce56" table:formula="of:=&quot;0x&quot;&amp;DEC2HEX([.A248]*8192;6)" office:value-type="string" office:string-value="0x1E4000" calcext:value-type="string">
            <text:p>0x1E4000</text:p>
          </table:table-cell>
          <table:table-cell table:style-name="ce56" table:formula="of:=&quot;0x&quot;&amp;DEC2HEX(([.A248]+1)*8192-1;6)" office:value-type="string" office:string-value="0x1E5FFF" calcext:value-type="string">
            <text:p>0x1E5FFF</text:p>
          </table:table-cell>
          <table:table-cell table:style-name="ce53"/>
          <table:table-cell table:style-name="ce53" table:formula="of:=[.B248]&amp;&quot; to &quot;&amp;[.C248]" office:value-type="string" office:string-value="0x1E4000 to 0x1E5FFF" calcext:value-type="string">
            <text:p>0x1E4000 to 0x1E5FFF</text:p>
          </table:table-cell>
          <table:table-cell table:style-name="ce58" office:value-type="string" calcext:value-type="string">
            <text:p>RAM PAGE 114</text:p>
          </table:table-cell>
          <table:table-cell table:style-name="ce58"/>
        </table:table-row>
        <table:table-row table:style-name="ro2">
          <table:table-cell table:style-name="ce53" office:value-type="float" office:value="243" calcext:value-type="float">
            <text:p>243</text:p>
          </table:table-cell>
          <table:table-cell table:style-name="ce56" table:formula="of:=&quot;0x&quot;&amp;DEC2HEX([.A249]*8192;6)" office:value-type="string" office:string-value="0x1E6000" calcext:value-type="string">
            <text:p>0x1E6000</text:p>
          </table:table-cell>
          <table:table-cell table:style-name="ce56" table:formula="of:=&quot;0x&quot;&amp;DEC2HEX(([.A249]+1)*8192-1;6)" office:value-type="string" office:string-value="0x1E7FFF" calcext:value-type="string">
            <text:p>0x1E7FFF</text:p>
          </table:table-cell>
          <table:table-cell table:style-name="ce53"/>
          <table:table-cell table:style-name="ce53" table:formula="of:=[.B249]&amp;&quot; to &quot;&amp;[.C249]" office:value-type="string" office:string-value="0x1E6000 to 0x1E7FFF" calcext:value-type="string">
            <text:p>0x1E6000 to 0x1E7FFF</text:p>
          </table:table-cell>
          <table:table-cell table:style-name="ce58" office:value-type="string" calcext:value-type="string">
            <text:p>RAM PAGE 115</text:p>
          </table:table-cell>
          <table:table-cell table:style-name="ce58"/>
        </table:table-row>
        <table:table-row table:style-name="ro2">
          <table:table-cell table:style-name="ce53" office:value-type="float" office:value="244" calcext:value-type="float">
            <text:p>244</text:p>
          </table:table-cell>
          <table:table-cell table:style-name="ce56" table:formula="of:=&quot;0x&quot;&amp;DEC2HEX([.A250]*8192;6)" office:value-type="string" office:string-value="0x1E8000" calcext:value-type="string">
            <text:p>0x1E8000</text:p>
          </table:table-cell>
          <table:table-cell table:style-name="ce56" table:formula="of:=&quot;0x&quot;&amp;DEC2HEX(([.A250]+1)*8192-1;6)" office:value-type="string" office:string-value="0x1E9FFF" calcext:value-type="string">
            <text:p>0x1E9FFF</text:p>
          </table:table-cell>
          <table:table-cell table:style-name="ce53"/>
          <table:table-cell table:style-name="ce53" table:formula="of:=[.B250]&amp;&quot; to &quot;&amp;[.C250]" office:value-type="string" office:string-value="0x1E8000 to 0x1E9FFF" calcext:value-type="string">
            <text:p>0x1E8000 to 0x1E9FFF</text:p>
          </table:table-cell>
          <table:table-cell table:style-name="ce58" office:value-type="string" calcext:value-type="string">
            <text:p>RAM PAGE 116</text:p>
          </table:table-cell>
          <table:table-cell table:style-name="ce58"/>
        </table:table-row>
        <table:table-row table:style-name="ro2">
          <table:table-cell table:style-name="ce53" office:value-type="float" office:value="245" calcext:value-type="float">
            <text:p>245</text:p>
          </table:table-cell>
          <table:table-cell table:style-name="ce56" table:formula="of:=&quot;0x&quot;&amp;DEC2HEX([.A251]*8192;6)" office:value-type="string" office:string-value="0x1EA000" calcext:value-type="string">
            <text:p>0x1EA000</text:p>
          </table:table-cell>
          <table:table-cell table:style-name="ce56" table:formula="of:=&quot;0x&quot;&amp;DEC2HEX(([.A251]+1)*8192-1;6)" office:value-type="string" office:string-value="0x1EBFFF" calcext:value-type="string">
            <text:p>0x1EBFFF</text:p>
          </table:table-cell>
          <table:table-cell table:style-name="ce53"/>
          <table:table-cell table:style-name="ce53" table:formula="of:=[.B251]&amp;&quot; to &quot;&amp;[.C251]" office:value-type="string" office:string-value="0x1EA000 to 0x1EBFFF" calcext:value-type="string">
            <text:p>0x1EA000 to 0x1EBFFF</text:p>
          </table:table-cell>
          <table:table-cell table:style-name="ce58" office:value-type="string" calcext:value-type="string">
            <text:p>RAM PAGE 117</text:p>
          </table:table-cell>
          <table:table-cell table:style-name="ce58"/>
        </table:table-row>
        <table:table-row table:style-name="ro2">
          <table:table-cell table:style-name="ce53" office:value-type="float" office:value="246" calcext:value-type="float">
            <text:p>246</text:p>
          </table:table-cell>
          <table:table-cell table:style-name="ce56" table:formula="of:=&quot;0x&quot;&amp;DEC2HEX([.A252]*8192;6)" office:value-type="string" office:string-value="0x1EC000" calcext:value-type="string">
            <text:p>0x1EC000</text:p>
          </table:table-cell>
          <table:table-cell table:style-name="ce56" table:formula="of:=&quot;0x&quot;&amp;DEC2HEX(([.A252]+1)*8192-1;6)" office:value-type="string" office:string-value="0x1EDFFF" calcext:value-type="string">
            <text:p>0x1EDFFF</text:p>
          </table:table-cell>
          <table:table-cell table:style-name="ce53"/>
          <table:table-cell table:style-name="ce53" table:formula="of:=[.B252]&amp;&quot; to &quot;&amp;[.C252]" office:value-type="string" office:string-value="0x1EC000 to 0x1EDFFF" calcext:value-type="string">
            <text:p>0x1EC000 to 0x1EDFFF</text:p>
          </table:table-cell>
          <table:table-cell table:style-name="ce58" office:value-type="string" calcext:value-type="string">
            <text:p>RAM PAGE 118</text:p>
          </table:table-cell>
          <table:table-cell table:style-name="ce58"/>
        </table:table-row>
        <table:table-row table:style-name="ro2">
          <table:table-cell table:style-name="ce53" office:value-type="float" office:value="247" calcext:value-type="float">
            <text:p>247</text:p>
          </table:table-cell>
          <table:table-cell table:style-name="ce56" table:formula="of:=&quot;0x&quot;&amp;DEC2HEX([.A253]*8192;6)" office:value-type="string" office:string-value="0x1EE000" calcext:value-type="string">
            <text:p>0x1EE000</text:p>
          </table:table-cell>
          <table:table-cell table:style-name="ce56" table:formula="of:=&quot;0x&quot;&amp;DEC2HEX(([.A253]+1)*8192-1;6)" office:value-type="string" office:string-value="0x1EFFFF" calcext:value-type="string">
            <text:p>0x1EFFFF</text:p>
          </table:table-cell>
          <table:table-cell table:style-name="ce53"/>
          <table:table-cell table:style-name="ce53" table:formula="of:=[.B253]&amp;&quot; to &quot;&amp;[.C253]" office:value-type="string" office:string-value="0x1EE000 to 0x1EFFFF" calcext:value-type="string">
            <text:p>0x1EE000 to 0x1EFFFF</text:p>
          </table:table-cell>
          <table:table-cell table:style-name="ce58" office:value-type="string" calcext:value-type="string">
            <text:p>RAM PAGE 119</text:p>
          </table:table-cell>
          <table:table-cell table:style-name="ce58"/>
        </table:table-row>
        <table:table-row table:style-name="ro2">
          <table:table-cell table:style-name="ce53" office:value-type="float" office:value="248" calcext:value-type="float">
            <text:p>248</text:p>
          </table:table-cell>
          <table:table-cell table:style-name="ce56" table:formula="of:=&quot;0x&quot;&amp;DEC2HEX([.A254]*8192;6)" office:value-type="string" office:string-value="0x1F0000" calcext:value-type="string">
            <text:p>0x1F0000</text:p>
          </table:table-cell>
          <table:table-cell table:style-name="ce56" table:formula="of:=&quot;0x&quot;&amp;DEC2HEX(([.A254]+1)*8192-1;6)" office:value-type="string" office:string-value="0x1F1FFF" calcext:value-type="string">
            <text:p>0x1F1FFF</text:p>
          </table:table-cell>
          <table:table-cell table:style-name="ce53"/>
          <table:table-cell table:style-name="ce53" table:formula="of:=[.B254]&amp;&quot; to &quot;&amp;[.C254]" office:value-type="string" office:string-value="0x1F0000 to 0x1F1FFF" calcext:value-type="string">
            <text:p>0x1F0000 to 0x1F1FFF</text:p>
          </table:table-cell>
          <table:table-cell table:style-name="ce58" office:value-type="string" calcext:value-type="string">
            <text:p>RAM PAGE 120</text:p>
          </table:table-cell>
          <table:table-cell table:style-name="ce58"/>
        </table:table-row>
        <table:table-row table:style-name="ro2">
          <table:table-cell table:style-name="ce53" office:value-type="float" office:value="249" calcext:value-type="float">
            <text:p>249</text:p>
          </table:table-cell>
          <table:table-cell table:style-name="ce56" table:formula="of:=&quot;0x&quot;&amp;DEC2HEX([.A255]*8192;6)" office:value-type="string" office:string-value="0x1F2000" calcext:value-type="string">
            <text:p>0x1F2000</text:p>
          </table:table-cell>
          <table:table-cell table:style-name="ce56" table:formula="of:=&quot;0x&quot;&amp;DEC2HEX(([.A255]+1)*8192-1;6)" office:value-type="string" office:string-value="0x1F3FFF" calcext:value-type="string">
            <text:p>0x1F3FFF</text:p>
          </table:table-cell>
          <table:table-cell table:style-name="ce53"/>
          <table:table-cell table:style-name="ce53" table:formula="of:=[.B255]&amp;&quot; to &quot;&amp;[.C255]" office:value-type="string" office:string-value="0x1F2000 to 0x1F3FFF" calcext:value-type="string">
            <text:p>0x1F2000 to 0x1F3FFF</text:p>
          </table:table-cell>
          <table:table-cell table:style-name="ce58" office:value-type="string" calcext:value-type="string">
            <text:p>RAM PAGE 121</text:p>
          </table:table-cell>
          <table:table-cell table:style-name="ce58"/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table:style-name="ce56" table:formula="of:=&quot;0x&quot;&amp;DEC2HEX([.A256]*8192;6)" office:value-type="string" office:string-value="0x1F4000" calcext:value-type="string">
            <text:p>0x1F4000</text:p>
          </table:table-cell>
          <table:table-cell table:style-name="ce56" table:formula="of:=&quot;0x&quot;&amp;DEC2HEX(([.A256]+1)*8192-1;6)" office:value-type="string" office:string-value="0x1F5FFF" calcext:value-type="string">
            <text:p>0x1F5FFF</text:p>
          </table:table-cell>
          <table:table-cell table:style-name="ce53"/>
          <table:table-cell table:style-name="ce53" table:formula="of:=[.B256]&amp;&quot; to &quot;&amp;[.C256]" office:value-type="string" office:string-value="0x1F4000 to 0x1F5FFF" calcext:value-type="string">
            <text:p>0x1F4000 to 0x1F5FFF</text:p>
          </table:table-cell>
          <table:table-cell table:style-name="ce58" office:value-type="string" calcext:value-type="string">
            <text:p>RAM PAGE 122</text:p>
          </table:table-cell>
          <table:table-cell table:style-name="ce58"/>
        </table:table-row>
        <table:table-row table:style-name="ro2">
          <table:table-cell table:style-name="ce53" office:value-type="float" office:value="251" calcext:value-type="float">
            <text:p>251</text:p>
          </table:table-cell>
          <table:table-cell table:style-name="ce56" table:formula="of:=&quot;0x&quot;&amp;DEC2HEX([.A257]*8192;6)" office:value-type="string" office:string-value="0x1F6000" calcext:value-type="string">
            <text:p>0x1F6000</text:p>
          </table:table-cell>
          <table:table-cell table:style-name="ce56" table:formula="of:=&quot;0x&quot;&amp;DEC2HEX(([.A257]+1)*8192-1;6)" office:value-type="string" office:string-value="0x1F7FFF" calcext:value-type="string">
            <text:p>0x1F7FFF</text:p>
          </table:table-cell>
          <table:table-cell table:style-name="ce53"/>
          <table:table-cell table:style-name="ce53" table:formula="of:=[.B257]&amp;&quot; to &quot;&amp;[.C257]" office:value-type="string" office:string-value="0x1F6000 to 0x1F7FFF" calcext:value-type="string">
            <text:p>0x1F6000 to 0x1F7FFF</text:p>
          </table:table-cell>
          <table:table-cell table:style-name="ce58" office:value-type="string" calcext:value-type="string">
            <text:p>RAM PAGE 123</text:p>
          </table:table-cell>
          <table:table-cell table:style-name="ce58"/>
        </table:table-row>
        <table:table-row table:style-name="ro2">
          <table:table-cell table:style-name="ce53" office:value-type="float" office:value="252" calcext:value-type="float">
            <text:p>252</text:p>
          </table:table-cell>
          <table:table-cell table:style-name="ce56" table:formula="of:=&quot;0x&quot;&amp;DEC2HEX([.A258]*8192;6)" office:value-type="string" office:string-value="0x1F8000" calcext:value-type="string">
            <text:p>0x1F8000</text:p>
          </table:table-cell>
          <table:table-cell table:style-name="ce56" table:formula="of:=&quot;0x&quot;&amp;DEC2HEX(([.A258]+1)*8192-1;6)" office:value-type="string" office:string-value="0x1F9FFF" calcext:value-type="string">
            <text:p>0x1F9FFF</text:p>
          </table:table-cell>
          <table:table-cell table:style-name="ce53"/>
          <table:table-cell table:style-name="ce53" table:formula="of:=[.B258]&amp;&quot; to &quot;&amp;[.C258]" office:value-type="string" office:string-value="0x1F8000 to 0x1F9FFF" calcext:value-type="string">
            <text:p>0x1F8000 to 0x1F9FFF</text:p>
          </table:table-cell>
          <table:table-cell table:style-name="ce58" office:value-type="string" calcext:value-type="string">
            <text:p>RAM PAGE 124</text:p>
          </table:table-cell>
          <table:table-cell table:style-name="ce58"/>
        </table:table-row>
        <table:table-row table:style-name="ro2">
          <table:table-cell table:style-name="ce53" office:value-type="float" office:value="253" calcext:value-type="float">
            <text:p>253</text:p>
          </table:table-cell>
          <table:table-cell table:style-name="ce56" table:formula="of:=&quot;0x&quot;&amp;DEC2HEX([.A259]*8192;6)" office:value-type="string" office:string-value="0x1FA000" calcext:value-type="string">
            <text:p>0x1FA000</text:p>
          </table:table-cell>
          <table:table-cell table:style-name="ce56" table:formula="of:=&quot;0x&quot;&amp;DEC2HEX(([.A259]+1)*8192-1;6)" office:value-type="string" office:string-value="0x1FBFFF" calcext:value-type="string">
            <text:p>0x1FBFFF</text:p>
          </table:table-cell>
          <table:table-cell table:style-name="ce53"/>
          <table:table-cell table:style-name="ce53" table:formula="of:=[.B259]&amp;&quot; to &quot;&amp;[.C259]" office:value-type="string" office:string-value="0x1FA000 to 0x1FBFFF" calcext:value-type="string">
            <text:p>0x1FA000 to 0x1FBFFF</text:p>
          </table:table-cell>
          <table:table-cell table:style-name="ce58" office:value-type="string" calcext:value-type="string">
            <text:p>RAM PAGE 125</text:p>
          </table:table-cell>
          <table:table-cell table:style-name="ce58"/>
        </table:table-row>
        <table:table-row table:style-name="ro2">
          <table:table-cell table:style-name="ce53" office:value-type="float" office:value="254" calcext:value-type="float">
            <text:p>254</text:p>
          </table:table-cell>
          <table:table-cell table:style-name="ce56" table:formula="of:=&quot;0x&quot;&amp;DEC2HEX([.A260]*8192;6)" office:value-type="string" office:string-value="0x1FC000" calcext:value-type="string">
            <text:p>0x1FC000</text:p>
          </table:table-cell>
          <table:table-cell table:style-name="ce56" table:formula="of:=&quot;0x&quot;&amp;DEC2HEX(([.A260]+1)*8192-1;6)" office:value-type="string" office:string-value="0x1FDFFF" calcext:value-type="string">
            <text:p>0x1FDFFF</text:p>
          </table:table-cell>
          <table:table-cell table:style-name="ce53"/>
          <table:table-cell table:style-name="ce53" table:formula="of:=[.B260]&amp;&quot; to &quot;&amp;[.C260]" office:value-type="string" office:string-value="0x1FC000 to 0x1FDFFF" calcext:value-type="string">
            <text:p>0x1FC000 to 0x1FDFFF</text:p>
          </table:table-cell>
          <table:table-cell table:style-name="ce58" office:value-type="string" calcext:value-type="string">
            <text:p>RAM PAGE 126</text:p>
          </table:table-cell>
          <table:table-cell table:style-name="ce58"/>
        </table:table-row>
        <table:table-row table:style-name="ro2">
          <table:table-cell table:style-name="ce53" office:value-type="float" office:value="255" calcext:value-type="float">
            <text:p>255</text:p>
          </table:table-cell>
          <table:table-cell table:style-name="ce56" table:formula="of:=&quot;0x&quot;&amp;DEC2HEX([.A261]*8192;6)" office:value-type="string" office:string-value="0x1FE000" calcext:value-type="string">
            <text:p>0x1FE000</text:p>
          </table:table-cell>
          <table:table-cell table:style-name="ce56" table:formula="of:=&quot;0x&quot;&amp;DEC2HEX(([.A261]+1)*8192-1;6)" office:value-type="string" office:string-value="0x1FFFFF" calcext:value-type="string">
            <text:p>0x1FFFFF</text:p>
          </table:table-cell>
          <table:table-cell table:style-name="ce53"/>
          <table:table-cell table:style-name="ce53" table:formula="of:=[.B261]&amp;&quot; to &quot;&amp;[.C261]" office:value-type="string" office:string-value="0x1FE000 to 0x1FFFFF" calcext:value-type="string">
            <text:p>0x1FE000 to 0x1FFFFF</text:p>
          </table:table-cell>
          <table:table-cell table:style-name="ce58" office:value-type="string" calcext:value-type="string">
            <text:p>RAM PAGE 127</text:p>
          </table:table-cell>
          <table:table-cell table:style-name="ce58"/>
        </table:table-row>
        <table:table-row table:style-name="ro2" table:number-rows-repeated="104831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I2C SMC" table:style-name="ta1"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44" office:value-type="string" calcext:value-type="string">
            <text:p>SMC over I2C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he system management controller (SMC) is device $42 on the I2C bus. It controls the power and activity LEDs, and can be used to power down the system or inject RESET and NMI signals.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46" office:value-type="string" calcext:value-type="string">
            <text:p>Register</text:p>
          </table:table-cell>
          <table:table-cell table:style-name="ce46" office:value-type="string" calcext:value-type="string">
            <text:p>Value</text:p>
          </table:table-cell>
          <table:table-cell table:style-name="ce46" office:value-type="string" calcext:value-type="string">
            <text:p>Description – CX16</text:p>
          </table:table-cell>
          <table:table-cell table:style-name="ce46" office:value-type="string" calcext:value-type="string">
            <text:p>Description – X65</text:p>
          </table:table-cell>
        </table:table-row>
        <table:table-row table:style-name="ro2"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Power Off</text:p>
          </table:table-cell>
          <table:table-cell office:value-type="string" calcext:value-type="string">
            <text:p>ignored</text:p>
          </table:table-cell>
        </table:table-row>
        <table:table-row table:style-name="ro2">
          <table:table-cell table:number-columns-repeated="2" office:value-type="string" calcext:value-type="string">
            <text:p>0x01</text:p>
          </table:table-cell>
          <table:table-cell office:value-type="string" calcext:value-type="string">
            <text:p>Hard reboot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ject RESET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ject NMI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04</text:p>
          </table:table-cell>
          <table:table-cell office:value-type="string" calcext:value-type="string">
            <text:p>00..FF</text:p>
          </table:table-cell>
          <table:table-cell office:value-type="string" calcext:value-type="string">
            <text:p>Power LED brightness</text:p>
          </table:table-cell>
          <table:table-cell office:value-type="string" calcext:value-type="string">
            <text:p>ignored</text:p>
          </table:table-cell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00..FF</text:p>
          </table:table-cell>
          <table:table-cell office:value-type="string" calcext:value-type="string">
            <text:p>Activity LED brightness</text:p>
          </table:table-cell>
          <table:table-cell office:value-type="string" calcext:value-type="string">
            <text:p>ignored</text:p>
          </table:table-cell>
        </table:table-row>
        <table:table-row table:style-name="ro2"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Read from keyboard buffer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18</text:p>
          </table:table-cell>
          <table:table-cell/>
          <table:table-cell office:value-type="string" calcext:value-type="string">
            <office:annotation draw:style-name="gr2" draw:text-style-name="P2" svg:width="2.899cm" svg:height="4.941cm" svg:x="10.534cm" svg:y="3.996cm" draw:caption-point-x="-0.61cm" draw:caption-point-y="1.51cm">
              <dc:date>2023-05-13T00:00:00</dc:date>
              <text:p text:style-name="P1"><text:span text:style-name="T1">enum PS2_CMD_STATUS : uint8_t {</text:span></text:p>
              <text:p text:style-name="P1"><text:span text:style-name="T1"><text:s text:c="2"/></text:span><text:span text:style-name="T1">IDLE = 0,</text:span></text:p>
              <text:p text:style-name="P1"><text:span text:style-name="T1"><text:s text:c="2"/></text:span><text:span text:style-name="T1">CMD_PENDING = 1,</text:span></text:p>
              <text:p text:style-name="P1"><text:span text:style-name="T1"><text:s text:c="2"/></text:span><text:span text:style-name="T1">CMD_ACK = 0xFA,</text:span></text:p>
              <text:p text:style-name="P1"><text:span text:style-name="T1"><text:s text:c="2"/></text:span><text:span text:style-name="T1">CMD_ERR = 0xFE</text:span></text:p>
              <text:p text:style-name="P1"><text:span text:style-name="T1">};</text:span></text:p>
            </office:annotation>
            <text:p>Read ps2 (keyboard) status</text:p>
          </table:table-cell>
          <table:table-cell office:value-type="string" calcext:value-type="string">
            <text:p>TBD ye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0x19</text:p>
          </table:table-cell>
          <table:table-cell office:value-type="string" calcext:value-type="string">
            <text:p>00..FF</text:p>
          </table:table-cell>
          <table:table-cell office:value-type="string" calcext:value-type="string">
            <text:p>Send ps2 command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Read from mouse buffer</text:p>
          </table:table-cell>
          <table:table-cell office:value-type="string" calcext:value-type="string">
            <text:p>TBD yes</text:p>
          </table:table-cell>
        </table:table-row>
      </table:table>
      <table:table table:name="IO AREA" table:style-name="ta1">
        <table:table-column table:style-name="co6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3">
          <table:table-cell table:style-name="ce60" office:value-type="string" calcext:value-type="string">
            <text:p>IO AREA 256B from CPU:0x9F00 to 0x9FFF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46" office:value-type="string" calcext:value-type="string">
            <text:p>Addr</text:p>
          </table:table-cell>
          <table:table-cell table:style-name="ce46" office:value-type="string" calcext:value-type="string">
            <text:p>Module</text:p>
          </table:table-cell>
          <table:table-cell table:style-name="ce46" table:number-columns-repeated="4"/>
        </table:table-row>
        <table:table-row table:style-name="ro2">
          <table:table-cell office:value-type="string" calcext:value-type="string">
            <text:p>0x9F0_</text:p>
          </table:table-cell>
          <table:table-cell office:value-type="string" calcext:value-type="string">
            <text:p>VIA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1_</text:p>
          </table:table-cell>
          <table:table-cell office:value-type="string" calcext:value-type="string">
            <text:p>VIA2</text:p>
          </table:table-cell>
          <table:table-cell office:value-type="string" calcext:value-type="string">
            <text:p>not implemen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9F2_ to 0x9F3_</text:p>
          </table:table-cell>
          <table:table-cell office:value-type="string" calcext:value-type="string">
            <text:p>VE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4_</text:p>
          </table:table-cell>
          <table:table-cell office:value-type="string" calcext:value-type="string">
            <text:p>AU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5_</text:p>
          </table:table-cell>
          <table:table-cell office:value-type="string" calcext:value-type="string">
            <text:p>NO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6_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7_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8_</text:p>
          </table:table-cell>
          <table:table-cell office:value-type="string" calcext:value-type="string">
            <text:p>ENET WIZN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9_</text:p>
          </table:table-cell>
          <table:table-cell table:number-columns-repeated="5"/>
        </table:table-row>
      </table:table>
      <table:table table:name="NORA REGS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3">
          <table:table-cell table:style-name="ce60" office:value-type="string" calcext:value-type="string">
            <text:p>NORA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46" office:value-type="string" calcext:value-type="string">
            <text:p>Addr</text:p>
          </table:table-cell>
          <table:table-cell table:style-name="ce46" office:value-type="string" calcext:value-type="string">
            <text:p>Module</text:p>
          </table:table-cell>
          <table:table-cell table:style-name="ce46" office:value-type="string" calcext:value-type="string">
            <text:p>Reg name</text:p>
          </table:table-cell>
          <table:table-cell table:style-name="ce46" office:value-type="string" calcext:value-type="string">
            <text:p>Bit</text:p>
          </table:table-cell>
          <table:table-cell table:style-name="ce46" office:value-type="string" calcext:value-type="string">
            <text:p>Read Function</text:p>
          </table:table-cell>
          <table:table-cell table:style-name="ce46" office:value-type="string" calcext:value-type="string">
            <text:p>Write Function</text:p>
          </table:table-cell>
        </table:table-row>
        <table:table-row table:style-name="ro2">
          <table:table-cell office:value-type="string" calcext:value-type="string">
            <text:p>0x9F50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RAMBANK_MASK_REG</text:p>
          </table:table-cell>
          <table:table-cell office:value-type="string" calcext:value-type="string">
            <text:p>[7:0]</text:p>
          </table:table-cell>
          <table:table-cell office:value-type="string" calcext:value-type="string">
            <text:p>read RAMBANK_MASK_REG</text:p>
          </table:table-cell>
          <table:table-cell office:value-type="string" calcext:value-type="string">
            <text:p>write RAMBANK_MASK_REG</text:p>
          </table:table-cell>
        </table:table-row>
        <table:table-row table:style-name="ro2">
          <table:table-cell office:value-type="string" calcext:value-type="string">
            <text:p>0x9F51</text:p>
          </table:table-cell>
          <table:table-cell office:value-type="string" calcext:value-type="string">
            <text:p>NORA</text:p>
          </table:table-cell>
          <table:table-cell table:style-name="ce61" office:value-type="string" calcext:value-type="string">
            <text:p>RESET_REG</text:p>
          </table:table-cell>
          <table:table-cell table:style-name="ce61"/>
          <table:table-cell table:number-columns-repeated="2" table:style-name="ce61" office:value-type="string" calcext:value-type="string">
            <text:p>tbd</text:p>
          </table:table-cell>
        </table:table-row>
        <table:table-row table:style-name="ro2">
          <table:table-cell office:value-type="string" calcext:value-type="string">
            <text:p>0x9F52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SPI_CTRLSTAT_REG</text:p>
          </table:table-cell>
          <table:table-cell/>
          <table:table-cell office:value-type="string" calcext:value-type="string">
            <text:p>read SPI_STAT</text:p>
          </table:table-cell>
          <table:table-cell office:value-type="string" calcext:value-type="string">
            <text:p>write SPI_CTRL</text:p>
          </table:table-cell>
        </table:table-row>
        <table:table-row table:style-name="ro2">
          <table:table-cell office:value-type="string" calcext:value-type="string">
            <text:p>0x9F53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SPI_DATA_REG</text:p>
          </table:table-cell>
          <table:table-cell office:value-type="string" calcext:value-type="string">
            <text:p>[7:0]</text:p>
          </table:table-cell>
          <table:table-cell office:value-type="string" calcext:value-type="string">
            <text:p>read from SPI data FIFO</text:p>
          </table:table-cell>
          <table:table-cell office:value-type="string" calcext:value-type="string">
            <text:p>write to SPI data FIFO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2">
          <table:table-cell/>
          <table:table-cell office:value-type="string" calcext:value-type="string">
            <text:p>NORA ID</text:p>
          </table:table-cell>
          <table:table-cell office:value-type="string" calcext:value-type="string">
            <text:p>NORA_ID</text:p>
          </table:table-cell>
          <table:table-cell/>
          <table:table-cell office:value-type="string" calcext:value-type="string">
            <text:p>Read NORA ID / version</text:p>
          </table:table-cell>
          <table:table-cell office:value-type="string" calcext:value-type="string">
            <text:p>(write ignored)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PS2 KBD</text:p>
          </table:table-cell>
          <table:table-cell office:value-type="string" calcext:value-type="string">
            <text:p>PS2K_BUF</text:p>
          </table:table-cell>
          <table:table-cell/>
          <table:table-cell office:value-type="string" calcext:value-type="string">
            <text:p>Read from keyboard buffer FIFO</text:p>
          </table:table-cell>
          <table:table-cell office:value-type="string" calcext:value-type="string">
            <text:p>Send PS2 command or value (just 1B buffer)</text:p>
          </table:table-cell>
        </table:table-row>
        <table:table-row table:style-name="ro2">
          <table:table-cell/>
          <table:table-cell office:value-type="string" calcext:value-type="string">
            <text:p>PS2 KBD</text:p>
          </table:table-cell>
          <table:table-cell office:value-type="string" calcext:value-type="string">
            <text:p>PS2K_STAT</text:p>
          </table:table-cell>
          <table:table-cell/>
          <table:table-cell office:value-type="string" calcext:value-type="string">
            <text:p>Read PS2 kbd status</text:p>
          </table:table-cell>
          <table:table-cell office:value-type="string" calcext:value-type="string">
            <text:p>Clear PS2 kbd status</text:p>
          </table:table-cell>
        </table:table-row>
        <table:table-row table:style-name="ro2">
          <table:table-cell table:number-columns-repeated="2"/>
          <table:table-cell table:style-name="ce47" office:value-type="string" calcext:value-type="string">
            <text:p>[0]</text:p>
          </table:table-cell>
          <table:table-cell table:style-name="ce47"/>
          <table:table-cell office:value-type="string" calcext:value-type="string">
            <text:p>Bit: Port Busy (RX/TX ongoing)</text:p>
          </table:table-cell>
          <table:table-cell/>
        </table:table-row>
        <table:table-row table:style-name="ro2">
          <table:table-cell table:number-columns-repeated="2"/>
          <table:table-cell table:style-name="ce47" office:value-type="string" calcext:value-type="string">
            <text:p>[1]</text:p>
          </table:table-cell>
          <table:table-cell table:style-name="ce47"/>
          <table:table-cell office:value-type="string" calcext:value-type="string">
            <text:p>Bit: Buffer FIFO is non-empty</text:p>
          </table:table-cell>
          <table:table-cell/>
        </table:table-row>
        <table:table-row table:style-name="ro2">
          <table:table-cell table:number-columns-repeated="2"/>
          <table:table-cell table:style-name="ce47" office:value-type="string" calcext:value-type="string">
            <text:p>[2]</text:p>
          </table:table-cell>
          <table:table-cell table:style-name="ce47"/>
          <table:table-cell office:value-type="string" calcext:value-type="string">
            <text:p>Bit: Buffer FIFO has overflown</text:p>
          </table:table-cell>
          <table:table-cell/>
        </table:table-row>
        <table:table-row table:style-name="ro2">
          <table:table-cell table:number-columns-repeated="2"/>
          <table:table-cell table:style-name="ce47" office:value-type="string" calcext:value-type="string">
            <text:p>[3]</text:p>
          </table:table-cell>
          <table:table-cell table:style-name="ce47"/>
          <table:table-cell office:value-type="string" calcext:value-type="string">
            <text:p>Bit: Error on RX (parity)</text:p>
          </table:table-cell>
          <table:table-cell/>
        </table:table-row>
        <table:table-row table:style-name="ro2">
          <table:table-cell table:number-columns-repeated="2"/>
          <table:table-cell table:style-name="ce47" office:value-type="string" calcext:value-type="string">
            <text:p>[4]</text:p>
          </table:table-cell>
          <table:table-cell table:style-name="ce47"/>
          <table:table-cell office:value-type="string" calcext:value-type="string">
            <text:p>Bit: error on TX (missing ACK)</text:p>
          </table:table-cell>
          <table:table-cell/>
        </table:table-row>
        <table:table-row table:style-name="ro2">
          <table:table-cell table:number-columns-repeated="2"/>
          <table:table-cell table:style-name="ce47" office:value-type="string" calcext:value-type="string">
            <text:p>[5]</text:p>
          </table:table-cell>
          <table:table-cell table:style-name="ce47"/>
          <table:table-cell office:value-type="string" calcext:value-type="string">
            <text:p>Bit: TX finished OK (ACK ok)</text:p>
          </table:table-cell>
          <table:table-cell/>
        </table:table-row>
        <table:table-row table:style-name="ro2">
          <table:table-cell table:number-columns-repeated="2"/>
          <table:table-cell table:style-name="ce47" office:value-type="string" calcext:value-type="string">
            <text:p>[6]</text:p>
          </table:table-cell>
          <table:table-cell table:style-name="ce47"/>
          <table:table-cell office:value-type="string" calcext:value-type="string">
            <text:p>Bit: reserved</text:p>
          </table:table-cell>
          <table:table-cell/>
        </table:table-row>
        <table:table-row table:style-name="ro2">
          <table:table-cell table:number-columns-repeated="2"/>
          <table:table-cell table:style-name="ce47" office:value-type="string" calcext:value-type="string">
            <text:p>[7]</text:p>
          </table:table-cell>
          <table:table-cell table:style-name="ce47"/>
          <table:table-cell office:value-type="string" calcext:value-type="string">
            <text:p>Bit: Interrupt Enable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PS2 MOUSE</text:p>
          </table:table-cell>
          <table:table-cell office:value-type="string" calcext:value-type="string">
            <text:p>PS2M_BUF</text:p>
          </table:table-cell>
          <table:table-cell/>
          <table:table-cell office:value-type="string" calcext:value-type="string">
            <text:p>Read from mouse buffer FIFO</text:p>
          </table:table-cell>
          <table:table-cell office:value-type="string" calcext:value-type="string">
            <text:p>Send PS2 command or value (just 1B buffer)</text:p>
          </table:table-cell>
        </table:table-row>
        <table:table-row table:style-name="ro2">
          <table:table-cell/>
          <table:table-cell office:value-type="string" calcext:value-type="string">
            <text:p>PS2 MOUSE</text:p>
          </table:table-cell>
          <table:table-cell office:value-type="string" calcext:value-type="string">
            <text:p>PS2M_STAT</text:p>
          </table:table-cell>
          <table:table-cell/>
          <table:table-cell office:value-type="string" calcext:value-type="string">
            <text:p>Read PS2 mouse status</text:p>
          </table:table-cell>
          <table:table-cell office:value-type="string" calcext:value-type="string">
            <text:p>Clear PS2 mouse status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2">
          <table:table-cell/>
          <table:table-cell office:value-type="string" calcext:value-type="string">
            <text:p>I2C MS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AR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PI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RQ</text:p>
          </table:table-cell>
          <table:table-cell table:number-columns-repeated="2"/>
          <table:table-cell office:value-type="string" calcext:value-type="string">
            <text:p>sources: kbd, mouse, uart rx/tx,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MI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AMMASK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MC</text:p>
          </table:table-cell>
          <table:table-cell table:number-columns-repeated="4"/>
        </table:table-row>
      </table:table>
      <table:table table:name="VIA REGS" table:style-name="ta1">
        <table:table-column table:style-name="co1" table:number-columns-repeated="2" table:default-cell-style-name="Default"/>
        <table:table-column table:style-name="co1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2">
          <table:table-cell table:style-name="ce46" office:value-type="string" calcext:value-type="string">
            <text:p>Simple VIA 1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46" office:value-type="string" calcext:value-type="string">
            <text:p>Addr</text:p>
          </table:table-cell>
          <table:table-cell table:style-name="ce46" office:value-type="string" calcext:value-type="string">
            <text:p>Module</text:p>
          </table:table-cell>
          <table:table-cell table:style-name="ce46" office:value-type="string" calcext:value-type="string">
            <text:p>Reg name</text:p>
          </table:table-cell>
          <table:table-cell table:style-name="ce46" office:value-type="string" calcext:value-type="string">
            <text:p>Read Function</text:p>
          </table:table-cell>
          <table:table-cell table:style-name="ce46" office:value-type="string" calcext:value-type="string">
            <text:p>Write Function</text:p>
          </table:table-cell>
          <table:table-cell/>
        </table:table-row>
        <table:table-row table:style-name="ro2">
          <table:table-cell office:value-type="string" calcext:value-type="string">
            <text:p>0x9F00</text:p>
          </table:table-cell>
          <table:table-cell office:value-type="string" calcext:value-type="string">
            <text:p>VIA1</text:p>
          </table:table-cell>
          <table:table-cell table:style-name="ce62" office:value-type="string" calcext:value-type="string">
            <text:p>REG_ORB_IRB</text:p>
          </table:table-cell>
          <table:table-cell office:value-type="string" calcext:value-type="string">
            <text:p>Input register B</text:p>
          </table:table-cell>
          <table:table-cell office:value-type="string" calcext:value-type="string">
            <text:p>Output register 'B'</text:p>
          </table:table-cell>
          <table:table-cell/>
        </table:table-row>
        <table:table-row table:style-name="ro2">
          <table:table-cell office:value-type="string" calcext:value-type="string">
            <text:p>0x9F01</text:p>
          </table:table-cell>
          <table:table-cell office:value-type="string" calcext:value-type="string">
            <text:p>VIA1</text:p>
          </table:table-cell>
          <table:table-cell table:style-name="ce62" office:value-type="string" calcext:value-type="string">
            <text:p>REG_ORA_IRA</text:p>
          </table:table-cell>
          <table:table-cell office:value-type="string" calcext:value-type="string">
            <text:p>Input register A</text:p>
          </table:table-cell>
          <table:table-cell office:value-type="string" calcext:value-type="string">
            <text:p>Output register 'A'</text:p>
          </table:table-cell>
          <table:table-cell/>
        </table:table-row>
        <table:table-row table:style-name="ro2">
          <table:table-cell office:value-type="string" calcext:value-type="string">
            <text:p>0x9F02</text:p>
          </table:table-cell>
          <table:table-cell office:value-type="string" calcext:value-type="string">
            <text:p>VIA1</text:p>
          </table:table-cell>
          <table:table-cell table:style-name="ce62" office:value-type="string" calcext:value-type="string">
            <text:p>REG_DDRB</text:p>
          </table:table-cell>
          <table:table-cell office:value-type="string" calcext:value-type="string">
            <text:p>Data direction register B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3</text:p>
          </table:table-cell>
          <table:table-cell office:value-type="string" calcext:value-type="string">
            <text:p>VIA1</text:p>
          </table:table-cell>
          <table:table-cell table:style-name="ce62" office:value-type="string" calcext:value-type="string">
            <text:p>REG_DDRA</text:p>
          </table:table-cell>
          <table:table-cell office:value-type="string" calcext:value-type="string">
            <text:p>Data direction register A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4</text:p>
          </table:table-cell>
          <table:table-cell office:value-type="string" calcext:value-type="string">
            <text:p>VIA1</text:p>
          </table:table-cell>
          <table:table-cell table:style-name="ce63" office:value-type="string" calcext:value-type="string">
            <text:p>REG_T1CL</text:p>
          </table:table-cell>
          <table:table-cell office:value-type="string" calcext:value-type="string">
            <text:p>T1 low-order counter</text:p>
          </table:table-cell>
          <table:table-cell office:value-type="string" calcext:value-type="string">
            <text:p>T1 Low-order latches</text:p>
          </table:table-cell>
          <table:table-cell/>
        </table:table-row>
        <table:table-row table:style-name="ro2">
          <table:table-cell office:value-type="string" calcext:value-type="string">
            <text:p>0x9F05</text:p>
          </table:table-cell>
          <table:table-cell office:value-type="string" calcext:value-type="string">
            <text:p>VIA1</text:p>
          </table:table-cell>
          <table:table-cell table:style-name="ce63" office:value-type="string" calcext:value-type="string">
            <text:p>REG_T1CH</text:p>
          </table:table-cell>
          <table:table-cell office:value-type="string" calcext:value-type="string">
            <text:p>T1 high-order coun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6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T1LL</text:p>
          </table:table-cell>
          <table:table-cell office:value-type="string" calcext:value-type="string">
            <text:p>T1 low-order latches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7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T1LH</text:p>
          </table:table-cell>
          <table:table-cell office:value-type="string" calcext:value-type="string">
            <text:p>T1 high-order latches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8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T2CL</text:p>
          </table:table-cell>
          <table:table-cell office:value-type="string" calcext:value-type="string">
            <text:p>T2 low-order counter</text:p>
          </table:table-cell>
          <table:table-cell office:value-type="string" calcext:value-type="string">
            <text:p>T2 low-order latches</text:p>
          </table:table-cell>
          <table:table-cell/>
        </table:table-row>
        <table:table-row table:style-name="ro2">
          <table:table-cell office:value-type="string" calcext:value-type="string">
            <text:p>0x9F09</text:p>
          </table:table-cell>
          <table:table-cell office:value-type="string" calcext:value-type="string">
            <text:p>VIA1</text:p>
          </table:table-cell>
          <table:table-cell table:style-name="ce64" office:value-type="string" calcext:value-type="string">
            <text:p>REG_T2CH</text:p>
          </table:table-cell>
          <table:table-cell office:value-type="string" calcext:value-type="string">
            <text:p>T2 high-order coun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A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SR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B</text:p>
          </table:table-cell>
          <table:table-cell office:value-type="string" calcext:value-type="string">
            <text:p>VIA1</text:p>
          </table:table-cell>
          <table:table-cell table:style-name="ce64" office:value-type="string" calcext:value-type="string">
            <text:p>REG_ACR</text:p>
          </table:table-cell>
          <table:table-cell office:value-type="string" calcext:value-type="string">
            <text:p>Aux control regis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C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PCR</text:p>
          </table:table-cell>
          <table:table-cell office:value-type="string" calcext:value-type="string">
            <text:p>Peripheral control regis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D</text:p>
          </table:table-cell>
          <table:table-cell office:value-type="string" calcext:value-type="string">
            <text:p>VIA1</text:p>
          </table:table-cell>
          <table:table-cell table:style-name="ce64" office:value-type="string" calcext:value-type="string">
            <text:p>REG_IFR</text:p>
          </table:table-cell>
          <table:table-cell office:value-type="string" calcext:value-type="string">
            <text:p>Interrupt flag register</text:p>
          </table:table-cell>
          <table:table-cell office:value-type="string" calcext:value-type="string">
            <text:p>..=</text:p>
          </table:table-cell>
          <table:table-cell office:value-type="string" calcext:value-type="string">
            <text:p>HACKED!! to always return 0x20</text:p>
          </table:table-cell>
        </table:table-row>
        <table:table-row table:style-name="ro2">
          <table:table-cell office:value-type="string" calcext:value-type="string">
            <text:p>0x9F0E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IER</text:p>
          </table:table-cell>
          <table:table-cell office:value-type="string" calcext:value-type="string">
            <text:p>Interrupt enable regis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F</text:p>
          </table:table-cell>
          <table:table-cell office:value-type="string" calcext:value-type="string">
            <text:p>VIA1</text:p>
          </table:table-cell>
          <table:table-cell table:style-name="ce62" office:value-type="string" calcext:value-type="string">
            <text:p>REG_ORA_IRA_NOHS</text:p>
          </table:table-cell>
          <table:table-cell office:value-type="string" calcext:value-type="string">
            <text:p>Same as reg 1 except no handshake</text:p>
          </table:table-cell>
          <table:table-cell table:number-columns-repeated="2"/>
        </table:table-row>
      </table:table>
      <table:table table:name="AURA REGS" table:style-name="ta1">
        <table:table-column table:style-name="co2" table:number-columns-repeated="3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6" table:default-cell-style-name="Default"/>
        <table:table-row table:style-name="ro3">
          <table:table-cell table:style-name="ce60" office:value-type="string" calcext:value-type="string">
            <text:p>AURA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46" office:value-type="string" calcext:value-type="string">
            <text:p>Addr</text:p>
          </table:table-cell>
          <table:table-cell table:style-name="ce46" office:value-type="string" calcext:value-type="string">
            <text:p>Module</text:p>
          </table:table-cell>
          <table:table-cell table:style-name="ce46" office:value-type="string" calcext:value-type="string">
            <text:p>Reg name</text:p>
          </table:table-cell>
          <table:table-cell table:style-name="ce46" office:value-type="string" calcext:value-type="string">
            <text:p>Bit</text:p>
          </table:table-cell>
          <table:table-cell table:style-name="ce46" office:value-type="string" calcext:value-type="string">
            <text:p>Read Function</text:p>
          </table:table-cell>
          <table:table-cell table:style-name="ce46" office:value-type="string" calcext:value-type="string">
            <text:p>Write Function</text:p>
          </table:table-cell>
        </table:table-row>
        <table:table-row table:style-name="ro2">
          <table:table-cell office:value-type="string" calcext:value-type="string">
            <text:p>0x9F40</text:p>
          </table:table-cell>
          <table:table-cell office:value-type="string" calcext:value-type="string">
            <text:p>IKAOPM</text:p>
          </table:table-cell>
          <table:table-cell office:value-type="string" calcext:value-type="string">
            <text:p>ADDR_REG</text:p>
          </table:table-cell>
          <table:table-cell office:value-type="string" calcext:value-type="string">
            <text:p>[7:0]</text:p>
          </table:table-cell>
          <table:table-cell/>
          <table:table-cell office:value-type="string" calcext:value-type="string">
            <text:p>Write to ADDR REG</text:p>
          </table:table-cell>
        </table:table-row>
        <table:table-row table:style-name="ro2">
          <table:table-cell office:value-type="string" calcext:value-type="string">
            <text:p>0x9F41</text:p>
          </table:table-cell>
          <table:table-cell office:value-type="string" calcext:value-type="string">
            <text:p>IKAOPM</text:p>
          </table:table-cell>
          <table:table-cell office:value-type="string" calcext:value-type="string">
            <text:p>DATA_REG</text:p>
          </table:table-cell>
          <table:table-cell office:value-type="string" calcext:value-type="string">
            <text:p>[7:0]</text:p>
          </table:table-cell>
          <table:table-cell office:value-type="string" calcext:value-type="string">
            <text:p>STATUS REG</text:p>
          </table:table-cell>
          <table:table-cell office:value-type="string" calcext:value-type="string">
            <text:p>Write to DATA REG</text:p>
          </table:table-cell>
        </table:table-row>
        <table:table-row table:style-name="ro2">
          <table:table-cell office:value-type="string" calcext:value-type="string">
            <text:p>0x9F42</text:p>
          </table:table-cell>
          <table:table-cell office:value-type="string" calcext:value-type="string">
            <text:p>IKAOP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43</text:p>
          </table:table-cell>
          <table:table-cell office:value-type="string" calcext:value-type="string">
            <text:p>IKAOP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B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C</text:p>
          </table:table-cell>
          <table:table-cell office:value-type="string" calcext:value-type="string">
            <text:p>IOCS</text:p>
          </table:table-cell>
          <table:table-cell office:value-type="string" calcext:value-type="string">
            <text:p>IOREG</text:p>
          </table:table-cell>
          <table:table-cell office:value-type="string" calcext:value-type="string">
            <text:p>[7:0]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[0]</text:p>
          </table:table-cell>
          <table:table-cell office:value-type="string" calcext:value-type="string">
            <text:p>/SD_CD</text:p>
          </table:table-cell>
          <table:table-cell office:value-type="string" calcext:value-type="string">
            <text:p>/LED0 (active low)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[1]</text:p>
          </table:table-cell>
          <table:table-cell office:value-type="string" calcext:value-type="string">
            <text:p>SD_WP</text:p>
          </table:table-cell>
          <table:table-cell office:value-type="string" calcext:value-type="string">
            <text:p>/LED1 (active low)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[2]</text:p>
          </table:table-cell>
          <table:table-cell office:value-type="string" calcext:value-type="string">
            <text:p>DIP2</text:p>
          </table:table-cell>
          <table:table-cell office:value-type="string" calcext:value-type="string">
            <text:p>/LED2 (active low)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[3]</text:p>
          </table:table-cell>
          <table:table-cell office:value-type="string" calcext:value-type="string">
            <text:p>DIP1</text:p>
          </table:table-cell>
          <table:table-cell office:value-type="string" calcext:value-type="string">
            <text:p>/ERST (active low)</text:p>
          </table:table-cell>
        </table:table-row>
        <table:table-row table:style-name="ro2">
          <table:table-cell office:value-type="string" calcext:value-type="string">
            <text:p>0x9F4D</text:p>
          </table:table-cell>
          <table:table-cell office:value-type="string" calcext:value-type="string">
            <text:p>IOCS</text:p>
          </table:table-cell>
          <table:table-cell office:value-type="string" calcext:value-type="string">
            <text:p>IORE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9F4E</text:p>
          </table:table-cell>
          <table:table-cell office:value-type="string" calcext:value-type="string">
            <text:p>IOCS</text:p>
          </table:table-cell>
          <table:table-cell office:value-type="string" calcext:value-type="string">
            <text:p>IORE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9F4F</text:p>
          </table:table-cell>
          <table:table-cell office:value-type="string" calcext:value-type="string">
            <text:p>IOCS</text:p>
          </table:table-cell>
          <table:table-cell office:value-type="string" calcext:value-type="string">
            <text:p>IOREG</text:p>
          </table:table-cell>
          <table:table-cell table:number-columns-repeated="3"/>
        </table:table-row>
      </table:table>
      <table:table table:name="WIZNET" table:style-name="ta1">
        <table:table-column table:style-name="co1" table:number-columns-repeated="4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row table:style-name="ro3">
          <table:table-cell table:style-name="ce60" office:value-type="string" calcext:value-type="string">
            <text:p>Ethernet Wiznet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46" office:value-type="string" calcext:value-type="string">
            <text:p>Addr</text:p>
          </table:table-cell>
          <table:table-cell table:style-name="ce46" office:value-type="string" calcext:value-type="string">
            <text:p>Module</text:p>
          </table:table-cell>
          <table:table-cell table:style-name="ce46" office:value-type="string" calcext:value-type="string">
            <text:p>Reg name</text:p>
          </table:table-cell>
          <table:table-cell table:style-name="ce46" office:value-type="string" calcext:value-type="string">
            <text:p>Bit</text:p>
          </table:table-cell>
          <table:table-cell table:style-name="ce46" office:value-type="string" calcext:value-type="string">
            <text:p>Read Function</text:p>
          </table:table-cell>
          <table:table-cell table:style-name="ce46" office:value-type="string" calcext:value-type="string">
            <text:p>Write Function</text:p>
          </table:table-cell>
          <table:table-cell/>
        </table:table-row>
        <table:table-row table:style-name="ro2">
          <table:table-cell office:value-type="string" calcext:value-type="string">
            <text:p>0x9F80</text:p>
          </table:table-cell>
          <table:table-cell office:value-type="string" calcext:value-type="string">
            <text:p>ENET</text:p>
          </table:table-cell>
          <table:table-cell office:value-type="string" calcext:value-type="string">
            <text:p>IDM_ARH</text:p>
          </table:table-cell>
          <table:table-cell table:number-columns-repeated="3"/>
          <table:table-cell office:value-type="string" calcext:value-type="string">
            <text:p>Indirect Mode High address byte</text:p>
          </table:table-cell>
        </table:table-row>
        <table:table-row table:style-name="ro2">
          <table:table-cell office:value-type="string" calcext:value-type="string">
            <text:p>0x9F81</text:p>
          </table:table-cell>
          <table:table-cell office:value-type="string" calcext:value-type="string">
            <text:p>ENET</text:p>
          </table:table-cell>
          <table:table-cell office:value-type="string" calcext:value-type="string">
            <text:p>IDM_ARL</text:p>
          </table:table-cell>
          <table:table-cell table:number-columns-repeated="3"/>
          <table:table-cell office:value-type="string" calcext:value-type="string">
            <text:p>Indirect Mode Low address byte </text:p>
          </table:table-cell>
        </table:table-row>
        <table:table-row table:style-name="ro2">
          <table:table-cell office:value-type="string" calcext:value-type="string">
            <text:p>0x9F82</text:p>
          </table:table-cell>
          <table:table-cell office:value-type="string" calcext:value-type="string">
            <text:p>ENET</text:p>
          </table:table-cell>
          <table:table-cell office:value-type="string" calcext:value-type="string">
            <text:p>IDM_BSR</text:p>
          </table:table-cell>
          <table:table-cell table:number-columns-repeated="3"/>
          <table:table-cell office:value-type="string" calcext:value-type="string">
            <text:p>Indirect Mode Block select</text:p>
          </table:table-cell>
        </table:table-row>
        <table:table-row table:style-name="ro2">
          <table:table-cell office:value-type="string" calcext:value-type="string">
            <text:p>0x9F83</text:p>
          </table:table-cell>
          <table:table-cell office:value-type="string" calcext:value-type="string">
            <text:p>ENET</text:p>
          </table:table-cell>
          <table:table-cell office:value-type="string" calcext:value-type="string">
            <text:p>IDM_DR</text:p>
          </table:table-cell>
          <table:table-cell/>
          <table:table-cell table:number-columns-repeated="2" office:value-type="string" calcext:value-type="string">
            <text:p>Data</text:p>
          </table:table-cell>
          <table:table-cell office:value-type="string" calcext:value-type="string">
            <text:p>Data register</text:p>
          </table:table-cell>
        </table:table-row>
      </table:table>
      <table:table table:name="VERA REGS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.00.0000</text:date>, <text:time style:data-style-name="N2" text:time-value="20:17:25.481338854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19:59:36.005740924</meta:creation-date>
    <dc:date>2023-12-26T22:03:49.360224083</dc:date>
    <meta:editing-duration>PT18H28M27S</meta:editing-duration>
    <meta:editing-cycles>46</meta:editing-cycles>
    <meta:generator>LibreOffice/7.5.9.2$Linux_X86_64 LibreOffice_project/50$Build-2</meta:generator>
    <meta:document-statistic meta:table-count="10" meta:cell-count="1856" meta:object-count="0"/>
  </office:meta>
</office:document-meta>
</file>